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ahoma1" svg:font-family="Tahoma, Lucidasans, 'Lucida Sans', 'Arial Unicode MS'"/>
    <style:font-face style:name="Andale Mono" svg:font-family="'Andale Mono'" style:font-pitch="fixed"/>
    <style:font-face style:name="AR PL KaitiM Big5" svg:font-family="'AR PL KaitiM Big5'" style:font-pitch="variable"/>
    <style:font-face style:name="Bitstream Vera Sans" svg:font-family="'Bitstream Vera Sans'"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office:font-face-decls>
  <office:automatic-styles>
    <style:style style:name="Tabla1" style:family="table">
      <style:table-properties style:width="17.501cm" table:align="margins"/>
    </style:style>
    <style:style style:name="Tabla1.A" style:family="table-column">
      <style:table-column-properties style:column-width="2.499cm" style:rel-column-width="9362*"/>
    </style:style>
    <style:style style:name="Tabla1.G" style:family="table-column">
      <style:table-column-properties style:column-width="2.501cm" style:rel-column-width="9363*"/>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1.A3" style:family="table-cell" style:data-style-name="N0">
      <style:table-cell-properties style:vertical-align="bottom" fo:padding="0.097cm" fo:border-left="0.002cm solid #000000" fo:border-right="none" fo:border-top="none" fo:border-bottom="0.002cm solid #000000"/>
    </style:style>
    <style:style style:name="Tabla1.G3" style:family="table-cell" style:data-style-name="N0">
      <style:table-cell-properties style:vertical-align="bottom" fo:padding="0.097cm" fo:border-left="0.002cm solid #000000" fo:border-right="0.002cm solid #000000" fo:border-top="none" fo:border-bottom="0.002cm solid #000000"/>
    </style:style>
    <style:style style:name="Tabla2" style:family="table">
      <style:table-properties style:width="17.501cm" table:align="margins"/>
    </style:style>
    <style:style style:name="Tabla2.A" style:family="table-column">
      <style:table-column-properties style:column-width="1.094cm" style:rel-column-width="4095*"/>
    </style:style>
    <style:style style:name="Tabla2.P" style:family="table-column">
      <style:table-column-properties style:column-width="1.097cm" style:rel-column-width="4110*"/>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background-color="#ff9966" fo:padding="0.097cm" fo:border-left="0.088cm solid #000000" fo:border-right="none" fo:border-top="0.088cm solid #000000" fo:border-bottom="0.088cm solid #000000">
        <style:background-image/>
      </style:table-cell-properties>
    </style:style>
    <style:style style:name="Tabla2.C1" style:family="table-cell">
      <style:table-cell-properties fo:background-color="#ff9966" fo:padding="0.097cm" fo:border-left="0.002cm solid #000000" fo:border-right="none" fo:border-top="0.002cm solid #000000" fo:border-bottom="0.002cm solid #000000">
        <style:background-image/>
      </style:table-cell-properties>
    </style:style>
    <style:style style:name="Tabla2.P1" style:family="table-cell">
      <style:table-cell-properties fo:padding="0.097cm" fo:border="0.002cm solid #000000"/>
    </style:style>
    <style:style style:name="Tabla3" style:family="table">
      <style:table-properties style:width="17.501cm" table:align="margins"/>
    </style:style>
    <style:style style:name="Tabla3.A" style:family="table-column">
      <style:table-column-properties style:column-width="8.751cm" style:rel-column-width="32767*"/>
    </style:style>
    <style:style style:name="Tabla3.B" style:family="table-column">
      <style:table-column-properties style:column-width="8.751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501cm" table:align="margins"/>
    </style:style>
    <style:style style:name="Tabla4.A" style:family="table-column">
      <style:table-column-properties style:column-width="0.437cm" style:rel-column-width="1638*"/>
    </style:style>
    <style:style style:name="Tabla4.n" style:family="table-column">
      <style:table-column-properties style:column-width="0.441cm" style:rel-column-width="1653*"/>
    </style:style>
    <style:style style:name="Tabla4.A1" style:family="table-cell">
      <style:table-cell-properties fo:background-color="#ffcc99" fo:padding="0.097cm" fo:border-left="0.088cm solid #000000" fo:border-right="none" fo:border-top="0.088cm solid #000000" fo:border-bottom="0.088cm solid #000000">
        <style:background-image/>
      </style:table-cell-properties>
    </style:style>
    <style:style style:name="Tabla4.B1" style:family="table-cell">
      <style:table-cell-properties fo:padding="0.097cm" fo:border-left="0.002cm solid #000000" fo:border-right="none" fo:border-top="0.035cm solid #000000" fo:border-bottom="0.035cm solid #000000"/>
    </style:style>
    <style:style style:name="Tabla4.D1" style:family="table-cell">
      <style:table-cell-properties fo:padding="0.097cm" fo:border-left="0.002cm solid #000000" fo:border-right="0.035cm solid #000000" fo:border-top="0.035cm solid #000000" fo:border-bottom="0.035cm solid #000000"/>
    </style:style>
    <style:style style:name="Tabla4.E1" style:family="table-cell">
      <style:table-cell-properties fo:padding="0.097cm" fo:border-left="0.035cm solid #000000" fo:border-right="none" fo:border-top="0.035cm solid #000000" fo:border-bottom="0.035cm solid #000000"/>
    </style:style>
    <style:style style:name="Tabla5" style:family="table">
      <style:table-properties style:width="2.619cm" table:align="center"/>
    </style:style>
    <style:style style:name="Tabla5.A" style:family="table-column">
      <style:table-column-properties style:column-width="0.654cm"/>
    </style:style>
    <style:style style:name="Tabla5.D" style:family="table-column">
      <style:table-column-properties style:column-width="0.656cm"/>
    </style:style>
    <style:style style:name="Tabla5.A1" style:family="table-cell" style:data-style-name="N0">
      <style:table-cell-properties style:vertical-align="bottom" fo:padding="0.097cm" fo:border-left="0.002cm solid #000000" fo:border-right="none" fo:border-top="0.002cm solid #000000" fo:border-bottom="0.002cm solid #000000"/>
    </style:style>
    <style:style style:name="Tabla5.C1" style:family="table-cell" style:data-style-name="N0">
      <style:table-cell-properties style:vertical-align="bottom" fo:background-color="transparent" fo:padding="0.097cm" fo:border-left="0.002cm solid #000000" fo:border-right="none" fo:border-top="0.002cm solid #000000" fo:border-bottom="0.002cm solid #000000">
        <style:background-image/>
      </style:table-cell-properties>
    </style:style>
    <style:style style:name="Tabla5.D1" style:family="table-cell" style:data-style-name="N0">
      <style:table-cell-properties style:vertical-align="bottom" fo:padding="0.097cm" fo:border="0.002cm solid #000000"/>
    </style:style>
    <style:style style:name="Tabla6" style:family="table">
      <style:table-properties style:width="2.619cm" table:align="center"/>
    </style:style>
    <style:style style:name="Tabla6.A" style:family="table-column">
      <style:table-column-properties style:column-width="0.654cm"/>
    </style:style>
    <style:style style:name="Tabla6.D" style:family="table-column">
      <style:table-column-properties style:column-width="0.656cm"/>
    </style:style>
    <style:style style:name="Tabla6.A1" style:family="table-cell" style:data-style-name="N0">
      <style:table-cell-properties style:vertical-align="bottom" fo:padding="0.097cm" fo:border-left="0.002cm solid #000000" fo:border-right="none" fo:border-top="0.002cm solid #000000" fo:border-bottom="0.002cm solid #000000"/>
    </style:style>
    <style:style style:name="Tabla6.C1" style:family="table-cell" style:data-style-name="N0">
      <style:table-cell-properties style:vertical-align="bottom" fo:background-color="transparent" fo:padding="0.097cm" fo:border-left="0.002cm solid #000000" fo:border-right="none" fo:border-top="0.002cm solid #000000" fo:border-bottom="0.002cm solid #000000">
        <style:background-image/>
      </style:table-cell-properties>
    </style:style>
    <style:style style:name="Tabla6.D1" style:family="table-cell" style:data-style-name="N0">
      <style:table-cell-properties style:vertical-align="bottom" fo:padding="0.097cm" fo:border="0.002cm solid #000000"/>
    </style:style>
    <style:style style:name="Tabla7" style:family="table">
      <style:table-properties style:width="2.619cm" table:align="center"/>
    </style:style>
    <style:style style:name="Tabla7.A" style:family="table-column">
      <style:table-column-properties style:column-width="0.654cm"/>
    </style:style>
    <style:style style:name="Tabla7.D" style:family="table-column">
      <style:table-column-properties style:column-width="0.656cm"/>
    </style:style>
    <style:style style:name="Tabla7.A1" style:family="table-cell" style:data-style-name="N0">
      <style:table-cell-properties style:vertical-align="bottom" fo:padding="0.097cm" fo:border-left="0.002cm solid #000000" fo:border-right="none" fo:border-top="0.002cm solid #000000" fo:border-bottom="0.002cm solid #000000"/>
    </style:style>
    <style:style style:name="Tabla7.C1" style:family="table-cell" style:data-style-name="N0">
      <style:table-cell-properties style:vertical-align="bottom" fo:background-color="transparent" fo:padding="0.097cm" fo:border-left="0.002cm solid #000000" fo:border-right="none" fo:border-top="0.002cm solid #000000" fo:border-bottom="0.002cm solid #000000">
        <style:background-image/>
      </style:table-cell-properties>
    </style:style>
    <style:style style:name="Tabla7.D1" style:family="table-cell" style:data-style-name="N0">
      <style:table-cell-properties style:vertical-align="bottom" fo:padding="0.097cm" fo:border="0.002cm solid #000000"/>
    </style:style>
    <style:style style:name="Tabla8" style:family="table">
      <style:table-properties style:width="17.501cm" table:align="margins"/>
    </style:style>
    <style:style style:name="Tabla8.A" style:family="table-column">
      <style:table-column-properties style:column-width="0.875cm" style:rel-column-width="3276*"/>
    </style:style>
    <style:style style:name="Tabla8.T" style:family="table-column">
      <style:table-column-properties style:column-width="0.878cm" style:rel-column-width="3291*"/>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8.F1" style:family="table-cell">
      <style:table-cell-properties style:vertical-align="top" fo:background-color="#ccccff" fo:padding="0.097cm" fo:border-left="0.002cm solid #000000" fo:border-right="none" fo:border-top="0.002cm solid #000000" fo:border-bottom="0.002cm solid #000000">
        <style:background-image/>
      </style:table-cell-properties>
    </style:style>
    <style:style style:name="Tabla8.G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8.N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8.T1" style:family="table-cell">
      <style:table-cell-properties fo:padding="0.097cm" fo:border="0.002cm solid #000000"/>
    </style:style>
    <style:style style:name="Tabla9" style:family="table">
      <style:table-properties style:width="17.501cm" table:align="margins"/>
    </style:style>
    <style:style style:name="Tabla9.A" style:family="table-column">
      <style:table-column-properties style:column-width="0.365cm" style:rel-column-width="1365*"/>
    </style:style>
    <style:style style:name="Tabla9.v" style:family="table-column">
      <style:table-column-properties style:column-width="0.369cm" style:rel-column-width="1380*"/>
    </style:style>
    <style:style style:name="Tabla9.A1" style:family="table-cell">
      <style:table-cell-properties fo:background-color="#ffcc99" fo:padding="0.097cm" fo:border-left="0.035cm solid #000000" fo:border-right="none" fo:border-top="0.035cm solid #000000" fo:border-bottom="0.035cm solid #000000">
        <style:background-image/>
      </style:table-cell-properties>
    </style:style>
    <style:style style:name="Tabla9.B1" style:family="table-cell">
      <style:table-cell-properties fo:background-color="#ffcc99" fo:padding="0.097cm" fo:border-left="0.002cm solid #000000" fo:border-right="none" fo:border-top="0.035cm solid #000000" fo:border-bottom="0.035cm solid #000000">
        <style:background-image/>
      </style:table-cell-properties>
    </style:style>
    <style:style style:name="Tabla9.D1" style:family="table-cell">
      <style:table-cell-properties fo:background-color="#ffcc99" fo:padding="0.097cm" fo:border-left="0.002cm solid #000000" fo:border-right="0.035cm solid #000000" fo:border-top="0.035cm solid #000000" fo:border-bottom="0.035cm solid #000000">
        <style:background-image/>
      </style:table-cell-properties>
    </style:style>
    <style:style style:name="Tabla9.Q1" style:family="table-cell">
      <style:table-cell-properties fo:background-color="#ccffff" fo:padding="0.097cm" fo:border-left="0.035cm solid #000000" fo:border-right="none" fo:border-top="0.035cm solid #000000" fo:border-bottom="0.035cm solid #000000">
        <style:background-image/>
      </style:table-cell-properties>
    </style:style>
    <style:style style:name="Tabla9.R1" style:family="table-cell">
      <style:table-cell-properties fo:background-color="#ccffff" fo:padding="0.097cm" fo:border-left="0.002cm solid #000000" fo:border-right="none" fo:border-top="0.035cm solid #000000" fo:border-bottom="0.035cm solid #000000">
        <style:background-image/>
      </style:table-cell-properties>
    </style:style>
    <style:style style:name="Tabla9.T1" style:family="table-cell">
      <style:table-cell-properties fo:background-color="#ccffff" fo:padding="0.097cm" fo:border-left="0.002cm solid #000000" fo:border-right="0.035cm solid #000000" fo:border-top="0.035cm solid #000000" fo:border-bottom="0.035cm solid #000000">
        <style:background-image/>
      </style:table-cell-properties>
    </style:style>
    <style:style style:name="Tabla9.g1" style:family="table-cell">
      <style:table-cell-properties fo:background-color="#e6e64c" fo:padding="0.097cm" fo:border-left="0.035cm solid #000000" fo:border-right="none" fo:border-top="0.035cm solid #000000" fo:border-bottom="0.035cm solid #000000">
        <style:background-image/>
      </style:table-cell-properties>
    </style:style>
    <style:style style:name="Tabla9.h1" style:family="table-cell">
      <style:table-cell-properties fo:background-color="#e6e64c" fo:padding="0.097cm" fo:border-left="0.002cm solid #000000" fo:border-right="none" fo:border-top="0.035cm solid #000000" fo:border-bottom="0.035cm solid #000000">
        <style:background-image/>
      </style:table-cell-properties>
    </style:style>
    <style:style style:name="Tabla9.j1" style:family="table-cell">
      <style:table-cell-properties fo:background-color="#e6e64c" fo:padding="0.097cm" fo:border-left="0.002cm solid #000000" fo:border-right="0.035cm solid #000000" fo:border-top="0.035cm solid #000000" fo:border-bottom="0.035cm solid #000000">
        <style:background-image/>
      </style:table-cell-properties>
    </style:style>
    <style:style style:name="Tabla12" style:family="table">
      <style:table-properties style:width="17.501cm" table:align="margins"/>
    </style:style>
    <style:style style:name="Tabla12.A" style:family="table-column">
      <style:table-column-properties style:column-width="0.547cm" style:rel-column-width="2047*"/>
    </style:style>
    <style:style style:name="Tabla12.f" style:family="table-column">
      <style:table-column-properties style:column-width="0.556cm" style:rel-column-width="2078*"/>
    </style:style>
    <style:style style:name="Tabla12.A1" style:family="table-cell">
      <style:table-cell-properties fo:background-color="#ffffcc" fo:padding="0.097cm" fo:border-left="0.035cm solid #000000" fo:border-right="none" fo:border-top="0.035cm solid #000000" fo:border-bottom="0.035cm solid #000000">
        <style:background-image/>
      </style:table-cell-properties>
    </style:style>
    <style:style style:name="Tabla12.B1" style:family="table-cell">
      <style:table-cell-properties fo:background-color="#ffffcc" fo:padding="0.097cm" fo:border-left="0.002cm solid #000000" fo:border-right="none" fo:border-top="0.035cm solid #000000" fo:border-bottom="0.035cm solid #000000">
        <style:background-image/>
      </style:table-cell-properties>
    </style:style>
    <style:style style:name="Tabla12.D1" style:family="table-cell">
      <style:table-cell-properties fo:background-color="#ffffcc" fo:padding="0.097cm" fo:border-left="0.002cm solid #000000" fo:border-right="0.035cm solid #000000" fo:border-top="0.035cm solid #000000" fo:border-bottom="0.035cm solid #000000">
        <style:background-image/>
      </style:table-cell-properties>
    </style:style>
    <style:style style:name="Tabla12.E1" style:family="table-cell">
      <style:table-cell-properties fo:background-color="#ccffff" fo:padding="0.097cm" fo:border-left="0.035cm solid #000000" fo:border-right="none" fo:border-top="0.035cm solid #000000" fo:border-bottom="0.035cm solid #000000">
        <style:background-image/>
      </style:table-cell-properties>
    </style:style>
    <style:style style:name="Tabla12.F1" style:family="table-cell">
      <style:table-cell-properties fo:background-color="#ccffff" fo:padding="0.097cm" fo:border-left="0.002cm solid #000000" fo:border-right="none" fo:border-top="0.035cm solid #000000" fo:border-bottom="0.035cm solid #000000">
        <style:background-image/>
      </style:table-cell-properties>
    </style:style>
    <style:style style:name="Tabla12.H1" style:family="table-cell">
      <style:table-cell-properties fo:background-color="#ccffff" fo:padding="0.097cm" fo:border-left="0.002cm solid #000000" fo:border-right="0.035cm solid #000000" fo:border-top="0.035cm solid #000000" fo:border-bottom="0.035cm solid #000000">
        <style:background-image/>
      </style:table-cell-properties>
    </style:style>
    <style:style style:name="Tabla12.I1" style:family="table-cell">
      <style:table-cell-properties fo:background-color="#ffcc99" fo:padding="0.097cm" fo:border-left="0.035cm solid #000000" fo:border-right="none" fo:border-top="0.035cm solid #000000" fo:border-bottom="0.035cm solid #000000">
        <style:background-image/>
      </style:table-cell-properties>
    </style:style>
    <style:style style:name="Tabla12.J1" style:family="table-cell">
      <style:table-cell-properties fo:background-color="#ffcc99" fo:padding="0.097cm" fo:border-left="0.002cm solid #000000" fo:border-right="none" fo:border-top="0.035cm solid #000000" fo:border-bottom="0.035cm solid #000000">
        <style:background-image/>
      </style:table-cell-properties>
    </style:style>
    <style:style style:name="Tabla12.L1" style:family="table-cell">
      <style:table-cell-properties fo:background-color="#ffcc99" fo:padding="0.097cm" fo:border-left="0.002cm solid #000000" fo:border-right="0.035cm solid #000000" fo:border-top="0.035cm solid #000000" fo:border-bottom="0.035cm solid #000000">
        <style:background-image/>
      </style:table-cell-properties>
    </style:style>
    <style:style style:name="Tabla12.Y1"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Tabla12.Z1" style:family="table-cell">
      <style:table-cell-properties fo:background-color="transparent" fo:padding="0.097cm" fo:border-left="0.002cm solid #000000" fo:border-right="none" fo:border-top="0.035cm solid #000000" fo:border-bottom="0.035cm solid #000000">
        <style:background-image/>
      </style:table-cell-properties>
    </style:style>
    <style:style style:name="Tabla12.b1" style:family="table-cell">
      <style:table-cell-properties fo:background-color="transparent" fo:padding="0.097cm" fo:border-left="0.002cm solid #000000" fo:border-right="0.035cm solid #000000" fo:border-top="0.035cm solid #000000" fo:border-bottom="0.035cm solid #000000">
        <style:background-image/>
      </style:table-cell-properties>
    </style:style>
    <style:style style:name="Tabla10" style:family="table">
      <style:table-properties style:width="17.501cm" table:align="margins"/>
    </style:style>
    <style:style style:name="Tabla10.A" style:family="table-column">
      <style:table-column-properties style:column-width="0.547cm" style:rel-column-width="2047*"/>
    </style:style>
    <style:style style:name="Tabla10.f" style:family="table-column">
      <style:table-column-properties style:column-width="0.556cm" style:rel-column-width="2078*"/>
    </style:style>
    <style:style style:name="Tabla10.A1" style:family="table-cell">
      <style:table-cell-properties fo:background-color="#ffffcc" fo:padding="0.097cm" fo:border-left="0.035cm solid #000000" fo:border-right="none" fo:border-top="0.035cm solid #000000" fo:border-bottom="0.035cm solid #000000">
        <style:background-image/>
      </style:table-cell-properties>
    </style:style>
    <style:style style:name="Tabla10.B1" style:family="table-cell">
      <style:table-cell-properties fo:background-color="#ffffcc" fo:padding="0.097cm" fo:border-left="0.002cm solid #000000" fo:border-right="none" fo:border-top="0.035cm solid #000000" fo:border-bottom="0.035cm solid #000000">
        <style:background-image/>
      </style:table-cell-properties>
    </style:style>
    <style:style style:name="Tabla10.D1" style:family="table-cell">
      <style:table-cell-properties fo:background-color="#ffffcc" fo:padding="0.097cm" fo:border-left="0.002cm solid #000000" fo:border-right="0.035cm solid #000000" fo:border-top="0.035cm solid #000000" fo:border-bottom="0.035cm solid #000000">
        <style:background-image/>
      </style:table-cell-properties>
    </style:style>
    <style:style style:name="Tabla10.E1" style:family="table-cell">
      <style:table-cell-properties fo:background-color="#ccffff" fo:padding="0.097cm" fo:border-left="0.035cm solid #000000" fo:border-right="none" fo:border-top="0.035cm solid #000000" fo:border-bottom="0.035cm solid #000000">
        <style:background-image/>
      </style:table-cell-properties>
    </style:style>
    <style:style style:name="Tabla10.F1" style:family="table-cell">
      <style:table-cell-properties fo:background-color="#ccffff" fo:padding="0.097cm" fo:border-left="0.002cm solid #000000" fo:border-right="none" fo:border-top="0.035cm solid #000000" fo:border-bottom="0.035cm solid #000000">
        <style:background-image/>
      </style:table-cell-properties>
    </style:style>
    <style:style style:name="Tabla10.H1" style:family="table-cell">
      <style:table-cell-properties fo:background-color="#ccffff" fo:padding="0.097cm" fo:border-left="0.002cm solid #000000" fo:border-right="0.035cm solid #000000" fo:border-top="0.035cm solid #000000" fo:border-bottom="0.035cm solid #000000">
        <style:background-image/>
      </style:table-cell-properties>
    </style:style>
    <style:style style:name="Tabla10.I1" style:family="table-cell">
      <style:table-cell-properties fo:background-color="#ffcc99" fo:padding="0.097cm" fo:border-left="0.035cm solid #000000" fo:border-right="none" fo:border-top="0.035cm solid #000000" fo:border-bottom="0.035cm solid #000000">
        <style:background-image/>
      </style:table-cell-properties>
    </style:style>
    <style:style style:name="Tabla10.J1" style:family="table-cell">
      <style:table-cell-properties fo:background-color="#ffcc99" fo:padding="0.097cm" fo:border-left="0.002cm solid #000000" fo:border-right="none" fo:border-top="0.035cm solid #000000" fo:border-bottom="0.035cm solid #000000">
        <style:background-image/>
      </style:table-cell-properties>
    </style:style>
    <style:style style:name="Tabla10.L1" style:family="table-cell">
      <style:table-cell-properties fo:background-color="#ffcc99" fo:padding="0.097cm" fo:border-left="0.002cm solid #000000" fo:border-right="0.035cm solid #000000" fo:border-top="0.035cm solid #000000" fo:border-bottom="0.035cm solid #000000">
        <style:background-image/>
      </style:table-cell-properties>
    </style:style>
    <style:style style:name="Tabla11" style:family="table">
      <style:table-properties style:width="17.501cm" table:align="margins"/>
    </style:style>
    <style:style style:name="Tabla11.A" style:family="table-column">
      <style:table-column-properties style:column-width="0.547cm" style:rel-column-width="2047*"/>
    </style:style>
    <style:style style:name="Tabla11.f" style:family="table-column">
      <style:table-column-properties style:column-width="0.556cm" style:rel-column-width="2078*"/>
    </style:style>
    <style:style style:name="Tabla11.A1" style:family="table-cell">
      <style:table-cell-properties fo:background-color="#ccffff" fo:padding="0.097cm" fo:border-left="0.035cm solid #000000" fo:border-right="none" fo:border-top="0.035cm solid #000000" fo:border-bottom="0.035cm solid #000000">
        <style:background-image/>
      </style:table-cell-properties>
    </style:style>
    <style:style style:name="Tabla11.B1" style:family="table-cell">
      <style:table-cell-properties fo:background-color="#ccffff" fo:padding="0.097cm" fo:border-left="0.002cm solid #000000" fo:border-right="none" fo:border-top="0.035cm solid #000000" fo:border-bottom="0.035cm solid #000000">
        <style:background-image/>
      </style:table-cell-properties>
    </style:style>
    <style:style style:name="Tabla11.D1" style:family="table-cell">
      <style:table-cell-properties fo:background-color="#ccffff" fo:padding="0.097cm" fo:border-left="0.002cm solid #000000" fo:border-right="0.035cm solid #000000" fo:border-top="0.035cm solid #000000" fo:border-bottom="0.035cm solid #000000">
        <style:background-image/>
      </style:table-cell-properties>
    </style:style>
    <style:style style:name="Tabla11.I1" style:family="table-cell">
      <style:table-cell-properties fo:background-color="#ffcc99" fo:padding="0.097cm" fo:border-left="0.035cm solid #000000" fo:border-right="none" fo:border-top="0.035cm solid #000000" fo:border-bottom="0.035cm solid #000000">
        <style:background-image/>
      </style:table-cell-properties>
    </style:style>
    <style:style style:name="Tabla11.J1" style:family="table-cell">
      <style:table-cell-properties fo:background-color="#ffcc99" fo:padding="0.097cm" fo:border-left="0.002cm solid #000000" fo:border-right="none" fo:border-top="0.035cm solid #000000" fo:border-bottom="0.035cm solid #000000">
        <style:background-image/>
      </style:table-cell-properties>
    </style:style>
    <style:style style:name="Tabla11.L1" style:family="table-cell">
      <style:table-cell-properties fo:background-color="#ffcc99" fo:padding="0.097cm" fo:border-left="0.002cm solid #000000" fo:border-right="0.035cm solid #000000" fo:border-top="0.035cm solid #000000" fo:border-bottom="0.035cm solid #000000">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3">
      <style:text-properties fo:font-weight="bold" style:font-weight-asian="bold" style:font-weight-complex="bold"/>
    </style:style>
    <style:style style:name="P7" style:family="paragraph" style:parent-style-name="Standard" style:list-style-name="L3">
      <style:text-properties fo:font-weight="normal" style:font-weight-asian="normal" style:font-weight-complex="normal"/>
    </style:style>
    <style:style style:name="P8" style:family="paragraph" style:parent-style-name="Standard">
      <style:text-properties style:text-position="sub 58%" fo:font-weight="bold" style:font-weight-asian="bold" style:font-weight-complex="bold"/>
    </style:style>
    <style:style style:name="P9" style:family="paragraph" style:parent-style-name="Standard">
      <style:text-properties style:text-position="0% 100%" fo:font-weight="bold" style:font-weight-asian="bold" style:font-weight-complex="bold"/>
    </style:style>
    <style:style style:name="P10" style:family="paragraph" style:parent-style-name="Standard">
      <style:text-properties style:text-position="0% 100%" fo:font-weight="normal" style:font-weight-asian="normal" style:font-weight-complex="normal"/>
    </style:style>
    <style:style style:name="P11" style:family="paragraph" style:parent-style-name="Standard">
      <style:text-properties style:text-position="0% 100%"/>
    </style:style>
    <style:style style:name="P12" style:family="paragraph" style:parent-style-name="Standard">
      <style:text-properties style:text-position="0% 100%" style:text-underline-style="none"/>
    </style:style>
    <style:style style:name="P13" style:family="paragraph" style:parent-style-name="Standard">
      <style:text-properties style:text-underline-style="none"/>
    </style:style>
    <style:style style:name="P14" style:family="paragraph" style:parent-style-name="Standard">
      <style:text-properties style:text-underline-style="none" fo:font-weight="bold" style:font-weight-asian="bold" style:font-weight-complex="bold"/>
    </style:style>
    <style:style style:name="P15" style:family="paragraph" style:parent-style-name="Standard">
      <style:text-properties style:text-underline-style="none" fo:font-weight="normal" style:font-weight-asian="normal" style:font-weight-complex="normal"/>
    </style:style>
    <style:style style:name="P16" style:family="paragraph" style:parent-style-name="Standard">
      <style:text-properties style:text-position="0% 100%" style:text-underline-style="none" fo:font-weight="bold" style:font-weight-asian="bold" style:font-weight-complex="bold"/>
    </style:style>
    <style:style style:name="P17" style:family="paragraph" style:parent-style-name="Standard">
      <style:text-properties style:text-position="0% 100%" style:text-underline-style="none" fo:font-weight="normal" style:font-weight-asian="normal" style:font-weight-complex="normal"/>
    </style:style>
    <style:style style:name="P18" style:family="paragraph" style:parent-style-name="Standard">
      <style:text-properties fo:text-transform="uppercase" style:text-position="0% 100%" style:text-underline-style="none" fo:font-weight="bold" style:font-weight-asian="bold" style:font-weight-complex="bold"/>
    </style:style>
    <style:style style:name="P19" style:family="paragraph" style:parent-style-name="Standard">
      <style:text-properties fo:text-transform="uppercase" style:text-position="0% 100%" style:text-underline-style="none" fo:font-weight="normal" style:font-weight-asian="normal" style:font-weight-complex="normal"/>
    </style:style>
    <style:style style:name="P20" style:family="paragraph" style:parent-style-name="Standard">
      <style:text-properties fo:font-variant="normal" fo:text-transform="none" style:text-position="0% 100%" style:text-underline-style="none" fo:font-weight="normal" style:font-weight-asian="normal" style:font-weight-complex="normal"/>
    </style:style>
    <style:style style:name="P21" style:family="paragraph" style:parent-style-name="Standard">
      <style:text-properties fo:font-variant="normal" fo:text-transform="none" style:text-position="sub 58%" style:text-underline-style="none" fo:font-weight="normal" style:font-weight-asian="normal" style:font-weight-complex="normal"/>
    </style:style>
    <style:style style:name="P22" style:family="paragraph" style:parent-style-name="Standard" style:list-style-name="L4"/>
    <style:style style:name="P23" style:family="paragraph" style:parent-style-name="Standard" style:list-style-name="L4">
      <style:text-properties style:text-position="0% 100%" style:text-underline-style="none" fo:font-weight="normal" style:font-weight-asian="normal" style:font-weight-complex="normal"/>
    </style:style>
    <style:style style:name="P24" style:family="paragraph" style:parent-style-name="Standard">
      <style:text-properties style:text-position="0% 100%" style:font-name="Nimbus Roman No9 L1" style:text-underline-style="none" fo:font-weight="bold" style:font-weight-asian="bold" style:font-weight-complex="bold"/>
    </style:style>
    <style:style style:name="P25" style:family="paragraph" style:parent-style-name="Standard">
      <style:text-properties style:text-position="0% 100%" style:font-name="Nimbus Roman No9 L1" style:text-underline-style="none" fo:font-weight="normal" style:font-weight-asian="normal" style:font-weight-complex="normal"/>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Standard">
      <style:paragraph-properties fo:text-align="center" style:justify-single-word="false"/>
    </style:style>
    <style:style style:name="P29" style:family="paragraph" style:parent-style-name="Standard" style:list-style-name="L5">
      <style:text-properties style:text-position="0% 100%" style:font-name="Nimbus Roman No9 L1" style:text-underline-style="none" fo:font-weight="bold" style:font-weight-asian="bold" style:font-weight-complex="bold"/>
    </style:style>
    <style:style style:name="P30" style:family="paragraph" style:parent-style-name="Standard" style:list-style-name="L5">
      <style:text-properties style:text-position="0% 100%" style:font-name="Nimbus Roman No9 L1" style:text-underline-style="none" fo:font-weight="normal" style:font-weight-asian="normal" style:font-weight-complex="normal"/>
    </style:style>
    <style:style style:name="P31" style:family="paragraph" style:parent-style-name="Standard" style:list-style-name="L6">
      <style:text-properties style:text-position="0% 100%" style:font-name="Nimbus Roman No9 L1" style:text-underline-style="none" fo:font-weight="normal" style:font-weight-asian="normal" style:font-weight-complex="normal"/>
    </style:style>
    <style:style style:name="P32" style:family="paragraph" style:parent-style-name="Standard">
      <style:text-properties style:text-underline-style="solid" style:text-underline-width="auto" style:text-underline-color="font-color" fo:font-weight="normal" style:font-weight-asian="normal" style:font-weight-complex="normal"/>
    </style:style>
    <style:style style:name="P33" style:family="paragraph">
      <style:paragraph-properties fo:text-align="center"/>
    </style:style>
    <style:style style:name="P34" style:family="paragraph" style:parent-style-name="Standard" style:list-style-name="L7"/>
    <style:style style:name="P35" style:family="paragraph" style:parent-style-name="Standard" style:list-style-name="L7">
      <style:text-properties fo:font-weight="normal" style:font-weight-asian="normal" style:font-weight-complex="normal"/>
    </style:style>
    <style:style style:name="P36" style:family="paragraph" style:parent-style-name="Standard" style:list-style-name="L7">
      <style:text-properties fo:font-weight="bold" style:font-weight-asian="bold" style:font-weight-complex="bold"/>
    </style:style>
    <style:style style:name="P37" style:family="paragraph" style:parent-style-name="Standard" style:list-style-name="L8">
      <style:text-properties fo:font-weight="normal" style:font-weight-asian="normal" style:font-weight-complex="normal"/>
    </style:style>
    <style:style style:name="P38" style:family="paragraph" style:parent-style-name="Standard" style:list-style-name="L8">
      <style:text-properties fo:font-weight="bold" style:font-weight-asian="bold" style:font-weight-complex="bold"/>
    </style:style>
    <style:style style:name="P39" style:family="paragraph" style:parent-style-name="Standard" style:list-style-name="L9">
      <style:text-properties fo:font-weight="bold" style:font-weight-asian="bold" style:font-weight-complex="bold"/>
    </style:style>
    <style:style style:name="P40" style:family="paragraph" style:parent-style-name="Table_20_Heading">
      <style:text-properties fo:font-style="normal" fo:font-weight="bold" style:font-style-asian="normal" style:font-weight-asian="bold" style:font-style-complex="normal" style:font-weight-complex="bold"/>
    </style:style>
    <style:style style:name="P41" style:family="paragraph" style:parent-style-name="Table_20_Heading">
      <style:text-properties fo:font-style="normal" style:font-style-asian="normal" style:font-style-complex="normal"/>
    </style:style>
    <style:style style:name="P42" style:family="paragraph" style:parent-style-name="Table_20_Contents">
      <style:text-properties fo:font-style="normal" style:font-style-asian="normal" style:font-style-complex="normal"/>
    </style:style>
    <style:style style:name="P43" style:family="paragraph" style:parent-style-name="Standard">
      <style:text-properties fo:font-style="normal" fo:font-weight="normal" style:font-style-asian="normal" style:font-weight-asian="normal" style:font-style-complex="normal" style:font-weight-complex="normal"/>
    </style:style>
    <style:style style:name="P44" style:family="paragraph" style:parent-style-name="Standard" style:list-style-name="L10"/>
    <style:style style:name="P45" style:family="paragraph" style:parent-style-name="Standard">
      <style:text-properties fo:font-weight="normal" style:font-weight-asian="normal" style:font-weight-complex="bold"/>
    </style:style>
    <style:style style:name="P46" style:family="paragraph" style:parent-style-name="Standard">
      <style:text-properties style:text-underline-style="solid" style:text-underline-width="auto" style:text-underline-color="font-color" fo:font-weight="bold" style:font-weight-asian="bold" style:font-weight-complex="bold"/>
    </style:style>
    <style:style style:name="P47" style:family="paragraph">
      <style:paragraph-properties fo:text-align="center"/>
      <style:text-properties fo:font-weight="bold"/>
    </style:style>
    <style:style style:name="P48" style:family="paragraph">
      <style:paragraph-properties fo:text-align="center"/>
      <style:text-properties fo:color="#ff0000" fo:font-weight="bold"/>
    </style:style>
    <style:style style:name="P49" style:family="paragraph" style:parent-style-name="Standard" style:list-style-name="L11">
      <style:text-properties style:text-underline-style="none" fo:font-weight="bold" style:font-weight-asian="bold" style:font-weight-complex="bold"/>
    </style:style>
    <style:style style:name="P50" style:family="paragraph" style:parent-style-name="Standard" style:list-style-name="L11">
      <style:text-properties style:text-underline-style="none" fo:font-weight="normal" style:font-weight-asian="normal" style:font-weight-complex="normal"/>
    </style:style>
    <style:style style:name="P51" style:family="paragraph" style:parent-style-name="Standard" style:list-style-name="L12">
      <style:text-properties style:text-underline-style="none" fo:font-weight="normal" style:font-weight-asian="normal" style:font-weight-complex="normal"/>
    </style:style>
    <style:style style:name="P52" style:family="paragraph" style:parent-style-name="Standard" style:list-style-name="L12">
      <style:text-properties style:text-underline-style="none" fo:font-weight="bold" style:font-weight-asian="bold" style:font-weight-complex="bold"/>
    </style:style>
    <style:style style:name="P53" style:family="paragraph" style:parent-style-name="Standard" style:list-style-name="L12"/>
    <style:style style:name="P54" style:family="paragraph" style:parent-style-name="Standard" style:list-style-name="L12">
      <style:text-properties style:text-underline-style="none"/>
    </style:style>
    <style:style style:name="P55" style:family="paragraph" style:parent-style-name="Standard" style:list-style-name="L13">
      <style:text-properties style:text-underline-style="none" fo:font-weight="bold" style:font-weight-asian="bold" style:font-weight-complex="bold"/>
    </style:style>
    <style:style style:name="P56" style:family="paragraph" style:parent-style-name="Standard" style:list-style-name="L13"/>
    <style:style style:name="P57" style:family="paragraph" style:parent-style-name="Standard" style:list-style-name="L13">
      <style:text-properties style:text-underline-style="none" fo:font-weight="normal" style:font-weight-asian="normal" style:font-weight-complex="normal"/>
    </style:style>
    <style:style style:name="P58" style:family="paragraph" style:parent-style-name="Standard" style:list-style-name="L14">
      <style:text-properties style:text-underline-style="none" fo:font-weight="bold" style:font-weight-asian="bold" style:font-weight-complex="bold"/>
    </style:style>
    <style:style style:name="P59" style:family="paragraph" style:parent-style-name="Standard" style:list-style-name="L14">
      <style:text-properties style:text-underline-style="none" fo:font-weight="normal" style:font-weight-asian="normal" style:font-weight-complex="normal"/>
    </style:style>
    <style:style style:name="P60" style:family="paragraph">
      <style:paragraph-properties fo:text-align="center"/>
      <style:text-properties fo:color="#0000ff"/>
    </style:style>
    <style:style style:name="P61" style:family="paragraph" style:parent-style-name="Standard" style:list-style-name="L15"/>
    <style:style style:name="P62" style:family="paragraph" style:parent-style-name="Standard" style:list-style-name="L15">
      <style:text-properties fo:font-weight="normal" style:font-weight-asian="normal" style:font-weight-complex="normal"/>
    </style:style>
    <style:style style:name="P63" style:family="paragraph" style:parent-style-name="Standard" style:list-style-name="L16">
      <style:text-properties fo:font-weight="normal" style:font-weight-asian="normal" style:font-weight-complex="normal"/>
    </style:style>
    <style:style style:name="P64" style:family="paragraph" style:parent-style-name="Table_20_Contents">
      <style:paragraph-properties fo:text-align="end" style:justify-single-word="false"/>
    </style:style>
    <style:style style:name="P65" style:family="paragraph" style:parent-style-name="Standard" style:list-style-name="L16">
      <style:text-properties style:text-underline-style="none" fo:font-weight="normal" style:font-weight-asian="normal" style:font-weight-complex="normal"/>
    </style:style>
    <style:style style:name="P66" style:family="paragraph" style:parent-style-name="Standard" style:list-style-name="L16"/>
    <style:style style:name="P67" style:family="paragraph" style:parent-style-name="Table_20_Contents">
      <style:text-properties fo:font-size="10pt" style:font-size-asian="10pt" style:font-size-complex="10pt"/>
    </style:style>
    <style:style style:name="P68" style:family="paragraph" style:parent-style-name="Table_20_Contents">
      <style:paragraph-properties fo:text-align="start" style:justify-single-word="false"/>
      <style:text-properties fo:font-size="10pt" style:font-size-asian="10pt" style:font-size-complex="10pt"/>
    </style:style>
    <style:style style:name="P69" style:family="paragraph" style:parent-style-name="Standard" style:list-style-name="L17">
      <style:text-properties style:text-underline-style="none" fo:font-weight="bold" style:font-weight-asian="bold" style:font-weight-complex="bold"/>
    </style:style>
    <style:style style:name="P70" style:family="paragraph" style:parent-style-name="Standard" style:list-style-name="L17">
      <style:text-properties style:text-underline-style="none" fo:font-weight="normal" style:font-weight-asian="normal" style:font-weight-complex="normal"/>
    </style:style>
    <style:style style:name="P71" style:family="paragraph" style:parent-style-name="Standard" style:list-style-name="L17"/>
    <style:style style:name="P72" style:family="paragraph" style:parent-style-name="Standard">
      <style:text-properties style:text-position="0% 100%" style:text-underline-style="solid" style:text-underline-width="auto" style:text-underline-color="font-color" fo:font-weight="bold" style:font-weight-asian="bold" style:font-weight-complex="bold"/>
    </style:style>
    <style:style style:name="P73" style:family="paragraph" style:parent-style-name="Standard" style:list-style-name="L18">
      <style:text-properties fo:font-weight="normal" style:font-weight-asian="normal" style:font-weight-complex="normal"/>
    </style:style>
    <style:style style:name="P74" style:family="paragraph" style:parent-style-name="Standard" style:list-style-name="L18"/>
    <style:style style:name="P75" style:family="paragraph" style:parent-style-name="Standard" style:list-style-name="L19">
      <style:text-properties fo:font-weight="normal" style:font-weight-asian="normal" style:font-weight-complex="normal"/>
    </style:style>
    <style:style style:name="P76" style:family="paragraph" style:parent-style-name="Standard" style:list-style-name="L20">
      <style:text-properties fo:font-weight="normal" style:font-weight-asian="normal" style:font-weight-complex="normal"/>
    </style:style>
    <style:style style:name="P77" style:family="paragraph" style:parent-style-name="Standard" style:list-style-name="L21">
      <style:text-properties fo:font-weight="bold" style:font-weight-asian="bold" style:font-weight-complex="bold"/>
    </style:style>
    <style:style style:name="P78" style:family="paragraph" style:parent-style-name="Standard" style:list-style-name="L22">
      <style:text-properties style:text-underline-style="none" fo:font-weight="normal" style:font-weight-asian="normal" style:font-weight-complex="normal"/>
    </style:style>
    <style:style style:name="P79" style:family="paragraph" style:parent-style-name="Standard" style:list-style-name="L23"/>
    <style:style style:name="P80" style:family="paragraph" style:parent-style-name="Standard" style:list-style-name="L23">
      <style:text-properties fo:font-weight="bold" style:font-weight-asian="bold" style:font-weight-complex="bold"/>
    </style:style>
    <style:style style:name="P81" style:family="paragraph" style:parent-style-name="Standard" style:list-style-name="L23">
      <style:text-properties style:text-underline-style="none" fo:font-weight="bold" style:font-weight-asian="bold" style:font-weight-complex="bold"/>
    </style:style>
    <style:style style:name="P82" style:family="paragraph" style:parent-style-name="Standard" style:list-style-name="L24"/>
    <style:style style:name="P83" style:family="paragraph" style:parent-style-name="Standard" style:list-style-name="L25"/>
    <style:style style:name="P84" style:family="paragraph" style:parent-style-name="Standard" style:list-style-name="L26"/>
    <style:style style:name="P85" style:family="paragraph" style:parent-style-name="Standard" style:list-style-name="L26">
      <style:text-properties fo:font-weight="bold" style:font-weight-asian="bold" style:font-weight-complex="bold"/>
    </style:style>
    <style:style style:name="P86" style:family="paragraph" style:parent-style-name="Standard" style:list-style-name="L27">
      <style:text-properties fo:font-weight="normal" style:font-weight-asian="normal" style:font-weight-complex="normal"/>
    </style:style>
    <style:style style:name="P87" style:family="paragraph" style:parent-style-name="Standard" style:list-style-name="L27"/>
    <style:style style:name="P88" style:family="paragraph" style:parent-style-name="Standard" style:list-style-name="L28"/>
    <style:style style:name="P89" style:family="paragraph" style:parent-style-name="Standard" style:list-style-name="L28">
      <style:text-properties style:text-underline-style="none" fo:font-weight="normal" style:font-weight-asian="normal" style:font-weight-complex="normal"/>
    </style:style>
    <style:style style:name="P90" style:family="paragraph" style:parent-style-name="Standard" style:list-style-name="L29"/>
    <style:style style:name="P91" style:family="paragraph" style:parent-style-name="Standard" style:list-style-name="L30"/>
    <style:style style:name="P92" style:family="paragraph" style:parent-style-name="Standard" style:list-style-name="L30">
      <style:text-properties fo:font-weight="bold" style:font-weight-asian="bold" style:font-weight-complex="bold"/>
    </style:style>
    <style:style style:name="P93" style:family="paragraph">
      <style:text-properties style:font-name="Times New Roman" fo:font-size="12pt" fo:font-weight="bold"/>
    </style:style>
    <style:style style:name="P94" style:family="paragraph" style:parent-style-name="Standard" style:list-style-name="L31"/>
    <style:style style:name="P95" style:family="paragraph" style:parent-style-name="Standard" style:list-style-name="L31">
      <style:text-properties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96" style:family="paragraph" style:parent-style-name="Standard">
      <style:text-properties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97" style:family="paragraph" style:parent-style-name="Standard">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8" style:family="paragraph" style:parent-style-name="Standard">
      <style:text-properties style:font-name="Nimbus Roman No9 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9" style:family="paragraph">
      <style:paragraph-properties fo:text-align="center"/>
      <style:text-properties fo:font-weight="normal"/>
    </style:style>
    <style:style style:name="P100" style:family="paragraph" style:parent-style-name="Standard" style:list-style-name="L32"/>
    <style:style style:name="P101" style:family="paragraph" style:parent-style-name="Standard" style:list-style-name="L32">
      <style:text-properties fo:font-weight="normal" style:font-weight-asian="normal" style:font-weight-complex="normal"/>
    </style:style>
    <style:style style:name="P102" style:family="paragraph" style:parent-style-name="Standard">
      <style:text-properties fo:font-weight="normal" style:font-weight-asian="bold" style:font-weight-complex="bold"/>
    </style:style>
    <style:style style:name="P103" style:family="paragraph" style:parent-style-name="Standard" style:list-style-name="L33">
      <style:text-properties fo:font-weight="normal" style:font-weight-asian="normal" style:font-weight-complex="normal"/>
    </style:style>
    <style:style style:name="P104" style:family="paragraph" style:parent-style-name="Standard" style:list-style-name="L34"/>
    <style:style style:name="P105" style:family="paragraph" style:parent-style-name="Standard" style:list-style-name="L35">
      <style:text-properties fo:font-weight="bold" style:font-weight-asian="bold" style:font-weight-complex="bold"/>
    </style:style>
    <style:style style:name="P106" style:family="paragraph" style:parent-style-name="Standard" style:list-style-name="L36"/>
    <style:style style:name="P107" style:family="paragraph" style:parent-style-name="Standard" style:list-style-name="L36">
      <style:text-properties fo:font-weight="bold" style:font-weight-asian="bold" style:font-weight-complex="bold"/>
    </style:style>
    <style:style style:name="P108" style:family="paragraph" style:parent-style-name="Standard" style:list-style-name="L37"/>
    <style:style style:name="P109" style:family="paragraph" style:parent-style-name="Standard" style:list-style-name="L37">
      <style:text-properties style:text-position="0% 100%" style:text-underline-style="none" fo:font-weight="bold" style:font-weight-asian="bold" style:font-weight-complex="bold"/>
    </style:style>
    <style:style style:name="P110" style:family="paragraph" style:parent-style-name="Standard" style:list-style-name="L37">
      <style:text-properties style:text-position="0% 100%" style:text-underline-style="none" fo:font-weight="normal" style:font-weight-asian="normal" style:font-weight-complex="normal"/>
    </style:style>
    <style:style style:name="P111" style:family="paragraph" style:parent-style-name="Standard" style:list-style-name="L37">
      <style:text-properties fo:font-weight="normal" style:font-weight-asian="normal" style:font-weight-complex="normal"/>
    </style:style>
    <style:style style:name="P112" style:family="paragraph" style:parent-style-name="Standard" style:list-style-name="L38"/>
    <style:style style:name="P113" style:family="paragraph" style:parent-style-name="Standard" style:list-style-name="L38">
      <style:text-properties fo:font-weight="bold" style:font-weight-asian="bold" style:font-weight-complex="bold"/>
    </style:style>
    <style:style style:name="P114" style:family="paragraph" style:parent-style-name="Standard" style:list-style-name="L38">
      <style:text-properties fo:font-weight="normal" style:font-weight-asian="normal" style:font-weight-complex="normal"/>
    </style:style>
    <style:style style:name="P115" style:family="paragraph" style:parent-style-name="Standard" style:list-style-name="L39"/>
    <style:style style:name="P116" style:family="paragraph" style:parent-style-name="Standard" style:list-style-name="L39">
      <style:text-properties fo:font-weight="bold" style:font-weight-asian="bold" style:font-weight-complex="bold"/>
    </style:style>
    <style:style style:name="P117" style:family="paragraph" style:parent-style-name="Standard" style:list-style-name="L40">
      <style:text-properties fo:font-weight="bold" style:font-weight-asian="bold" style:font-weight-complex="bold"/>
    </style:style>
    <style:style style:name="P118" style:family="paragraph" style:parent-style-name="Standard" style:list-style-name="L41"/>
    <style:style style:name="P119" style:family="paragraph" style:parent-style-name="Standard" style:list-style-name="L4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position="sub 58%" fo:font-weight="bold" style:font-weight-asian="bold" style:font-weight-complex="bold"/>
    </style:style>
    <style:style style:name="T6" style:family="text">
      <style:text-properties style:text-position="0% 100%"/>
    </style:style>
    <style:style style:name="T7" style:family="text">
      <style:text-properties style:text-position="sub 58%"/>
    </style:style>
    <style:style style:name="T8" style:family="text">
      <style:text-properties style:text-position="super 58%" fo:font-weight="bold" style:font-weight-asian="bold" style:font-weight-complex="bold"/>
    </style:style>
    <style:style style:name="T9" style:family="text">
      <style:text-properties style:text-position="super 58%"/>
    </style:style>
    <style:style style:name="T10" style:family="text">
      <style:text-properties style:text-underline-style="none"/>
    </style:style>
    <style:style style:name="T11" style:family="text">
      <style:text-properties style:text-position="0% 100%" style:text-underline-style="none"/>
    </style:style>
    <style:style style:name="T12" style:family="text">
      <style:text-properties style:text-position="0% 100%" style:text-underline-style="solid" style:text-underline-width="auto" style:text-underline-color="font-color" fo:font-weight="normal" style:font-weight-asian="normal" style:font-weight-complex="normal"/>
    </style:style>
    <style:style style:name="T13" style:family="text">
      <style:text-properties style:text-position="0% 100%" style:text-underline-style="solid" style:text-underline-width="auto" style:text-underline-color="font-color"/>
    </style:style>
    <style:style style:name="T14" style:family="text">
      <style:text-properties style:text-position="sub 58%" style:text-underline-style="none"/>
    </style:style>
    <style:style style:name="T15" style:family="text">
      <style:text-properties style:text-position="super 58%" style:text-underline-style="none"/>
    </style:style>
    <style:style style:name="T16" style:family="text">
      <style:text-properties fo:color="#ff3366"/>
    </style:style>
    <style:style style:name="T17" style:family="text">
      <style:text-properties fo:text-transform="uppercase" fo:font-weight="bold" style:font-weight-asian="bold" style:font-weight-complex="bold"/>
    </style:style>
    <style:style style:name="T18" style:family="text">
      <style:text-properties fo:text-transform="uppercase" style:text-position="0% 100%" style:text-underline-style="none" fo:font-weight="normal" style:font-weight-asian="normal" style:font-weight-complex="normal"/>
    </style:style>
    <style:style style:name="T19" style:family="text">
      <style:text-properties fo:text-transform="uppercase" style:text-position="0% 100%" style:text-underline-style="solid" style:text-underline-width="auto" style:text-underline-color="font-color" fo:font-weight="normal" style:font-weight-asian="normal" style:font-weight-complex="normal"/>
    </style:style>
    <style:style style:name="T20" style:family="text">
      <style:text-properties fo:text-transform="lowercase"/>
    </style:style>
    <style:style style:name="T21" style:family="text">
      <style:text-properties fo:font-variant="normal" fo:text-transform="none"/>
    </style:style>
    <style:style style:name="T22" style:family="text">
      <style:text-properties fo:font-variant="normal" fo:text-transform="none" style:text-position="0% 100%" style:text-underline-style="none" fo:font-weight="normal" style:font-weight-asian="normal" style:font-weight-complex="normal"/>
    </style:style>
    <style:style style:name="T23" style:family="text">
      <style:text-properties fo:font-variant="normal" fo:text-transform="none" style:text-position="0% 100%" style:text-underline-style="none" fo:font-weight="bold" style:font-weight-asian="bold" style:font-weight-complex="bold"/>
    </style:style>
    <style:style style:name="T24" style:family="text">
      <style:text-properties style:font-name="Nimbus Roman No9 L1"/>
    </style:style>
    <style:style style:name="T25" style:family="text">
      <style:text-properties style:text-position="0% 100%" style:text-underline-style="none" fo:font-weight="normal" style:font-weight-asian="normal" style:font-weight-complex="normal"/>
    </style:style>
    <style:style style:name="T26" style:family="text">
      <style:text-properties style:text-position="0% 100%" style:text-underline-style="none" fo:font-weight="bold" style:font-weight-asian="bold" style:font-weight-complex="bold"/>
    </style:style>
    <style:style style:name="T27" style:family="text">
      <style:text-properties style:font-name="AR PL KaitiM Big5" fo:font-size="14pt" fo:font-weight="bold" style:font-weight-asian="bold" style:font-weight-complex="bold"/>
    </style:style>
    <style:style style:name="T28" style:family="text">
      <style:text-properties style:text-position="0% 100%" style:font-name="AR PL KaitiM Big5" fo:font-size="14pt" style:text-underline-style="none" fo:font-weight="bold" style:font-weight-asian="bold" style:font-weight-complex="bold"/>
    </style:style>
    <style:style style:name="T29" style:family="text">
      <style:text-properties style:text-position="0% 100%" style:font-name="Nimbus Roman No9 L1" style:text-underline-style="none" fo:font-weight="bold" style:font-weight-asian="bold" style:font-weight-complex="bold"/>
    </style:style>
    <style:style style:name="T30" style:family="text">
      <style:text-properties fo:text-transform="uppercase" style:text-underline-style="solid" style:text-underline-width="auto" style:text-underline-color="font-color" fo:font-weight="bold" style:font-weight-asian="bold" style:font-weight-complex="bold"/>
    </style:style>
    <style:style style:name="T31" style:family="text">
      <style:text-properties style:text-position="0% 100%" style:font-name="Nimbus Roman No9 L1" style:text-underline-style="none" fo:font-weight="normal" style:font-weight-asian="normal" style:font-weight-complex="normal"/>
    </style:style>
    <style:style style:name="T32" style:family="text">
      <style:text-properties fo:color="#ff3333"/>
    </style:style>
    <style:style style:name="T33" style:family="text">
      <style:text-properties style:font-name="AR PL KaitiM Big5" fo:font-weight="bold" style:font-name-asian="AR PL KaitiM Big5" style:font-weight-asian="bold" style:font-name-complex="AR PL KaitiM Big5" style:font-weight-complex="bold"/>
    </style:style>
    <style:style style:name="T34" style:family="text">
      <style:text-properties style:text-position="0% 100%" style:font-name="AR PL KaitiM Big5" style:text-underline-style="none" fo:font-weight="bold" style:font-name-asian="AR PL KaitiM Big5" style:font-weight-asian="bold" style:font-name-complex="AR PL KaitiM Big5" style:font-weight-complex="bold"/>
    </style:style>
    <style:style style:name="T35" style:family="text">
      <style:text-properties fo:text-transform="uppercase"/>
    </style:style>
    <style:style style:name="T36" style:family="text">
      <style:text-properties style:font-name="AR PL KaitiM Big5" style:font-name-asian="AR PL KaitiM Big5" style:font-name-complex="AR PL KaitiM Big5"/>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fo:color="#0000ff"/>
    </style:style>
    <style:style style:name="T40" style:family="text">
      <style:text-properties fo:color="#ff0000"/>
    </style:style>
    <style:style style:name="T41" style:family="text">
      <style:text-properties fo:color="#008000"/>
    </style:style>
    <style:style style:name="T42" style:family="text">
      <style:text-properties style:font-name="AR PL KaitiM Big5"/>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weight="normal" style:font-weight-asian="normal" style:font-weight-complex="normal"/>
    </style:style>
    <style:style style:name="T46" style:family="text">
      <style:text-properties fo:text-transform="uppercase" style:text-underline-style="solid" style:text-underline-width="auto" style:text-underline-color="font-color"/>
    </style:style>
    <style:style style:name="T47" style:family="text">
      <style:text-properties fo:color="#0000ff" fo:font-weight="bold" style:font-weight-asian="bold" style:font-weight-complex="bold"/>
    </style:style>
    <style:style style:name="T48" style:family="text">
      <style:text-properties fo:font-weight="bold"/>
    </style:style>
    <style:style style:name="T49" style:family="text">
      <style:text-properties fo:color="#ff0000" fo:font-weight="bold"/>
    </style:style>
    <style:style style:name="T50" style:family="text">
      <style:text-properties fo:color="#808080"/>
    </style:style>
    <style:style style:name="T51" style:family="text">
      <style:text-properties style:text-underline-style="solid" style:text-underline-width="auto" style:text-underline-color="font-color" fo:font-weight="normal" style:font-weight-asian="normal" style:font-weight-complex="normal"/>
    </style:style>
    <style:style style:name="T52" style:family="text">
      <style:text-properties fo:color="#ff6633" style:text-underline-style="none" fo:font-weight="normal" style:font-weight-asian="normal" style:font-weight-complex="normal"/>
    </style:style>
    <style:style style:name="T53" style:family="text">
      <style:text-properties fo:color="#9999ff" style:text-underline-style="none" fo:font-weight="normal" style:font-weight-asian="normal" style:font-weight-complex="normal"/>
    </style:style>
    <style:style style:name="T54" style:family="text">
      <style:text-properties fo:color="#355e00"/>
    </style:style>
    <style:style style:name="T55" style:family="text">
      <style:text-properties fo:color="#0066cc"/>
    </style:style>
    <style:style style:name="T56" style:family="text">
      <style:text-properties fo:color="#ff0000" style:text-underline-style="none"/>
    </style:style>
    <style:style style:name="T57" style:family="text">
      <style:text-properties style:font-name="Andale Mono" style:font-name-asian="Andale Mono" style:font-name-complex="Andale Mono"/>
    </style:style>
    <style:style style:name="T58" style:family="text">
      <style:text-properties fo:font-weight="bold" style:font-weight-asian="normal" style:font-weight-complex="bold"/>
    </style:style>
    <style:style style:name="T59" style:family="text">
      <style:text-properties style:font-name="Times New Roman" fo:font-size="12pt" fo:font-weight="bold"/>
    </style:style>
    <style:style style:name="T60" style:family="text">
      <style:text-properties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61"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2" style:family="text">
      <style:text-properties fo:font-weight="normal"/>
    </style:style>
    <style:style style:name="T63" style:family="text">
      <style:text-properties style:font-weight-asian="normal" style:font-weight-complex="normal"/>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357cm" text:min-label-width="0.499cm"/>
        <style:text-properties style:font-name="StarSymbol1"/>
      </text:list-level-style-bullet>
      <text:list-level-style-bullet text:level="3" text:style-name="Bullet_20_Symbols" style:num-suffix="." text:bullet-char="•">
        <style:list-level-properties text:space-before="2.713cm" text:min-label-width="0.499cm"/>
        <style:text-properties style:font-name="StarSymbol1"/>
      </text:list-level-style-bullet>
      <text:list-level-style-bullet text:level="4" text:style-name="Bullet_20_Symbols" style:num-suffix="." text:bullet-char="•">
        <style:list-level-properties text:space-before="4.069cm" text:min-label-width="0.499cm"/>
        <style:text-properties style:font-name="StarSymbol1"/>
      </text:list-level-style-bullet>
      <text:list-level-style-bullet text:level="5" text:style-name="Bullet_20_Symbols" style:num-suffix="." text:bullet-char="•">
        <style:list-level-properties text:space-before="5.426cm" text:min-label-width="0.499cm"/>
        <style:text-properties style:font-name="StarSymbol1"/>
      </text:list-level-style-bullet>
      <text:list-level-style-bullet text:level="6" text:style-name="Bullet_20_Symbols" style:num-suffix="." text:bullet-char="•">
        <style:list-level-properties text:space-before="6.782cm" text:min-label-width="0.499cm"/>
        <style:text-properties style:font-name="StarSymbol1"/>
      </text:list-level-style-bullet>
      <text:list-level-style-bullet text:level="7" text:style-name="Bullet_20_Symbols" style:num-suffix="." text:bullet-char="•">
        <style:list-level-properties text:space-before="8.139cm" text:min-label-width="0.499cm"/>
        <style:text-properties style:font-name="StarSymbol1"/>
      </text:list-level-style-bullet>
      <text:list-level-style-bullet text:level="8" text:style-name="Bullet_20_Symbols" style:num-suffix="." text:bullet-char="•">
        <style:list-level-properties text:space-before="9.495cm" text:min-label-width="0.499cm"/>
        <style:text-properties style:font-name="StarSymbol1"/>
      </text:list-level-style-bullet>
      <text:list-level-style-bullet text:level="9" text:style-name="Bullet_20_Symbols" style:num-suffix="." text:bullet-char="•">
        <style:list-level-properties text:space-before="10.852cm" text:min-label-width="0.499cm"/>
        <style:text-properties style:font-name="StarSymbol1"/>
      </text:list-level-style-bullet>
      <text:list-level-style-bullet text:level="10" text:style-name="Bullet_20_Symbols" style:num-suffix="." text:bullet-char="•">
        <style:list-level-properties text:space-before="12.208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357cm" text:min-label-width="0.499cm"/>
        <style:text-properties style:font-name="StarSymbol1"/>
      </text:list-level-style-bullet>
      <text:list-level-style-bullet text:level="3" text:style-name="Bullet_20_Symbols" style:num-suffix="." text:bullet-char="•">
        <style:list-level-properties text:space-before="2.713cm" text:min-label-width="0.499cm"/>
        <style:text-properties style:font-name="StarSymbol1"/>
      </text:list-level-style-bullet>
      <text:list-level-style-bullet text:level="4" text:style-name="Bullet_20_Symbols" style:num-suffix="." text:bullet-char="•">
        <style:list-level-properties text:space-before="4.069cm" text:min-label-width="0.499cm"/>
        <style:text-properties style:font-name="StarSymbol1"/>
      </text:list-level-style-bullet>
      <text:list-level-style-bullet text:level="5" text:style-name="Bullet_20_Symbols" style:num-suffix="." text:bullet-char="•">
        <style:list-level-properties text:space-before="5.426cm" text:min-label-width="0.499cm"/>
        <style:text-properties style:font-name="StarSymbol1"/>
      </text:list-level-style-bullet>
      <text:list-level-style-bullet text:level="6" text:style-name="Bullet_20_Symbols" style:num-suffix="." text:bullet-char="•">
        <style:list-level-properties text:space-before="6.782cm" text:min-label-width="0.499cm"/>
        <style:text-properties style:font-name="StarSymbol1"/>
      </text:list-level-style-bullet>
      <text:list-level-style-bullet text:level="7" text:style-name="Bullet_20_Symbols" style:num-suffix="." text:bullet-char="•">
        <style:list-level-properties text:space-before="8.139cm" text:min-label-width="0.499cm"/>
        <style:text-properties style:font-name="StarSymbol1"/>
      </text:list-level-style-bullet>
      <text:list-level-style-bullet text:level="8" text:style-name="Bullet_20_Symbols" style:num-suffix="." text:bullet-char="•">
        <style:list-level-properties text:space-before="9.495cm" text:min-label-width="0.499cm"/>
        <style:text-properties style:font-name="StarSymbol1"/>
      </text:list-level-style-bullet>
      <text:list-level-style-bullet text:level="9" text:style-name="Bullet_20_Symbols" style:num-suffix="." text:bullet-char="•">
        <style:list-level-properties text:space-before="10.852cm" text:min-label-width="0.499cm"/>
        <style:text-properties style:font-name="StarSymbol1"/>
      </text:list-level-style-bullet>
      <text:list-level-style-bullet text:level="10" text:style-name="Bullet_20_Symbols" style:num-suffix="." text:bullet-char="•">
        <style:list-level-properties text:space-before="12.208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304cm" text:min-label-width="0.499cm"/>
        <style:text-properties style:font-name="StarSymbol1"/>
      </text:list-level-style-bullet>
      <text:list-level-style-bullet text:level="3" text:style-name="Bullet_20_Symbols" style:num-suffix="." text:bullet-char="•">
        <style:list-level-properties text:space-before="2.607cm" text:min-label-width="0.499cm"/>
        <style:text-properties style:font-name="StarSymbol1"/>
      </text:list-level-style-bullet>
      <text:list-level-style-bullet text:level="4" text:style-name="Bullet_20_Symbols" style:num-suffix="." text:bullet-char="•">
        <style:list-level-properties text:space-before="3.911cm" text:min-label-width="0.499cm"/>
        <style:text-properties style:font-name="StarSymbol1"/>
      </text:list-level-style-bullet>
      <text:list-level-style-bullet text:level="5" text:style-name="Bullet_20_Symbols" style:num-suffix="." text:bullet-char="•">
        <style:list-level-properties text:space-before="5.214cm" text:min-label-width="0.499cm"/>
        <style:text-properties style:font-name="StarSymbol1"/>
      </text:list-level-style-bullet>
      <text:list-level-style-bullet text:level="6" text:style-name="Bullet_20_Symbols" style:num-suffix="." text:bullet-char="•">
        <style:list-level-properties text:space-before="6.518cm" text:min-label-width="0.499cm"/>
        <style:text-properties style:font-name="StarSymbol1"/>
      </text:list-level-style-bullet>
      <text:list-level-style-bullet text:level="7" text:style-name="Bullet_20_Symbols" style:num-suffix="." text:bullet-char="•">
        <style:list-level-properties text:space-before="7.821cm" text:min-label-width="0.499cm"/>
        <style:text-properties style:font-name="StarSymbol1"/>
      </text:list-level-style-bullet>
      <text:list-level-style-bullet text:level="8" text:style-name="Bullet_20_Symbols" style:num-suffix="." text:bullet-char="•">
        <style:list-level-properties text:space-before="9.125cm" text:min-label-width="0.499cm"/>
        <style:text-properties style:font-name="StarSymbol1"/>
      </text:list-level-style-bullet>
      <text:list-level-style-bullet text:level="9" text:style-name="Bullet_20_Symbols" style:num-suffix="." text:bullet-char="•">
        <style:list-level-properties text:space-before="10.428cm" text:min-label-width="0.499cm"/>
        <style:text-properties style:font-name="StarSymbol1"/>
      </text:list-level-style-bullet>
      <text:list-level-style-bullet text:level="10" text:style-name="Bullet_20_Symbols" style:num-suffix="." text:bullet-char="•">
        <style:list-level-properties text:space-before="11.732cm" text:min-label-width="0.499cm"/>
        <style:text-properties style:font-name="StarSymbol1"/>
      </text:list-level-style-bullet>
    </text:list-style>
    <text:list-style style:name="L2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1.304cm" text:min-label-width="0.499cm"/>
        <style:text-properties style:font-name="StarSymbol1"/>
      </text:list-level-style-bullet>
      <text:list-level-style-bullet text:level="3" text:style-name="Bullet_20_Symbols" style:num-suffix="." text:bullet-char="•">
        <style:list-level-properties text:space-before="2.607cm" text:min-label-width="0.499cm"/>
        <style:text-properties style:font-name="StarSymbol1"/>
      </text:list-level-style-bullet>
      <text:list-level-style-bullet text:level="4" text:style-name="Bullet_20_Symbols" style:num-suffix="." text:bullet-char="•">
        <style:list-level-properties text:space-before="3.911cm" text:min-label-width="0.499cm"/>
        <style:text-properties style:font-name="StarSymbol1"/>
      </text:list-level-style-bullet>
      <text:list-level-style-bullet text:level="5" text:style-name="Bullet_20_Symbols" style:num-suffix="." text:bullet-char="•">
        <style:list-level-properties text:space-before="5.214cm" text:min-label-width="0.499cm"/>
        <style:text-properties style:font-name="StarSymbol1"/>
      </text:list-level-style-bullet>
      <text:list-level-style-bullet text:level="6" text:style-name="Bullet_20_Symbols" style:num-suffix="." text:bullet-char="•">
        <style:list-level-properties text:space-before="6.518cm" text:min-label-width="0.499cm"/>
        <style:text-properties style:font-name="StarSymbol1"/>
      </text:list-level-style-bullet>
      <text:list-level-style-bullet text:level="7" text:style-name="Bullet_20_Symbols" style:num-suffix="." text:bullet-char="•">
        <style:list-level-properties text:space-before="7.821cm" text:min-label-width="0.499cm"/>
        <style:text-properties style:font-name="StarSymbol1"/>
      </text:list-level-style-bullet>
      <text:list-level-style-bullet text:level="8" text:style-name="Bullet_20_Symbols" style:num-suffix="." text:bullet-char="•">
        <style:list-level-properties text:space-before="9.125cm" text:min-label-width="0.499cm"/>
        <style:text-properties style:font-name="StarSymbol1"/>
      </text:list-level-style-bullet>
      <text:list-level-style-bullet text:level="9" text:style-name="Bullet_20_Symbols" style:num-suffix="." text:bullet-char="•">
        <style:list-level-properties text:space-before="10.428cm" text:min-label-width="0.499cm"/>
        <style:text-properties style:font-name="StarSymbol1"/>
      </text:list-level-style-bullet>
      <text:list-level-style-bullet text:level="10" text:style-name="Bullet_20_Symbols" style:num-suffix="." text:bullet-char="•">
        <style:list-level-properties text:space-before="11.732cm" text:min-label-width="0.499cm"/>
        <style:text-properties style:font-name="StarSymbol1"/>
      </text:list-level-style-bullet>
    </text:list-style>
    <text:list-style style:name="L2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solid" draw:fill-color="#ff9966" fo:min-height="0.5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f9966"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start="Dimension_20_Lines" draw:marker-end="Arrow_20_concave"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Dimension_20_Lines" draw:marker-end="Dimension_20_Lin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marker-end="Arrow_20_concave"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ff"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0000" draw:textarea-horizontal-align="center" draw:textarea-vertical-align="middle" style:run-through="foreground"/>
    </style:style>
    <style:style style:name="gr13" style:family="graphic">
      <style:graphic-properties draw:stroke="solid" svg:stroke-color="#ff0000" draw:fill="none"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none" draw:fill-color="#ffffff" fo:min-height="0.965cm" draw:caption-type="angled-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none" draw:fill-color="#ffffff" fo:min-height="0.991cm" draw:caption-type="angled-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none" draw:fill-color="#ffffff" fo:min-height="1.062cm" draw:caption-type="angled-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none" draw:fill-color="#ffffff" fo:min-height="0.473cm" draw:caption-type="angled-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b3b300"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ff"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ff6633"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fill-color="#ffffff" fo:min-height="1.03cm" draw:caption-type="angled-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none" draw:fill-color="#ffffff" fo:min-height="1.044cm" draw:caption-type="angled-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none" draw:fill-color="#ffffff" fo:min-height="2.106cm" style:run-through="foreground"/>
    </style:style>
    <style:style style:name="gr30" style:family="graphic">
      <style:graphic-properties draw:marker-start="Dimension_20_Lines" draw:marker-end="Arrow" draw:textarea-horizontal-align="center" draw:textarea-vertical-align="middle" style:run-through="foreground"/>
    </style:style>
    <style:style style:name="gr31" style:family="graphic">
      <style:graphic-properties draw:stroke="solid" svg:stroke-color="#000000" draw:fill="none" draw:fill-color="#ffffff" fo:min-height="2.037cm" style:run-through="foreground"/>
    </style:style>
    <style:style style:name="gr32" style:family="graphic">
      <style:graphic-properties draw:stroke="solid" svg:stroke-color="#000000" draw:fill="none" draw:fill-color="#ffffff" fo:min-height="2.18cm" style:run-through="foreground"/>
    </style:style>
    <style:style style:name="gr33" style:family="graphic">
      <style:graphic-properties draw:stroke="solid" svg:stroke-color="#000000" draw:fill="none" draw:fill-color="#ffffff" fo:min-height="2.143cm" style:run-through="foreground"/>
    </style:style>
    <style:style style:name="gr34" style:family="graphic">
      <style:graphic-properties draw:stroke="solid" svg:stroke-color="#000000" draw:fill="none" draw:fill-color="#ffffff" fo:min-height="1.799cm" style:run-through="foreground"/>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ista Universitario en Sistemas – CUATRIMESTRE Nº 3<text:tab/>MARZO-JUNIO 2006<text:tab/></text:p>
      <text:p text:style-name="Standard">NOTAS DE CLASE DEL PROFESOR GUIDO MACCHI – TALLER 2<text:tab/><text:tab/><text:tab/><text:tab/>1/</text:p>
      <text:p text:style-name="Standard"/>
      <text:p text:style-name="Standard">En este curso usaremos:</text:p>
      <text:list text:style-name="L1">
        <text:list-item>
          <text:p text:style-name="P1"><text:span text:style-name="T1">Gnu/Linux</text:span> más el <text:span text:style-name="T2">C</text:span><text:span text:style-name="T1">ompilador de lenguaje </text:span><text:span text:style-name="T2">C</text:span><text:span text:style-name="T1"> de </text:span><text:span text:style-name="T2">G</text:span><text:span text:style-name="T1">NU</text:span> (<text:span text:style-name="T1">gcc</text:span>)</text:p>
        </text:list-item>
        <text:list-item>
          <text:p text:style-name="P1"><text:span text:style-name="T1">FLEX: Generador de Analizadores Léxicos Rápidos</text:span> (para <text:span text:style-name="T1">reconocimiento de patrones</text:span>)</text:p>
        </text:list-item>
        <text:list-item>
          <text:p text:style-name="P1"><text:span text:style-name="T1">BISON</text:span>: <text:span text:style-name="T1">Generador de Analizadores Sintácticos (</text:span><text:span text:style-name="T3">para la </text:span><text:span text:style-name="T1">comprensión del significado de los patrones, la GRAMÁTICA</text:span><text:span text:style-name="T3">)</text:span> </text:p>
        </text:list-item>
      </text:list>
      <text:p text:style-name="Standard"/>
      <text:p text:style-name="Standard">Un poco de Historia:</text:p>
      <text:list text:style-name="L2">
        <text:list-item>
          <text:p text:style-name="P2"><text:span text:style-name="T1">1973</text:span>: <text:span text:style-name="T1">Dennis Ritchie</text:span> crea el <text:span text:style-name="T1">Lenguaje de Programacion C</text:span></text:p>
        </text:list-item>
        <text:list-item>
          <text:p text:style-name="P2">{<text:span text:style-name="T1">Universidades</text:span> de EE.UU + <text:span text:style-name="T1">EMPRESAS</text:span> (General Electric, etc) + <text:span text:style-name="T1">Ken Thompson</text:span>} crean un S.O. denominado <text:span text:style-name="T1">MULTICS</text:span> (<text:span text:style-name="T1">“MULTIPLEXER INFORATION CONTROL SYSTEMS”</text:span>)</text:p>
        </text:list-item>
        <text:list-item>
          <text:p text:style-name="P2"><text:span text:style-name="T1">Ken Thompson</text:span> toma una computadora denominada <text:span text:style-name="T1">DEC P.D.P 7</text:span> (de la EMPRESA DEC, <text:span text:style-name="T1">“DIGITAL EQUIPMENT CORPORATION”</text:span>) para hacer un S.O. que le permita poder jugar al <text:span text:style-name="T1">“SPACE INVADERS”</text:span> ==&gt; crea el <text:span text:style-name="T1">“UNICS”</text:span><text:span text:style-name="T3">, este es el </text:span><text:span text:style-name="T1">primer sistema operativo que no se implementa en LENGUAJE ASSEMBLER</text:span><text:span text:style-name="T3">, pues </text:span><text:span text:style-name="T1">fue implementado totalmente en LENGUAJE C</text:span><text:span text:style-name="T3">. Es un S.O. “</text:span><text:span text:style-name="T1">monousuario</text:span><text:span text:style-name="T3">”</text:span></text:p>
        </text:list-item>
        <text:list-item>
          <text:p text:style-name="P2"><text:span text:style-name="T1">1978</text:span>: <text:span text:style-name="T1">The C Programming Languaje – Kernighan &amp; Ritchie</text:span></text:p>
        </text:list-item>
        <text:list-item>
          <text:p text:style-name="P2"><text:span text:style-name="T1">1986</text:span>: Se crea el <text:span text:style-name="T1">primer comité de estandarización de lenguajes de programación “X3J11” (QUE LUEGO SE LLAMARÁ ANSI: AMERICAN NATIONAL STANDAR INSTITUTE) </text:span></text:p>
        </text:list-item>
        <text:list-item>
          <text:p text:style-name="P3">1989: <text:span text:style-name="T3">se crea el </text:span>ANSI C</text:p>
        </text:list-item>
        <text:list-item>
          <text:p text:style-name="P3">1990: <text:span text:style-name="T3">se crea el </text:span>ISO C</text:p>
        </text:list-item>
        <text:list-item>
          <text:p text:style-name="P2"><text:span text:style-name="T1">1999: </text:span><text:span text:style-name="T3">se crea el </text:span><text:span text:style-name="T1">ISO C '99 (“C99”)</text:span></text:p>
        </text:list-item>
      </text:list>
      <text:p text:style-name="P4"/>
      <text:p text:style-name="P5"><text:span text:style-name="T4">C tiene los siguientes </text:span><text:span text:style-name="T2">tipos de datos</text:span>:</text:p>
      <text:list text:style-name="L3">
        <text:list-item>
          <text:p text:style-name="P6">chart</text:p>
        </text:list-item>
        <text:list-item>
          <text:p text:style-name="P6">short</text:p>
        </text:list-item>
        <text:list-item>
          <text:p text:style-name="P6">int</text:p>
        </text:list-item>
        <text:list-item>
          <text:p text:style-name="P6">long</text:p>
        </text:list-item>
        <text:list-item>
          <text:p text:style-name="P7">(<text:span text:style-name="T1">gcc</text:span>) <text:span text:style-name="T1">long long</text:span></text:p>
        </text:list-item>
      </text:list>
      <text:p text:style-name="P4"/>
      <text:p text:style-name="P5">Se estableció que <text:span text:style-name="T1">se cumple la siguiente regla</text:span>:</text:p>
      <text:p text:style-name="P5"><text:tab/><text:span text:style-name="T1">sizeof( char ) &lt;= sizeof( short ) &lt;= sizeof( int ) &lt;= sizeof( long )</text:span></text:p>
      <text:p text:style-name="P5">Nota: si la Arquitectura del Microprocesador tiene como tamaño de palabra, 32 bits, por lo general se deja que el tipo de dato int ocupe en memoria 32 bits para que sea más facil de realizar las lecturas y escrituras en el bus de datos.</text:p>
      <text:p text:style-name="P5"/>
      <text:p text:style-name="P5"><text:span text:style-name="T4">Números Binarios</text:span>:</text:p>
      <text:p text:style-name="P5">Supongamos números de 8 bits, que lo representaremos simbolicamente de la siguiente manera</text:p>
      <text:p text:style-name="P5"/>
      <text:p text:style-name="P5"><text:tab/><text:span text:style-name="T1">b</text:span><text:span text:style-name="T5">7</text:span><text:span text:style-name="T1"> b</text:span><text:span text:style-name="T5">6</text:span><text:span text:style-name="T1"> b</text:span><text:span text:style-name="T5">5</text:span><text:span text:style-name="T1"> b</text:span><text:span text:style-name="T5">4</text:span><text:span text:style-name="T1"> b</text:span><text:span text:style-name="T5">3</text:span><text:span text:style-name="T1"> b</text:span><text:span text:style-name="T5">2</text:span><text:span text:style-name="T1"> b</text:span><text:span text:style-name="T5">1</text:span><text:span text:style-name="T1"> b</text:span><text:span text:style-name="T5">0</text:span></text:p>
      <text:p text:style-name="P8"/>
      <text:p text:style-name="P8"><text:tab/><text:tab/><text:tab/><text:tab/><text:span text:style-name="T6">donde cada <text:s/>b</text:span>i <text:s/><text:span text:style-name="T6">puede tomar solo el valor CERO o el valor UNO ( base 2, porque sólo usa 2 símbolos para representar los números) y cada <text:s/>b</text:span>i <text:s/><text:span text:style-name="T6">tiene un peso diferente relacionado a su posición en el número. Observar que las posiciones se enumeran desde la cifra menos significativa, del extremo derecho, comenzando con b</text:span>0 <text:span text:style-name="T6">,</text:span> <text:span text:style-name="T6">hacia la cifra mas significativa del extremo izquierdo, en este caso <text:s/>b</text:span>7<text:span text:style-name="T6">.</text:span></text:p>
      <text:p text:style-name="P9"/>
      <text:p text:style-name="P10"/>
      <text:p text:style-name="P10"/>
      <text:p text:style-name="Standard">Analista Universitario en Sistemas – CUATRIMESTRE Nº 3<text:tab/>MARZO-JUNIO 2006<text:tab/></text:p>
      <text:p text:style-name="P10">NOTAS DE CLASE DEL PROFESOR GUIDO MACCHI – TALLER 2<text:tab/><text:tab/><text:tab/><text:tab/>2/</text:p>
      <text:p text:style-name="P10"/>
      <text:p text:style-name="P10">Entonces, cualquier número decimal (en base 10, por ejemplo: 12 ) se puede descomponer en la siguiente suma polinómica:</text:p>
      <text:p text:style-name="P10"/>
      <text:p text:style-name="P10"><text:tab/>N<text:span text:style-name="T7">10</text:span> = <text:span text:style-name="T1">b</text:span><text:span text:style-name="T5">7 </text:span><text:span text:style-name="T1">* 2</text:span><text:span text:style-name="T8">7</text:span><text:span text:style-name="T1"> + b</text:span><text:span text:style-name="T5">6 </text:span><text:span text:style-name="T1"><text:s/>* 2</text:span><text:span text:style-name="T8">6</text:span><text:span text:style-name="T1"> + b</text:span><text:span text:style-name="T5">5 <text:s/></text:span><text:span text:style-name="T1">* 2</text:span><text:span text:style-name="T8">5 </text:span><text:span text:style-name="T1">+ b</text:span><text:span text:style-name="T5">4 <text:s/></text:span><text:span text:style-name="T1">* 2</text:span><text:span text:style-name="T8">4</text:span><text:span text:style-name="T1"> + b</text:span><text:span text:style-name="T5">3 <text:s/></text:span><text:span text:style-name="T1">* 2</text:span><text:span text:style-name="T8">3 </text:span><text:span text:style-name="T1">+ b</text:span><text:span text:style-name="T5">2 <text:s/></text:span><text:span text:style-name="T1">* 2</text:span><text:span text:style-name="T8">2</text:span><text:span text:style-name="T1"> + b</text:span><text:span text:style-name="T5">1 <text:s/></text:span><text:span text:style-name="T1">* 2</text:span><text:span text:style-name="T8">1</text:span><text:span text:style-name="T1"> + b</text:span><text:span text:style-name="T5">0 </text:span><text:span text:style-name="T1">* 2</text:span><text:span text:style-name="T8">0</text:span></text:p>
      <text:p text:style-name="Standard"/>
      <text:p text:style-name="Standard">Por ejemplo:</text:p>
      <text:p text:style-name="Standard"><text:tab/>12 = 1 * 2<text:span text:style-name="T9">3</text:span> + 1 * 2<text:span text:style-name="T9">2</text:span> + 0 * 2<text:span text:style-name="T9">1</text:span> + 0 * 2<text:span text:style-name="T9">0 </text:span><text:span text:style-name="T6">= 1*8 + 1*4 + 0*2 + 0*1 = 8 + 4</text:span></text:p>
      <text:p text:style-name="P11"><text:tab/>La técnica para pasar desde una representación de un número en el sistema decimal hacia el sistema binario es la que se muestra en el siguiente ejemplo:</text:p>
      <text:p text:style-name="P11"/>
      <text:p text:style-name="P11"><text:tab/><text:span text:style-name="T10">12 = (?) “en base 2”</text:span></text:p>
      <text:p text:style-name="P12"/>
      <text:p text:style-name="Standard"><text:span text:style-name="T11"><text:tab/>12 <text:s text:c="2"/></text:span><text:span text:style-name="T12">|</text:span><text:span text:style-name="T13"> 2</text:span><text:span text:style-name="T4"> <text:s/></text:span><text:span text:style-name="T10"><text:tab/><text:tab/><text:tab/><text:tab/>Se toman los restos desde abajo hacia arriba</text:span></text:p>
      <text:p text:style-name="P13"><text:tab/> <text:s/>0 <text:s text:c="6"/>6 <text:s text:c="2"/><text:span text:style-name="T4">| <text:s/>2 <text:s/></text:span><text:tab/><text:tab/><text:tab/>Obteniéndose la siguiente equivalencia de </text:p>
      <text:p text:style-name="Standard"><text:span text:style-name="T10"><text:tab/> <text:s/><text:tab/>0 <text:s text:c="4"/>3 <text:s text:c="4"/></text:span><text:span text:style-name="T4">| <text:s/>2 <text:s/></text:span><text:span text:style-name="T10"><text:tab/><text:tab/><text:tab/>representaciones de números</text:span></text:p>
      <text:p text:style-name="Standard"><text:span text:style-name="T10"><text:tab/><text:tab/> <text:s text:c="6"/>1 <text:tab/> <text:s text:c="4"/>1</text:span> <text:s text:c="3"/><text:span text:style-name="T4">| <text:s/>2 <text:s/></text:span><text:span text:style-name="T10"><text:tab/><text:tab/>12 </text:span><text:span text:style-name="T14">base 10</text:span><text:span text:style-name="T10"> = 1100 </text:span><text:span text:style-name="T14">base 2</text:span><text:span text:style-name="T11"> = 1*2</text:span><text:span text:style-name="T15">3</text:span><text:span text:style-name="T11"> + 1*2</text:span><text:span text:style-name="T15">2</text:span></text:p>
      <text:p text:style-name="P13"><text:s text:c="2"/><text:tab/><text:tab/><text:tab/> <text:s text:c="4"/>1<text:tab/> <text:s/>0</text:p>
      <text:p text:style-name="P13"><text:s text:c="2"/><text:tab/></text:p>
      <text:p text:style-name="P13">Siguiendo con este esquema de 8 dígitos binarios (8 cifras que pueden tomar el valor cero o el valor uno) obtenemos un <text:span text:style-name="T1">unsigned char (un caracter sin signo)</text:span></text:p>
      <text:p text:style-name="P14"/>
      <text:p text:style-name="P14"><text:tab/><text:span text:style-name="T3">¿Cómo obtenemos la representación de números con signos?</text:span></text:p>
      <text:p text:style-name="P15"/>
      <text:p text:style-name="P15">Las posibles soluciones son:</text:p>
      <text:p text:style-name="P15"/>
      <text:p text:style-name="P15">a)<text:tab/>usando el signo menos “-” : NO SE PUEDE, pues el sistena de representación es binario, es <text:tab/>decir los únicos símbolos que admite son “0” o “1”</text:p>
      <text:p text:style-name="P15"/>
      <text:p text:style-name="P15">b)<text:tab/>Utilizar uno de los bits (bits significa dígito binario) como el <text:span text:style-name="T1">bit se signo</text:span>, por ejemplo, usar el <text:tab/>bit del extremo izquierdo como indicador del signo tomando como convención:</text:p>
      <text:p text:style-name="P15"><text:tab/><text:tab/>---&gt; Si es un CERO ==&gt; el número es POSITIVO</text:p>
      <text:p text:style-name="P15"><text:tab/><text:tab/>---&gt; Si es un UNO <text:s text:c="2"/>==&gt; el número es NEGATIVO</text:p>
      <text:p text:style-name="P15"><text:tab/>Pero si observamos bién, al utilizar esta representación para los números binarios encontramos <text:tab/>el siguiente problema: TENEMOS <text:span text:style-name="T1">DOS REPRESENTACIONES PARA UN MISMO <text:tab/><text:tab/>NÚMERO</text:span>, ES DECIR</text:p>
      <text:p text:style-name="P14"><text:tab/><text:tab/><text:tab/><text:tab/>(+ 0) <text:span text:style-name="T7">BASE 10</text:span> = <text:span text:style-name="T16">0</text:span>0000000 <text:span text:style-name="T7">BASE 2</text:span></text:p>
      <text:p text:style-name="P16"><text:tab/><text:tab/><text:tab/><text:tab/> (- 0) <text:s/><text:span text:style-name="T7">BASE 10</text:span>= <text:span text:style-name="T16">1</text:span>0000000 <text:span text:style-name="T7">BASE 2</text:span></text:p>
      <text:p text:style-name="P17"/>
      <text:p text:style-name="Standard">c)<text:tab/>Utilizamos el sistema de representación <text:span text:style-name="T1">EN COMPLEMENTO A DOS</text:span>, el cuál requiere de <text:tab/>tres sencillas acciones:</text:p>
      <text:p text:style-name="Standard"><text:tab/><text:tab/>1º) <text:tab/>Obtener la representación en binario del valor absoluto (el valor sin considerar el <text:tab/><text:tab/><text:tab/>signo)</text:p>
      <text:p text:style-name="Standard"><text:tab/><text:tab/><text:tab/>Por ejemplo, vimos que para 12 es 1100</text:p>
      <text:p text:style-name="Standard"><text:tab/><text:tab/>2º)<text:tab/>Obtener el COMPLEMENTO A UNO de esa representación binaria obtenida, es <text:tab/><text:tab/><text:tab/>decir, donde hay un cero se lo intercambia por un uno y viceversa</text:p>
      <text:p text:style-name="Standard"><text:tab/><text:tab/><text:tab/>Para el mismo ejemplo sería:<text:tab/><text:tab/></text:p>
      <text:p text:style-name="Standard"><text:tab/><text:tab/><text:tab/>12 EN DECIMAL<text:tab/>&lt;=&gt;<text:tab/>1100 <text:s text:c="2"/>EN BINARIO (VALORABSOLUTO)</text:p>
      <text:p text:style-name="Standard"><text:tab/><text:tab/><text:tab/>12 EN DECIMAL<text:tab/>&lt;=&gt;<text:tab/>0011 <text:s text:c="2"/>EN BINARIO ( COMPLEMENTO A UNO)</text:p>
      <text:p text:style-name="Standard"/>
      <text:p text:style-name="Standard">Analista Universitario en Sistemas – CUATRIMESTRE Nº 3<text:tab/>MARZO-JUNIO 2006<text:tab/></text:p>
      <text:p text:style-name="P17">NOTAS DE CLASE DEL PROFESOR GUIDO MACCHI – TALLER 2<text:tab/><text:tab/><text:tab/><text:tab/>3/</text:p>
      <text:p text:style-name="P17"/>
      <text:p text:style-name="P17"><text:tab/><text:tab/>3º)<text:tab/>Sumar “1” al COMPLEMENTO A UNO para obtener finalmente el valor que <text:tab/><text:tab/><text:tab/>está representado en <text:span text:style-name="T17">complemento a dos</text:span></text:p>
      <text:p text:style-name="P18"><text:tab/><text:tab/><text:span text:style-name="T3">12 EN DECIMAL<text:tab/>&lt;=&gt;<text:tab/>0011 <text:s text:c="2"/>EN BINARIO ( COMPLEMENTO A UNO)</text:span></text:p>
      <text:p text:style-name="Standard"><text:span text:style-name="T18"><text:tab/><text:tab/><text:tab/><text:tab/><text:tab/><text:tab/></text:span><text:span text:style-name="T19">+ <text:s text:c="3"/>1</text:span><text:span text:style-name="T4"> </text:span></text:p>
      <text:p text:style-name="Standard"><text:span text:style-name="T10"><text:tab/><text:tab/><text:tab/><text:tab/><text:tab/><text:tab/>0100<text:tab/></text:span><text:span text:style-name="T18">EN BINARIO ( COMPLEMENTO A dos)</text:span></text:p>
      <text:p text:style-name="P19"><text:tab/><text:tab/><text:tab/>nOTA: L<text:span text:style-name="T20">AS SUMAS</text:span><text:span text:style-name="T21"> y restas </text:span><text:span text:style-name="T20">EN BINARIO A SE REALIZAN DE LA <text:tab/><text:tab/><text:tab/><text:tab/><text:tab/><text:tab/>SIGUIENTE MANERA:</text:span></text:p>
      <text:p text:style-name="P19"><text:tab/><text:tab/><text:tab/><text:tab/>1 + 1 <text:s text:c="2"/>= 10<text:tab/>(<text:span text:style-name="T21">es decir “se lleva uno”)</text:span></text:p>
      <text:p text:style-name="P19"><text:tab/><text:tab/><text:tab/><text:tab/>10 – 1 = 1</text:p>
      <text:p text:style-name="P19"><text:s/><text:tab/><text:tab/><text:tab/>D<text:span text:style-name="T21">e esta manera se logra una representación de números en binario en la cuál el <text:tab/><text:tab/><text:tab/>cero no posee una doble representación.</text:span></text:p>
      <text:p text:style-name="P20"><text:tab/><text:tab/><text:tab/>El máximo número representable es:<text:tab/>01111111<text:span text:style-name="T7">2<text:tab/></text:span> =<text:tab/> 127<text:span text:style-name="T7">10</text:span></text:p>
      <text:p text:style-name="P21"><text:tab/><text:tab/><text:tab/><text:span text:style-name="T6">El mínimo número representable es:<text:tab/><text:tab/>10000000</text:span>2<text:tab/><text:span text:style-name="T6"> = <text:tab/>-128</text:span>10</text:p>
      <text:p text:style-name="P21"/>
      <text:p text:style-name="P20"><text:span text:style-name="T4">Primer programa en C</text:span>:</text:p>
      <text:p text:style-name="Standard"><text:span text:style-name="T22">Con cualquier editor de texto se confexiona el siguiente archivo que podemos nombrarlo: </text:span><text:span text:style-name="T23">“holamundo.c”</text:span><text:span text:style-name="T22">. Por convención todos los </text:span><text:span text:style-name="T23">archivos que sean código fuente escrito en Lenguaje C llevan el sufijo “.c”</text:span><text:span text:style-name="T22">. A continuación se muetra el contenido del primer código fuente de un programa</text:span></text:p>
      <text:p text:style-name="P20">escrito en C, por nosotros:</text:p>
      <text:p text:style-name="P20"/>
      <text:p text:style-name="P20"><text:tab/>// Lo que le sigue a las dos barras es un comentario, el compilador ignora esta línea</text:p>
      <text:p text:style-name="P20"><text:tab/>// Los comentarios son de extrema importancia para explicitar la documentación del código.</text:p>
      <text:p text:style-name="P20"/>
      <text:p text:style-name="P20"><text:tab/>#include &lt;stdio.h&gt;<text:tab/>// Aquí se le dice al compilador de C que incluya el archivo</text:p>
      <text:p text:style-name="P20"><text:tab/><text:tab/><text:tab/><text:tab/>// que en general se encuentra en <text:span text:style-name="T1">/usr/include/stdio.h</text:span></text:p>
      <text:p text:style-name="P20"><text:tab/><text:tab/><text:tab/><text:tab/>// Se trata de un archivo que define funciones en C de La Librería de <text:tab/><text:tab/><text:tab/><text:tab/>// Entrada y Salida Estandar ( stdio : Standar Input Output)</text:p>
      <text:p text:style-name="P20"><text:tab/><text:tab/><text:tab/><text:tab/>// <text:span text:style-name="T1">Estos archivos se los denominan HEADERS o ARCHIVOS DE <text:tab/><text:tab/><text:tab/><text:tab/>// ENCABEZADO y por convención terminan con el sufijo “.h”</text:span></text:p>
      <text:p text:style-name="P20"/>
      <text:p text:style-name="P20"><text:tab/>int main()<text:tab/><text:tab/>// Todo programa posee una función main, indica que de aquí en adelante</text:p>
      <text:p text:style-name="P20"><text:tab/>{<text:tab/><text:tab/><text:tab/>// comienza el código ejecutable que se traducirá en órdenes para el <text:tab/><text:tab/><text:tab/><text:tab/>// microprocesador. El “int” que aparece significa que el programa <text:tab/><text:tab/><text:tab/><text:tab/>// retornará al ambiente de ejecución un valor “entero”</text:p>
      <text:p text:style-name="P20"><text:tab/><text:tab/><text:tab/><text:tab/>// <text:span text:style-name="T1">Es convención en UNIX y GNU/LINUX:</text:span></text:p>
      <text:p text:style-name="P20"><text:tab/><text:tab/><text:tab/><text:tab/>// <text:span text:style-name="T1">retornar 0 si la operación se ha realizado satisfactoriamente</text:span></text:p>
      <text:p text:style-name="Standard"><text:span text:style-name="T22"><text:tab/><text:tab/><text:tab/><text:tab/>// </text:span><text:span text:style-name="T23">retornar 1 si la operación</text:span><text:span text:style-name="T1"> no se concretó satisfactoriamente</text:span></text:p>
      <text:p text:style-name="P4"/>
      <text:p text:style-name="Standard"><text:span text:style-name="T1"><text:tab/><text:tab/></text:span><text:span text:style-name="T3">printf(“Hola Mundo! \n”);<text:tab/>// Se hace uso de una función de stdio.h que se encarga de</text:span></text:p>
      <text:p text:style-name="P5"><text:tab/><text:tab/><text:tab/><text:tab/><text:tab/><text:tab/>// mostrar en pantalla el mensaje “Hola Mundo!” y <text:tab/><text:tab/><text:tab/><text:tab/><text:tab/><text:tab/>// procede a realizar un salto de línea y retorno al inicio</text:p>
      <text:p text:style-name="P5"><text:tab/><text:tab/>return 0;</text:p>
      <text:p text:style-name="P5"><text:tab/>}</text:p>
      <text:p text:style-name="P5">// Fin del archivo “holamundo.c”</text:p>
      <text:p text:style-name="P5"/>
      <text:p text:style-name="P5">Hasta aquí solo hemos editado texto, solo nos falta realizar el proceso de compilación del código fuente. Para ello emplearemos el <text:span text:style-name="T1">Compilador de C de GNU (GCC) </text:span>invocándolo desde la línea de comandos de la siguiente manera:</text:p>
      <text:p text:style-name="P5"><text:tab/><text:span text:style-name="T1">gcc holamundo.c -o holamundo.out</text:span></text:p>
      <text:p text:style-name="Standard">Analista Universitario en Sistemas – CUATRIMESTRE Nº 3<text:tab/>MARZO-JUNIO 2006<text:tab/></text:p>
      <text:p text:style-name="P17">NOTAS DE CLASE DEL PROFESOR GUIDO MACCHI – TALLER 2<text:tab/><text:tab/><text:tab/><text:tab/>4/</text:p>
      <text:p text:style-name="P17"/>
      <text:p text:style-name="P17">De este modo si no hemos <text:span text:style-name="T24">cometidos</text:span> errores de sintaxis o de lógica, se generará el fichero ejecutable “holamundo.out” (Por convención se usa el sufijo “.out” pero no es obligatorio). Si hay errores se informarán en pantalla indicando en que línea del archivo de código fuente está el error.</text:p>
      <text:p text:style-name="P17"/>
      <text:p text:style-name="P17"><text:span text:style-name="T4">Operaciones con bits</text:span>:</text:p>
      <text:p text:style-name="P17">A nivel de bits (dígitos binarios, 0 o 1) nos encontraremos con las siguientes operaciones:</text:p>
      <text:list text:style-name="L4">
        <text:list-item>
          <text:p text:style-name="P22"><text:span text:style-name="T25">PRODUCTO LÓGICO: cuyo operador es </text:span><text:span text:style-name="T26">&amp;</text:span> <text:span text:style-name="T3">(AND)</text:span></text:p>
        </text:list-item>
        <text:list-item>
          <text:p text:style-name="P22"><text:span text:style-name="T25">SUMA LÓGICA: cuyo operador es </text:span><text:span text:style-name="T26">|</text:span> (OR)</text:p>
        </text:list-item>
        <text:list-item>
          <text:p text:style-name="P22">SUMA LÓGICA EXCLUSIVA: <text:span text:style-name="T25">cuyo operador es </text:span><text:span text:style-name="T26">^</text:span> (OR EXCLUSIVE)</text:p>
        </text:list-item>
        <text:list-item>
          <text:p text:style-name="P23">COMPLEMENTO: cuyo operador es <text:span text:style-name="T27">~</text:span></text:p>
        </text:list-item>
      </text:list>
      <text:p text:style-name="P24"/>
      <text:p text:style-name="P25">Veremos algunos ejemplos en la siguiente tabla:</text:p>
      <text:p text:style-name="P25"/>
      <table:table table:name="Tabla1" table:style-name="Tabla1">
        <table:table-column table:style-name="Tabla1.A" table:number-columns-repeated="6"/>
        <table:table-column table:style-name="Tabla1.G"/>
        <table:table-header-rows>
          <table:table-row>
            <table:table-cell table:style-name="Tabla1.A1" table:number-columns-spanned="7" office:value-type="string">
              <text:p text:style-name="P26">OPERACIONES CON BITS</text:p>
            </table:table-cell>
            <table:covered-table-cell/>
            <table:covered-table-cell/>
            <table:covered-table-cell/>
            <table:covered-table-cell/>
            <table:covered-table-cell/>
            <table:covered-table-cell/>
          </table:table-row>
        </table:table-header-rows>
        <table:table-row>
          <table:table-cell table:style-name="Tabla1.A2" office:value-type="string">
            <text:p text:style-name="P27">A</text:p>
          </table:table-cell>
          <table:table-cell table:style-name="Tabla1.A2" office:value-type="string">
            <text:p text:style-name="P27">B</text:p>
          </table:table-cell>
          <table:table-cell table:style-name="Tabla1.A2" office:value-type="string">
            <text:p text:style-name="P27">A &amp; B</text:p>
          </table:table-cell>
          <table:table-cell table:style-name="Tabla1.A2" office:value-type="string">
            <text:p text:style-name="P27">A | B</text:p>
          </table:table-cell>
          <table:table-cell table:style-name="Tabla1.A2" office:value-type="string">
            <text:p text:style-name="P27">A ^ B</text:p>
          </table:table-cell>
          <table:table-cell table:style-name="Tabla1.A2" office:value-type="string">
            <text:p text:style-name="P28"><text:span text:style-name="T28">~</text:span><text:span text:style-name="T29">A</text:span></text:p>
          </table:table-cell>
          <table:table-cell table:style-name="Tabla1.G2" office:value-type="string">
            <text:p text:style-name="P27"><text:span text:style-name="T28">~</text:span>B</text:p>
          </table:table-cell>
        </table:table-row>
        <table:table-row>
          <table:table-cell table:style-name="Tabla1.A3" office:value-type="float" office:value="0">
            <text:p text:style-name="P27">0</text:p>
          </table:table-cell>
          <table:table-cell table:style-name="Tabla1.A3" office:value-type="float" office:value="0">
            <text:p text:style-name="P27">0</text:p>
          </table:table-cell>
          <table:table-cell table:style-name="Tabla1.A3" office:value-type="float" office:value="0">
            <text:p text:style-name="P27">0</text:p>
          </table:table-cell>
          <table:table-cell table:style-name="Tabla1.A3" office:value-type="float" office:value="0">
            <text:p text:style-name="P27">0</text:p>
          </table:table-cell>
          <table:table-cell table:style-name="Tabla1.A3" office:value-type="float" office:value="0">
            <text:p text:style-name="P27">0</text:p>
          </table:table-cell>
          <table:table-cell table:style-name="Tabla1.A3" office:value-type="float" office:value="1">
            <text:p text:style-name="P27">1</text:p>
          </table:table-cell>
          <table:table-cell table:style-name="Tabla1.G3" office:value-type="float" office:value="1">
            <text:p text:style-name="P27">1</text:p>
          </table:table-cell>
        </table:table-row>
        <table:table-row>
          <table:table-cell table:style-name="Tabla1.A3" office:value-type="float" office:value="0">
            <text:p text:style-name="P27">0</text:p>
          </table:table-cell>
          <table:table-cell table:style-name="Tabla1.A3" office:value-type="float" office:value="1">
            <text:p text:style-name="P27">1</text:p>
          </table:table-cell>
          <table:table-cell table:style-name="Tabla1.A3" office:value-type="float" office:value="0">
            <text:p text:style-name="P27">0</text:p>
          </table:table-cell>
          <table:table-cell table:style-name="Tabla1.A3" office:value-type="float" office:value="1">
            <text:p text:style-name="P27">1</text:p>
          </table:table-cell>
          <table:table-cell table:style-name="Tabla1.A3" office:value-type="float" office:value="1">
            <text:p text:style-name="P27">1</text:p>
          </table:table-cell>
          <table:table-cell table:style-name="Tabla1.A3" office:value-type="float" office:value="1">
            <text:p text:style-name="P27">1</text:p>
          </table:table-cell>
          <table:table-cell table:style-name="Tabla1.G3" office:value-type="float" office:value="0">
            <text:p text:style-name="P27">0</text:p>
          </table:table-cell>
        </table:table-row>
        <table:table-row>
          <table:table-cell table:style-name="Tabla1.A3" office:value-type="float" office:value="1">
            <text:p text:style-name="P27">1</text:p>
          </table:table-cell>
          <table:table-cell table:style-name="Tabla1.A3" office:value-type="float" office:value="0">
            <text:p text:style-name="P27">0</text:p>
          </table:table-cell>
          <table:table-cell table:style-name="Tabla1.A3" office:value-type="float" office:value="0">
            <text:p text:style-name="P27">0</text:p>
          </table:table-cell>
          <table:table-cell table:style-name="Tabla1.A3" office:value-type="float" office:value="1">
            <text:p text:style-name="P27">1</text:p>
          </table:table-cell>
          <table:table-cell table:style-name="Tabla1.A3" office:value-type="float" office:value="1">
            <text:p text:style-name="P27">1</text:p>
          </table:table-cell>
          <table:table-cell table:style-name="Tabla1.A3" office:value-type="float" office:value="0">
            <text:p text:style-name="P27">0</text:p>
          </table:table-cell>
          <table:table-cell table:style-name="Tabla1.G3" office:value-type="float" office:value="1">
            <text:p text:style-name="P27">1</text:p>
          </table:table-cell>
        </table:table-row>
        <table:table-row>
          <table:table-cell table:style-name="Tabla1.A3" office:value-type="float" office:value="1">
            <text:p text:style-name="P27">1</text:p>
          </table:table-cell>
          <table:table-cell table:style-name="Tabla1.A3" office:value-type="float" office:value="1">
            <text:p text:style-name="P27">1</text:p>
          </table:table-cell>
          <table:table-cell table:style-name="Tabla1.A3" office:value-type="float" office:value="1">
            <text:p text:style-name="P27">1</text:p>
          </table:table-cell>
          <table:table-cell table:style-name="Tabla1.A3" office:value-type="float" office:value="1">
            <text:p text:style-name="P27">1</text:p>
          </table:table-cell>
          <table:table-cell table:style-name="Tabla1.A3" office:value-type="float" office:value="0">
            <text:p text:style-name="P27">0</text:p>
          </table:table-cell>
          <table:table-cell table:style-name="Tabla1.A3" office:value-type="float" office:value="0">
            <text:p text:style-name="P27">0</text:p>
          </table:table-cell>
          <table:table-cell table:style-name="Tabla1.G3" office:value-type="float" office:value="0">
            <text:p text:style-name="P27">0</text:p>
          </table:table-cell>
        </table:table-row>
      </table:table>
      <text:p text:style-name="P25"/>
      <text:p text:style-name="P25">También hay operaciones para la <text:span text:style-name="T1">manipulación de números binarios</text:span>, denominadas <text:span text:style-name="T30">operaciones de desplazamiento a nivel de bits</text:span>:</text:p>
      <text:p text:style-name="Standard"><text:span text:style-name="T31">Suponiendo que a es un número binario, por ejemplo </text:span><text:span text:style-name="T29">a = 10010001</text:span><text:span text:style-name="T31"> (en C sería un dato del tipo </text:span><text:span text:style-name="T29">char</text:span><text:span text:style-name="T31">)</text:span></text:p>
      <text:list text:style-name="L5">
        <text:list-header>
          <text:p text:style-name="P29"/>
        </text:list-header>
        <text:list-item>
          <text:p text:style-name="P29">Desplazamiento de “n” bits hacia la derecha: se simboliza “&gt;&gt; n”</text:p>
          <text:p text:style-name="P30">Por ejemplo, para el mismo a podríamos tener, <text:span text:style-name="T1">a &gt;&gt; 3,</text:span> lo que daría como resultado la siguiente secuencia de bits:</text:p>
          <text:list>
            <text:list-header>
              <text:p text:style-name="P30">a &gt;&gt; 3 <text:tab/>es equivalente a<text:tab/><text:span text:style-name="T32">000</text:span>10010<text:tab/>Es decir corre 3 posiciones a la derecha y lo que</text:p>
            </text:list-header>
          </text:list>
        </text:list-item>
      </text:list>
      <text:p text:style-name="P25"><text:tab/><text:tab/><text:tab/><text:tab/><text:tab/><text:tab/><text:tab/>queda libre se rellena con ceros (en rojo) <text:s text:c="3"/></text:p>
      <text:p text:style-name="P25"/>
      <text:list text:style-name="L5">
        <text:list-item>
          <text:p text:style-name="P29">Desplazamiento de “n” bits hacia la izquierda: se simboliza “&lt;&lt; n”</text:p>
          <text:p text:style-name="P30">Por ejemplo, para el mismo a podríamos tener, <text:span text:style-name="T1">a &lt;&lt; 3,</text:span> lo que daría como resultado la siguiente secuencia de bits:</text:p>
          <text:list>
            <text:list-header>
              <text:p text:style-name="P30">a &lt;&lt; 3 <text:tab/>es equivalente a<text:tab/>10001<text:span text:style-name="T32">000</text:span><text:tab/>Es decir corre 3 posiciones a la izquierda y lo que</text:p>
            </text:list-header>
          </text:list>
        </text:list-item>
      </text:list>
      <text:p text:style-name="P25"><text:tab/><text:tab/><text:tab/><text:tab/><text:tab/><text:tab/><text:tab/>queda libre se rellena con ceros (en rojo)</text:p>
      <text:p text:style-name="P25"/>
      <text:p text:style-name="P25">Nota: En general se cumple:</text:p>
      <text:p text:style-name="P25"><text:span text:style-name="T1"><text:s text:c="6"/>a &lt;&lt; k </text:span><text:span text:style-name="T33">≡</text:span><text:span text:style-name="T1"> a*2</text:span><text:span text:style-name="T8">k<text:tab/></text:span><text:span text:style-name="T1">Desplazar k bits hacia la izquierda es equivalente a multiplicar por 2</text:span><text:span text:style-name="T8">k</text:span></text:p>
      <text:list text:style-name="L5">
        <text:list-header>
          <text:p text:style-name="P29"><text:s/></text:p>
        </text:list-header>
      </text:list>
      <text:p text:style-name="P25">Ahora veamos...</text:p>
      <text:p text:style-name="P25">¿Cómo multiplicar dos números enteros sin signos cuando suponemos que no tenemos una operación de multiplicación definida en nuestro compliador de C?</text:p>
      <text:p text:style-name="P25">Supongamos que poseemos:</text:p>
      <text:list text:style-name="L6">
        <text:list-item>
          <text:p text:style-name="P31">suma</text:p>
        </text:list-item>
        <text:list-item>
          <text:p text:style-name="P31">desplazamiento hacia la izquierda y hacia la derecha</text:p>
        </text:list-item>
        <text:list-item>
          <text:p text:style-name="P31">operaciones con bits</text:p>
        </text:list-item>
      </text:list>
      <text:p text:style-name="P25"/>
      <text:p text:style-name="Standard">Analista Universitario en Sistemas – CUATRIMESTRE Nº 3<text:tab/>MARZO-JUNIO 2006<text:tab/></text:p>
      <text:p text:style-name="P17">NOTAS DE CLASE DEL PROFESOR GUIDO MACCHI – TALLER 2<text:tab/><text:tab/><text:tab/><text:tab/>5/</text:p>
      <text:p text:style-name="P25"/>
      <text:p text:style-name="Standard"><text:span text:style-name="T31">Este problema está resuelto en unos papiros que encontró </text:span><text:span text:style-name="T29">Rhind</text:span><text:span text:style-name="T31"> en el año 1858, los cuáles están codificados en lenguaje </text:span>hiératico (forma cursiva del jeroglífico)<text:span text:style-name="T31"> que contenía lecciones de Aritmética y fue </text:span>compuesto por un escriba llamado <text:a xlink:type="simple" xlink:href="http://www-groups.dcs.st-and.ac.uk/%7Ehistory/Mathematicians/Ahmes.html">Ahmés.</text:a></text:p>
      <text:p text:style-name="Standard"><text:a xlink:type="simple" xlink:href="http://www-groups.dcs.st-and.ac.uk/%7Ehistory/Mathematicians/Ahmes.html"/></text:p>
      <text:p text:style-name="Standard"><text:span text:style-name="T31">Supongamos que </text:span><text:span text:style-name="T29">m y n son dos números enteros tales que: <text:s text:c="2"/>m &gt; 0 <text:s text:c="2"/>y <text:s/>n &gt; 0</text:span><text:span text:style-name="T31"> , entonces podemos definir al producto de la siguiente manera:</text:span></text:p>
      <text:p text:style-name="P25"><text:tab/><text:tab/><text:tab/> <text:s text:c="2"/>__</text:p>
      <text:p text:style-name="P25"><text:tab/><text:tab/><text:tab/> <text:s text:c="2"/>|<text:tab/><text:span text:style-name="T1">m , si n = 1</text:span> </text:p>
      <text:p text:style-name="P25"><text:tab/><text:tab/><text:tab/> <text:s text:c="2"/>|</text:p>
      <text:p text:style-name="P25"><text:tab/><text:span text:style-name="T1">prod( m , n ) =</text:span> &lt; <text:tab/><text:span text:style-name="T1">prod( 2*m , n/2 ) , si n es par</text:span></text:p>
      <text:p text:style-name="P25"><text:tab/><text:tab/><text:tab/> <text:s text:c="2"/>|</text:p>
      <text:p text:style-name="P25"><text:tab/><text:tab/><text:tab/> <text:s text:c="2"/>| <text:tab/><text:span text:style-name="T1">prod( 2*m , (n – 1)/2 ) + m , si n es impar</text:span></text:p>
      <text:p text:style-name="P25"><text:tab/><text:tab/><text:tab/> <text:s text:c="2"/>|__</text:p>
      <text:p text:style-name="P25"><text:tab/><text:span text:style-name="T4">Demostración</text:span>:</text:p>
      <text:p text:style-name="Standard"><text:span text:style-name="T31"><text:tab/><text:tab/>Si </text:span><text:span text:style-name="T29">n es par</text:span><text:span text:style-name="T31"> <text:tab/>==&gt;<text:tab/> </text:span><text:span text:style-name="T29">n = 2*k</text:span><text:span text:style-name="T31"> <text:s/>para todo k entero distinto de cero<text:tab/>==&gt;</text:span></text:p>
      <text:p text:style-name="Standard"><text:span text:style-name="T31"><text:tab/><text:tab/><text:tab/><text:tab/>==&gt;<text:tab/> </text:span><text:span text:style-name="T29">m*n = m*2*k = 2*m*k</text:span><text:span text:style-name="T31"><text:tab/> ==&gt;<text:tab/> como </text:span><text:span text:style-name="T29">k = n/2</text:span><text:span text:style-name="T31"> <text:s text:c="2"/>==&gt; <text:s text:c="2"/></text:span></text:p>
      <text:p text:style-name="P25"><text:tab/><text:tab/><text:tab/><text:tab/>==&gt;<text:tab/><text:span text:style-name="T1">m*n = 2*m*k = (2*m)*(n/2) = prod( 2*m , n/2 )</text:span></text:p>
      <text:p text:style-name="P25"><text:tab/></text:p>
      <text:p text:style-name="P25"><text:tab/><text:tab/>Si <text:span text:style-name="T1">n es impar</text:span><text:tab/>==&gt;<text:tab/><text:span text:style-name="T1">n = 2*k + 1</text:span> <text:s text:c="2"/>para todo k entero distinto de cero<text:tab/>==&gt;</text:p>
      <text:p text:style-name="P25"><text:tab/><text:tab/><text:tab/><text:tab/>==&gt;<text:tab/><text:span text:style-name="T1">m*n = m*(2*k + 1) = 2*m*k + m</text:span> <text:s/>==&gt; <text:s/>como <text:span text:style-name="T1">k = (n – 1)/2</text:span> <text:s/>==&gt;</text:p>
      <text:p text:style-name="P25"><text:tab/><text:tab/><text:tab/>==&gt; <text:s/><text:span text:style-name="T1">m*n = <text:s/>2*m*k + m = 2*m*[(n – 1)/2] + m = prod( 2*m , (n – 1)/2 ) + m </text:span></text:p>
      <text:p text:style-name="P25"/>
      <text:p text:style-name="Standard"><text:span text:style-name="T31">Vamos a pasar esta </text:span><text:span text:style-name="T29">función matemática</text:span><text:span text:style-name="T31"> a </text:span><text:span text:style-name="T29">código fuente en Lenguaje C</text:span>. Recordemos los supuestos hechos (contamos con un compilador que solo posee suma, desplazamientos de bits hacia la izquierda y hacia la derecha, junto con operaciones con bits) entonces resulta evidente que usaremos las siguientes relaciones:</text:p>
      <text:p text:style-name="Standard"/>
      <text:p text:style-name="Standard"><text:span text:style-name="T1"><text:s text:c="3"/>2*m </text:span><text:span text:style-name="T34">≡</text:span><text:span text:style-name="T1"> m &lt;&lt; 1<text:tab/>Multiplicar m por 2 equivale a desplazar 1 bit hacia la izquierda a m</text:span> </text:p>
      <text:p text:style-name="Standard"/>
      <text:p text:style-name="Standard"><text:s text:c="5"/><text:span text:style-name="T1">n/2 </text:span><text:span text:style-name="T34">≡</text:span><text:span text:style-name="T1"> <text:s/>n &gt;&gt; 1<text:tab/>Dividir n por 2 equivale a desplazar 1 bit hacia la derecha a m</text:span></text:p>
      <text:p text:style-name="P4"/>
      <text:p text:style-name="P4"><text:s text:c="3"/>n es par<text:tab/><text:tab/>Si el bit menos significativo (el del extremo derecho) de n es cero</text:p>
      <text:p text:style-name="P4"/>
      <text:p text:style-name="P4"><text:s text:c="3"/>n es impar<text:tab/><text:tab/>Si el bit menos significativo (el del extremo derecho) de n es uno</text:p>
      <text:p text:style-name="P4"/>
      <text:p text:style-name="P5">Veamos el siguiente trozo de código en C:</text:p>
      <text:p text:style-name="P5"><text:tab/>if( n &amp; 1 == 0 )<text:tab/>// Si( n AND 1 es igual a 0 )</text:p>
      <text:p text:style-name="P5"><text:tab/>{<text:tab/><text:tab/><text:tab/>// entonces mostrar “n es par!”</text:p>
      <text:p text:style-name="P5"><text:tab/><text:tab/>printf( “n es par! \n”);<text:tab/>// pues n debe poseer el bit menos significativo en cero</text:p>
      <text:p text:style-name="Standard"><text:span text:style-name="T3"><text:tab/>}</text:span><text:tab/><text:tab/><text:tab/><text:tab/><text:tab/>// para que la comparación de CERO</text:p>
      <text:p text:style-name="P5"><text:tab/>else if( n &amp; 1 == 1 )<text:tab/>// <text:span text:style-name="T35">sinó</text:span>, <text:s/>SI ( n AND 1 es igual a 1 )</text:p>
      <text:p text:style-name="P5"><text:tab/><text:tab/>{<text:tab/><text:tab/><text:tab/>// entonces mostrar “n es impar!”</text:p>
      <text:p text:style-name="P5"><text:tab/><text:tab/><text:tab/>printf(“ n es impar! \n” ); // pues n debe poseer el bit menos significativo en uno </text:p>
      <text:p text:style-name="P5"><text:tab/><text:tab/>}<text:tab/><text:tab/><text:tab/><text:tab/> <text:s text:c="5"/>// para que la comparación de UNO</text:p>
      <text:p text:style-name="P5"/>
      <text:p text:style-name="P5"/>
      <text:p text:style-name="P5"/>
      <text:p text:style-name="P5"/>
      <text:p text:style-name="P5"/>
      <text:p text:style-name="Standard">Analista Universitario en Sistemas – CUATRIMESTRE Nº 3<text:tab/>MARZO-JUNIO 2006<text:tab/></text:p>
      <text:p text:style-name="P17">NOTAS DE CLASE DEL PROFESOR GUIDO MACCHI – TALLER 2<text:tab/><text:tab/><text:tab/><text:tab/>6/</text:p>
      <text:p text:style-name="P5"/>
      <text:p text:style-name="P5">Entonces una primera aproximación al codigo fuente en Lenguaje C buscado puede ser la siguiente:</text:p>
      <text:p text:style-name="P5">/* Aquí comienza comentario que ocupa mas de una </text:p>
      <text:p text:style-name="Standard"><text:span text:style-name="T3">*<text:tab/>línea. Esto es ignorado por el compilador</text:span><text:tab/>*/</text:p>
      <text:p text:style-name="Standard">// <text:span text:style-name="T2">Archivo</text:span><text:span text:style-name="T1">:</text:span> <text:span text:style-name="T1">productoUno.c</text:span></text:p>
      <text:p text:style-name="Standard">#include &lt;stdio.h&gt;</text:p>
      <text:p text:style-name="Standard"/>
      <text:p text:style-name="Standard">/* Acontinuación se especifica el <text:span text:style-name="T1">prototipo de la funcion</text:span> prod . Es <text:span text:style-name="T1">buena práctica</text:span> de programación <text:s text:c="2"/></text:p>
      <text:p text:style-name="Standard"><text:span text:style-name="T3">* </text:span><text:span text:style-name="T1">incluir siempre al principio</text:span> <text:span text:style-name="T1">del código fuente los prototipos de las funciones que luego van</text:span> <text:span text:style-name="T1">a ser </text:span></text:p>
      <text:p text:style-name="Standard"><text:span text:style-name="T3">* </text:span><text:span text:style-name="T1">usadas</text:span>. Estos <text:span text:style-name="T1">indican</text:span> el <text:span text:style-name="T1">tipo de dato que retorna la función</text:span>, seguido de el <text:span text:style-name="T1">nombre de la función</text:span>, </text:p>
      <text:p text:style-name="Standard">* y <text:span text:style-name="T1">entre parentesis, los tipos de datos que la función toma como parámetros, separados por </text:span></text:p>
      <text:p text:style-name="Standard"><text:span text:style-name="T3">* </text:span><text:span text:style-name="T1">coma</text:span>. <text:span text:style-name="T1">El prototipo de la función debe terminar con punto y coma.</text:span></text:p>
      <text:p text:style-name="Standard">*/</text:p>
      <text:p text:style-name="Standard">unsigned int prod( unsigned int , unsigned int );</text:p>
      <text:p text:style-name="Standard"/>
      <text:p text:style-name="Standard">// Ahora se realiza la implementación del código en C de la función</text:p>
      <text:p text:style-name="Standard">unsigned int prod( unsigned int m , unsigned int n )</text:p>
      <text:p text:style-name="Standard">{<text:tab/></text:p>
      <text:p text:style-name="Standard"><text:tab/>if( n == 1 )</text:p>
      <text:p text:style-name="Standard"><text:tab/><text:tab/>return m;</text:p>
      <text:p text:style-name="Standard"><text:tab/>else <text:tab/>if( (n &amp; 1) == 0 )<text:tab/><text:tab/>// Si n es par</text:p>
      <text:p text:style-name="Standard"><text:tab/><text:tab/><text:tab/>return prod( m &lt;&lt; 1 , n &gt;&gt; 1 );</text:p>
      <text:p text:style-name="Standard"><text:tab/><text:tab/>else<text:tab/>if( (n &amp; 1) == 1)<text:tab/>// Si n es impar</text:p>
      <text:p text:style-name="Standard"><text:tab/><text:tab/><text:tab/><text:tab/>return ( prod( m &lt;&lt; 1 , (n – 1) &gt;&gt; 1) + m );</text:p>
      <text:p text:style-name="Standard">}</text:p>
      <text:p text:style-name="Standard">int main()<text:tab/>// comienza el código ejecutable</text:p>
      <text:p text:style-name="Standard">{<text:tab/>int a = 2;</text:p>
      <text:p text:style-name="Standard"><text:tab/>int b = 3;</text:p>
      <text:p text:style-name="Standard"><text:tab/>printf( “a vale: %d \n”, a);</text:p>
      <text:p text:style-name="Standard"><text:tab/>printf( “b vale: %d \n”, b );</text:p>
      <text:p text:style-name="Standard"><text:tab/>int producto = prod( a , b );</text:p>
      <text:p text:style-name="Standard"><text:tab/>printf( “el producto a*b vale: %d \n” , producto );</text:p>
      <text:p text:style-name="Standard"><text:tab/>int opcion = 0;</text:p>
      <text:p text:style-name="Standard"><text:tab/>while( opcion == 0 )<text:tab/>// Bucle de repetición: MIENTRAS( opcion es igual a 0 ) </text:p>
      <text:p text:style-name="Standard"><text:tab/>{<text:tab/><text:tab/><text:tab/><text:tab/>// hacer</text:p>
      <text:p text:style-name="Standard"><text:tab/><text:tab/>printf( "Introduzca un nuevo valor para a: " ); // imprime en pantalla el mensaje</text:p>
      <text:p text:style-name="Standard"><text:tab/><text:tab/>scanf("%d" , &amp;a );<text:tab/>// Lee desde teclado un decimal (%d) y lo guarda en la variable a</text:p>
      <text:p text:style-name="Standard"><text:tab/><text:tab/>printf( "Introduzca un nuevo valor para b: " );</text:p>
      <text:p text:style-name="Standard"><text:tab/><text:tab/>scanf( "%d" , &amp;b );<text:tab/>// Lee desde teclado un decimal (%d) y lo guarda en la variable b</text:p>
      <text:p text:style-name="Standard"><text:tab/><text:tab/>producto = prod( a , b );</text:p>
      <text:p text:style-name="Standard"><text:tab/><text:tab/>printf( "el producto a*b vale: %d \n" , producto );</text:p>
      <text:p text:style-name="Standard"><text:tab/><text:tab/>printf( "Desea ingresar otros valores para a y b ? \n" );</text:p>
      <text:p text:style-name="Standard"><text:tab/><text:tab/>printf( " <text:s text:c="6"/>Ingrese 0 para dar nuevos valores! \n" );</text:p>
      <text:p text:style-name="Standard"><text:tab/><text:tab/>printf( " <text:s text:c="6"/>Ingrese un valor distinto de cero para finalizar! \n");</text:p>
      <text:p text:style-name="Standard"><text:tab/><text:tab/>scanf( "%d" , &amp;opcion );</text:p>
      <text:p text:style-name="Standard"><text:s text:c="8"/>}</text:p>
      <text:p text:style-name="Standard"><text:s text:c="8"/>return 0; <text:tab/><text:tab/>// indica que se ha realizado todo con éxito al ambiente donde se ejecuta</text:p>
      <text:p text:style-name="Standard">}</text:p>
      <text:p text:style-name="Standard">// Fin del Archivo: <text:span text:style-name="T1">productoUno.c</text:span></text:p>
      <text:p text:style-name="Standard"/>
      <text:p text:style-name="Standard"/>
      <text:p text:style-name="Standard">Analista Universitario en Sistemas – CUATRIMESTRE Nº 3<text:tab/>MARZO-JUNIO 2006<text:tab/></text:p>
      <text:p text:style-name="P17">NOTAS DE CLASE DEL PROFESOR GUIDO MACCHI – TALLER 2<text:tab/><text:tab/><text:tab/><text:tab/>7/</text:p>
      <text:p text:style-name="P5"/>
      <text:p text:style-name="Standard"><text:span text:style-name="T3">¿Se puede mejorar el código fuente de</text:span> este programa?</text:p>
      <text:p text:style-name="Standard"/>
      <text:p text:style-name="Standard">Pues, sí.</text:p>
      <text:p text:style-name="Standard"><text:s/></text:p>
      <text:p text:style-name="Standard">Para ello veremos una técnica denominada <text:span text:style-name="T1">RECURSIÓN DE COLA (“TAIL RECURSION”).</text:span></text:p>
      <text:p text:style-name="Standard"/>
      <text:p text:style-name="Standard"><text:span text:style-name="T3">Una </text:span><text:span text:style-name="T1">función es recursiva de cola </text:span><text:span text:style-name="T3">(“tr” de tail recursion) </text:span><text:span text:style-name="T1">si cumple los siguientes postulados:</text:span></text:p>
      <text:p text:style-name="P5"><text:tab/><text:span text:style-name="T1">a)<text:tab/>Devuelve constantes o expresiones simples</text:span></text:p>
      <text:p text:style-name="P4"><text:tab/>b)<text:tab/>Cuando se llama a sí misma retorna sin ninguna otra operación</text:p>
      <text:p text:style-name="P32"/>
      <text:p text:style-name="P5"><text:span text:style-name="T4">Ejemplo</text:span>:</text:p>
      <text:p text:style-name="P5"/>
      <text:p text:style-name="Standard"><text:span text:style-name="T3">La siguiente </text:span><text:span text:style-name="T1">función matemática</text:span><text:span text:style-name="T3"> denominada </text:span><text:span text:style-name="T1">“factorial</text:span><text:span text:style-name="T3"> </text:span><text:span text:style-name="T1">de un número n” </text:span><text:span text:style-name="T3">se define de la siguiente manera:</text:span></text:p>
      <text:p text:style-name="P5"><text:tab/><text:tab/> <text:s text:c="6"/>__</text:p>
      <text:p text:style-name="P4"><text:span text:style-name="T3"><text:tab/></text:span><text:tab/> <text:s text:c="6"/>|<text:tab/>INDEFINIDO , si n &lt; 0<text:tab/></text:p>
      <text:p text:style-name="P4"><text:tab/><text:tab/> <text:s text:c="6"/>|<text:tab/></text:p>
      <text:p text:style-name="P4"><text:tab/>fact( n ) = &lt; <text:tab/>1 , si <text:s/>n = 0</text:p>
      <text:p text:style-name="P4"><text:tab/><text:tab/> <text:s text:c="6"/>|</text:p>
      <text:p text:style-name="P4"><text:tab/><text:tab/> <text:s text:c="6"/>|<text:tab/>fact( n – 1) , si <text:s/>n<text:span text:style-name="T36"> &gt; </text:span>0</text:p>
      <text:p text:style-name="P4"><text:tab/><text:tab/> <text:s text:c="6"/>|__</text:p>
      <text:p text:style-name="P4"/>
      <text:p text:style-name="P5">La implementación de esta función en Lenguaje C se detalla a continuación (en la siguiente ho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Analista Universitario en Sistemas – CUATRIMESTRE Nº 3<text:tab/>MARZO-JUNIO 2006<text:tab/></text:p>
      <text:p text:style-name="P17">NOTAS DE CLASE DEL PROFESOR GUIDO MACCHI – TALLER 2<text:tab/><text:tab/><text:tab/><text:tab/>8/</text:p>
      <text:p text:style-name="P5"/>
      <text:p text:style-name="P5"><text:tab/>// Archivo: <text:span text:style-name="T1">factorial.c</text:span></text:p>
      <text:p text:style-name="P4"/>
      <text:p text:style-name="P4"><text:tab/><text:span text:style-name="T3">// prototipo de la fucnción factorial</text:span></text:p>
      <text:p text:style-name="P5"><text:tab/>int factorial( unsigned int );</text:p>
      <text:p text:style-name="P5"/>
      <text:p text:style-name="P5"><text:tab/>// Implementación de la función factorial en Lenguaje C</text:p>
      <text:p text:style-name="P5"><text:tab/>int factorial( unsigned int n )</text:p>
      <text:p text:style-name="P5"><text:tab/>{<text:tab/></text:p>
      <text:p text:style-name="P5"><text:tab/><text:tab/>if( n == 0 ){</text:p>
      <text:p text:style-name="P5"><text:s text:c="16"/><text:tab/><text:tab/>return 1;</text:p>
      <text:p text:style-name="P5"><text:s text:c="8"/><text:tab/><text:tab/>}</text:p>
      <text:p text:style-name="P5"><text:s text:c="8"/><text:tab/><text:tab/>else<text:tab/>if( n &gt; 0 ){</text:p>
      <text:p text:style-name="P5"><text:s text:c="24"/><text:tab/><text:tab/>return ( n * factorial( n - 1 ) );</text:p>
      <text:p text:style-name="P5"><text:s text:c="16"/><text:tab/><text:tab/>}</text:p>
      <text:p text:style-name="P5"><text:s text:c="16"/><text:tab/><text:tab/>else<text:tab/>if( n &lt; 0 ){</text:p>
      <text:p text:style-name="P5"><text:s text:c="32"/><text:tab/><text:tab/><text:tab/>printf("\n ERROR! \n");</text:p>
      <text:p text:style-name="P5"><text:s text:c="32"/><text:tab/><text:tab/><text:tab/>return 0;</text:p>
      <text:p text:style-name="P5"><text:s text:c="24"/><text:tab/><text:tab/>}</text:p>
      <text:p text:style-name="Standard"><text:tab/>}</text:p>
      <text:p text:style-name="Standard"><text:tab/></text:p>
      <text:p text:style-name="Standard"><text:tab/>// Comienza el código ejecutable</text:p>
      <text:p text:style-name="Standard"><text:tab/>int main()</text:p>
      <text:p text:style-name="Standard"><text:tab/>{</text:p>
      <text:p text:style-name="Standard"><text:tab/><text:tab/>int a=0, fact=1;<text:tab/></text:p>
      <text:p text:style-name="Standard"><text:tab/><text:tab/>int opcion = 0;</text:p>
      <text:p text:style-name="Standard"><text:tab/><text:tab/>while( opcion == 0 )<text:tab/>// Bucle de repetición: MIENTRAS( opcion es igual a 0 ) </text:p>
      <text:p text:style-name="Standard"><text:s text:c="8"/><text:tab/><text:tab/>{<text:tab/><text:tab/><text:tab/><text:tab/>// hacer</text:p>
      <text:p text:style-name="Standard"><text:s text:c="16"/><text:tab/><text:tab/>printf( "Introduzca un valor entero positivo para a: " );</text:p>
      <text:p text:style-name="Standard"><text:s text:c="16"/><text:tab/><text:tab/>scanf("%d" , &amp;a );<text:tab/>// Lee desde teclado un decimal (%d) y lo guarda en a <text:s text:c="31"/></text:p>
      <text:p text:style-name="Standard"><text:tab/><text:tab/><text:tab/>if( a &gt;= 0 ){</text:p>
      <text:p text:style-name="Standard"><text:s text:c="24"/><text:tab/><text:tab/>fact = factorial( a );</text:p>
      <text:p text:style-name="Standard"><text:s text:c="16"/><text:tab/><text:tab/>}</text:p>
      <text:p text:style-name="Standard"><text:s text:c="16"/><text:tab/><text:tab/>else{</text:p>
      <text:p text:style-name="Standard"><text:s text:c="24"/><text:tab/><text:tab/>printf("\neeeeeeeeeeeeeERRORrrrrrrrrrrrrr!\n");</text:p>
      <text:p text:style-name="Standard"><text:s text:c="24"/><text:tab/><text:tab/>return 1; <text:s text:c="6"/>// salida abrupta del programa por condición errónea</text:p>
      <text:p text:style-name="Standard"><text:s text:c="16"/><text:tab/><text:tab/>}</text:p>
      <text:p text:style-name="Standard"><text:tab/><text:tab/><text:tab/>printf( "El factorial de a vale: a! = %d \n" , fact );</text:p>
      <text:p text:style-name="Standard"><text:s text:c="16"/><text:tab/><text:tab/>printf( "Desea ingresar otro valor para a? \n" );</text:p>
      <text:p text:style-name="Standard"><text:s text:c="16"/><text:tab/><text:tab/>printf( " <text:s text:c="6"/>Ingrese 0 para dar nuevo valor! \n" );</text:p>
      <text:p text:style-name="Standard"><text:s text:c="16"/><text:tab/><text:tab/>printf( " <text:s text:c="6"/>Ingrese un valor distinto de cero para finalizar! \n");</text:p>
      <text:p text:style-name="Standard"><text:s text:c="16"/><text:tab/><text:tab/>scanf( "%d" , &amp;opcion );</text:p>
      <text:p text:style-name="Standard"><text:s text:c="8"/><text:tab/><text:tab/>}</text:p>
      <text:p text:style-name="Standard"><text:tab/>}</text:p>
      <text:p text:style-name="Standard"><text:tab/>// Fin del archivo: <text:span text:style-name="T1">factorial.c</text:span></text:p>
      <text:p text:style-name="P5"/>
      <text:p text:style-name="P5">Como vemos esta función no cumple con los postulados, por lo tanto no es recursiva de cola.</text:p>
      <text:p text:style-name="P5">Pero podemos realizar una implementación de esta función que sea recursiva de cola.</text:p>
      <text:p text:style-name="P5"/>
      <text:p text:style-name="Standard"/>
      <text:p text:style-name="Standard"/>
      <text:p text:style-name="Standard">Analista Universitario en Sistemas – CUATRIMESTRE Nº 3<text:tab/>MARZO-JUNIO 2006<text:tab/></text:p>
      <text:p text:style-name="P17">NOTAS DE CLASE DEL PROFESOR GUIDO MACCHI – TALLER 2<text:tab/><text:tab/><text:tab/><text:tab/>9/</text:p>
      <text:p text:style-name="P5"/>
      <text:p text:style-name="P5">¿Se puede hacer a esta función recursiva de cola?</text:p>
      <text:p text:style-name="P5">Sí, pues veamos el siguiente trozo de código fuente en Lenguaje C:</text:p>
      <text:p text:style-name="P5"/>
      <text:p text:style-name="P5"><text:tab/>int factorialtr( unsigned int n , unsigned int resultado )</text:p>
      <text:p text:style-name="P5"><text:tab/>{</text:p>
      <text:p text:style-name="Standard"><text:span text:style-name="T3"><text:tab/></text:span><text:tab/>if( n == 0 ) return resultado;<text:tab/><text:tab/>// resultado deberá valer 1 para que funcione</text:p>
      <text:p text:style-name="Standard"><text:span text:style-name="T1"><text:tab/><text:tab/></text:span><text:span text:style-name="T3">else <text:tab/>if( n &gt; 0 ){</text:span></text:p>
      <text:p text:style-name="P5"><text:tab/><text:tab/><text:tab/><text:tab/>return factorialtr( (n – 1) , resultado*n );</text:p>
      <text:p text:style-name="P5"><text:tab/><text:tab/><text:tab/>}</text:p>
      <text:p text:style-name="P5"><text:tab/><text:tab/><text:tab/>else<text:tab/>if( n &lt; 0 ){</text:p>
      <text:p text:style-name="P5"><text:tab/><text:tab/><text:tab/><text:tab/><text:tab/>printf(“\n ERROR!!! \n”);</text:p>
      <text:p text:style-name="P5"><text:tab/><text:tab/><text:tab/><text:tab/><text:tab/>return 0;</text:p>
      <text:p text:style-name="P5"><text:tab/><text:tab/><text:tab/><text:tab/>}</text:p>
      <text:p text:style-name="P5"><text:tab/>}</text:p>
      <text:p text:style-name="P5"/>
      <text:p text:style-name="P5">Y notamos que:<text:tab/><text:span text:style-name="T1">factorial( n ) &lt;==&gt; factorialtr( n , 1 )</text:span></text:p>
      <text:p text:style-name="Standard"/>
      <text:p text:style-name="Standard">A continuación detallamos el código fuente en Lenguaje C de un programa que hace uso de la función recién definida factorialtr (en la próxima hoj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alista Universitario en Sistemas – CUATRIMESTRE Nº 3<text:tab/>MARZO-JUNIO 2006<text:tab/></text:p>
      <text:p text:style-name="P17">NOTAS DE CLASE DEL PROFESOR GUIDO MACCHI – TALLER 2<text:tab/><text:tab/><text:tab/><text:tab/>10/</text:p>
      <text:p text:style-name="Standard"/>
      <text:p text:style-name="Standard"><text:tab/>// Archivo: factorialtr.c</text:p>
      <text:p text:style-name="Standard"/>
      <text:p text:style-name="Standard"><text:tab/>// prototipo de la fucnción factorialtr</text:p>
      <text:p text:style-name="Standard"><text:tab/>int factorialtr( unsigned int , unsigned int );</text:p>
      <text:p text:style-name="Standard"/>
      <text:p text:style-name="Standard"><text:tab/>// Implementación de la función factorial en Lenguaje C</text:p>
      <text:p text:style-name="Standard"><text:tab/>int factorialtr( unsigned int n , unsigned int resultado )</text:p>
      <text:p text:style-name="Standard"><text:tab/>{</text:p>
      <text:p text:style-name="Standard"><text:tab/> <text:s text:c="7"/>// resultado=1; para que sea como el factorial</text:p>
      <text:p text:style-name="Standard"><text:tab/> <text:s text:c="7"/>if( n == 0 ){</text:p>
      <text:p text:style-name="Standard"><text:tab/> <text:s text:c="15"/>return resultado;</text:p>
      <text:p text:style-name="Standard"><text:tab/> <text:s text:c="7"/>}</text:p>
      <text:p text:style-name="Standard"><text:tab/> <text:s text:c="7"/>else <text:s text:c="3"/>if( n &gt; 0 ){</text:p>
      <text:p text:style-name="Standard"><text:tab/> <text:s text:c="23"/>return factorialtr( (n - 1) , (n * resultado) ) ;</text:p>
      <text:p text:style-name="Standard"><text:tab/> <text:s text:c="15"/>}</text:p>
      <text:p text:style-name="Standard"><text:tab/> <text:s text:c="15"/>else <text:s text:c="3"/>if( n &lt; 0 ){</text:p>
      <text:p text:style-name="Standard"><text:tab/> <text:s text:c="31"/>printf("ERROR!");</text:p>
      <text:p text:style-name="Standard"><text:tab/> <text:s text:c="31"/>return 0;</text:p>
      <text:p text:style-name="Standard"><text:tab/> <text:s text:c="23"/>}</text:p>
      <text:p text:style-name="Standard"><text:tab/>}</text:p>
      <text:p text:style-name="Standard"><text:tab/>// Comienza el código ejecutable</text:p>
      <text:p text:style-name="Standard"><text:tab/>int main()</text:p>
      <text:p text:style-name="Standard"><text:tab/>{</text:p>
      <text:p text:style-name="Standard"><text:tab/> <text:s text:c="7"/>int a=0, facttr=1;</text:p>
      <text:p text:style-name="Standard"><text:tab/> <text:s text:c="7"/>int opcion = 0;</text:p>
      <text:p text:style-name="Standard"><text:tab/> <text:s text:c="7"/>while( opcion == 0 ) <text:s text:c="3"/>// Bucle de repetición: MIENTRAS( opcion es igual a 0 )</text:p>
      <text:p text:style-name="Standard"><text:tab/> <text:s text:c="7"/>{ <text:s text:c="30"/>// hacer</text:p>
      <text:p text:style-name="Standard"><text:tab/> <text:s text:c="15"/>printf( "Introduzca un valor entero positivo para a: " );</text:p>
      <text:p text:style-name="Standard"><text:tab/> <text:s text:c="15"/>scanf("%d" , &amp;a ); <text:s text:c="5"/>// Lee desde teclado un decimal (%d) y lo guarda en a</text:p>
      <text:p text:style-name="Standard"><text:tab/> <text:s text:c="15"/>if( a &gt;= 0 ){</text:p>
      <text:p text:style-name="Standard"><text:tab/> <text:s text:c="23"/>facttr = factorialtr( a , 1 );</text:p>
      <text:p text:style-name="Standard"><text:tab/> <text:s text:c="15"/>}</text:p>
      <text:p text:style-name="Standard"><text:tab/> <text:s text:c="15"/>else{</text:p>
      <text:p text:style-name="Standard"><text:tab/> <text:s text:c="23"/>printf("\neeeeeeeeeeeeeERRORrrrrrrrrrrrrr!\n");</text:p>
      <text:p text:style-name="Standard"><text:tab/> <text:s text:c="23"/>return 1; <text:s text:c="6"/>// salida abrupta del programa por condición errónea</text:p>
      <text:p text:style-name="Standard"><text:tab/> <text:s text:c="15"/>}</text:p>
      <text:p text:style-name="Standard"><text:tab/> <text:s text:c="15"/>printf( "El factorial de a vale: a! = %d \n" , facttr );</text:p>
      <text:p text:style-name="Standard"><text:tab/> <text:s text:c="15"/>printf( "Desea ingresar otro valor para a? \n" );</text:p>
      <text:p text:style-name="Standard"><text:tab/> <text:s text:c="15"/>printf( " <text:s text:c="6"/>Ingrese 0 para dar un nuevo valor! \n" );</text:p>
      <text:p text:style-name="Standard"><text:tab/> <text:s text:c="15"/>printf( " <text:s text:c="6"/>Ingrese un valor distinto de cero para finalizar! \n");</text:p>
      <text:p text:style-name="Standard"><text:tab/> <text:s text:c="15"/>scanf( "%d" , &amp;opcion );</text:p>
      <text:p text:style-name="Standard"><text:tab/> <text:s text:c="7"/>}</text:p>
      <text:p text:style-name="Standard"><text:tab/> <text:s text:c="7"/>return 0; <text:s text:c="6"/>// salida exitosa del programa todo ha salido bién</text:p>
      <text:p text:style-name="Standard"><text:tab/>}</text:p>
      <text:p text:style-name="Standard"><text:tab/>// Fin del archivo: factorialtr.c</text:p>
      <text:p text:style-name="Standard"/>
      <text:p text:style-name="Standard"><text:span text:style-name="T3">Una </text:span><text:span text:style-name="T1">característica interesante de las funciones recursivas de cola</text:span><text:span text:style-name="T3"> es que </text:span><text:span text:style-name="T1">al ejecutarlas ocupan una cantidad de memoria que permanece constante en el tiempo</text:span><text:span text:style-name="T3"> sin variar durante la ejecución del programa. </text:span><text:span text:style-name="T1">Una función recursiva de cola se comporta como una iteración</text:span><text:span text:style-name="T3">.</text:span></text:p>
      <text:p text:style-name="P5"/>
      <text:p text:style-name="Standard">Analista Universitario en Sistemas – CUATRIMESTRE Nº 3<text:tab/>MARZO-JUNIO 2006<text:tab/></text:p>
      <text:p text:style-name="P17">NOTAS DE CLASE DEL PROFESOR GUIDO MACCHI – TALLER 2<text:tab/><text:tab/><text:tab/><text:tab/>11/</text:p>
      <text:p text:style-name="P17"/>
      <text:p text:style-name="P17">Ahora <text:span text:style-name="T1">transformaremos esta función, que implementa al factorial, en una iteración</text:span>:</text:p>
      <text:p text:style-name="Standard"><text:tab/>// Archivo: factorialiteracion.c</text:p>
      <text:p text:style-name="Standard"><text:tab/>// prototipo de la fucnción factorialtr</text:p>
      <text:p text:style-name="Standard"><text:tab/>int factorialiteracion( unsigned int , unsigned int );</text:p>
      <text:p text:style-name="Standard"><text:tab/>// Implementación de la función factorial, como una iteración, en Lenguaje C</text:p>
      <text:p text:style-name="Standard"><text:tab/>int factorialiteracion( unsigned int n , unsigned int resultado )</text:p>
      <text:p text:style-name="Standard"><text:tab/>{</text:p>
      <text:p text:style-name="Standard"><text:tab/> <text:s text:c="7"/>// resultado=1; para que sea como el factorial</text:p>
      <text:p text:style-name="Standard"><text:tab/><text:tab/>sigue:<text:tab/>// define una <text:span text:style-name="T1">etiqueta</text:span> que sirve como <text:span text:style-name="T1">referencia para usar con</text:span> <text:span text:style-name="T1">“goto”</text:span></text:p>
      <text:p text:style-name="P4"><text:tab/><text:tab/><text:tab/><text:span text:style-name="T3">// Se dice que usar la sentencia </text:span>“goto” junto con etiquetas NO ES UNA <text:tab/><text:tab/><text:tab/><text:span text:style-name="T3">// </text:span>BUENA TÉCNICA DE PROGRAMACIÓN. <text:span text:style-name="T3">Los programas que hizo </text:span>Bill<text:span text:style-name="T3"> <text:tab/><text:tab/><text:tab/>// </text:span>Gates<text:span text:style-name="T3"> están llenos de sentencias </text:span>goto con etiquetas</text:p>
      <text:p text:style-name="Standard"><text:span text:style-name="T1"><text:tab/><text:tab/></text:span>if( n == 0 ){</text:p>
      <text:p text:style-name="Standard"><text:tab/> <text:s text:c="15"/>return resultado;</text:p>
      <text:p text:style-name="Standard"><text:tab/> <text:s text:c="7"/><text:tab/>}</text:p>
      <text:p text:style-name="Standard"><text:tab/> <text:s text:c="7"/><text:tab/>else <text:s text:c="3"/>if( n &gt; 0 ){</text:p>
      <text:p text:style-name="Standard"><text:tab/> <text:s text:c="23"/>resultado = <text:s/>(n * resultado) ;</text:p>
      <text:p text:style-name="Standard"><text:tab/><text:tab/><text:tab/>n = (n – 1);</text:p>
      <text:p text:style-name="Standard"><text:tab/><text:tab/><text:tab/>goto sigue;<text:tab/>// así se le dice “ve hasta la dirección en memoria etiquetada con</text:p>
      <text:p text:style-name="Standard"><text:tab/> <text:s text:c="15"/>}<text:tab/><text:tab/><text:tab/>// “sigue”</text:p>
      <text:p text:style-name="Standard"><text:tab/> <text:s text:c="15"/>else <text:s text:c="3"/>if( n &lt; 0 ){</text:p>
      <text:p text:style-name="Standard"><text:tab/> <text:s text:c="31"/>printf("ERROR!");</text:p>
      <text:p text:style-name="Standard"><text:tab/> <text:s text:c="31"/>return 0;</text:p>
      <text:p text:style-name="Standard"><text:tab/> <text:s text:c="23"/>}</text:p>
      <text:p text:style-name="Standard"><text:tab/>}</text:p>
      <text:p text:style-name="Standard"><text:tab/>// Comienza el código ejecutable</text:p>
      <text:p text:style-name="Standard"><text:tab/>int main()</text:p>
      <text:p text:style-name="Standard"><text:tab/>{</text:p>
      <text:p text:style-name="Standard"><text:tab/> <text:s text:c="7"/>int a=0, factiter=1;</text:p>
      <text:p text:style-name="Standard"><text:tab/> <text:s text:c="7"/>int opcion = 0;</text:p>
      <text:p text:style-name="Standard"><text:tab/> <text:s text:c="7"/>while( opcion == 0 ) <text:s text:c="3"/>// Bucle de repetición: MIENTRAS( opcion es igual a 0 )</text:p>
      <text:p text:style-name="Standard"><text:tab/> <text:s text:c="7"/>{ <text:s text:c="30"/>// hacer</text:p>
      <text:p text:style-name="Standard"><text:tab/> <text:s text:c="15"/>printf( "Introduzca un valor entero positivo para a: " );</text:p>
      <text:p text:style-name="Standard"><text:tab/> <text:s text:c="15"/>scanf("%d" , &amp;a ); <text:s text:c="5"/>// Lee desde teclado un decimal (%d) y lo guarda en a</text:p>
      <text:p text:style-name="Standard"><text:tab/> <text:s text:c="15"/>if( a &gt;= 0 ){</text:p>
      <text:p text:style-name="Standard"><text:tab/> <text:s text:c="23"/>factiter = factorialiteracion( a , 1 );</text:p>
      <text:p text:style-name="Standard"><text:tab/> <text:s text:c="15"/>}</text:p>
      <text:p text:style-name="Standard"><text:tab/> <text:s text:c="15"/>else{</text:p>
      <text:p text:style-name="Standard"><text:tab/> <text:s text:c="23"/>printf("\neeeeeeeeeeeeeERRORrrrrrrrrrrrrr!\n");</text:p>
      <text:p text:style-name="Standard"><text:tab/> <text:s text:c="23"/>return 1; <text:s text:c="6"/>// salida abrupta del programa por condición errónea</text:p>
      <text:p text:style-name="Standard"><text:tab/> <text:s text:c="15"/>}</text:p>
      <text:p text:style-name="Standard"><text:tab/> <text:s text:c="15"/>printf( "El factorial de a vale: a! = %d \n" , factiter );</text:p>
      <text:p text:style-name="Standard"><text:tab/> <text:s text:c="15"/>printf( "Desea ingresar otro valor para a? \n" );</text:p>
      <text:p text:style-name="Standard"><text:tab/> <text:s text:c="15"/>printf( " <text:s text:c="6"/>Ingrese 0 para dar un nuevo valor! \n" );</text:p>
      <text:p text:style-name="Standard"><text:tab/> <text:s text:c="15"/>printf( " <text:s text:c="6"/>Ingrese un valor distinto de cero para finalizar! \n");</text:p>
      <text:p text:style-name="Standard"><text:tab/> <text:s text:c="15"/>scanf( "%d" , &amp;opcion );</text:p>
      <text:p text:style-name="Standard"><text:tab/> <text:s text:c="7"/>}</text:p>
      <text:p text:style-name="Standard"><text:tab/> <text:s text:c="7"/>return 0; <text:s text:c="6"/>// salida exitosa del programa todo ha salido bién</text:p>
      <text:p text:style-name="Standard"><text:tab/>}</text:p>
      <text:p text:style-name="P17"><text:tab/>// Fin del archivo: factorialtr.c<text:tab/></text:p>
      <text:p text:style-name="Standard">Analista Universitario en Sistemas – CUATRIMESTRE Nº 3<text:tab/>MARZO-JUNIO 2006<text:tab/></text:p>
      <text:p text:style-name="P17">NOTAS DE CLASE DEL PROFESOR GUIDO MACCHI – TALLER 2<text:tab/><text:tab/><text:tab/><text:tab/>12/</text:p>
      <text:p text:style-name="P17"/>
      <text:p text:style-name="Standard"><text:span text:style-name="T25">Pero </text:span><text:span text:style-name="T26">se dice que no es bueno usar el “goto”</text:span><text:span text:style-name="T25">. Tenemos que </text:span><text:span text:style-name="T26">sacar el “goto” y la “etiqueta”</text:span><text:span text:style-name="T1">!!!</text:span></text:p>
      <text:p text:style-name="Standard"><text:tab/>// Archivo: <text:span text:style-name="T1">factorialbucle.c</text:span></text:p>
      <text:p text:style-name="Standard"><text:tab/>// prototipo de la fucnción factorialbucle</text:p>
      <text:p text:style-name="Standard"><text:tab/>int factorialbucle( unsigned int );</text:p>
      <text:p text:style-name="Standard"/>
      <text:p text:style-name="Standard"><text:tab/>// Implementación de la función factorial utilizando un bucle de repetición while <text:tab/><text:tab/>// (“MIENTRAS”) en Lenguaje C</text:p>
      <text:p text:style-name="Standard"><text:tab/>int factorialbucle( unsigned int n )</text:p>
      <text:p text:style-name="Standard"><text:tab/>{</text:p>
      <text:p text:style-name="Standard"><text:tab/> <text:s text:c="7"/>int resultado = 1; // declara una variable local, visible y utilizable solo dentro de esta <text:tab/><text:tab/><text:tab/><text:tab/>// función</text:p>
      <text:p text:style-name="Standard"><text:tab/> <text:s text:c="7"/>while( n &gt; 0 )</text:p>
      <text:p text:style-name="Standard"><text:tab/> <text:s text:c="7"/>{</text:p>
      <text:p text:style-name="Standard"><text:tab/><text:tab/><text:tab/>resultado *= n;<text:tab/>// equivale a: <text:s/>resultado = resultado * n</text:p>
      <text:p text:style-name="Standard"><text:tab/><text:tab/><text:tab/>n--;<text:tab/><text:tab/><text:tab/>// equivale a: <text:s/>n = n - 1</text:p>
      <text:p text:style-name="Standard"><text:tab/> <text:s text:c="7"/>}<text:tab/></text:p>
      <text:p text:style-name="Standard"><text:tab/> <text:s text:c="7"/>if( n &gt;= 0 ){</text:p>
      <text:p text:style-name="Standard"><text:tab/> <text:s text:c="15"/>return resultado;</text:p>
      <text:p text:style-name="Standard"><text:tab/> <text:s text:c="7"/>}</text:p>
      <text:p text:style-name="Standard"><text:tab/> <text:s text:c="7"/>else <text:s text:c="3"/>if( n &lt; 0 ){</text:p>
      <text:p text:style-name="Standard"><text:tab/> <text:s text:c="31"/>printf("\neeeeeeeeeeeeeERROR!rrrrrrrrrrrrr\n");</text:p>
      <text:p text:style-name="Standard"><text:tab/> <text:s text:c="31"/>return 0;</text:p>
      <text:p text:style-name="Standard"><text:tab/> <text:s text:c="17"/>}</text:p>
      <text:p text:style-name="Standard"><text:tab/>}</text:p>
      <text:p text:style-name="Standard"/>
      <text:p text:style-name="Standard"><text:tab/>// Comienza el código ejecutable</text:p>
      <text:p text:style-name="Standard"><text:tab/>int main()</text:p>
      <text:p text:style-name="Standard"><text:tab/>{</text:p>
      <text:p text:style-name="Standard"><text:tab/> <text:s text:c="7"/>int a=0, factbucle=1;</text:p>
      <text:p text:style-name="Standard"><text:tab/> <text:s text:c="7"/>int opcion = 0;</text:p>
      <text:p text:style-name="Standard"><text:tab/> <text:s text:c="7"/>while( opcion == 0 ) <text:s text:c="3"/><text:tab/>// Bucle de repetición: MIENTRAS( opcion es igual a 0 )</text:p>
      <text:p text:style-name="Standard"><text:tab/> <text:s text:c="7"/>{ <text:s text:c="30"/><text:tab/>// hacer</text:p>
      <text:p text:style-name="Standard"><text:tab/> <text:s text:c="15"/>printf( "Introduzca un valor entero positivo para a: " );</text:p>
      <text:p text:style-name="Standard"><text:tab/> <text:s text:c="15"/>scanf( "%d" , &amp;a ); <text:s text:c="5"/>// Lee desde teclado un decimal (%d) y lo guarda en a</text:p>
      <text:p text:style-name="Standard"><text:tab/> <text:s text:c="15"/>if( a &gt;= 0 ){</text:p>
      <text:p text:style-name="Standard"><text:tab/> <text:s text:c="23"/>factbucle = factorialbucle( a );</text:p>
      <text:p text:style-name="Standard"><text:tab/> <text:s text:c="15"/>}</text:p>
      <text:p text:style-name="Standard"><text:tab/> <text:s text:c="15"/>else{</text:p>
      <text:p text:style-name="Standard"><text:tab/> <text:s text:c="23"/>printf("\neeeeeeeeeeeeeERRORrrrrrrrrrrrrr!\n");</text:p>
      <text:p text:style-name="Standard"><text:tab/> <text:s text:c="23"/>return 1; <text:s text:c="6"/>// salida abrupta del programa por condición errónea</text:p>
      <text:p text:style-name="Standard"><text:tab/> <text:s text:c="15"/>}</text:p>
      <text:p text:style-name="Standard"><text:tab/> <text:s text:c="15"/>printf( "El factorial de a vale: a! = %d \n" , factbucle );</text:p>
      <text:p text:style-name="Standard"><text:tab/> <text:s text:c="15"/>printf( "Desea ingresar otro valor para a? \n" );</text:p>
      <text:p text:style-name="Standard"><text:tab/> <text:s text:c="15"/>printf( " <text:s text:c="6"/>Ingrese 0 para dar un nuevo valor! \n" );</text:p>
      <text:p text:style-name="Standard"><text:tab/> <text:s text:c="15"/>printf( " <text:s text:c="6"/>Ingrese un valor distinto de cero para finalizar! \n");</text:p>
      <text:p text:style-name="Standard"><text:tab/> <text:s text:c="15"/>scanf( "%d" , &amp;opcion );</text:p>
      <text:p text:style-name="Standard"><text:tab/> <text:s text:c="7"/>}</text:p>
      <text:p text:style-name="Standard"><text:tab/> <text:s text:c="7"/>return 0; <text:s text:c="6"/>// salida exitosa del programa todo ha salido bién</text:p>
      <text:p text:style-name="Standard"><text:tab/>}</text:p>
      <text:p text:style-name="P17"><text:tab/>// Fin del archivo: <text:span text:style-name="T1">factorialbucle.c</text:span></text:p>
      <text:p text:style-name="Standard">Analista Universitario en Sistemas – CUATRIMESTRE Nº 3<text:tab/>MARZO-JUNIO 2006<text:tab/></text:p>
      <text:p text:style-name="P17">NOTAS DE CLASE DEL PROFESOR GUIDO MACCHI – TALLER 2<text:tab/><text:tab/><text:tab/><text:tab/>13/</text:p>
      <text:p text:style-name="P17"/>
      <text:p text:style-name="P17">Continuando con el ejemplo de la <text:span text:style-name="T1">función producto</text:span>, ahora vamos a realizar su <text:span text:style-name="T1">implementación para que sea recursiva de cola.</text:span></text:p>
      <text:p text:style-name="Standard">// <text:span text:style-name="T37">Archivo: </text:span><text:span text:style-name="T38">productotr.c</text:span></text:p>
      <text:p text:style-name="P15"/>
      <text:p text:style-name="Standard">#include &lt;stdio.h&gt;</text:p>
      <text:p text:style-name="Standard"/>
      <text:p text:style-name="Standard">// A continuación se especifica el <text:span text:style-name="T1">prototipo de la funcion</text:span> <text:span text:style-name="T1">prodtr</text:span></text:p>
      <text:p text:style-name="Standard">unsigned int prodtr( unsigned int , unsigned int , unsigned int );</text:p>
      <text:p text:style-name="Standard"/>
      <text:p text:style-name="Standard">// Ahora se realiza la implementación del código en C de la función prodtr</text:p>
      <text:p text:style-name="Standard">unsigned int prodtr( unsigned int m , unsigned int n , unsigned int resultado )</text:p>
      <text:p text:style-name="Standard">{<text:tab/></text:p>
      <text:p text:style-name="Standard"><text:tab/>if( n == 1 ){</text:p>
      <text:p text:style-name="Standard"><text:tab/><text:tab/>return (resultado + m); <text:tab/>// deberá ser resultado = 0 para que sea como el <text:tab/><text:tab/>}<text:tab/><text:tab/><text:tab/><text:tab/><text:tab/>// producto</text:p>
      <text:p text:style-name="Standard"><text:tab/>else<text:tab/>if( (n &amp; 1) == 0 ){<text:tab/><text:tab/>// Si n es par</text:p>
      <text:p text:style-name="Standard"><text:tab/><text:tab/><text:tab/>return prodtr( m &lt;&lt; 1 , n &gt;&gt; 1 , resultado );</text:p>
      <text:p text:style-name="Standard"><text:tab/><text:tab/>}</text:p>
      <text:p text:style-name="Standard"><text:tab/><text:tab/>else<text:tab/>if( (n &amp; 1) == 1){<text:tab/>// Si n es impar</text:p>
      <text:p text:style-name="Standard"><text:tab/><text:tab/><text:tab/><text:tab/>return ( prodtr( m &lt;&lt; 1 , ( (n – 1) &gt;&gt; 1 ) , resultado + m ) );</text:p>
      <text:p text:style-name="Standard"><text:tab/><text:tab/>}</text:p>
      <text:p text:style-name="Standard">}</text:p>
      <text:p text:style-name="Standard"/>
      <text:p text:style-name="Standard">int main()<text:tab/>// comienza el código ejecutable</text:p>
      <text:p text:style-name="Standard">{<text:tab/>int a = 2;</text:p>
      <text:p text:style-name="Standard"><text:tab/>int b = 3;</text:p>
      <text:p text:style-name="Standard"><text:tab/>int res = 0;<text:tab/>// debe valer cero para que sea el producto lo que se calcula</text:p>
      <text:p text:style-name="Standard"><text:tab/>printf( “a vale: %d \n”, a);</text:p>
      <text:p text:style-name="Standard"><text:tab/>printf( “b vale: %d \n”, b );</text:p>
      <text:p text:style-name="Standard"><text:tab/>int producto = prodtr( a , b , res );</text:p>
      <text:p text:style-name="Standard"><text:tab/>printf( “el producto a*b vale: %d \n” , producto );</text:p>
      <text:p text:style-name="Standard"><text:tab/>int opcion = 0;</text:p>
      <text:p text:style-name="Standard"><text:tab/>while( opcion == 0 )<text:tab/>// Bucle de repetición: MIENTRAS( opcion es igual a 0 ) </text:p>
      <text:p text:style-name="Standard"><text:tab/>{<text:tab/><text:tab/><text:tab/><text:tab/>// hacer</text:p>
      <text:p text:style-name="Standard"><text:s text:c="11"/><text:tab/><text:tab/>printf( "Introduzca un nuevo valor para a: " ); // imprime en pantalla el mensaje</text:p>
      <text:p text:style-name="Standard"><text:tab/><text:tab/>scanf("%d" , &amp;a );// Lee desde teclado un decimal (%d) y lo guarda en la variable a</text:p>
      <text:p text:style-name="Standard"><text:tab/><text:tab/>printf( "Introduzca un nuevo valor para b: " );</text:p>
      <text:p text:style-name="Standard"><text:tab/><text:tab/>scanf( "%d" , &amp;b );<text:tab/>// Lee desde teclado un decimal (%d) y lo guarda en la variable b</text:p>
      <text:p text:style-name="Standard"><text:tab/><text:tab/>int resx = 0;</text:p>
      <text:p text:style-name="Standard"><text:tab/><text:tab/>int productox = prodtr( a , b , resx );</text:p>
      <text:p text:style-name="Standard"><text:tab/><text:tab/>printf( "el producto a*b vale: %d \n" , productox );</text:p>
      <text:p text:style-name="Standard"><text:tab/><text:tab/>printf( "\nDesea ingresar otros valores para a y b ? \n" );</text:p>
      <text:p text:style-name="Standard"><text:tab/><text:tab/>printf( " <text:s text:c="6"/>Ingrese 0 (CERO) para dar nuevos valores! \n" );</text:p>
      <text:p text:style-name="Standard"><text:tab/><text:tab/>printf( " <text:s text:c="6"/>Ingrese un valor distinto de cero para finalizar! \n");</text:p>
      <text:p text:style-name="Standard"><text:tab/><text:tab/>scanf( "%d" , &amp;opcion );</text:p>
      <text:p text:style-name="Standard"><text:tab/>}</text:p>
      <text:p text:style-name="Standard"><text:tab/>return 0; <text:tab/><text:tab/>// indica que se ha realizado todo con éxito al ambiente donde se ejecuta</text:p>
      <text:p text:style-name="Standard">}</text:p>
      <text:p text:style-name="P16">// Fin del Archivo: productotr.c</text:p>
      <text:p text:style-name="P17"/>
      <text:p text:style-name="Standard">Analista Universitario en Sistemas – CUATRIMESTRE Nº 3<text:tab/>MARZO-JUNIO 2006<text:tab/></text:p>
      <text:p text:style-name="P17">NOTAS DE CLASE DEL PROFESOR GUIDO MACCHI – TALLER 2<text:tab/><text:tab/><text:tab/><text:tab/>14/</text:p>
      <text:p text:style-name="P17"/>
      <text:p text:style-name="P17">Hay que notar que <text:span text:style-name="T1">al realizar la invocación a la función</text:span>: <text:span text:style-name="T1">prodtr( a , b , res );</text:span> el valor que posee la variable entera <text:span text:style-name="T1">res es CERO</text:span>, pues de otra manera esta función no devolvería como resultado el producto entre dos números enteros positivos.</text:p>
      <text:p text:style-name="P17"/>
      <text:p text:style-name="P17">Ahora pasaremos a ver un tema muy importante que todo buén programador que use el Lenguaje C debería dominar sin problemas: (este tema ha sido calificado como merecedor de “CUATRO CALABERAS” por el mismo profesor Guido Macchi, debido a la complejidad que supone para los alumnos que lo ven por primera vez).</text:p>
      <text:p text:style-name="P17"/>
      <text:p text:style-name="P17"><text:span text:style-name="T2">PUNTEROS EN C</text:span>:</text:p>
      <text:p text:style-name="P17">En <text:span text:style-name="T1">C una variable tiene</text:span>:</text:p>
      <text:p text:style-name="P17"><text:tab/>a)<text:tab/>un <text:span text:style-name="T1">tipo de dato</text:span></text:p>
      <text:p text:style-name="P17"><text:tab/>b)<text:tab/>un <text:span text:style-name="T1">valor</text:span> (correspondiente a ese tipo de dato)</text:p>
      <text:p text:style-name="P17"><text:tab/>c)<text:tab/>una <text:span text:style-name="T1">dirección de memoria. </text:span></text:p>
      <text:p text:style-name="P16"/>
      <text:p text:style-name="P5"><text:span text:style-name="T11">Para lograr comprender esto debemos recordar el concepto que el <text:tab/>mismísimo </text:span><text:span text:style-name="T26">Jon Von Neuman </text:span><text:span text:style-name="T11">acuñó en unos </text:span><text:span text:style-name="T26">informes preliminares de los años 1940</text:span><text:span text:style-name="T11">, él hablaba de una </text:span><text:span text:style-name="T26">máquina que tenía la capacidad de almacenar datos y programas en memoria</text:span><text:span text:style-name="T11"> (el </text:span><text:span text:style-name="T26">concepto de programa almacenado en memoria</text:span><text:span text:style-name="T11">). Así </text:span><text:span text:style-name="T26">en la memoria de una computadora hay datos</text:span><text:span text:style-name="T11"> e </text:span><text:span text:style-name="T26">instrucciones que manipulan esos datos</text:span><text:span text:style-name="T11"> y ambos, </text:span><text:span text:style-name="T26">datos e instrucciones están identificados</text:span><text:span text:style-name="T11">, para facilitar su manipulación, </text:span><text:span text:style-name="T26">mediante</text:span><text:span text:style-name="T11"> lo que denominamos las </text:span><text:span text:style-name="T26">direcciones de memoria</text:span><text:span text:style-name="T11">. La unidad mínima direccionable de memoria depende de la Arquitectura de la Computadora. Por lo general las computadoras permiten direccionar hasta el nivel de bytes (1 byte = 1 octeto = 8 bits = 8 dígitos binarios).</text:span></text:p>
      <text:p text:style-name="P17"/>
      <text:p text:style-name="P17">El Lenguaje de programación <text:span text:style-name="T1">C permite averiguar cuál es la dirección de una variable mediante el operador de dirección o referencia: &amp;</text:span></text:p>
      <text:p text:style-name="P17"/>
      <text:p text:style-name="P17"><text:span text:style-name="T4">Ejemplo</text:span>: veamos el siguiente trozo de código fuente</text:p>
      <text:p text:style-name="P17"/>
      <text:p text:style-name="P17"><text:tab/>int i;<text:tab/>// En C un <text:span text:style-name="T1">entero ocupa 4 bytes</text:span> en memoria</text:p>
      <text:p text:style-name="P17"/>
      <text:p text:style-name="Standard"><text:span text:style-name="T25"><text:tab/>&amp;i;<text:tab/>// </text:span><text:span text:style-name="T26">Entrega la dirección de memoria,</text:span><text:span text:style-name="T25"> utilizando un </text:span><text:span text:style-name="T26">sistema de representación </text:span><text:span text:style-name="T25">de </text:span></text:p>
      <text:p text:style-name="P17"><text:tab/><text:tab/>// números <text:span text:style-name="T1">cuya base es 16, sistema de representación hexadecimal </text:span>(tiene <text:span text:style-name="T1">16 </text:span></text:p>
      <text:p text:style-name="P17"><text:span text:style-name="T1"><text:tab/><text:tab/>// símbolos</text:span> que usa para representar cualquier número, los símbolos son:</text:p>
      <text:p text:style-name="Standard"><text:span text:style-name="T25"><text:tab/><text:tab/>// </text:span><text:span text:style-name="T26">0, 1, 2, 3, 4, 5, 6, 7, 8, 9, A, B, C, D, E y F ) </text:span><text:span text:style-name="T25">en la que se encuentra ubicado el entero i</text:span></text:p>
      <text:p text:style-name="P17"><text:tab/><text:tab/>// En este caso retorna la dirección en memoria del primero de los 4 bytes que <text:tab/></text:p>
      <text:p text:style-name="P17"><text:tab/><text:tab/>// conforman al entero i</text:p>
      <text:p text:style-name="P17"><text:span text:style-name="T4">Veamos el esquema aclaratorio</text:span>:</text:p>
      <text:p text:style-name="P17">Imaginamos a la memoria RAM dividida en pequeñas celdas cuyo tamaño es de 1 byte</text:p>
      <table:table table:name="Tabla2" table:style-name="Tabla2">
        <table:table-column table:style-name="Tabla2.A" table:number-columns-repeated="15"/>
        <table:table-column table:style-name="Tabla2.P"/>
        <table:table-header-rows>
          <table:table-row>
            <table:table-cell table:style-name="Tabla2.A1" office:value-type="string">
              <text:p text:style-name="P27">1 byte</text:p>
            </table:table-cell>
            <table:table-cell table:style-name="Tabla2.B1" office:value-type="string">
              <text:p text:style-name="P27">1 byte</text:p>
            </table:table-cell>
            <table:table-cell table:style-name="Tabla2.C1" office:value-type="string">
              <text:p text:style-name="P27">1 byte</text:p>
            </table:table-cell>
            <table:table-cell table:style-name="Tabla2.C1" office:value-type="string">
              <text:p text:style-name="P27">1 byte</text:p>
            </table:table-cell>
            <table:table-cell table:style-name="Tabla2.C1" office:value-type="string">
              <text:p text:style-name="P27">1 byte</text:p>
            </table:table-cell>
            <table:table-cell table:style-name="Tabla2.A1" office:value-type="string">
              <text:p text:style-name="P27">1 byte</text:p>
            </table:table-cell>
            <table:table-cell table:style-name="Tabla2.A1" office:value-type="string">
              <text:p text:style-name="P27">1 byte</text:p>
            </table:table-cell>
            <table:table-cell table:style-name="Tabla2.A1" office:value-type="string">
              <text:p text:style-name="P27">1 byte</text:p>
            </table:table-cell>
            <table:table-cell table:style-name="Tabla2.A1" office:value-type="string">
              <text:p text:style-name="P27">1 byte</text:p>
            </table:table-cell>
            <table:table-cell table:style-name="Tabla2.A1" office:value-type="string">
              <text:p text:style-name="P27">1 byte</text:p>
            </table:table-cell>
            <table:table-cell table:style-name="Tabla2.A1" office:value-type="string">
              <text:p text:style-name="P27">1 byte</text:p>
            </table:table-cell>
            <table:table-cell table:style-name="Tabla2.A1" office:value-type="string">
              <text:p text:style-name="P27">1 byte</text:p>
            </table:table-cell>
            <table:table-cell table:style-name="Tabla2.A1" office:value-type="string">
              <text:p text:style-name="P27">1 byte</text:p>
            </table:table-cell>
            <table:table-cell table:style-name="Tabla2.A1" office:value-type="string">
              <text:p text:style-name="P27">1 byte</text:p>
            </table:table-cell>
            <table:table-cell table:style-name="Tabla2.A1" office:value-type="string">
              <text:p text:style-name="P27">1 byte</text:p>
            </table:table-cell>
            <table:table-cell table:style-name="Tabla2.P1" office:value-type="string">
              <text:p text:style-name="P27">1 byte</text:p>
            </table:table-cell>
          </table:table-row>
        </table:table-header-rows>
      </table:table>
      <text:p text:style-name="P17"><draw:g text:anchor-type="paragraph" draw:z-index="0" draw:style-name="gr1"><draw:g draw:style-name="gr2"><draw:line draw:style-name="gr3" draw:text-style-name="P33" svg:x1="1.52cm" svg:y1="0.775cm" svg:x2="5.259cm" svg:y2="0.775cm"><text:p/></draw:line><draw:line draw:style-name="gr3" draw:text-style-name="P33" svg:x1="3.342cm" svg:y1="1.262cm" svg:x2="3.342cm" svg:y2="0.775cm"><text:p/></draw:line></draw:g><draw:line draw:style-name="gr3" draw:text-style-name="P33" svg:x1="1.52cm" svg:y1="0.775cm" svg:x2="1.252cm" svg:y2="0.198cm"><text:p/></draw:line><draw:line draw:style-name="gr3" draw:text-style-name="P33" svg:x1="5.26cm" svg:y1="0.775cm" svg:x2="5.512cm" svg:y2="0.214cm"><text:p/></draw:line></draw:g><draw:g text:anchor-type="paragraph" draw:z-index="2" draw:style-name="gr1"><draw:line draw:style-name="gr3" draw:text-style-name="P33" svg:x1="1.173cm" svg:y1="0.071cm" svg:x2="0.459cm" svg:y2="2.452cm"><text:p/></draw:line><draw:line draw:style-name="gr3" draw:text-style-name="P33" svg:x1="1.173cm" svg:y1="0.732cm" svg:x2="1.173cm" svg:y2="0.071cm"><text:p/></draw:line><draw:line draw:style-name="gr3" draw:text-style-name="P33" svg:x1="0.882cm" svg:y1="0.627cm" svg:x2="1.173cm" svg:y2="0.071cm"><text:p/></draw:line></draw:g></text:p>
      <text:p text:style-name="P5"/>
      <text:p text:style-name="P17"><draw:frame text:anchor-type="paragraph" draw:z-index="1" draw:style-name="gr4" svg:width="3.705cm" svg:height="0.519cm" svg:x="2.443cm" svg:y="0.228cm"><draw:text-box><text:p>un int en C: 4 bytes</text:p></draw:text-box></draw:frame></text:p>
      <text:p text:style-name="P17"><draw:frame text:anchor-type="paragraph" draw:z-index="3" draw:style-name="gr5" svg:width="0.583cm" svg:height="0.519cm" svg:x="0.168cm" svg:y="0.928cm"><draw:text-box><text:p>&amp;i</text:p></draw:text-box></draw:frame></text:p>
      <text:p text:style-name="P17"/>
      <text:p text:style-name="P17"/>
      <text:p text:style-name="P17">A continuación veremos un ejemplo que hace uso de los punteros.</text:p>
      <text:p text:style-name="Standard">Analista Universitario en Sistemas – CUATRIMESTRE Nº 3<text:tab/>MARZO-JUNIO 2006<text:tab/></text:p>
      <text:p text:style-name="P17">NOTAS DE CLASE DEL PROFESOR GUIDO MACCHI – TALLER 2<text:tab/><text:tab/><text:tab/><text:tab/>15/</text:p>
      <text:p text:style-name="P17"/>
      <text:p text:style-name="Standard"><text:span text:style-name="T25">// Archivo: </text:span><text:span text:style-name="T26">operadorReferencia.c</text:span></text:p>
      <text:p text:style-name="P17">#include &lt;stdio.h&gt;</text:p>
      <text:p text:style-name="P17">int main()<text:tab/>// comienza el código principal ejecutable</text:p>
      <text:p text:style-name="P17">{</text:p>
      <text:p text:style-name="P17"><text:tab/>int i, j, k;<text:tab/>// declara 3 variables de tipo entero</text:p>
      <text:p text:style-name="P17"><text:tab/>i = j = k = 13;<text:tab/>// inicializa el valor de las 3 variables en 13</text:p>
      <text:p text:style-name="P17"><text:tab/>printf( <text:s/>“i = %d , j = %d , k = %d \n”, i , j ,k );<text:tab/>// muestra el valor de las 3 variables</text:p>
      <text:p text:style-name="P17"><text:tab/>printf( “&amp;i = %p , &amp;j = %p , &amp;k = %p \n” , &amp;i , &amp;j , &amp;k );<text:tab/>// muestra la dirección en memoria </text:p>
      <text:p text:style-name="P17"><text:tab/><text:tab/><text:tab/><text:tab/><text:tab/><text:tab/><text:tab/><text:tab/><text:tab/>// de cada variable</text:p>
      <text:p text:style-name="P17"><text:tab/>return 0; <text:tab/>// salida del programa exitosa, todo ha salido bién</text:p>
      <text:p text:style-name="P17">}</text:p>
      <text:p text:style-name="P17">// Fin del Archivo: <text:span text:style-name="T1">operadorReferencia.c</text:span></text:p>
      <text:p text:style-name="P16"/>
      <text:p text:style-name="P17">Hay que notar la correspondencia, con respecto al orden y los tipos de datos, que se debe respetar al utilizar las <text:span text:style-name="T1">especificaciones de conversión </text:span>y los <text:span text:style-name="T1">caracteres ordinarios</text:span> en la función “<text:span text:style-name="T1">printf</text:span>”(salida con formato).</text:p>
      <text:p text:style-name="Standard"><text:span text:style-name="T25">Cada </text:span><text:span text:style-name="T26">especificación de conversión </text:span><text:span text:style-name="T25">comienza con un </text:span><text:span text:style-name="T26">% </text:span><text:span text:style-name="T25">y termina con un </text:span><text:span text:style-name="T26">carácter de conversión</text:span><text:span text:style-name="T25">. </text:span><text:span text:style-name="T26">Entre el % y el carácter de conversión pueden presentarse</text:span><text:span text:style-name="T25"> las siguientes </text:span><text:span text:style-name="T26">indicaciones opcionales</text:span><text:span text:style-name="T25">, en el orden en que se las describe a continuación:</text:span></text:p>
      <text:p text:style-name="Standard"/>
      <text:list text:style-name="L7">
        <text:list-item>
          <text:p text:style-name="P34"><text:span text:style-name="T1">signo menos</text:span>: <text:span text:style-name="T3">indica el </text:span><text:span text:style-name="T1">ajuste hacia la izquierda del argumento convertido</text:span><text:span text:style-name="T3"> (carácter ordinario)</text:span></text:p>
          <text:p text:style-name="P35"/>
        </text:list-item>
        <text:list-item>
          <text:p text:style-name="P35"><text:span text:style-name="T1">número</text:span>: indica el <text:span text:style-name="T1">ancho mínimo del campo que contiene al argumento convertido</text:span>. Si es </text:p>
          <text:list>
            <text:list-item>
              <text:list>
                <text:list-item>
                  <text:list>
                    <text:list-item>
                      <text:list>
                        <text:list-header>
                          <text:p text:style-name="P35">necesario se rellenará con espacios en blanco cuando sobre espacio.</text:p>
                        </text:list-header>
                      </text:list>
                    </text:list-item>
                  </text:list>
                </text:list-item>
              </text:list>
            </text:list-item>
          </text:list>
          <text:p text:style-name="P35"/>
        </text:list-item>
        <text:list-item>
          <text:p text:style-name="P35"><text:span text:style-name="T1">punto</text:span>: separa el <text:span text:style-name="T1">ancho mínimo</text:span> de la <text:span text:style-name="T1">precisión</text:span>.</text:p>
          <text:p text:style-name="P35"/>
        </text:list-item>
        <text:list-item>
          <text:p text:style-name="P35"><text:span text:style-name="T1">número</text:span>: indica la <text:span text:style-name="T1">precisión</text:span>. Este valor tiene <text:span text:style-name="T1">dos interpretaciones posibles</text:span>:</text:p>
          <text:list>
            <text:list-item>
              <text:list>
                <text:list-item>
                  <text:p text:style-name="P35"><text:span text:style-name="T1">Si el argumento convertido es un carácter (tipo char)</text:span>: la precisión indica el <text:span text:style-name="T1">número <text:tab/><text:tab/><text:tab/><text:tab/><text:tab/><text:tab/><text:tab/><text:tab/>máximo de caracteres que serán <text:tab/><text:tab/><text:tab/><text:tab/><text:tab/><text:tab/><text:tab/><text:tab/>impresos.</text:span></text:p>
                </text:list-item>
                <text:list-item>
                  <text:p text:style-name="P36">Si el argumento convertido es un numero de tipo:</text:p>
                  <text:list>
                    <text:list-item>
                      <text:list>
                        <text:list-item>
                          <text:p text:style-name="P36">int (entero) : <text:s/><text:span text:style-name="T3">la precisión indica el </text:span>número mínimo de dígitos <text:span text:style-name="T3">para ese entero</text:span></text:p>
                        </text:list-item>
                        <text:list-item>
                          <text:p text:style-name="P34"><text:span text:style-name="T1">double</text:span><text:span text:style-name="T3"> o </text:span><text:span text:style-name="T1">float</text:span>: <text:s/><text:span text:style-name="T3">la precisión indica el </text:span><text:span text:style-name="T1">número de dígitos despúes del punto decimal</text:span></text:p>
                          <text:p text:style-name="P36"/>
                        </text:list-item>
                      </text:list>
                    </text:list-item>
                  </text:list>
                </text:list-item>
              </text:list>
            </text:list-item>
          </text:list>
        </text:list-item>
        <text:list-item>
          <text:p text:style-name="P36">h: <text:span text:style-name="T3">si el </text:span>argumento convertido es<text:span text:style-name="T3"> </text:span>entero<text:span text:style-name="T3"> </text:span>y será impreso como un dato de tipo “short”</text:p>
          <text:p text:style-name="P36"/>
        </text:list-item>
        <text:list-item>
          <text:p text:style-name="P36">l: una “ele”, <text:s/><text:span text:style-name="T3">si el </text:span>argumento convertido es<text:span text:style-name="T3"> </text:span>entero<text:span text:style-name="T3"> </text:span>y será impreso como un dato de tipo “long”</text:p>
        </text:list-item>
      </text:list>
      <text:p text:style-name="P4"/>
      <text:p text:style-name="P5"><text:span text:style-name="T4">Veamos algunas de las </text:span><text:span text:style-name="T2">especificaciones de conversión</text:span><text:span text:style-name="T4"> que se pueden utilizar con </text:span><text:span text:style-name="T2">“printf”</text:span><text:span text:style-name="T1">:</text:span></text:p>
      <text:list text:style-name="L8">
        <text:list-item>
          <text:p text:style-name="P37"><text:span text:style-name="T1">%d</text:span> : recibe un <text:span text:style-name="T1">dato de tipo int (entero)</text:span> y lo muestra en <text:span text:style-name="T1">formato decimal</text:span></text:p>
          <text:p text:style-name="P38"/>
        </text:list-item>
        <text:list-item>
          <text:p text:style-name="P38">%p<text:span text:style-name="T3">: recibe un </text:span>puntero<text:span text:style-name="T3"> y lo muestra en </text:span>formato hexadecimal</text:p>
          <text:p text:style-name="P38"><text:s/></text:p>
        </text:list-item>
        <text:list-item>
          <text:p text:style-name="P38">%x<text:span text:style-name="T3">: recibe un </text:span>dato de tipo int (entero) <text:span text:style-name="T3">y lo muestra en </text:span>formato hexadecimal</text:p>
          <text:p text:style-name="P38"><text:s/></text:p>
        </text:list-item>
        <text:list-item>
          <text:p text:style-name="P38">%u<text:span text:style-name="T3">: recibe un </text:span>dato de tipo unsigned int (entero sin signo, positivo) <text:span text:style-name="T3">y lo muestra en </text:span>formato decimal</text:p>
        </text:list-item>
      </text:list>
      <text:p text:style-name="Standard">Analista Universitario en Sistemas – CUATRIMESTRE Nº 3<text:tab/>MARZO-JUNIO 2006<text:tab/></text:p>
      <text:p text:style-name="P17">NOTAS DE CLASE DEL PROFESOR GUIDO MACCHI – TALLER 2<text:tab/><text:tab/><text:tab/><text:tab/>16/</text:p>
      <text:p text:style-name="P17"/>
      <text:p text:style-name="P17">Retomamos un trozo de código para aclarar estas cuestiones:</text:p>
      <text:p text:style-name="P17"/>
      <text:p text:style-name="P17"><text:tab/>printf( <text:s/>“ i <text:s text:c="3"/>= <text:s text:c="3"/><text:span text:style-name="T39">%d</text:span> <text:s text:c="3"/>, <text:s text:c="3"/>j <text:s text:c="3"/>= <text:s text:c="3"/><text:span text:style-name="T40">%d</text:span> <text:s text:c="3"/>, <text:s text:c="3"/>k <text:s text:c="3"/>= <text:s text:c="3"/><text:span text:style-name="T41">%d</text:span> <text:s text:c="3"/>\n” <text:s text:c="2"/>, <text:s text:c="3"/><text:span text:style-name="T39">i </text:span><text:s text:c="3"/>, <text:s text:c="3"/><text:span text:style-name="T40">j</text:span> <text:s text:c="3"/>, <text:s text:c="2"/><text:span text:style-name="T41">k</text:span> <text:s text:c="3"/>);</text:p>
      <text:p text:style-name="P4"/>
      <text:p text:style-name="P4">El <text:span text:style-name="T39">primer %d</text:span> hace referencia al <text:span text:style-name="T39">valor de i</text:span>.</text:p>
      <text:p text:style-name="P4">El <text:span text:style-name="T40">segundo %d</text:span> hace referencia al <text:span text:style-name="T40">valor de j</text:span>.</text:p>
      <text:p text:style-name="P4">El <text:span text:style-name="T41">tercer %d</text:span> hace referencia al <text:span text:style-name="T41">valor de k</text:span>.</text:p>
      <text:p text:style-name="P4"/>
      <text:p text:style-name="P4">Se debe tener cuidado al utilizar las especificaciones de conversión en forma adecuada, porque pueden suceder errores de inconsistencia de tipos de datos, como por ejemplo en el siguiente código fuente:</text:p>
      <text:p text:style-name="P4"><text:tab/><text:span text:style-name="T3">// Archivo: errores-printf.c</text:span></text:p>
      <text:p text:style-name="P5"><text:tab/>#include &lt;stdio.h&gt;</text:p>
      <text:p text:style-name="P5"><text:tab/>int main(){</text:p>
      <text:p text:style-name="P5"><text:tab/><text:tab/>int i = 10;</text:p>
      <text:p text:style-name="P5"><text:tab/><text:tab/>double d = 2.5;</text:p>
      <text:p text:style-name="P5"><text:tab/><text:tab/>printf( "\n d vale <text:span text:style-name="T1">%d</text:span> \n" , <text:span text:style-name="T1">d</text:span> ); <text:s text:c="7"/>// <text:span text:style-name="T1">error de correspondencia de tipos</text:span></text:p>
      <text:p text:style-name="P5"><text:tab/><text:tab/></text:p>
      <text:p text:style-name="P5"><text:tab/><text:tab/>printf( "\n d está en: <text:span text:style-name="T1">%p</text:span> \n", <text:span text:style-name="T1">d</text:span> );</text:p>
      <text:p text:style-name="P5"><text:tab/><text:tab/>// <text:span text:style-name="T1">error de correspondencia de tipos</text:span>, pues <text:span text:style-name="T1">debe ir &amp;d, no d</text:span></text:p>
      <text:p text:style-name="P5"><text:tab/><text:tab/></text:p>
      <text:p text:style-name="P5"><text:tab/><text:tab/>return 0; <text:s text:c="6"/>// salida satisfactoria del programa</text:p>
      <text:p text:style-name="P5"><text:tab/>}</text:p>
      <text:p text:style-name="P5"><text:tab/>// Fin del archivo: errores-printf.c</text:p>
      <text:p text:style-name="P5"/>
      <text:p text:style-name="Standard"><text:span text:style-name="T3">Este archivo </text:span><text:span text:style-name="T1">se puede compilar con gcc de la siguiente manera</text:span>:</text:p>
      <text:p text:style-name="P4"><text:tab/>gcc <text:s/>errores-printf.c <text:s/>-o <text:s/>errores-printf.out</text:p>
      <text:p text:style-name="P5">El <text:span text:style-name="T1">programa compilado se ejecuta de la siguiente manera</text:span> (suponiendo que el archivo se encuentra en el mismo directorio en donde estamos ubicados actualmente):</text:p>
      <text:p text:style-name="P5"><text:tab/><text:span text:style-name="T1">./errores-printf.out</text:span></text:p>
      <text:p text:style-name="P5">Cuya salida en pantalla es la siguiente:</text:p>
      <text:p text:style-name="P5"><text:tab/> d vale 0</text:p>
      <text:p text:style-name="P5"/>
      <text:p text:style-name="P5"><text:tab/> d está en: (nil)</text:p>
      <text:p text:style-name="P5">Obviamente se debe esto a que <text:span text:style-name="T1">se están empleando mal las especificaciones de conversión</text:span>, sin embargo el <text:span text:style-name="T1">gcc nos permite compilar</text:span>, esto se debe a que al trabajar con el Lenguaje de Programación C, <text:span text:style-name="T1">el compilador realiza la menor cantidad de suposiciones posibles</text:span> dejándole <text:span text:style-name="T1">toda la responsabilidad en cuanto al control de la lógica embebida en el código al programador</text:span>.</text:p>
      <text:p text:style-name="P5"/>
      <text:p text:style-name="P5">La <text:span text:style-name="T1">versión lógicamente correcta</text:span> es la siguiente:</text:p>
      <text:p text:style-name="P5"><text:tab/>// Archivo: errores-printf-corregido.c</text:p>
      <text:p text:style-name="P5"><text:tab/>#include &lt;stdio.h&gt;</text:p>
      <text:p text:style-name="P5"><text:tab/>int main(){</text:p>
      <text:p text:style-name="P5"><text:tab/> <text:s text:c="7"/>int i = 10;</text:p>
      <text:p text:style-name="P5"><text:tab/> <text:s text:c="7"/>double d = 2.5;</text:p>
      <text:p text:style-name="P5"><text:tab/> <text:s text:c="7"/>printf( "\n d vale %f \n" , d );</text:p>
      <text:p text:style-name="P5"><text:tab/> <text:s text:c="7"/>printf( "\n d está en: %p \n", &amp;d );</text:p>
      <text:p text:style-name="P5"><text:s text:c="8"/>return 0; <text:s text:c="6"/>// salida satisfactoria del programa</text:p>
      <text:p text:style-name="P5">}// Fin del archivo: errores-printf-corregido.c</text:p>
      <text:p text:style-name="Standard">Analista Universitario en Sistemas – CUATRIMESTRE Nº 3<text:tab/>MARZO-JUNIO 2006<text:tab/></text:p>
      <text:p text:style-name="P17">NOTAS DE CLASE DEL PROFESOR GUIDO MACCHI – TALLER 2<text:tab/><text:tab/><text:tab/><text:tab/>17/</text:p>
      <text:p text:style-name="P17"/>
      <text:p text:style-name="Standard"><text:span text:style-name="T3">Este archivo </text:span><text:span text:style-name="T1">se puede compilar con gcc de la siguiente manera</text:span>:</text:p>
      <text:p text:style-name="P4"><text:tab/>gcc <text:s/>errores-printf-corregido.c <text:s/>-o <text:s/>errores-printf-corregido.out</text:p>
      <text:p text:style-name="P5">El <text:span text:style-name="T1">programa compilado se ejecuta de la siguiente manera</text:span> (suponiendo que el archivo se encuentra en el mismo directorio en donde estamos ubicados actualmente):</text:p>
      <text:p text:style-name="P5"><text:tab/><text:span text:style-name="T1">./errores-printf-corregido.out</text:span></text:p>
      <text:p text:style-name="P5">Cuya salida en pantalla es la siguiente:</text:p>
      <text:p text:style-name="P5"/>
      <text:p text:style-name="P5"><text:s/>d vale 2.500000</text:p>
      <text:p text:style-name="P5"/>
      <text:p text:style-name="P5"><text:s/>d está en: 0xbffff788</text:p>
      <text:p text:style-name="P5"/>
      <text:p text:style-name="P5">Ahora bién, <text:span text:style-name="T1">si el tipo de dato de i es int</text:span>. <text:span text:style-name="T1">¿Cuál es el tipo de dato del valor &amp;i ?</text:span></text:p>
      <text:p text:style-name="P5">El <text:span text:style-name="T1">tipo de dato de &amp;i</text:span> <text:span text:style-name="T1">es “puntero a entero”</text:span> y esto <text:span text:style-name="T1">se denota</text:span> así: <text:s/><text:span text:style-name="T1">int *</text:span>.</text:p>
      <text:p text:style-name="P5">Por supuesto, sea:</text:p>
      <text:p text:style-name="Standard"><text:span text:style-name="T3"><text:tab/><text:tab/></text:span><text:span text:style-name="T1">double d;</text:span><text:span text:style-name="T3"><text:tab/></text:span><text:span text:style-name="T1">tiene tipo de dato double</text:span></text:p>
      <text:p text:style-name="P5"><text:tab/><text:tab/><text:span text:style-name="T1">&amp;d</text:span><text:tab/><text:tab/><text:span text:style-name="T1">tiene tipo de dato: “puntero a double” y se denota así:</text:span><text:tab/><text:span text:style-name="T1">double *</text:span></text:p>
      <text:p text:style-name="P5"/>
      <text:p text:style-name="Standard"><text:span text:style-name="T2">En general</text:span><text:span text:style-name="T3">, si tengo el </text:span><text:span text:style-name="T1">tipo de dato T</text:span><text:span text:style-name="T3"> y sea </text:span><text:span text:style-name="T1">v una variable del tipo de dato T, entonces:</text:span></text:p>
      <text:p text:style-name="P4"><text:tab/>T v;<text:tab/>// v es una variable del tipo de dato T</text:p>
      <text:p text:style-name="P4"><text:tab/>&amp;v;<text:tab/>// tiene el tipo de dato “puntero a T” y se denota así: <text:s/>T *</text:p>
      <text:p text:style-name="P5"/>
      <text:p text:style-name="P5">Esta definición hace uso de la <text:span text:style-name="T1">notación hebrea: se lee mejor de derecha a izquierda</text:span></text:p>
      <text:p text:style-name="P4"/>
      <text:p text:style-name="P4">Por lo tanto es evidente que C permite guardar punteros.</text:p>
      <text:p text:style-name="P5">Por ejemplo:</text:p>
      <text:p text:style-name="P5"><text:tab/>// Archivo: guardamos-punteros.c</text:p>
      <text:p text:style-name="P5"><text:tab/>#include &lt;stdio.h&gt;</text:p>
      <text:p text:style-name="P5"><text:tab/>int main() <text:s text:c="5"/>// comienza la función principal ejecutable</text:p>
      <text:p text:style-name="P5"><text:tab/>{</text:p>
      <text:p text:style-name="P5"><text:tab/> <text:s text:c="7"/>int i = 13;</text:p>
      <text:p text:style-name="P5"><text:tab/> <text:s text:c="7"/>double d = 3.14;</text:p>
      <text:p text:style-name="P5"><text:tab/> <text:s text:c="7"/>int * pi; <text:s text:c="6"/>// pi tiene el tipo de dato "puntero a entero"</text:p>
      <text:p text:style-name="P5"><text:tab/> <text:s text:c="7"/>double * pd; <text:s text:c="3"/>// pd tiene el tipo de dato "puntero a double"</text:p>
      <text:p text:style-name="P5"><text:tab/> <text:s text:c="7"/>pi = &amp;i; <text:s text:c="7"/>// guarda la dirección en memoria de i en pi</text:p>
      <text:p text:style-name="P5"><text:tab/> <text:s text:c="7"/>pd = &amp;d; <text:s text:c="7"/>// guarda la dirección en memoria de d en pd</text:p>
      <text:p text:style-name="P5"><text:tab/> <text:s text:c="7"/>printf("i vale: %d <text:s/>, y está en: %p \n" , i , pi );</text:p>
      <text:p text:style-name="P5"><text:tab/> <text:s text:c="7"/>printf("d vale: %f <text:s/>, y está en: %p \n" , d , pd );</text:p>
      <text:p text:style-name="P5"><text:tab/> <text:s text:c="7"/>return 0; <text:s text:c="6"/>// salida exitosa del programa</text:p>
      <text:p text:style-name="P5"><text:tab/>}</text:p>
      <text:p text:style-name="P5"><text:tab/>// Fin del archivo: guardamos-punteros.c</text:p>
      <text:p text:style-name="P5"/>
      <text:p text:style-name="P5"/>
      <text:p text:style-name="P5"/>
      <text:p text:style-name="P5"/>
      <text:p text:style-name="P5"/>
      <text:p text:style-name="P5"/>
      <text:p text:style-name="P5"/>
      <text:p text:style-name="P5"/>
      <text:p text:style-name="P5"/>
      <text:p text:style-name="Standard">Analista Universitario en Sistemas – CUATRIMESTRE Nº 3<text:tab/>MARZO-JUNIO 2006<text:tab/></text:p>
      <text:p text:style-name="P17">NOTAS DE CLASE DEL PROFESOR GUIDO MACCHI – TALLER 2<text:tab/><text:tab/><text:tab/><text:tab/>18/</text:p>
      <text:p text:style-name="P17"/>
      <text:p text:style-name="P5">Peor aún, se pueden hacer cosas mas extrañas como en el siguiente código fuente en Lenguaje C:</text:p>
      <text:p text:style-name="P5"><text:tab/><text:span text:style-name="T11">// Archivo: guardamos-punteros-a-punteros.c</text:span></text:p>
      <text:p text:style-name="P17"><text:tab/>#include &lt;stdio.h&gt;</text:p>
      <text:p text:style-name="P17"><text:tab/>int main()</text:p>
      <text:p text:style-name="P17"><text:tab/>{</text:p>
      <text:p text:style-name="P17"><text:tab/> <text:s text:c="7"/>int i , * pi; <text:s text:c="10"/><text:tab/>// i es del tipo entero, pi es del tipo "puntero a entero"</text:p>
      <text:p text:style-name="P17"><text:tab/> <text:s text:c="7"/>double d , * pd; <text:s text:c="7"/><text:tab/>// d es del tipo double, pd es del tipo "puntero a double"</text:p>
      <text:p text:style-name="P17"><text:tab/> <text:s text:c="7"/>int ** ppi; double ** ppd; <text:s text:c="5"/><text:tab/>// ppi es del tipo "puntero a puntero a entero"</text:p>
      <text:p text:style-name="P17"><text:tab/> <text:s text:c="39"/><text:tab/><text:tab/>// ppd es del tipo "puntero a puntero a double"</text:p>
      <text:p text:style-name="P17"><text:tab/> <text:s text:c="7"/>i = 13 ; d = 3.14;</text:p>
      <text:p text:style-name="P17"><text:tab/> <text:s text:c="7"/>pi = &amp;i ; pd = &amp;d; <text:s text:c="5"/><text:tab/>// guarda la dirección en memoria de i en pi</text:p>
      <text:p text:style-name="P17"><text:tab/> <text:s text:c="31"/><text:tab/><text:tab/>// guarda la dirección en memoria de d en pd</text:p>
      <text:p text:style-name="P17"><text:tab/></text:p>
      <text:p text:style-name="P17"><text:tab/> <text:s text:c="7"/>ppi = &amp;pi ; ppd = &amp;pd; <text:s/>// guarda la dirección en memoria de pi en ppi</text:p>
      <text:p text:style-name="P17"><text:tab/> <text:s text:c="31"/><text:tab/><text:tab/>// guarda la dirección en memoria de pd en ppd</text:p>
      <text:p text:style-name="P17"><text:tab/> <text:s text:c="7"/>printf(" i <text:s text:c="2"/>vale %d , y está en %p \n" , i , pi );</text:p>
      <text:p text:style-name="P17"><text:tab/> <text:s text:c="7"/>printf(" pi <text:s/>vale %p , y está en %p \n" , pi , ppi );</text:p>
      <text:p text:style-name="P17"><text:tab/> <text:s text:c="7"/>printf(" ppi vale %p , y está en %p \n" , ppi , &amp;ppi );</text:p>
      <text:p text:style-name="Standard"><text:span text:style-name="T25"><text:tab/> <text:s text:c="7"/>printf("\n d vale %f , y está en %p \n" , d , pd );<text:tab/>// usa</text:span> %f porque dato es double</text:p>
      <text:p text:style-name="P17"><text:tab/> <text:s text:c="7"/>printf(" pd <text:s/>vale %p , y está en %p \n" , pd , ppd );</text:p>
      <text:p text:style-name="P17"><text:tab/> <text:s text:c="7"/>printf(" ppd vale %p , y está en %p \n" , ppd , &amp;ppd );</text:p>
      <text:p text:style-name="P17"><text:tab/> <text:s text:c="7"/>return 0; <text:s text:c="6"/>// salida exitosa del programa</text:p>
      <text:p text:style-name="P17">}</text:p>
      <text:p text:style-name="P17">// Fin del archivo: guardamos-punteros-a-punteros.c</text:p>
      <text:p text:style-name="P17">Nuevamente este archivo se compila con:</text:p>
      <text:p text:style-name="P16"><text:tab/>gcc guardamos-punteros-a-punteros.c -o guardamos-punteros-a-punteros.out</text:p>
      <text:p text:style-name="P17">y se ejecuta con:</text:p>
      <text:p text:style-name="P17"><text:tab/><text:span text:style-name="T1">./guardamos-punteros-a-punteros.out</text:span></text:p>
      <text:p text:style-name="P17">cuya salida en pantalla es:</text:p>
      <text:p text:style-name="P17"><text:s/>i <text:s text:c="2"/>vale 13 , y está en 0xbffff784</text:p>
      <text:p text:style-name="P17"><text:s/>pi <text:s/>vale 0xbffff784 , y está en 0xbffff780</text:p>
      <text:p text:style-name="P17"><text:s/>ppi vale 0xbffff780 , y está en 0xbffff770</text:p>
      <text:p text:style-name="P17"/>
      <text:p text:style-name="P17"><text:s/>d vale 3.140000 , y está en 0xbffff778</text:p>
      <text:p text:style-name="P17"><text:s/>pd <text:s/>vale 0xbffff778 , y está en 0xbffff774</text:p>
      <text:p text:style-name="P17"><text:s/>ppd vale 0xbffff774 , y está en 0xbffff76c</text:p>
      <text:p text:style-name="P17"/>
      <text:p text:style-name="Standard"><text:span text:style-name="T3">Pero al margen de saber manejar bien las direcciones de memoria, </text:span><text:span text:style-name="T1">lo que le interesa a un programador, es mas bién manipular el contenido o valor que está siendo referenciado mediante un puntero</text:span><text:span text:style-name="T3">. C permite este tipo de manipulación de datos mediante el </text:span><text:span text:style-name="T1">operador de indirección o de <text:s/>dereferenciación</text:span>: es el <text:span text:style-name="T1">* </text:span><text:span text:style-name="T3"><text:s/>y </text:span><text:span text:style-name="T1">se lo utiliza antepuesto al puntero</text:span><text:span text:style-name="T3">.</text:span></text:p>
      <text:p text:style-name="P5"/>
      <text:p text:style-name="P5">Por ejemplo si tenemos:</text:p>
      <text:p text:style-name="P5"/>
      <text:p text:style-name="Standard"><text:span text:style-name="T3"><text:tab/>int i = 10, * pi =</text:span> &amp;i;<text:tab/>// acá está declarando que <text:span text:style-name="T1">pi es un puntero a entero </text:span>que <text:span text:style-name="T1">almacena</text:span> <text:span text:style-name="T1">la</text:span> </text:p>
      <text:p text:style-name="Standard"><text:tab/><text:tab/><text:tab/><text:tab/>// <text:span text:style-name="T1">dirección en memoria de i</text:span></text:p>
      <text:p text:style-name="Standard"/>
      <text:p text:style-name="Standard"><text:tab/>*pi;<text:tab/>// <text:span text:style-name="T1">retorna</text:span> el <text:span text:style-name="T1">valor que está almacenado en</text:span> <text:span text:style-name="T1">la dirección de memoria “pi”</text:span>, es decir, en <text:tab/><text:tab/>// la <text:span text:style-name="T1">dirección de meoria de i</text:span>, es decir <text:span text:style-name="T1">10</text:span></text:p>
      <text:p text:style-name="Standard">Analista Universitario en Sistemas – CUATRIMESTRE Nº 3<text:tab/>MARZO-JUNIO 2006<text:tab/></text:p>
      <text:p text:style-name="P17">NOTAS DE CLASE DEL PROFESOR GUIDO MACCHI – TALLER 2<text:tab/><text:tab/><text:tab/><text:tab/>19/</text:p>
      <text:p text:style-name="P17"/>
      <text:p text:style-name="Standard">En general <text:span text:style-name="T3">si tengo el </text:span><text:span text:style-name="T1">tipo de dato T</text:span><text:span text:style-name="T3"> y sea </text:span><text:span text:style-name="T1">v una variable del tipo de dato T, entonces:</text:span></text:p>
      <text:p text:style-name="P4"/>
      <text:p text:style-name="P4"><text:tab/>T v;<text:tab/><text:tab/>// v es una variable del tipo de dato T</text:p>
      <text:p text:style-name="P4"/>
      <text:p text:style-name="P4"><text:tab/>&amp;v;<text:tab/><text:tab/>// tiene el tipo de dato “puntero a T” y se denota así: <text:s/>T *</text:p>
      <text:p text:style-name="P4"/>
      <text:p text:style-name="P4"><text:tab/>T * pv = &amp;v;<text:tab/>// pv es una variable del tipo “puntero a T” que almacena la dirección de </text:p>
      <text:p text:style-name="P4"><text:tab/><text:tab/><text:tab/>// memoria de la variable v</text:p>
      <text:p text:style-name="P4"/>
      <text:p text:style-name="P4"><text:tab/>*pv<text:tab/><text:tab/>// toma al “puntero a T” pv y retorna el valor que está en la dirección de </text:p>
      <text:p text:style-name="P4"><text:tab/><text:tab/><text:tab/>// memoria indicada por pv, es decir, el valor de la variable v</text:p>
      <text:p text:style-name="P4"><text:span text:style-name="T4">Es de relevancia notar que</text:span>:</text:p>
      <text:list text:style-name="L9">
        <text:list-item>
          <text:list>
            <text:list-item>
              <text:p text:style-name="P39">el puntero me dice “a partir de qué dirección”, y </text:p>
            </text:list-item>
            <text:list-item>
              <text:p text:style-name="P39">el tipo de dato del puntero me dice “cuánta memoria debe tomar”</text:p>
            </text:list-item>
          </text:list>
        </text:list-item>
      </text:list>
      <text:p text:style-name="P4"/>
      <text:p text:style-name="P5">Veamos esto con un ejemplo:</text:p>
      <text:p text:style-name="P5"><text:tab/>// Archivo: manipula-valor-mediante-punteros.c</text:p>
      <text:p text:style-name="P5"/>
      <text:p text:style-name="P5"><text:tab/>#include &lt;stdio.h&gt;</text:p>
      <text:p text:style-name="P5"><text:tab/>int main()</text:p>
      <text:p text:style-name="P5"><text:tab/>{</text:p>
      <text:p text:style-name="P5"><text:tab/> <text:s text:c="7"/>int i = 13, j = 12;</text:p>
      <text:p text:style-name="P5"><text:tab/> <text:s text:c="7"/>int * pi = &amp;i , * pj = &amp;j ;</text:p>
      <text:p text:style-name="P5"><text:tab/> <text:s text:c="7"/>printf("i = %d <text:s/>, <text:s/>j = %d \n" , i , j );</text:p>
      <text:p text:style-name="P5"><text:tab/> <text:s text:c="7"/>(*pi)++; <text:s text:c="7"/>// al valor apuntado por pi sumarle uno</text:p>
      <text:p text:style-name="P5"><text:tab/> <text:s text:c="7"/>(*pj)++; <text:s text:c="7"/>// al valor apuntado por pj sumarle uno</text:p>
      <text:p text:style-name="P5"><text:tab/> <text:s text:c="7"/>printf("Ahora i = %d <text:s/>, y j = %d \n" , i , j);</text:p>
      <text:p text:style-name="P5"><text:tab/> <text:s text:c="7"/>return 0;</text:p>
      <text:p text:style-name="P5"><text:tab/>}</text:p>
      <text:p text:style-name="P5"><text:tab/>// Fin del archivo: manipula-valor-mediante-punteros.c</text:p>
      <text:p text:style-name="P5"/>
      <text:p text:style-name="P5">Debe notarse la <text:span text:style-name="T1">inclusión de los paréntesis, en la sentencia:</text:span> <text:span text:style-name="T1">(*pi)++;</text:span> . Estos <text:span text:style-name="T1">se han puesto para romper con las reglas de precedencia y asociatividad de los operadores que posee el Lenguaje C, </text:span>las cuáles de detallan a continuació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Analista Universitario en Sistemas – CUATRIMESTRE Nº 3<text:tab/>MARZO-JUNIO 2006<text:tab/></text:p>
      <text:p text:style-name="P17">NOTAS DE CLASE DEL PROFESOR GUIDO MACCHI – TALLER 2<text:tab/><text:tab/><text:tab/><text:tab/>20/</text:p>
      <text:p text:style-name="P17"/>
      <text:p text:style-name="P5">Reglas de precedencia y asociatividad de los operadores en el Lenguaje de Programación C:</text:p>
      <text:p text:style-name="P5">Desde la mayor precedencia (parte superior de la tabla) hacia la menor precedencia (parte inferior de la tabla)</text:p>
      <text:p text:style-name="P5"/>
      <table:table table:name="Tabla3" table:style-name="Tabla3">
        <table:table-column table:style-name="Tabla3.A"/>
        <table:table-column table:style-name="Tabla3.B"/>
        <table:table-header-rows>
          <table:table-row>
            <table:table-cell table:style-name="Tabla3.A1" office:value-type="string">
              <text:p text:style-name="P40">OPERADORES</text:p>
            </table:table-cell>
            <table:table-cell table:style-name="Tabla3.B1" office:value-type="string">
              <text:p text:style-name="P41">ASOCIATIVIDAD</text:p>
            </table:table-cell>
          </table:table-row>
        </table:table-header-rows>
        <table:table-row>
          <table:table-cell table:style-name="Tabla3.A2" office:value-type="string">
            <text:p text:style-name="P42">( ) <text:s text:c="2"/>[ ] <text:s text:c="2"/>-&gt;</text:p>
          </table:table-cell>
          <table:table-cell table:style-name="Tabla3.B2" office:value-type="string">
            <text:p text:style-name="P42">de izquierda a derecha</text:p>
          </table:table-cell>
        </table:table-row>
        <table:table-row>
          <table:table-cell table:style-name="Tabla3.A2" office:value-type="string">
            <text:p text:style-name="P42">! <text:s text:c="2"/><text:span text:style-name="T42">~</text:span> <text:s text:c="2"/>++ <text:s text:c="2"/>-- <text:s text:c="2"/>+ <text:s text:c="2"/>- <text:s text:c="2"/>* <text:s text:c="2"/>&amp; <text:s text:c="2"/>(tipo) <text:s text:c="2"/>sizeof</text:p>
          </table:table-cell>
          <table:table-cell table:style-name="Tabla3.B2" office:value-type="string">
            <text:p text:style-name="P42">de derecha a izquierda</text:p>
          </table:table-cell>
        </table:table-row>
        <table:table-row>
          <table:table-cell table:style-name="Tabla3.A2" office:value-type="string">
            <text:p text:style-name="P42">* <text:s text:c="2"/>/ <text:s text:c="2"/>%</text:p>
          </table:table-cell>
          <table:table-cell table:style-name="Tabla3.B2" office:value-type="string">
            <text:p text:style-name="P42">de izquierda a derecha</text:p>
          </table:table-cell>
        </table:table-row>
        <table:table-row>
          <table:table-cell table:style-name="Tabla3.A2" office:value-type="string">
            <text:p text:style-name="P42">+ <text:s text:c="2"/>-</text:p>
          </table:table-cell>
          <table:table-cell table:style-name="Tabla3.B2" office:value-type="string">
            <text:p text:style-name="P42">de izquierda a derecha</text:p>
          </table:table-cell>
        </table:table-row>
        <table:table-row>
          <table:table-cell table:style-name="Tabla3.A2" office:value-type="string">
            <text:p text:style-name="P42">&lt;&lt; <text:s text:c="2"/>&gt;&gt;</text:p>
          </table:table-cell>
          <table:table-cell table:style-name="Tabla3.B2" office:value-type="string">
            <text:p text:style-name="P42">de izquierda a derecha</text:p>
          </table:table-cell>
        </table:table-row>
        <table:table-row>
          <table:table-cell table:style-name="Tabla3.A2" office:value-type="string">
            <text:p text:style-name="Table_20_Contents"><text:span text:style-name="T43">&lt; <text:s text:c="2"/>&lt;</text:span><text:span text:style-name="T44">= <text:s text:c="2"/>&gt; <text:s text:c="2"/>&gt;=</text:span></text:p>
          </table:table-cell>
          <table:table-cell table:style-name="Tabla3.B2" office:value-type="string">
            <text:p text:style-name="P42">de izquierda a derecha</text:p>
          </table:table-cell>
        </table:table-row>
        <table:table-row>
          <table:table-cell table:style-name="Tabla3.A2" office:value-type="string">
            <text:p text:style-name="P43">== <text:s text:c="2"/>!=</text:p>
          </table:table-cell>
          <table:table-cell table:style-name="Tabla3.B2" office:value-type="string">
            <text:p text:style-name="P42">de izquierda a derecha</text:p>
          </table:table-cell>
        </table:table-row>
        <table:table-row>
          <table:table-cell table:style-name="Tabla3.A2" office:value-type="string">
            <text:p text:style-name="P42">&amp;</text:p>
          </table:table-cell>
          <table:table-cell table:style-name="Tabla3.B2" office:value-type="string">
            <text:p text:style-name="P42">de izquierda a derecha</text:p>
          </table:table-cell>
        </table:table-row>
        <table:table-row>
          <table:table-cell table:style-name="Tabla3.A2" office:value-type="string">
            <text:p text:style-name="P42">^</text:p>
          </table:table-cell>
          <table:table-cell table:style-name="Tabla3.B2" office:value-type="string">
            <text:p text:style-name="P42">de izquierda a derecha</text:p>
          </table:table-cell>
        </table:table-row>
        <table:table-row>
          <table:table-cell table:style-name="Tabla3.A2" office:value-type="string">
            <text:p text:style-name="P42">|</text:p>
          </table:table-cell>
          <table:table-cell table:style-name="Tabla3.B2" office:value-type="string">
            <text:p text:style-name="P42">de izquierda a derecha</text:p>
          </table:table-cell>
        </table:table-row>
        <table:table-row>
          <table:table-cell table:style-name="Tabla3.A2" office:value-type="string">
            <text:p text:style-name="Table_20_Contents">&amp;&amp;</text:p>
          </table:table-cell>
          <table:table-cell table:style-name="Tabla3.B2" office:value-type="string">
            <text:p text:style-name="P42">de izquierda a derecha</text:p>
          </table:table-cell>
        </table:table-row>
        <table:table-row>
          <table:table-cell table:style-name="Tabla3.A2" office:value-type="string">
            <text:p text:style-name="Table_20_Contents">||</text:p>
          </table:table-cell>
          <table:table-cell table:style-name="Tabla3.B2" office:value-type="string">
            <text:p text:style-name="P42">de izquierda a derecha</text:p>
          </table:table-cell>
        </table:table-row>
        <table:table-row>
          <table:table-cell table:style-name="Tabla3.A2" office:value-type="string">
            <text:p text:style-name="Table_20_Contents">?:</text:p>
          </table:table-cell>
          <table:table-cell table:style-name="Tabla3.B2" office:value-type="string">
            <text:p text:style-name="Table_20_Contents">de derecha a izquierda</text:p>
          </table:table-cell>
        </table:table-row>
        <table:table-row>
          <table:table-cell table:style-name="Tabla3.A2" office:value-type="string">
            <text:p text:style-name="Standard"><text:span text:style-name="T44">= <text:s text:c="2"/>+= <text:s text:c="2"/>-=</text:span> <text:s text:c="2"/>*<text:span text:style-name="T44">= <text:s text:c="2"/>/= <text:s text:c="2"/>%= <text:s text:c="2"/>&amp;= <text:s text:c="2"/>^= <text:s text:c="2"/>|= <text:s text:c="2"/>&lt;&lt;= <text:s text:c="2"/>&gt;&gt;=</text:span></text:p>
          </table:table-cell>
          <table:table-cell table:style-name="Tabla3.B2" office:value-type="string">
            <text:p text:style-name="Table_20_Contents">de derecha a izquierda</text:p>
          </table:table-cell>
        </table:table-row>
        <table:table-row>
          <table:table-cell table:style-name="Tabla3.A2" office:value-type="string">
            <text:p text:style-name="Table_20_Contents">,</text:p>
          </table:table-cell>
          <table:table-cell table:style-name="Tabla3.B2" office:value-type="string">
            <text:p text:style-name="P42">de izquierda a derecha</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Analista Universitario en Sistemas – CUATRIMESTRE Nº 3<text:tab/>MARZO-JUNIO 2006<text:tab/></text:p>
      <text:p text:style-name="P17">NOTAS DE CLASE DEL PROFESOR GUIDO MACCHI – TALLER 2<text:tab/><text:tab/><text:tab/><text:tab/>21/</text:p>
      <text:p text:style-name="P17"/>
      <text:p text:style-name="P5">Ahora veamos un ejemplo del “benemérito Lenguaje de Programación JAVA” que tiene relación con lo que estamos viendo acerca de punteros:</text:p>
      <text:p text:style-name="P5"><text:tab/>// Archivo: Q.java <text:s text:c="3"/>por convención termina con el sufijo “.java”</text:p>
      <text:p text:style-name="P5"/>
      <text:p text:style-name="P5"><text:tab/>// En java el nombre del archivo, que posee el código fuente, debe ser el mismo que el que tiene</text:p>
      <text:p text:style-name="P5"><text:tab/>// la única clase pública que se permite definir dentro de su contenido. Notar que se está</text:p>
      <text:p text:style-name="P5"><text:tab/>// haciendo uso de una <text:span text:style-name="T1">técnica de diseño</text:span> denominada: <text:span text:style-name="T1">Diseño Orientado a Objetos</text:span> y una <text:s/></text:p>
      <text:p text:style-name="P5"><text:tab/>// <text:span text:style-name="T1">técnica de Programación</text:span> denominada: <text:span text:style-name="T1">Programación Orientada a Objetos</text:span></text:p>
      <text:p text:style-name="P5"/>
      <text:p text:style-name="P5"><text:tab/>public class Q{</text:p>
      <text:p text:style-name="P5"/>
      <text:p text:style-name="P5"><text:tab/> <text:s text:c="7"/>// Atributos de clase (static): no declarados</text:p>
      <text:p text:style-name="P5"><text:tab/></text:p>
      <text:p text:style-name="P5"><text:tab/> <text:s text:c="7"/>// Atributos de instancias de esta clase: no decalarados</text:p>
      <text:p text:style-name="P5"><text:tab/></text:p>
      <text:p text:style-name="P5"><text:tab/> <text:s text:c="7"/>// Métodos de clase(static)</text:p>
      <text:p text:style-name="P5"><text:tab/> <text:s text:c="7"/>/* Método estático: swap función de intercambio</text:p>
      <text:p text:style-name="P5"><text:tab/> <text:s text:c="7"/>* <text:s/>Valor de retorno: no retorna ningún valor, se indica con void</text:p>
      <text:p text:style-name="P5"><text:tab/> <text:s text:c="7"/>* <text:s/>Parámetros de entrada: dos enteros<text:tab/></text:p>
      <text:p text:style-name="P5"><text:tab/> <text:s text:c="7"/>static void swap( int i , int j ){<text:tab/><text:tab/></text:p>
      <text:p text:style-name="P5"><text:tab/> <text:s text:c="15"/>int tmp = i;</text:p>
      <text:p text:style-name="P5"><text:tab/> <text:s text:c="15"/>i = j;</text:p>
      <text:p text:style-name="P5"><text:tab/> <text:s text:c="15"/>j = tmp;</text:p>
      <text:p text:style-name="P5"><text:tab/> <text:s text:c="7"/>}</text:p>
      <text:p text:style-name="P5"><text:tab/></text:p>
      <text:p text:style-name="P5"><text:tab/> <text:s text:c="7"/>// Métodos de instancias de esta clase: no declarados</text:p>
      <text:p text:style-name="P5"><text:tab/></text:p>
      <text:p text:style-name="P5"><text:tab/> <text:s text:c="7"/>// Constructor: no definido</text:p>
      <text:p text:style-name="P5"><text:tab/></text:p>
      <text:p text:style-name="P5"><text:tab/> <text:s text:c="7"/>// Método Principal de ejecución (main)</text:p>
      <text:p text:style-name="P5"><text:tab/> <text:s text:c="7"/>public static void main( String[] args){</text:p>
      <text:p text:style-name="P5"><text:tab/> <text:s text:c="15"/>int i = 12, j = 13;</text:p>
      <text:p text:style-name="P5"><text:tab/> <text:s text:c="15"/>// muestra en pantalla y hace nueva línea y retorno de carro con System.out.println</text:p>
      <text:p text:style-name="P5"><text:tab/> <text:s text:c="15"/>System.out.println( "i = " + i + " y <text:s/>j = " + j );</text:p>
      <text:p text:style-name="P5"><text:tab/> <text:s text:c="15"/>swap( i , j );</text:p>
      <text:p text:style-name="P5"><text:tab/> <text:s text:c="15"/>System.out.println("Ahora i = " + i + " y <text:s/>j = " + j);</text:p>
      <text:p text:style-name="P5"><text:tab/> <text:s text:c="7"/>}</text:p>
      <text:p text:style-name="P5"><text:tab/>}</text:p>
      <text:p text:style-name="P5"><text:tab/>// Fin del archivo: Q.java</text:p>
      <text:p text:style-name="Standard"><text:span text:style-name="T1">Para poder compilar </text:span><text:span text:style-name="T3">este archivo hay que tener instalado previamente el </text:span><text:span text:style-name="T1">“Java Development Kit: jdk”</text:span><text:span text:style-name="T3"> que se puede obtener de la página web: </text:span><text:a xlink:type="simple" xlink:href="http://java.sun.com/"><text:span text:style-name="T45">http://java.sun.com</text:span></text:a><text:span text:style-name="T3"> . Se debe notar que este Lenguaje de Programación es un tanto más extraño que el Lenguaje C, nó solo por su sintaxis, sino también por la manera en que se debe utilizar.</text:span></text:p>
      <text:p text:style-name="Standard"><text:span text:style-name="T1">El jdk consta de tres componentes básicos</text:span><text:span text:style-name="T3">:</text:span></text:p>
      <text:list text:style-name="L10">
        <text:list-item>
          <text:list>
            <text:list-item>
              <text:p text:style-name="P44"><text:span text:style-name="T3">El <text:s/></text:span><text:span text:style-name="T1">compilador de JAVA</text:span><text:span text:style-name="T3">, “JAVA COMPILER”</text:span>: <text:span text:style-name="T1">javac</text:span></text:p>
            </text:list-item>
            <text:list-item>
              <text:p text:style-name="P44">El <text:span text:style-name="T1">intéprete de JAVA</text:span>, “JAVA VIRTUAL MACHINE”: <text:span text:style-name="T1">java</text:span></text:p>
            </text:list-item>
            <text:list-item>
              <text:p text:style-name="P44">Un <text:span text:style-name="T1">conjunto de Librerías de clases para su utilización</text:span>: “APLICATION PROGRAMING INTERFACE”, <text:span text:style-name="T1">API</text:span>, es decir la <text:span text:style-name="T17">interface de programación de </text:span><text:span text:style-name="T35">aplicaciones</text:span> </text:p>
            </text:list-item>
          </text:list>
        </text:list-item>
      </text:list>
      <text:p text:style-name="Standard">Analista Universitario en Sistemas – CUATRIMESTRE Nº 3<text:tab/>MARZO-JUNIO 2006<text:tab/></text:p>
      <text:p text:style-name="P17">NOTAS DE CLASE DEL PROFESOR GUIDO MACCHI – TALLER 2<text:tab/><text:tab/><text:tab/><text:tab/>22/</text:p>
      <text:p text:style-name="P17"/>
      <text:p text:style-name="Standard"><text:span text:style-name="T3">Entonces es evidente que el Lenguaje de Programación </text:span><text:span text:style-name="T1">JAVA</text:span><text:span text:style-name="T3"> es un </text:span><text:span text:style-name="T1">tipo de lenguaje “COMPILADO”</text:span><text:span text:style-name="T3"> </text:span><text:span text:style-name="T1">y también</text:span><text:span text:style-name="T3"> es un lenguaje </text:span><text:span text:style-name="T1">“</text:span><text:span text:style-name="T17">interpretado</text:span><text:span text:style-name="T1">”. </text:span></text:p>
      <text:p text:style-name="P5"/>
      <text:p text:style-name="P5">Veremos a continuación cómo se compila y <text:s/>ejecuta el archivo Q.java :</text:p>
      <text:p text:style-name="Standard"><text:span text:style-name="T3"><text:tab/></text:span><text:span text:style-name="T1">/data/jdk1.5.0_04/bin/javac <text:s/>Q.java</text:span></text:p>
      <text:p text:style-name="Standard"><text:tab/></text:p>
      <text:p text:style-name="Standard"><text:tab/>Nota: Obviamente observar que usted tendrá que indicar el camino donde usted instaló el jdk en <text:tab/>lugar de “/data/jdk1.5.0_04/bin/javac”</text:p>
      <text:p text:style-name="Standard"><text:tab/></text:p>
      <text:p text:style-name="Standard"><text:span text:style-name="T1">Esta instrucción para la línea de comandos</text:span> lo que hace es realizar el <text:span text:style-name="T1">proceso de compilación del archivo de código fuente en Lenguaje JAVA</text:span>, pero <text:span text:style-name="T1">el resultado de este proceso no es un archivo ejecutable por el microprocesador de la computadora</text:span>, <text:span text:style-name="T1">sino que</text:span> <text:span text:style-name="T1">se genera</text:span> lo que se denomina un <text:span text:style-name="T1">“BYTECODE”</text:span>, es decir, un archivo <text:span text:style-name="T1">que sólo es posible ejecutarlo mediante el intérprete de JAVA. </text:span><text:span text:style-name="T3">El bytecode generado va a tener el nombre, en este caso, </text:span><text:span text:style-name="T1">Q.class .</text:span></text:p>
      <text:p text:style-name="P5"/>
      <text:p text:style-name="P5">Por lo visto, para poder ejecutar este bytecode generado se debe utilizar:</text:p>
      <text:p text:style-name="P5"><text:tab/><text:span text:style-name="T1">/data/jdk1.5.0_04/bin/java Q</text:span></text:p>
      <text:p text:style-name="P4"><text:tab/></text:p>
      <text:p text:style-name="Standard"><text:span text:style-name="T3"><text:tab/>Nota: Nuevamente observar que usted tendrá que indicar el camino donde usted instaló el jdk <text:tab/>en lugar de “/data/jdk1.5.0_04/bin/java” . </text:span><text:span text:style-name="T1">Notar que no es necesario indicar Q.class</text:span><text:span text:style-name="T3">.</text:span></text:p>
      <text:p text:style-name="P5"/>
      <text:p text:style-name="P5">La salida en pantalla es la siguiente:</text:p>
      <text:p text:style-name="P5">i = 12 y <text:s/>j = 13</text:p>
      <text:p text:style-name="P5">Ahora i = 12 y <text:s/>j = 13</text:p>
      <text:p text:style-name="P5"/>
      <text:p text:style-name="P5">Finalmente observando detenidamente bién la salida en pantalla <text:span text:style-name="T1">nos damos cuenta que la función swap, que debería intercambiar los valores, no esta realizando lo que nosotros queríamos.</text:span></text:p>
      <text:p text:style-name="P5"/>
      <text:p text:style-name="P5">Veamos la versión de este código fuente pero ahora en Lenguaje C:</text:p>
      <text:p text:style-name="P5"><text:tab/>// Archivo: intercambio.c</text:p>
      <text:p text:style-name="P5"><text:tab/>#include &lt;stdio.h&gt;</text:p>
      <text:p text:style-name="P5"><text:tab/>// Prototipo de la función swap</text:p>
      <text:p text:style-name="P5"><text:tab/>int swap( int , int );</text:p>
      <text:p text:style-name="P5"/>
      <text:p text:style-name="P5"><text:tab/>int main()</text:p>
      <text:p text:style-name="P5"><text:tab/>{</text:p>
      <text:p text:style-name="P5"><text:tab/> <text:s text:c="7"/>int a = 12, b = 13;</text:p>
      <text:p text:style-name="P5"><text:tab/> <text:s text:c="7"/>printf(" a = %d y b = %d \n", a , b );</text:p>
      <text:p text:style-name="P5"><text:tab/> <text:s text:c="7"/>swap( a , b );</text:p>
      <text:p text:style-name="P5"><text:tab/> <text:s text:c="7"/>printf("Ahora a = %d y b = %d \n", a , b );</text:p>
      <text:p text:style-name="P5"><text:tab/>}</text:p>
      <text:p text:style-name="P5"><text:tab/>// implementación de la función swap</text:p>
      <text:p text:style-name="P5"><text:tab/>int swap( int i , int j)</text:p>
      <text:p text:style-name="P5"><text:tab/>{</text:p>
      <text:p text:style-name="P5"><text:tab/> <text:s text:c="7"/>int tmp = i;</text:p>
      <text:p text:style-name="P5"><text:tab/> <text:s text:c="7"/>i = j;</text:p>
      <text:p text:style-name="P5"><text:tab/> <text:s text:c="7"/>j = tmp;</text:p>
      <text:p text:style-name="P5"><text:tab/>}</text:p>
      <text:p text:style-name="P5"><text:tab/>// Fin del archivo: intercambio.c</text:p>
      <text:p text:style-name="Standard">Analista Universitario en Sistemas – CUATRIMESTRE Nº 3<text:tab/>MARZO-JUNIO 2006<text:tab/></text:p>
      <text:p text:style-name="P17">NOTAS DE CLASE DEL PROFESOR GUIDO MACCHI – TALLER 2<text:tab/><text:tab/><text:tab/><text:tab/>23/</text:p>
      <text:p text:style-name="P17"/>
      <text:p text:style-name="P5">Se compila con:<text:tab/><text:tab/><text:span text:style-name="T1">gcc intercambio.c -o intercambio.out</text:span></text:p>
      <text:p text:style-name="P4"/>
      <text:p text:style-name="Standard"><text:span text:style-name="T3">Se ejecuta con:<text:tab/><text:tab/></text:span><text:span text:style-name="T1">./intercambio.out</text:span></text:p>
      <text:p text:style-name="P45"/>
      <text:p text:style-name="Standard">Su salida en pantalla es:<text:tab/> a = 12 y b = 13</text:p>
      <text:p text:style-name="Standard"><text:tab/><text:tab/><text:tab/><text:tab/>Ahora a = 12 y b = 13</text:p>
      <text:p text:style-name="P5"/>
      <text:p text:style-name="P5">Nuevamente observando la salida en pantalla <text:span text:style-name="T1">nos damos cuenta que la función swap, que debería intercambiar los valores, no está realizando lo que nosotros queremos.</text:span></text:p>
      <text:p text:style-name="P5"/>
      <text:p text:style-name="P4">¿Por qué sucede esto? ¿Por qué sucede con C? y ¿Por qué sucede con JAVA?</text:p>
      <text:p text:style-name="P4"/>
      <text:p text:style-name="P5"><text:span text:style-name="T1">Esto sucede porque </text:span><text:span text:style-name="T2">tanto C, como JAVA realizan el</text:span><text:span text:style-name="T4"> </text:span><text:span text:style-name="T2">PASAJE DE PARÁMETROS A LAS FUNCIONES POR VALOR</text:span><text:span text:style-name="T1">, ES DECIR, UNA COPIA DE CADA VARIABLE SE PASA COMO PARÁMETRO A LA FUNCIÓN, Y NÓ LA REFERENCIA O DIRECCIÓN DE ESA VARIABLE. </text:span></text:p>
      <text:p text:style-name="P4"><text:span text:style-name="T4">ES POR ESTO QUE C POSEE PUNTEROS, PARA PERMITIR REALIZAR PASAJE DE PARÁMETROS A FUNCIONES POR REFERENCIA</text:span>.</text:p>
      <text:p text:style-name="P4"/>
      <text:p text:style-name="P5">Así la versión lógicamente correcta de la fucnción de intercambio se describe a continuación:</text:p>
      <text:p text:style-name="P5">// Archivo: intercambio-corregido.c</text:p>
      <text:p text:style-name="P5"/>
      <text:p text:style-name="P5"><text:tab/>#include &lt;stdio.h&gt;</text:p>
      <text:p text:style-name="P5"/>
      <text:p text:style-name="Standard"><text:span text:style-name="T3"><text:tab/>/* Prototipo de la función swap</text:span>. Tipo del valor de retorno: entero. Tipo de los Parámetros:</text:p>
      <text:p text:style-name="Standard"><text:tab/>* <text:s/>“puntero a entero”</text:p>
      <text:p text:style-name="Standard"><text:tab/>*/</text:p>
      <text:p text:style-name="P5"><text:tab/>int swap( int * , int * );</text:p>
      <text:p text:style-name="P5"/>
      <text:p text:style-name="Standard"><text:span text:style-name="T3"><text:tab/>int main()</text:span><text:tab/>// Función principal ejecutable</text:p>
      <text:p text:style-name="P5"><text:tab/>{</text:p>
      <text:p text:style-name="P5"><text:tab/> <text:s text:c="7"/>int a = 12, b = 13;</text:p>
      <text:p text:style-name="P5"><text:tab/> <text:s text:c="7"/>int * pa = &amp;a, * pb = &amp;b;</text:p>
      <text:p text:style-name="P5"><text:tab/> <text:s text:c="7"/>printf(" a = %d y b = %d \n", a , b );</text:p>
      <text:p text:style-name="P5"><text:tab/> <text:s text:c="7"/>swap( pa , pb );</text:p>
      <text:p text:style-name="P5"><text:tab/> <text:s text:c="7"/>printf("Ahora a = %d y b = %d \n", *pa , *pb );</text:p>
      <text:p text:style-name="P5"><text:tab/>}</text:p>
      <text:p text:style-name="P5"/>
      <text:p text:style-name="P5"><text:tab/>// implementación de la función swap</text:p>
      <text:p text:style-name="P5"><text:tab/>int swap( int * pi , int * pj)</text:p>
      <text:p text:style-name="P5"><text:tab/>{</text:p>
      <text:p text:style-name="P5"><text:tab/> <text:s text:c="7"/>int tmp = *pi;</text:p>
      <text:p text:style-name="P5"><text:tab/> <text:s text:c="7"/>*pi = *pj;</text:p>
      <text:p text:style-name="P5"><text:tab/> <text:s text:c="7"/>*pj = tmp;</text:p>
      <text:p text:style-name="P5"><text:tab/>}</text:p>
      <text:p text:style-name="P5"><text:tab/>// Fin del archivo: intercambio-corregido.c</text:p>
      <text:p text:style-name="P5"/>
      <text:p text:style-name="P5"/>
      <text:p text:style-name="P5"/>
      <text:p text:style-name="Standard">Analista Universitario en Sistemas – CUATRIMESTRE Nº 3<text:tab/>MARZO-JUNIO 2006<text:tab/></text:p>
      <text:p text:style-name="P17">NOTAS DE CLASE DEL PROFESOR GUIDO MACCHI – TALLER 2<text:tab/><text:tab/><text:tab/><text:tab/>24/</text:p>
      <text:p text:style-name="P5"/>
      <text:p text:style-name="P5">Se compila con:<text:tab/><text:tab/><text:span text:style-name="T1">gcc intercambio-corregido.c -o intercambio-corregido.out</text:span></text:p>
      <text:p text:style-name="P5"/>
      <text:p text:style-name="Standard"><text:span text:style-name="T3">Se ejecuta con:<text:tab/><text:tab/></text:span><text:span text:style-name="T1">./intercambio-corregido.out</text:span></text:p>
      <text:p text:style-name="P45"/>
      <text:p text:style-name="Standard">Su salida en pantalla es:<text:tab/><text:span text:style-name="T1">a = 12 y b = 13</text:span></text:p>
      <text:p text:style-name="P4"><text:tab/><text:tab/><text:tab/><text:tab/>Ahora a = 13 y b = 12</text:p>
      <text:p text:style-name="P4"/>
      <text:p text:style-name="P4">De esta manera se soluciona este inconveniente, pues <text:span text:style-name="T46">se pasa el parámetro como una copia de la referencia o dirección en memoria de esas variables</text:span>.</text:p>
      <text:p text:style-name="P5"/>
      <text:p text:style-name="Standard"><text:span text:style-name="T3">Si queremos implementar una solución de este tipo </text:span><text:span text:style-name="T1">en el Lenguaje JAVA</text:span><text:span text:style-name="T3">, no podremos realizarla, pues JAVA </text:span><text:span text:style-name="T1">no permite la manipulación de datos mediante punteros, no se pueden definir punteros en JAVA</text:span><text:span text:style-name="T3">.</text:span></text:p>
      <text:p text:style-name="Standard"/>
      <text:p text:style-name="Standard"><text:span text:style-name="T3">Ahora introducimos un nuevo concepto, la </text:span><text:span text:style-name="T1">conversión forsoza de tipos, o en inglés, CASTING. </text:span></text:p>
      <text:p text:style-name="P4">C permite realizar conversión forzosa de tipos anteponiendo a una variable o expresión, el tipo al que se le quiere convertir entre paréntesis.</text:p>
      <text:p text:style-name="P4"><text:span text:style-name="T3">Al realizar CASTING </text:span>se debe tener cuidado con los rangos y las precisiones de los valores que se están convirtiendo<text:span text:style-name="T3">, por ejemplo:</text:span></text:p>
      <text:p text:style-name="P5"><text:tab/><text:tab/>// Archivo: casting.c</text:p>
      <text:p text:style-name="P5"><text:tab/><text:tab/>#include &lt;stdio.h&gt;</text:p>
      <text:p text:style-name="P5"><text:tab/><text:tab/>int main()</text:p>
      <text:p text:style-name="P5"><text:tab/><text:tab/>{</text:p>
      <text:p text:style-name="P5"><text:tab/><text:tab/> <text:s text:c="7"/>double a = 10.56;</text:p>
      <text:p text:style-name="P5"><text:tab/><text:tab/> <text:s text:c="7"/>printf("El double a = %f \n ", a);</text:p>
      <text:p text:style-name="P5"><text:tab/><text:tab/> <text:s text:c="7"/>int b = (int) a;</text:p>
      <text:p text:style-name="P5"><text:tab/><text:tab/> <text:s text:c="7"/>printf("Este mismo a convertido a entero vale: %d \n " , b );</text:p>
      <text:p text:style-name="P5"><text:tab/><text:tab/> <text:s text:c="7"/>return 0; <text:s text:c="6"/>// Salida exitosa</text:p>
      <text:p text:style-name="P5"><text:tab/><text:tab/>}</text:p>
      <text:p text:style-name="P5"><text:tab/><text:tab/>// Fin del archivo: casting.c</text:p>
      <text:p text:style-name="P5">Se compila con:<text:tab/><text:tab/><text:span text:style-name="T1">gcc casting.c -o casting.out</text:span></text:p>
      <text:p text:style-name="P4"><text:span text:style-name="T3">Se ejecuta con:<text:tab/><text:tab/></text:span>./casting.out</text:p>
      <text:p text:style-name="P4"><text:span text:style-name="T3">Su salida en pantalla es:<text:tab/></text:span>El double a = 10.560000</text:p>
      <text:p text:style-name="P4"><text:tab/><text:tab/><text:tab/><text:tab/> Este mismo a convertido a entero vale: 10</text:p>
      <text:p text:style-name="P4"/>
      <text:p text:style-name="P4"><text:span text:style-name="T3">Es evidente que</text:span> se pierde la precisión, es decir los dígitos despúes del punto decimal, al convertir la variable a, que es del tipo double, al tipo int. Una vez más es responsabilidad del programador verificar estas cuesti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alista Universitario en Sistemas – CUATRIMESTRE Nº 3<text:tab/>MARZO-JUNIO 2006<text:tab/></text:p>
      <text:p text:style-name="P17">NOTAS DE CLASE DEL PROFESOR GUIDO MACCHI – TALLER 2<text:tab/><text:tab/><text:tab/><text:tab/>25/</text:p>
      <text:p text:style-name="Standard"/>
      <text:p text:style-name="Standard">Veamos un poco de <text:span text:style-name="T2">Aritmética de punteros (aritmética de direcciones de memoria de variables de un tipo de dato dado)</text:span>:</text:p>
      <text:p text:style-name="Standard"/>
      <text:p text:style-name="Standard">La <text:span text:style-name="T1">suma de un puntero y un entero</text:span> da como <text:span text:style-name="T1">resultado otro puntero al mismo tipo de dato</text:span></text:p>
      <text:p text:style-name="Standard">En general, sea:</text:p>
      <text:p text:style-name="Standard"><text:span text:style-name="T1"><text:tab/>T <text:tab/><text:tab/>un tipo de dato</text:span> </text:p>
      <text:p text:style-name="P4"><text:tab/>T * p <text:tab/><text:tab/>p un “puntero a T”</text:p>
      <text:p text:style-name="P4"><text:tab/>int n<text:tab/><text:tab/>n un entero (de cualquier valor dentro del rango permitido)</text:p>
      <text:p text:style-name="P5">entonces:</text:p>
      <text:p text:style-name="P5"><text:tab/><text:tab/><text:span text:style-name="T1">p + n<text:tab/><text:tab/>es equivalente a<text:tab/> </text:span><text:span text:style-name="T47">(unsigned int)p</text:span><text:span text:style-name="T1"> + n * sizeof( T )</text:span></text:p>
      <text:p text:style-name="P46"/>
      <text:p text:style-name="P4"><text:span text:style-name="T4">NOTA</text:span>: ES MUY IMPORTANTE NOTAR QUE EL <text:span text:style-name="T39">CASTING</text:span> EN LA RELACIÓN ANTERIOR SOLO AFECTA A p.</text:p>
      <text:p text:style-name="P5"/>
      <text:p text:style-name="Standard"><text:span text:style-name="T3">Para poder ver en toda su extensión este concepto, indagaremos en </text:span><text:span text:style-name="T1">otra característica del Lenguaje de Programación C:</text:span><text:span text:style-name="T3"> </text:span><text:span text:style-name="T1">los ARREGLOS</text:span>.</text:p>
      <text:p text:style-name="Standard"><text:span text:style-name="T3">Se trata de una </text:span><text:span text:style-name="T1">estructura de datos básica</text:span><text:span text:style-name="T3"> que está soportada nativamente por el Lenguaje de</text:span> <text:s/><text:span text:style-name="T3">Programación C. </text:span><text:span text:style-name="T1">Su finalidad es el almacenamiento contiguo de datos de un mismo tipo en memoria.</text:span><text:span text:style-name="T3"> </text:span></text:p>
      <text:p text:style-name="Standard"><text:span text:style-name="T1">Se accede a cada elemento del arreglo mediante un índice</text:span><text:span text:style-name="T3">. Los </text:span><text:span text:style-name="T1">índices de los arreglos en C</text:span><text:span text:style-name="T3"> </text:span><text:span text:style-name="T1">cumplen la siguiente relación:</text:span> </text:p>
      <text:p text:style-name="Standard"><text:span text:style-name="T3"><text:tab/></text:span><text:span text:style-name="T1">0 &lt;= indice &lt;= (tamaño del arreglo – 1)</text:span><text:span text:style-name="T3"> </text:span></text:p>
      <text:p text:style-name="Standard"><text:span text:style-name="T1">Para declarar un arreglo se realiza de la siguiente manera:</text:span> </text:p>
      <text:p text:style-name="P5"><text:tab/><text:span text:style-name="T1">TIPO-de-DATO <text:s text:c="2"/>nombre-del-arreglo[ tamaño ];</text:span> <text:s/></text:p>
      <text:p text:style-name="P5">opcionalmente <text:span text:style-name="T1">se puede definir e inicializar simultáneamente los elementos del arreglo de la siguiente manera:</text:span> </text:p>
      <text:p text:style-name="P5"><text:tab/><text:span text:style-name="T1">TIPO-de-DATO nombre-del-arreglo[] = { valor_0 , valor_1, ... ,valor_tamaño-1 };</text:span></text:p>
      <text:p text:style-name="P5">De otra manera, se debería, primero declararlo y luego inicializar cada valor por separado:</text:p>
      <text:p text:style-name="P5"><text:tab/><text:span text:style-name="T1">TIPO-de-DATO <text:s text:c="2"/>nombre-del-arreglo[ tamaño ];</text:span></text:p>
      <text:p text:style-name="P4"><text:tab/>nombre-del-arreglo[ 0 ] = valor_0;</text:p>
      <text:p text:style-name="P4"><text:tab/>nombre-del-arreglo[ 1 ] = valor_1;</text:p>
      <text:p text:style-name="P4"><text:tab/>·</text:p>
      <text:p text:style-name="P4"><text:tab/>·</text:p>
      <text:p text:style-name="P4"><text:tab/>·</text:p>
      <text:p text:style-name="P4"><text:tab/>nombre-del-arreglo[ tamaño - 1 ] = valor_tamaño-1</text:p>
      <text:p text:style-name="P5"/>
      <text:p text:style-name="P5">Ahora veamos el siguiente archivo que contiene código fuente en Lenguaje C sobre estos temas que acabamos de ver:</text:p>
      <text:p text:style-name="P5">// Archivo: aritmetica-punteros.c</text:p>
      <text:p text:style-name="P5">#include &lt;stdio.h&gt;</text:p>
      <text:p text:style-name="P5">int main()</text:p>
      <text:p text:style-name="P5">{</text:p>
      <text:p text:style-name="P5"><text:s text:c="5"/>int arregloenteros[] = {1 , 2 , 3 , 4};</text:p>
      <text:p text:style-name="P5"/>
      <text:p text:style-name="P5"><text:s text:c="5"/>double arreglodoubles[] = { 11.11 , 22.22 , <text:s/>33.33 , 44.44};</text:p>
      <text:p text:style-name="P5"/>
      <text:p text:style-name="P5"><text:s text:c="5"/>int * parregloenteros = &amp;arregloenteros[0];</text:p>
      <text:p text:style-name="P5"><text:s text:c="5"/>double * parreglodoubles = &amp;arreglodoubles[0];</text:p>
      <text:p text:style-name="Standard">Analista Universitario en Sistemas – CUATRIMESTRE Nº 3<text:tab/>MARZO-JUNIO 2006<text:tab/></text:p>
      <text:p text:style-name="P17">NOTAS DE CLASE DEL PROFESOR GUIDO MACCHI – TALLER 2<text:tab/><text:tab/><text:tab/><text:tab/>26/</text:p>
      <text:p text:style-name="P5"/>
      <text:p text:style-name="P5">// Continúa el archivo: aritmetica-punteros.c</text:p>
      <text:p text:style-name="P5"><text:s text:c="5"/>printf("El entero arregloenteros[0] = %d " , *parregloenteros );</text:p>
      <text:p text:style-name="P5"><text:s text:c="5"/>printf("y se encuentra en la dirección de memoria: %p \n", parregloenteros );</text:p>
      <text:p text:style-name="P5"><text:s text:c="5"/>printf("El espacio que ocupa en memoria el entero arregloenteros[0] es: %d bytes\n" , sizeof( int ) );</text:p>
      <text:p text:style-name="P5"><text:s text:c="5"/>printf("\nEl double arreglodoubles[0] = %f " , *parreglodoubles );</text:p>
      <text:p text:style-name="P5"><text:s text:c="5"/>printf("y se encuentra en la dirección de memoria: %p \n", parreglodoubles );</text:p>
      <text:p text:style-name="P5">printf("El espacio que ocupa en memoria el double arreglodoubles[0] es: %d bytes\n", sizeof(double));</text:p>
      <text:p text:style-name="P5"/>
      <text:p text:style-name="P5"><text:s text:c="5"/>/* En cada printf vamos a incrementar los punteros, sumándole uno en cada invocación siguiente y </text:p>
      <text:p text:style-name="P5"><text:s text:c="5"/>* <text:s/>usando el operador de indirección (*) para mostrar los valores que hay en esas direcciones de </text:p>
      <text:p text:style-name="P5"><text:s text:c="5"/>* <text:s/>memoria.</text:p>
      <text:p text:style-name="P5"><text:s text:c="5"/>*/</text:p>
      <text:p text:style-name="P5"/>
      <text:p text:style-name="P5"><text:s text:c="5"/>parregloenteros++ ;</text:p>
      <text:p text:style-name="P5"/>
      <text:p text:style-name="P5"><text:s text:c="5"/>parreglodoubles++;</text:p>
      <text:p text:style-name="P5"/>
      <text:p text:style-name="P5"><text:s text:c="5"/>printf("\n arregloenteros[1]= %d ", *parregloenteros );</text:p>
      <text:p text:style-name="P5"><text:s text:c="5"/>printf("y se encuentra en la dirección de memoria: %p \n", parregloenteros );</text:p>
      <text:p text:style-name="P5"><text:s text:c="5"/>printf("\n arreglodoubles[1] = %f ", *parreglodoubles );</text:p>
      <text:p text:style-name="P5"><text:s text:c="5"/>printf("y se encuentra en la dirección de memoria: %p \n", parreglodoubles );</text:p>
      <text:p text:style-name="P5"/>
      <text:p text:style-name="P5"><text:s text:c="5"/>parregloenteros++ ;</text:p>
      <text:p text:style-name="P5"/>
      <text:p text:style-name="P5"><text:s text:c="5"/>parreglodoubles++;</text:p>
      <text:p text:style-name="P5"/>
      <text:p text:style-name="P5"><text:s text:c="5"/>printf("\n arregloenteros[2]= %d ", *parregloenteros );</text:p>
      <text:p text:style-name="P5"><text:s text:c="5"/>printf("y se encuentra en la dirección de memoria: %p \n", parregloenteros );</text:p>
      <text:p text:style-name="P5"><text:s text:c="5"/>printf("\n arreglodoubles[2] = %f ", *parreglodoubles );</text:p>
      <text:p text:style-name="P5"><text:s text:c="5"/>printf("y se encuentra en la dirección de memoria: %p \n", parreglodoubles );</text:p>
      <text:p text:style-name="P5"/>
      <text:p text:style-name="P5"><text:s text:c="5"/>parregloenteros++ ;</text:p>
      <text:p text:style-name="P5"/>
      <text:p text:style-name="P5"><text:s text:c="5"/>parreglodoubles++;</text:p>
      <text:p text:style-name="P5"/>
      <text:p text:style-name="P5"><text:s text:c="5"/>printf("\n arregloenteros[3]= %d ", *parregloenteros );</text:p>
      <text:p text:style-name="P5"><text:s text:c="5"/>printf("y se encuentra en la dirección de memoria: %p \n", parregloenteros );</text:p>
      <text:p text:style-name="P5"><text:s text:c="5"/>printf("\n arreglodoubles[3] = %f ", *parreglodoubles );</text:p>
      <text:p text:style-name="P5"><text:s text:c="5"/>printf("y se encuentra en la dirección de memoria: %p \n", parreglodoubles );</text:p>
      <text:p text:style-name="P4"><text:s text:c="2"/></text:p>
      <text:p text:style-name="P5"><text:s text:c="5"/>/* Ahora veremos que las siguientes equivalencias entre direcciones de memoria es cierta:</text:p>
      <text:p text:style-name="P5"><text:s text:c="5"/>* parregloenteros + 1 &lt;==&gt; (unsigned)parregloenteros + 1 * sizeof( int )</text:p>
      <text:p text:style-name="P5"><text:s text:c="5"/>* parreglodoubles + 1 &lt;==&gt; (unsigned)parreglodoubles + 1 * sizeof( double )</text:p>
      <text:p text:style-name="P5"><text:s text:c="5"/>*/</text:p>
      <text:p text:style-name="P5"/>
      <text:p text:style-name="P5"><text:s text:c="5"/>parregloenteros = &amp;arregloenteros[0];</text:p>
      <text:p text:style-name="P5"/>
      <text:p text:style-name="P5"><text:s text:c="5"/>parreglodoubles = &amp;arreglodoubles[0];</text:p>
      <text:p text:style-name="P5"/>
      <text:p text:style-name="P5"><text:s text:c="5"/>printf("arregloenteros[0] = %d " , *parregloenteros );</text:p>
      <text:p text:style-name="Standard">Analista Universitario en Sistemas – CUATRIMESTRE Nº 3<text:tab/>MARZO-JUNIO 2006<text:tab/></text:p>
      <text:p text:style-name="P17">NOTAS DE CLASE DEL PROFESOR GUIDO MACCHI – TALLER 2<text:tab/><text:tab/><text:tab/><text:tab/>27/</text:p>
      <text:p text:style-name="P5"/>
      <text:p text:style-name="P5">// Continúa el archivo: aritmetica-punteros.c</text:p>
      <text:p text:style-name="P5"><text:s text:c="5"/>printf("en dirección de memoria: %p \n" , parregloenteros );</text:p>
      <text:p text:style-name="P5"><text:s text:c="5"/>printf("arreglodoubles[0] = %f " , *parreglodoubles );</text:p>
      <text:p text:style-name="P5"><text:s text:c="5"/>printf("en dirección de memoria: %p \n" , parreglodoubles <text:s/>);</text:p>
      <text:p text:style-name="P5"/>
      <text:p text:style-name="P5"><text:s text:c="5"/>parregloenteros = (unsigned)parregloenteros + 1 * sizeof( int ) ;</text:p>
      <text:p text:style-name="P5"><text:s text:c="5"/>parreglodoubles = (unsigned)parreglodoubles + 1 * sizeof( double ) ;</text:p>
      <text:p text:style-name="P5"/>
      <text:p text:style-name="P5"><text:s text:c="5"/>printf("arregloenteros[1] = %d " , *parregloenteros );</text:p>
      <text:p text:style-name="P5"><text:s text:c="5"/>printf("en dirección de memoria: %p \n" , parregloenteros );</text:p>
      <text:p text:style-name="P5"><text:s text:c="5"/>printf("arreglodoubles[1] = %f " , *parreglodoubles );</text:p>
      <text:p text:style-name="P5"><text:s text:c="5"/>printf("en dirección de memoria: %p \n" , parreglodoubles );</text:p>
      <text:p text:style-name="P5"/>
      <text:p text:style-name="P5"><text:s text:c="5"/>parregloenteros = (unsigned)parregloenteros + 1 * sizeof( int ) ;</text:p>
      <text:p text:style-name="P5"><text:s text:c="5"/>parreglodoubles = (unsigned)parreglodoubles + 1 * sizeof( double ) ;</text:p>
      <text:p text:style-name="P5"/>
      <text:p text:style-name="P5"><text:s text:c="5"/>printf("arregloenteros[2] = %d " , *parregloenteros );</text:p>
      <text:p text:style-name="P5"><text:s text:c="5"/>printf("en dirección de memoria: %p \n" , parregloenteros );</text:p>
      <text:p text:style-name="P5"><text:s text:c="5"/>printf("arreglodoubles[2] = %f " , *parreglodoubles );</text:p>
      <text:p text:style-name="P5"><text:s text:c="5"/>printf("en dirección de memoria: %p \n" , parreglodoubles );</text:p>
      <text:p text:style-name="P5"/>
      <text:p text:style-name="P5"><text:s text:c="5"/>parregloenteros = (unsigned)parregloenteros + 1 * sizeof( int ) ;</text:p>
      <text:p text:style-name="P5"><text:s text:c="5"/>parreglodoubles = (unsigned)parreglodoubles + 1 * sizeof( double ) ;</text:p>
      <text:p text:style-name="Standard"/>
      <text:p text:style-name="P5"><text:s text:c="5"/>printf("arregloenteros[3] = %d " , *parregloenteros );</text:p>
      <text:p text:style-name="P5"><text:s text:c="5"/>printf("en dirección de memoria: %p \n" , parregloenteros );</text:p>
      <text:p text:style-name="P5"><text:s text:c="5"/>printf("arreglodoubles[3] = %f " , *parreglodoubles );</text:p>
      <text:p text:style-name="P5"><text:s text:c="5"/>printf("en dirección de memoria: %p \n" , parreglodoubles );</text:p>
      <text:p text:style-name="P5"/>
      <text:p text:style-name="P5"><text:s text:c="5"/>return 0; <text:s text:c="6"/>// salida exitosa del programa, todo ha salido bien</text:p>
      <text:p text:style-name="P5">}</text:p>
      <text:p text:style-name="P5">// Fin del archivo: aritmetica-punteros.c</text:p>
      <text:p text:style-name="P5"/>
      <text:p text:style-name="P5"/>
      <text:p text:style-name="P5"/>
      <text:p text:style-name="P5"/>
      <text:p text:style-name="P5">Se compila con:<text:tab/><text:span text:style-name="T1">gcc aritmetica-punteros.c -o aritmetica-punteros.out <text:s text:c="76"/></text:span></text:p>
      <text:p text:style-name="P5"/>
      <text:p text:style-name="P5"/>
      <text:p text:style-name="P5"/>
      <text:p text:style-name="P5"/>
      <text:p text:style-name="Standard"><text:span text:style-name="T1">Inmediatamente se observan los siguientes mensajes de advertencia</text:span><text:span text:style-name="T3">:</text:span></text:p>
      <text:p text:style-name="P5"><text:s text:c="3"/>aritmetica-punteros.c: En la función `main':</text:p>
      <text:p text:style-name="P5"><text:s text:c="3"/>aritmetica-punteros.c:80: aviso: asignación se crea un puntero desde un entero sin una conversión</text:p>
      <text:p text:style-name="P5"><text:s text:c="3"/>aritmetica-punteros.c:81: aviso: asignación se crea un puntero desde un entero sin una conversión</text:p>
      <text:p text:style-name="P5"><text:s text:c="3"/>aritmetica-punteros.c:88: aviso: asignación se crea un puntero desde un entero sin una conversión</text:p>
      <text:p text:style-name="P5"><text:s text:c="3"/>aritmetica-punteros.c:89: aviso: asignación se crea un puntero desde un entero sin una conversión</text:p>
      <text:p text:style-name="P5"><text:s text:c="3"/>aritmetica-punteros.c:96: aviso: asignación se crea un puntero desde un entero sin una conversión</text:p>
      <text:p text:style-name="P5"><text:s text:c="3"/>aritmetica-punteros.c:97: aviso: asignación se crea un puntero desde un entero sin una conversión</text:p>
      <text:p text:style-name="P5"/>
      <text:p text:style-name="Standard">Analista Universitario en Sistemas – CUATRIMESTRE Nº 3<text:tab/>MARZO-JUNIO 2006<text:tab/></text:p>
      <text:p text:style-name="P17">NOTAS DE CLASE DEL PROFESOR GUIDO MACCHI – TALLER 2<text:tab/><text:tab/><text:tab/><text:tab/>28/</text:p>
      <text:p text:style-name="P4"/>
      <text:p text:style-name="P5">Se ejecuta con:<text:tab/><text:span text:style-name="T1">./aritmetica-punteros.out</text:span></text:p>
      <text:p text:style-name="P4"/>
      <text:p text:style-name="P5">Su salida en pantalla es la siguiente:</text:p>
      <text:p text:style-name="P4"/>
      <text:p text:style-name="P4">El entero arregloenteros[0] = 1 y se encuentra en la dirección de memoria: 0xbffff790</text:p>
      <text:p text:style-name="P4">El espacio que ocupa en memoria el entero arregloenteros[0] es: 4 bytes</text:p>
      <text:p text:style-name="P4"/>
      <text:p text:style-name="P4">El double arreglodoubles[0] = 11.110000 y se encuentra en la dirección de memoria: 0xbffff770</text:p>
      <text:p text:style-name="P4">El espacio que ocupa en memoria el double arreglodoubles[0] es: 8 bytes</text:p>
      <text:p text:style-name="P4"/>
      <text:p text:style-name="P4"><text:s/>arregloenteros[1]= 2 y se encuentra en la dirección de memoria: 0xbffff794</text:p>
      <text:p text:style-name="P4"/>
      <text:p text:style-name="P4"><text:s/>arreglodoubles[1] = 22.220000 y se encuentra en la dirección de memoria: 0xbffff778</text:p>
      <text:p text:style-name="P4"/>
      <text:p text:style-name="P4"><text:s/>arregloenteros[2]= 3 y se encuentra en la dirección de memoria: 0xbffff798</text:p>
      <text:p text:style-name="P4"/>
      <text:p text:style-name="P4"><text:s/>arreglodoubles[2] = 33.330000 y se encuentra en la dirección de memoria: 0xbffff780</text:p>
      <text:p text:style-name="P4"/>
      <text:p text:style-name="P4"><text:s/>arregloenteros[3]= 4 y se encuentra en la dirección de memoria: 0xbffff79c</text:p>
      <text:p text:style-name="P4"/>
      <text:p text:style-name="P4"><text:s/>arreglodoubles[3] = 44.440000 y se encuentra en la dirección de memoria: 0xbffff788</text:p>
      <text:p text:style-name="P4">arregloenteros[0] = 1 en dirección de memoria: 0xbffff790</text:p>
      <text:p text:style-name="P4">arreglodoubles[0] = 11.110000 en dirección de memoria: 0xbffff770</text:p>
      <text:p text:style-name="P4">arregloenteros[1] = 2 en dirección de memoria: 0xbffff794</text:p>
      <text:p text:style-name="P4">arreglodoubles[1] = 22.220000 en dirección de memoria: 0xbffff778</text:p>
      <text:p text:style-name="P4">arregloenteros[2] = 3 en dirección de memoria: 0xbffff798</text:p>
      <text:p text:style-name="P4">arreglodoubles[2] = 33.330000 en dirección de memoria: 0xbffff780</text:p>
      <text:p text:style-name="P4">arregloenteros[3] = 4 en dirección de memoria: 0xbffff79c</text:p>
      <text:p text:style-name="P4">arreglodoubles[3] = 44.440000 en dirección de memoria: 0xbffff788</text:p>
      <text:p text:style-name="P4"/>
      <text:p text:style-name="Standard"><text:span text:style-name="T2">Arreglos y punteros en Lenguaje C</text:span><text:span text:style-name="T38">:</text:span></text:p>
      <text:p text:style-name="P15"/>
      <text:p text:style-name="P15">Un arreglo en C es una <text:span text:style-name="T1">región de memoria contigua que almacena valores de un mismo tipo</text:span>.</text:p>
      <text:p text:style-name="P15"/>
      <text:p text:style-name="P15">Por ejemplo:</text:p>
      <text:p text:style-name="P15"/>
      <text:p text:style-name="P15"><text:tab/>int a[10];<text:tab/>// un arreglo de 10 enteros</text:p>
      <text:p text:style-name="P15"/>
      <text:p text:style-name="P15"><text:tab/>a[0]<text:tab/></text:p>
      <text:p text:style-name="P15"><text:tab/>a[1]</text:p>
      <text:p text:style-name="P15"><text:tab/>a[2]</text:p>
      <text:p text:style-name="P15"><text:tab/>a[3]</text:p>
      <text:p text:style-name="P15"><text:tab/>a[4]</text:p>
      <text:p text:style-name="P15"><text:tab/>a[5]</text:p>
      <text:p text:style-name="P15"><text:tab/>a[6]</text:p>
      <text:p text:style-name="P15"><text:tab/>a[7]</text:p>
      <text:p text:style-name="P15"><text:tab/>a[8]</text:p>
      <text:p text:style-name="P15"><text:tab/>a[9]</text:p>
      <text:p text:style-name="Standard">Analista Universitario en Sistemas – CUATRIMESTRE Nº 3<text:tab/>MARZO-JUNIO 2006<text:tab/></text:p>
      <text:p text:style-name="P17">NOTAS DE CLASE DEL PROFESOR GUIDO MACCHI – TALLER 2<text:tab/><text:tab/><text:tab/><text:tab/>29/</text:p>
      <text:p text:style-name="P14"/>
      <text:p text:style-name="P15">Podemos visualizarlo de la siguiente forma, imaginando a la memoria RAM como se ve a continuación:</text:p>
      <text:p text:style-name="P15"/>
      <text:p text:style-name="P15"><text:span text:style-name="T1">a[0]</text:span><text:tab/> <text:s text:c="4"/><text:span text:style-name="T1">a[1]</text:span> <text:s text:c="9"/><text:span text:style-name="T1">a[2]</text:span><text:tab/> <text:s text:c="2"/><text:span text:style-name="T1">a[3]</text:span><text:tab/> <text:s text:c="6"/><text:span text:style-name="T1">a[4]</text:span> <text:s text:c="9"/><text:span text:style-name="T1">a[5]</text:span> <text:s text:c="9"/><text:span text:style-name="T1">a[6]</text:span> <text:s text:c="9"/><text:span text:style-name="T1">a[7]</text:span> <text:s text:c="9"/><text:span text:style-name="T1">a[8]</text:span> <text:s text:c="10"/><text:span text:style-name="T1">a[9]</text:span></text:p>
      <table:table table:name="Tabla4" table:style-name="Tabla4">
        <table:table-column table:style-name="Tabla4.A" table:number-columns-repeated="39"/>
        <table:table-column table:style-name="Tabla4.n"/>
        <table:table-header-rows>
          <table:table-row>
            <table:table-cell table:style-name="Tabla4.A1" office:value-type="string">
              <text:p text:style-name="Table_20_Contents">1</text:p>
              <text:p text:style-name="Table_20_Contents"><draw:line text:anchor-type="paragraph" draw:z-index="5" draw:style-name="gr6" draw:text-style-name="P33" svg:x1="0.468cm" svg:y1="3.592cm" svg:x2="0.071cm" svg:y2="2.639cm"><text:p/></draw:line>BYTE </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cell table:style-name="Tabla4.E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cell table:style-name="Tabla4.E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cell table:style-name="Tabla4.E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cell table:style-name="Tabla4.E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cell table:style-name="Tabla4.E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cell table:style-name="Tabla4.E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cell table:style-name="Tabla4.E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cell table:style-name="Tabla4.E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cell table:style-name="Tabla4.E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B1" office:value-type="string">
              <text:p text:style-name="Table_20_Contents">1</text:p>
              <text:p text:style-name="Table_20_Contents">BYTE</text:p>
            </table:table-cell>
            <table:table-cell table:style-name="Tabla4.D1" office:value-type="string">
              <text:p text:style-name="Table_20_Contents">1</text:p>
              <text:p text:style-name="Table_20_Contents">BYTE</text:p>
            </table:table-cell>
          </table:table-row>
        </table:table-header-rows>
      </table:table>
      <text:p text:style-name="P15"><draw:frame text:anchor-type="paragraph" draw:z-index="7" draw:style-name="gr7" draw:text-style-name="P47" svg:width="1.059cm" svg:height="0.556cm" svg:x="3.828cm" svg:y="0.346cm"><draw:text-box><text:p text:style-name="P33"><text:span text:style-name="T48">1 int</text:span></text:p></draw:text-box></draw:frame></text:p>
      <text:p text:style-name="P15"><draw:line text:anchor-type="paragraph" draw:z-index="6" draw:style-name="gr8" draw:text-style-name="P33" svg:x1="3.537cm" svg:y1="0.279cm" svg:x2="5.204cm" svg:y2="0.279cm"><text:p/></draw:line><draw:frame text:anchor-type="paragraph" draw:z-index="4" draw:style-name="gr9" draw:text-style-name="P48" svg:width="0.662cm" svg:height="0.556cm" svg:x="0.467cm" svg:y="0.093cm"><draw:text-box><text:p text:style-name="P33"><text:span text:style-name="T49">a</text:span></text:p></draw:text-box></draw:frame></text:p>
      <text:p text:style-name="P15"/>
      <text:p text:style-name="P15">Si hacemos:</text:p>
      <text:p text:style-name="P15"/>
      <text:p text:style-name="P15"><text:tab/>int a[5] , <text:s/>* <text:s/>pa = &amp;a[0];</text:p>
      <text:p text:style-name="P15"/>
      <text:p text:style-name="P15">Entonces las siguientes expresiones son idénticas:</text:p>
      <text:p text:style-name="P15"><text:tab/>a[0]<text:tab/>es equivalente a<text:tab/>*(pa + 0)</text:p>
      <text:p text:style-name="P15"><text:tab/>a[1]<text:tab/>es equivalente a<text:tab/>*(pa + 1)</text:p>
      <text:p text:style-name="P15"><text:tab/>a[2]<text:tab/>es equivalente a<text:tab/>*(pa + 2)</text:p>
      <text:p text:style-name="P15"><text:tab/>a[3]<text:tab/>es equivalente a<text:tab/>*(pa + 3)</text:p>
      <text:p text:style-name="P15"><text:tab/>a[4]<text:tab/>es equivalente a<text:tab/>*(pa + 4)</text:p>
      <text:p text:style-name="P15"/>
      <text:p text:style-name="P15">Lo asombroso es que C permite también las siguientes equivalencias:</text:p>
      <text:p text:style-name="P15"><text:tab/>*( a + 0)<text:tab/>es equivalente a<text:tab/>pa[0]</text:p>
      <text:p text:style-name="P15"><text:tab/>*( a + 1)<text:tab/>es equivalente a<text:tab/>pa[1]</text:p>
      <text:p text:style-name="P15"><text:tab/>*( a + 2)<text:tab/>es equivalente a<text:tab/>pa[2]</text:p>
      <text:p text:style-name="P15"><text:tab/>*( a + 3)<text:tab/>es equivalente a<text:tab/>pa[3]</text:p>
      <text:p text:style-name="P15"><text:tab/>*( a + 4)<text:tab/>es equivalente a<text:tab/>pa[4]</text:p>
      <text:p text:style-name="P15"/>
      <text:p text:style-name="P15">Lo que nos lleva a inferir que: <text:span text:style-name="T1">¡ UN ARREGLO ES UN PUNTERO!</text:span></text:p>
      <text:p text:style-name="P15"/>
      <text:p text:style-name="Standard"><text:span text:style-name="T37">Veamoslo mejor con un ejemplo, pero antes necesitamos introducir </text:span><text:span text:style-name="T38">otra característica del Lenguaje C:</text:span> <text:span text:style-name="T1">El Bucle de repeticón for (“PARA”)</text:span></text:p>
      <text:p text:style-name="Standard"><text:span text:style-name="T37">Esta es una sentencia que se utiliza para realizar bucles o iteraciones. Se denomina "for" (en</text:span> <text:span text:style-name="T37">español sería "PARA"). </text:span><text:span text:style-name="T38">Se la utiliza cuando se sabe de</text:span><text:span text:style-name="T1"> </text:span><text:span text:style-name="T38">antemano la cantidad de veces que se va a repetir una cierta operación o sentencia.</text:span><text:span text:style-name="T37"> Se usa mucho para la </text:span><text:span text:style-name="T38">manipulación de arreglos</text:span><text:span text:style-name="T37">. El bucle for tiene la siguiente sintaxis que se debe respetar:</text:span></text:p>
      <text:p text:style-name="P15"/>
      <text:p text:style-name="Standard"><text:span text:style-name="T37"><text:tab/></text:span><text:span text:style-name="T38">TIPO-de-DATO</text:span><text:span text:style-name="T37"> <text:s/></text:span><text:span text:style-name="T38">iterador;</text:span></text:p>
      <text:p text:style-name="Standard"><text:span text:style-name="T38">for(</text:span><text:span text:style-name="T37"> </text:span><text:span text:style-name="T38">inicialización-iterador</text:span><text:span text:style-name="T37"> </text:span><text:span text:style-name="T38">;</text:span><text:span text:style-name="T37"> </text:span><text:span text:style-name="T38">comparación-sobre-iterador</text:span><text:span text:style-name="T37"> </text:span><text:span text:style-name="T38">;</text:span><text:span text:style-name="T37"> </text:span><text:span text:style-name="T38">incremento-decremento-del-iterador</text:span><text:span text:style-name="T37"> </text:span><text:span text:style-name="T38">)</text:span></text:p>
      <text:p text:style-name="P14">{</text:p>
      <text:p text:style-name="P15"><text:s text:c="2"/><text:span text:style-name="T1"><text:s text:c="13"/>sentencia-en-lenguaje-C-que-se-debe-ejecutar-en-cada-iteración;</text:span></text:p>
      <text:p text:style-name="P14"><text:s text:c="15"/>puede-ser-más-de-una-sentencia;</text:p>
      <text:p text:style-name="P14">}</text:p>
      <text:p text:style-name="P15"/>
      <text:p text:style-name="P15"/>
      <text:p text:style-name="Standard">Analista Universitario en Sistemas – CUATRIMESTRE Nº 3<text:tab/>MARZO-JUNIO 2006<text:tab/></text:p>
      <text:p text:style-name="P17">NOTAS DE CLASE DEL PROFESOR GUIDO MACCHI – TALLER 2<text:tab/><text:tab/><text:tab/><text:tab/>30/</text:p>
      <text:p text:style-name="P14"/>
      <text:p text:style-name="P15">Es decir, la <text:span text:style-name="T1">inicialización del iterador se realiza una sola vez, antes de empezar el bucle de repetición de sentencias.</text:span></text:p>
      <text:p text:style-name="Standard"><text:span text:style-name="T37">Así para el iterador que parte desde un valor inicial, mientras el iterador siga cumpliendo la condición de la comparación, se ejecutan las sentencias, e inmediatamente después</text:span> <text:span text:style-name="T37">se incrementa, o decrementa según corresponda, el valor del iterador. Si el iterador sigue cumpliendo con la condición de comparación, se ejecutan nuevamente las sentencias, sino se termina el bucle de repetición.</text:span></text:p>
      <text:p text:style-name="P15"/>
      <text:p text:style-name="P15">Dicho esto pasamos a ver el código fuente:</text:p>
      <text:p text:style-name="P15"/>
      <text:p text:style-name="P15">// Archivo: arreglos-son-punteros-y-viceversa.c</text:p>
      <text:p text:style-name="P15">#include &lt;stdio.h&gt;</text:p>
      <text:p text:style-name="P15">int main()</text:p>
      <text:p text:style-name="P15">{</text:p>
      <text:p text:style-name="P15"><text:s text:c="5"/>printf("Declaramos un arreglo de 5 enteros: int a[5] .\n");</text:p>
      <text:p text:style-name="P15"><text:s text:c="5"/>int a[5];</text:p>
      <text:p text:style-name="P15"><text:s text:c="5"/>printf("Inicializamos los valores del arreglo a .\n");</text:p>
      <text:p text:style-name="P15"><text:s text:c="5"/>a[0] = 0;</text:p>
      <text:p text:style-name="P15"><text:s text:c="5"/>a[1] = 1;</text:p>
      <text:p text:style-name="P15"><text:s text:c="5"/>a[2] = 2;</text:p>
      <text:p text:style-name="P15"><text:s text:c="5"/>a[3] = 3;</text:p>
      <text:p text:style-name="P15"><text:s text:c="5"/>a[4] = 4;</text:p>
      <text:p text:style-name="P15"><text:s text:c="5"/>int indice = 0;</text:p>
      <text:p text:style-name="P15"><text:s text:c="5"/>for( indice = 0 ; indice &lt; 5 ; indice++ )</text:p>
      <text:p text:style-name="P15"><text:s text:c="5"/>{</text:p>
      <text:p text:style-name="P15"><text:s text:c="13"/>printf(" <text:s text:c="7"/>a[<text:span text:style-name="T40">%d</text:span>] = <text:span text:style-name="T39">%d</text:span> <text:s text:c="5"/>\n", <text:span text:style-name="T40">indice</text:span> , <text:span text:style-name="T39">indice</text:span> );</text:p>
      <text:p text:style-name="P15"><text:s text:c="5"/>}</text:p>
      <text:p text:style-name="P15"><text:s text:c="5"/>printf("Declaramos un \"puntero a arreglo de 5 enteros\": int * pa = &amp;a[0] \n");</text:p>
      <text:p text:style-name="P15"><text:s text:c="5"/>int * pa = &amp;a[0];</text:p>
      <text:p text:style-name="P15"><text:s text:c="5"/>printf("Veamos que se consigue lo mismo al mostrar a[indice] que al mostrar *(pa + indice) \n");</text:p>
      <text:p text:style-name="P15"><text:s text:c="5"/>for( indice = 0 ; indice &lt; 5 ; indice++ )</text:p>
      <text:p text:style-name="P15"><text:s text:c="5"/>{</text:p>
      <text:p text:style-name="P15"><text:s text:c="4"/>printf("a[<text:span text:style-name="T40">%d</text:span>] = <text:span text:style-name="T39">%d</text:span> <text:s/>es igual que: <text:s/>*(pa + <text:span text:style-name="T41">%d</text:span> ) = <text:span text:style-name="T50">%d</text:span> \n" , <text:span text:style-name="T40">indice</text:span> , <text:span text:style-name="T39">a[indice]</text:span> , <text:span text:style-name="T41">indice</text:span> , <text:span text:style-name="T50">*(pa + indice)</text:span>);</text:p>
      <text:p text:style-name="P15"><text:s text:c="5"/>}</text:p>
      <text:p text:style-name="P15"/>
      <text:p text:style-name="P15"><text:s text:c="5"/>printf("Mas asombroso aún es lo siguiente: \n");</text:p>
      <text:p text:style-name="P15"/>
      <text:p text:style-name="P15"><text:s text:c="5"/>for( indice = 0 ; indice &lt; 5 ; indice++ )</text:p>
      <text:p text:style-name="P15"><text:s text:c="5"/>{</text:p>
      <text:p text:style-name="P15"><text:s text:c="7"/>printf("*(a + %d) = %d <text:s/>es igual que: pa[%d] = %d \n" , indice , *(a + indice), indice , pa[indice]);</text:p>
      <text:p text:style-name="P15"><text:s text:c="5"/>}</text:p>
      <text:p text:style-name="P15"/>
      <text:p text:style-name="P15"><text:s text:c="5"/>printf("POR LO TANTO HEMOS VISTO QUE LOS ARREGLOS SON PUNTEROS\n");</text:p>
      <text:p text:style-name="P15"><text:s text:c="5"/>printf("Y HEMOS VISTO QUE LOS PUNTEROS SON ARREGLOS\n");</text:p>
      <text:p text:style-name="P15"><text:s text:c="5"/>return 0; <text:s text:c="6"/>// salida exitosa del programa, todo ha salido bién</text:p>
      <text:p text:style-name="P15">}</text:p>
      <text:p text:style-name="P15">// Fin del archivo: arreglos-son-punteros-y-viceversa.c</text:p>
      <text:p text:style-name="P15"/>
      <text:p text:style-name="P15">Se compila con: <text:span text:style-name="T1">gcc arreglos-son-punteros-y-viceversa.c -o arreglos-son-punteros-y-viceversa.out <text:s text:c="83"/></text:span></text:p>
      <text:p text:style-name="P14"/>
      <text:p text:style-name="P15">Se ejecuta con:<text:tab/><text:span text:style-name="T1">./arreglos-son-punteros-y-viceversa.out</text:span> <text:s text:c="83"/></text:p>
      <text:p text:style-name="P5">Analista Universitario en Sistemas – CUATRIMESTRE Nº 3<text:tab/>MARZO-JUNIO 2006<text:tab/></text:p>
      <text:p text:style-name="P17">NOTAS DE CLASE DEL PROFESOR GUIDO MACCHI – TALLER 2<text:tab/><text:tab/><text:tab/><text:tab/>31/</text:p>
      <text:p text:style-name="P17"/>
      <text:p text:style-name="P17"><text:span text:style-name="T4">Su salida en pantalla es la siguiente</text:span>:</text:p>
      <text:p text:style-name="P17">Declaramos un arreglo de 5 enteros: int a[5] .</text:p>
      <text:p text:style-name="P17">Inicializamos los valores del arreglo a .</text:p>
      <text:p text:style-name="P17"><text:s text:c="8"/>a[0] = 0</text:p>
      <text:p text:style-name="P17"><text:s text:c="8"/>a[1] = 1</text:p>
      <text:p text:style-name="P17"><text:s text:c="8"/>a[2] = 2</text:p>
      <text:p text:style-name="P17"><text:s text:c="8"/>a[3] = 3</text:p>
      <text:p text:style-name="P17"><text:s text:c="8"/>a[4] = 4</text:p>
      <text:p text:style-name="P17">Declaramos un "puntero a arreglo de 5 enteros": int * pa = &amp;a[0]</text:p>
      <text:p text:style-name="P17">Veamos que se consigue lo mismo al mostrar a[indice] que al mostrar *(pa + indice)</text:p>
      <text:p text:style-name="P17">a[0] = 0 es igual que: *(pa + 0 ) = 0</text:p>
      <text:p text:style-name="P17">a[1] = 1 es igual que: *(pa + 1 ) = 1</text:p>
      <text:p text:style-name="P17">a[2] = 2 es igual que: *(pa + 2 ) = 2</text:p>
      <text:p text:style-name="P17">a[3] = 3 es igual que: *(pa + 3 ) = 3</text:p>
      <text:p text:style-name="P17">a[4] = 4 es igual que: *(pa + 4 ) = 4</text:p>
      <text:p text:style-name="P17">Mas asombroso aún es lo siguiente:</text:p>
      <text:p text:style-name="P17">*(a + 0) = 0 <text:s/>es igual que: <text:s/>pa[0] = 0</text:p>
      <text:p text:style-name="P17">*(a + 1) = 1 <text:s/>es igual que: <text:s/>pa[1] = 1</text:p>
      <text:p text:style-name="P17">*(a + 2) = 2 <text:s/>es igual que: <text:s/>pa[2] = 2</text:p>
      <text:p text:style-name="P17">*(a + 3) = 3 <text:s/>es igual que: <text:s/>pa[3] = 3</text:p>
      <text:p text:style-name="P17">*(a + 4) = 4 <text:s/>es igual que: <text:s/>pa[4] = 4</text:p>
      <text:p text:style-name="P17">POR LO TANTO HEMOS VISTO QUE LOS ARREGLOS SON PUNTEROS!!!</text:p>
      <text:p text:style-name="P17">Y <text:s text:c="26"/>HEMOS VISTO QUE LOS PUNTEROS SON ARREGLOS!!!</text:p>
      <text:p text:style-name="P14"/>
      <text:p text:style-name="P14"><text:span text:style-name="T4">Algunas aclaraciones acerca del editor para la consola vi “Visual Editor”</text:span>:</text:p>
      <text:p text:style-name="P15"/>
      <text:p text:style-name="P15">El editor <text:span text:style-name="T1">vi opera en dos modos</text:span>:</text:p>
      <text:list text:style-name="L11">
        <text:list-item>
          <text:list>
            <text:list-header>
              <text:p text:style-name="P49"/>
            </text:list-header>
            <text:list-item>
              <text:p text:style-name="P50"><text:span text:style-name="T1">modo de inserción</text:span>: en el cuál lo que se escribe va al archivo</text:p>
              <text:p text:style-name="P49"/>
            </text:list-item>
            <text:list-item>
              <text:p text:style-name="P50"><text:span text:style-name="T1">modo de órdenes</text:span>: en el cuál lo que se escribe lo interpreta como órdenes que debe ejecutar. Este es el modo en que se encuentra el vi apenas se lo invoca.</text:p>
            </text:list-item>
          </text:list>
        </text:list-item>
      </text:list>
      <text:p text:style-name="P15"/>
      <text:p text:style-name="P15">Para <text:span text:style-name="T1">pasar del modo de órdenes al modo de inserción</text:span> se puede utilizar una de las siguientes opciones:</text:p>
      <text:list text:style-name="L12">
        <text:list-item>
          <text:p text:style-name="P51"><text:span text:style-name="T1">i</text:span> : Pulsando la <text:span text:style-name="T1">tecla “i”</text:span> se <text:span text:style-name="T1">inserta a partir de donde se encuentra el cursor actualmente</text:span></text:p>
          <text:p text:style-name="P52"/>
        </text:list-item>
        <text:list-item>
          <text:p text:style-name="P53"><text:span text:style-name="T38">a</text:span><text:span text:style-name="T37">: Pulsando la </text:span><text:span text:style-name="T38">tecla “a”</text:span><text:span text:style-name="T37"> se </text:span><text:span text:style-name="T38">inserta a partir del carácter consecutivo siguiente al que se encuentra el cursor actualmente</text:span></text:p>
          <text:p text:style-name="P53"><text:s/></text:p>
        </text:list-item>
        <text:list-item>
          <text:p text:style-name="P53"><text:span text:style-name="T38">o</text:span><text:span text:style-name="T37"> : Pulsando la </text:span><text:span text:style-name="T38">tecla “o”</text:span><text:span text:style-name="T37"> se </text:span><text:span text:style-name="T38">inserta a partir de la línea inferior siguiente a la que se encuentra el cursor actualmente</text:span></text:p>
          <text:p text:style-name="P52"/>
        </text:list-item>
        <text:list-item>
          <text:p text:style-name="P54"><text:span text:style-name="T1">O</text:span><text:span text:style-name="T3"> : Pulsando la </text:span><text:span text:style-name="T1">tecla “shift + o” (o mayúscula)</text:span><text:span text:style-name="T3"> se </text:span><text:span text:style-name="T1">inserta a partir de la línea superior siguiente a la que se encuentra el cursor actualmente</text:span></text:p>
        </text:list-item>
      </text:list>
      <text:p text:style-name="P14"/>
      <text:p text:style-name="P15">Para <text:span text:style-name="T1">pasar del modo de inserción</text:span> <text:span text:style-name="T1">al modo de órdenes se pulsa la tecla “Esc”</text:span></text:p>
      <text:p text:style-name="P15">Estando <text:span text:style-name="T1">en modo de órdenes</text:span> <text:span text:style-name="T1">para ingresar un comando </text:span>se pulsa la <text:span text:style-name="T1">tecla “shift + .”</text:span> (es decir la tecla o combinación de teclas que produce los dos puntos “<text:span text:style-name="T1">:</text:span>”) <text:span text:style-name="T1">seguido del comando en cuestión.</text:span></text:p>
      <text:p text:style-name="P5">Analista Universitario en Sistemas – CUATRIMESTRE Nº 3<text:tab/>MARZO-JUNIO 2006<text:tab/></text:p>
      <text:p text:style-name="P17">NOTAS DE CLASE DEL PROFESOR GUIDO MACCHI – TALLER 2<text:tab/><text:tab/><text:tab/><text:tab/>32/</text:p>
      <text:p text:style-name="P16"/>
      <text:p text:style-name="P15">Veamos <text:span text:style-name="T1">algunos ejemplos de comandos que se le pueden pasar al vi estando en modo de órdenes </text:span>( <text:span text:style-name="T1">Esc : orden</text:span>):</text:p>
      <text:p text:style-name="P15"/>
      <text:list text:style-name="L13">
        <text:list-item>
          <text:p text:style-name="P55">Esc : w<text:tab/><text:tab/><text:tab/><text:tab/>Guarda el archivo que se está editando al disco rígido</text:p>
          <text:p text:style-name="P55"/>
        </text:list-item>
        <text:list-item>
          <text:p text:style-name="P55">Esc : ! gcc % -o xxx.out<text:tab/><text:tab/>Compila con gcc el archivo que se está editando y guarda el <text:tab/><text:tab/><text:tab/><text:tab/><text:tab/>ejecutable generado con el nombre “xxx.out” . Notar que <text:tab/><text:tab/><text:tab/><text:tab/><text:tab/>obviamente primero debe guardarse el archivo al disco.</text:p>
          <text:p text:style-name="P55"/>
        </text:list-item>
        <text:list-item>
          <text:p text:style-name="P55">Esc : ! gcc -Wall % -o xxx.out<text:tab/>Idem anterior, pero esta vez se le pasa la opción “-Wall” al <text:tab/><text:tab/><text:tab/><text:tab/><text:tab/>compilador <text:s/>gcc cuya función es “Warning all”, es decir, <text:tab/><text:tab/><text:tab/><text:tab/><text:tab/>advierta todo lo discutible.</text:p>
          <text:p text:style-name="P55"/>
        </text:list-item>
        <text:list-item>
          <text:p text:style-name="P55">Esc : q<text:tab/><text:tab/><text:tab/><text:tab/>Sale del vi si todo ha sido guardado con anterioridad</text:p>
          <text:p text:style-name="P55"><text:s/></text:p>
        </text:list-item>
        <text:list-item>
          <text:p text:style-name="P55">Esc : q!<text:tab/><text:tab/><text:tab/><text:tab/>Sale del vi sin guardar</text:p>
          <text:p text:style-name="P55"><text:s/></text:p>
        </text:list-item>
        <text:list-item>
          <text:p text:style-name="P55">Esc : shell<text:tab/><text:tab/><text:tab/>Deja al vi ejecutándose en segundo plano “backgroung”<text:span text:style-name="T3"> y </text:span>abre una <text:tab/><text:tab/><text:tab/><text:tab/>nueva sesión en el shell<text:span text:style-name="T3"> o línea de comandos de GNU/Linux, que <text:tab/><text:tab/><text:tab/><text:tab/>generalmente se denomina </text:span>“bash”<text:span text:style-name="T3">. La </text:span>primera versión de este shell <text:tab/><text:tab/><text:tab/><text:tab/>fue escrita por Steve Bourne<text:span text:style-name="T3"> y es por esto que lleva su nombre: </text:span></text:p>
          <text:list>
            <text:list-item>
              <text:list>
                <text:list-item>
                  <text:list>
                    <text:list-item>
                      <text:list>
                        <text:list-item>
                          <text:list>
                            <text:list-item>
                              <text:list>
                                <text:list-item>
                                  <text:list>
                                    <text:list-item>
                                      <text:list>
                                        <text:list-item>
                                          <text:list>
                                            <text:list-header>
                                              <text:p text:style-name="P56"><text:span text:style-name="T37">“</text:span><text:span text:style-name="T38">GNU Bourne-Again SHell (el Shell de Bourne otra vez, de GNU)</text:span><text:span text:style-name="T37">”</text:span></text:p>
                                              <text:p text:style-name="P57">Para <text:span text:style-name="T1">volver al vi</text:span>, simplemente <text:span text:style-name="T1">debe cerrarse la sesión en el shell</text:span> mediante el comando <text:span text:style-name="T1">exit .</text:span></text:p>
                                            </text:list-header>
                                          </text:list>
                                        </text:list-item>
                                      </text:list>
                                    </text:list-item>
                                  </text:list>
                                </text:list-item>
                              </text:list>
                            </text:list-item>
                          </text:list>
                        </text:list-item>
                      </text:list>
                    </text:list-item>
                  </text:list>
                </text:list-item>
              </text:list>
            </text:list-item>
          </text:list>
        </text:list-item>
      </text:list>
      <text:p text:style-name="P15"/>
      <text:p text:style-name="P15">Volvamos con C. </text:p>
      <text:p text:style-name="P15">El <text:span text:style-name="T1">ANSI C NO permite definir funciones dentro de funciones</text:span>, pero <text:span text:style-name="T1">el GCC lo permite como una extensión, aunque esto no es estandar</text:span>.</text:p>
      <text:p text:style-name="P15"/>
      <text:p text:style-name="Standard"><text:span text:style-name="T37">C tiene </text:span><text:span text:style-name="T38">PROTOTIPOS de funciones </text:span><text:span text:style-name="T37">que </text:span><text:span text:style-name="T38">indican cómo se deben usar las funciones</text:span><text:span text:style-name="T37">, </text:span><text:span text:style-name="T38">cuántos y de qué tipo son los argumentos que toma</text:span><text:span text:style-name="T37"> y </text:span><text:span text:style-name="T38">si tiene valor de retorno, a qué tipo de dato corresponde éste (si no tiene valor de retorno entonces se lo simboliza con “void”)</text:span><text:span text:style-name="T37">. Los prototipos de las funciones </text:span><text:span text:style-name="T38">deben terminar con un punto y coma</text:span><text:span text:style-name="T37"> <text:s/>( </text:span><text:span text:style-name="T38">; )</text:span><text:span text:style-name="T37">.</text:span></text:p>
      <text:p text:style-name="Standard"/>
      <text:p text:style-name="P15">Esto evita meteduras de pata como, por ejemplo:</text:p>
      <text:p text:style-name="P15"><text:tab/><text:span text:style-name="T1">int i = exit( 0 );</text:span><text:tab/>// <text:span text:style-name="T1">exit NO DEVUELVE VALORES</text:span></text:p>
      <text:p text:style-name="P14"><text:tab/>printf(15);<text:tab/><text:tab/>// ¡el primer argumento de printf debe ser un formato!</text:p>
      <text:p text:style-name="P14"><text:tab/>double d = sin( 0 );<text:tab/>// ¡sin debe tomar un double, no un int!</text:p>
      <text:p text:style-name="P14"/>
      <text:p text:style-name="P15">Ejemplos de prototipos de funciones:</text:p>
      <text:p text:style-name="P15"><text:tab/><text:span text:style-name="T1">void exit( int );</text:span></text:p>
      <text:p text:style-name="Standard"><text:span text:style-name="T38"><text:tab/>printf( char <text:s/>* <text:s/>fmt</text:span><text:span text:style-name="T1"> , ... );</text:span></text:p>
      <text:p text:style-name="Standard"><text:tab/><text:span text:style-name="T1">double sin( double );</text:span></text:p>
      <text:p text:style-name="P4"/>
      <text:p text:style-name="P5">Normalmente los <text:span text:style-name="T1">prototipos de las funciones estandar</text:span> están d<text:span text:style-name="T1">efinidos en los </text:span><text:span text:style-name="T17">archivos de cabeceras</text:span><text:span text:style-name="T1"> o “HEADERS”</text:span> que <text:span text:style-name="T1">por convención tienen sufijo “.h”.</text:span></text:p>
      <text:p text:style-name="P4"/>
      <text:p text:style-name="P5">Analista Universitario en Sistemas – CUATRIMESTRE Nº 3<text:tab/>MARZO-JUNIO 2006<text:tab/></text:p>
      <text:p text:style-name="P17">NOTAS DE CLASE DEL PROFESOR GUIDO MACCHI – TALLER 2<text:tab/><text:tab/><text:tab/><text:tab/>33/</text:p>
      <text:p text:style-name="P16"/>
      <text:p text:style-name="P5">¿ Qué pasa con nuestras funciones? </text:p>
      <text:p text:style-name="P5">Pués, exactamente lo mismo. Veamos esto con un ejemplo:</text:p>
      <text:p text:style-name="P5"><text:tab/>// Archivo: prototipos.c</text:p>
      <text:p text:style-name="P5"><text:tab/>#include &lt;stdio.h&gt;</text:p>
      <text:p text:style-name="P5"/>
      <text:p text:style-name="P5"><text:tab/>// Prototipo de la función f</text:p>
      <text:p text:style-name="P5"><text:tab/>double f( double , char );</text:p>
      <text:p text:style-name="P5"/>
      <text:p text:style-name="P5"><text:tab/>int main()</text:p>
      <text:p text:style-name="P5"><text:tab/>{</text:p>
      <text:p text:style-name="P5"><text:tab/> <text:s text:c="7"/>double d = f( 3.14 , 'a' );</text:p>
      <text:p text:style-name="P5"><text:tab/> <text:s text:c="7"/>printf(" f( 3.14 , 'a' ) = %f \n" , d );</text:p>
      <text:p text:style-name="P5"><text:tab/> <text:s text:c="7"/>return 0 ; <text:s text:c="5"/>// salida exitosa del programa</text:p>
      <text:p text:style-name="P5"><text:tab/>}</text:p>
      <text:p text:style-name="P5"/>
      <text:p text:style-name="P5"><text:tab/>double f( double a , char c )</text:p>
      <text:p text:style-name="P5"><text:tab/>{</text:p>
      <text:p text:style-name="P5"><text:tab/> <text:s text:c="7"/>double tmp = a + (double) c;</text:p>
      <text:p text:style-name="P5"><text:tab/> <text:s text:c="7"/>return tmp;</text:p>
      <text:p text:style-name="P5"><text:tab/>}</text:p>
      <text:p text:style-name="P5"><text:tab/>// Fin del archivo: prototipos.c</text:p>
      <text:p text:style-name="P5"/>
      <text:p text:style-name="P5">Se compila con:<text:tab/><text:tab/><text:span text:style-name="T1">gcc prototipos.c -o prototipos.out</text:span></text:p>
      <text:p text:style-name="P4"/>
      <text:p text:style-name="Standard">Se ejecuta con:<text:tab/><text:tab/>./<text:span text:style-name="T1">prototipos.out</text:span></text:p>
      <text:p text:style-name="P4"/>
      <text:p text:style-name="P5">Su salida en pantalla es:<text:tab/> <text:span text:style-name="T1">f( 3.14 , 'a' ) = 100.140000</text:span></text:p>
      <text:p text:style-name="P4"/>
      <text:p text:style-name="P5"><text:tab/><text:span text:style-name="T2">Nota</text:span>: esto es correcto pués el <text:span text:style-name="T1">CÓDIGO ASCII </text:span>del caracter a es:</text:p>
      <text:p text:style-name="Standard"><text:span text:style-name="T3"><text:tab/><text:tab/></text:span><text:span text:style-name="T51">Octal</text:span><text:span text:style-name="T3"><text:tab/></text:span><text:span text:style-name="T51">Decimal</text:span><text:span text:style-name="T3"><text:tab/></text:span><text:span text:style-name="T51">Hexadecimal</text:span><text:span text:style-name="T3"><text:tab/></text:span><text:span text:style-name="T51">Caracter</text:span></text:p>
      <text:p text:style-name="Standard"><text:span text:style-name="T3"><text:tab/><text:tab/>141 <text:s text:c="2"/><text:tab/></text:span><text:span text:style-name="T1">97</text:span><text:span text:style-name="T3"> <text:s text:c="3"/><text:tab/><text:tab/>61 <text:s text:c="3"/><text:tab/><text:tab/></text:span><text:span text:style-name="T1">a</text:span></text:p>
      <text:p text:style-name="Standard"><text:tab/>y la función <text:span text:style-name="T1">f realiza la suma: 3.140000 + 97.0000 = 100.140000</text:span></text:p>
      <text:p text:style-name="P4"><text:tab/><text:span text:style-name="T3">Obviamente esta información acerca del <text:s/></text:span>CÓDIGO ASCII <text:span text:style-name="T3">la pueden obtener de la siguiente</text:span></text:p>
      <text:p text:style-name="P5"><text:tab/>página del manual en línea de GNU/Linux que se consulta con el comando:<text:tab/><text:span text:style-name="T1">man ascii</text:span></text:p>
      <text:p text:style-name="P5"/>
      <text:p text:style-name="P5">Veamos ahora una versión levemente modificada del código fuente anterior:</text:p>
      <text:p text:style-name="P5"/>
      <text:p text:style-name="P5"><text:tab/>// Archivo: prototipos-dos.c</text:p>
      <text:p text:style-name="P5"><text:tab/>#include &lt;stdio.h&gt;</text:p>
      <text:p text:style-name="P5"><text:tab/>double f( double a , char c ){</text:p>
      <text:p text:style-name="P5"><text:tab/> <text:s text:c="7"/>double tmp = a + (double) c;</text:p>
      <text:p text:style-name="P5"><text:tab/> <text:s text:c="7"/>return tmp;</text:p>
      <text:p text:style-name="P5"><text:tab/>}</text:p>
      <text:p text:style-name="P5"><text:tab/>int main(){</text:p>
      <text:p text:style-name="P5"><text:tab/> <text:s text:c="7"/>double d = f( 3.14 , 'a' );</text:p>
      <text:p text:style-name="P5"><text:tab/> <text:s text:c="7"/>printf(" f( 3.14 , 'a' ) = %f \n" , d );</text:p>
      <text:p text:style-name="P5"><text:tab/> <text:s text:c="7"/>return 0 ; <text:s text:c="5"/>// salida exitosa del programa</text:p>
      <text:p text:style-name="P5"><text:tab/>}</text:p>
      <text:p text:style-name="P5"><text:tab/>// Fin del archivo: prototipos-dos.c</text:p>
      <text:p text:style-name="P5">Analista Universitario en Sistemas – CUATRIMESTRE Nº 3<text:tab/>MARZO-JUNIO 2006<text:tab/></text:p>
      <text:p text:style-name="P17">NOTAS DE CLASE DEL PROFESOR GUIDO MACCHI – TALLER 2<text:tab/><text:tab/><text:tab/><text:tab/>34/</text:p>
      <text:p text:style-name="P17"/>
      <text:p text:style-name="Standard"><text:span text:style-name="T25">Se oserva que </text:span><text:span text:style-name="T26">se puede evitar la declaración del prototipo de la función</text:span><text:span text:style-name="T25"> </text:span><text:span text:style-name="T26">si la definimos antes de que sea invocada en la función principal main, </text:span><text:span text:style-name="T25">de esta forma </text:span><text:span text:style-name="T26">la definición de la función es el prototipo de la función</text:span><text:span text:style-name="T1">.</text:span></text:p>
      <text:p text:style-name="P4"/>
      <text:p text:style-name="P5">El Lenguaje de Programación C permite el uso de <text:span text:style-name="T2">modificadores en las declaraciones de variables</text:span><text:span text:style-name="T38">.</text:span><text:span text:style-name="T10"> </text:span><text:span text:style-name="T38">El modifcador va antepuesto a la declaración de la variable</text:span><text:span text:style-name="T10">. Entre ellos veremos los siguientes modificadores de variables:</text:span></text:p>
      <text:list text:style-name="L14">
        <text:list-header>
          <text:p text:style-name="P58"/>
        </text:list-header>
        <text:list-item>
          <text:p text:style-name="P59"><text:span text:style-name="T1">const </text:span>: este modificador <text:span text:style-name="T1">indica que la variable</text:span> sobre la que se aplica <text:span text:style-name="T1">se va a comportar como un valor de sólo lectura</text:span>, es decir, <text:span text:style-name="T1">una vez definido no se puede cambiar</text:span>.</text:p>
          <text:p text:style-name="P59"><text:s text:c="2"/></text:p>
        </text:list-item>
        <text:list-item>
          <text:p text:style-name="P59"><text:span text:style-name="T1">volatile</text:span> : este modificador <text:span text:style-name="T1">indica que el valor de la variable</text:span> sobre la que se aplica <text:span text:style-name="T1">puede cambiar incluso aún sin intervención del proceso que la definió</text:span>. Esto evita optimizaciones demasiado agresivas.</text:p>
        </text:list-item>
      </text:list>
      <text:p text:style-name="P15"/>
      <text:p text:style-name="P15">A continuación veremos algunos ejemplos con respecto a estos nuevos aspectos.</text:p>
      <text:p text:style-name="P15"><text:tab/>// Archivo: modificadores.c</text:p>
      <text:p text:style-name="P15"><text:tab/>#include &lt;stdio.h&gt;</text:p>
      <text:p text:style-name="P15"><text:tab/>int main(){</text:p>
      <text:p text:style-name="P15"><text:tab/> <text:s text:c="7"/>const int i=10;</text:p>
      <text:p text:style-name="P15"><text:tab/> <text:s text:c="7"/>printf("const int i=10;\n");</text:p>
      <text:p text:style-name="P15"><text:tab/> <text:s text:c="7"/>int j = 5;</text:p>
      <text:p text:style-name="P15"><text:tab/> <text:s text:c="7"/>printf("int j = 5;\n");</text:p>
      <text:p text:style-name="P15"><text:tab/> <text:s text:c="7"/>i = j; <text:s/><text:tab/><text:tab/><text:tab/><text:tab/><text:tab/>// ERROR</text:p>
      <text:p text:style-name="P15"><text:tab/> <text:s text:c="7"/>printf("i = j debería dar error\n");</text:p>
      <text:p text:style-name="P15"><text:tab/> <text:s text:c="7"/>return 0; <text:s text:c="6"/>// salida exitosa del programa</text:p>
      <text:p text:style-name="P15"><text:tab/>}</text:p>
      <text:p text:style-name="P15"><text:tab/>// Fin del Archivo: modificadores.c</text:p>
      <text:p text:style-name="Standard"><text:span text:style-name="T37">Al intentar compilar este archivo con:<text:tab/></text:span><text:span text:style-name="T38">gcc ./modificadores.c -o modificadores.out</text:span></text:p>
      <text:p text:style-name="P15">Se obtiene el siguiente <text:span text:style-name="T1">mensaje de error del gcc</text:span>:</text:p>
      <text:p text:style-name="P15"><text:tab/><text:span text:style-name="T1">modificadores.c: En la función `main':</text:span></text:p>
      <text:p text:style-name="P14"><draw:caption text:anchor-type="paragraph" draw:z-index="8" draw:style-name="gr10" draw:text-style-name="P60" svg:width="8.838cm" svg:height="0.609cm" svg:x="5.962cm" svg:y="0.836cm" draw:caption-point-x="-1.535cm" draw:caption-point-y="-0.344cm"><text:p text:style-name="P33"><text:span text:style-name="T39">Indica el número de línea donde se detectó el error.</text:span></text:p></draw:caption><draw:rect text:anchor-type="paragraph" draw:z-index="9" draw:style-name="gr11" draw:text-style-name="P33" svg:width="0.239cm" svg:height="0.435cm" svg:x="4.242cm" svg:y="0.058cm"><text:p/></draw:rect><text:tab/>modificadores.c:8: error: asignación of read-only variable `i'</text:p>
      <text:p text:style-name="P14"/>
      <text:p text:style-name="P14"/>
      <text:p text:style-name="P15"/>
      <text:p text:style-name="P15"/>
      <text:p text:style-name="P15">Esto se complica un poco con los punteros, como veremos a continuación en el siguiente código fuente en Lenguaje C.</text:p>
      <text:p text:style-name="P15"/>
      <text:p text:style-name="P15"/>
      <text:p text:style-name="P15"/>
      <text:p text:style-name="P15"/>
      <text:p text:style-name="P15"/>
      <text:p text:style-name="P15"/>
      <text:p text:style-name="P15"/>
      <text:p text:style-name="P15"/>
      <text:p text:style-name="P15"/>
      <text:p text:style-name="P15"/>
      <text:p text:style-name="P15"/>
      <text:p text:style-name="P5">Analista Universitario en Sistemas – CUATRIMESTRE Nº 3<text:tab/>MARZO-JUNIO 2006<text:tab/></text:p>
      <text:p text:style-name="P17">NOTAS DE CLASE DEL PROFESOR GUIDO MACCHI – TALLER 2<text:tab/><text:tab/><text:tab/><text:tab/>35/</text:p>
      <text:p text:style-name="P17"/>
      <text:p text:style-name="P15"><text:s text:c="2"/>1<text:tab/>// Archivo: modificadores-y-punteros.c</text:p>
      <text:p text:style-name="P15"><text:s text:c="2"/>2<text:tab/>#include &lt;stdio.h&gt;</text:p>
      <text:p text:style-name="P15"><text:s text:c="2"/>3<text:tab/>int main(){</text:p>
      <text:p text:style-name="P15"><text:s text:c="2"/>4<text:tab/> <text:s text:c="7"/>int i = 10, j = 5;</text:p>
      <text:p text:style-name="P15"><text:s text:c="2"/>5<text:tab/> <text:s text:c="7"/>int * pi = &amp;i; <text:s text:c="8"/>// CORRECTO</text:p>
      <text:p text:style-name="P15"><text:s text:c="2"/>6<text:tab/> <text:s text:c="7"/>pi = &amp;j; <text:s text:c="15"/>// CORRECTO</text:p>
      <text:p text:style-name="P15"><text:s text:c="2"/>7<text:tab/> <text:s text:c="7"/>*pi = 0; <text:s text:c="15"/>// CORRECTO</text:p>
      <text:p text:style-name="P15"><text:s text:c="2"/>8<text:tab/></text:p>
      <text:p text:style-name="P15"><text:s text:c="2"/>9<text:tab/> <text:s text:c="7"/>const int * pj = &amp;j;</text:p>
      <text:p text:style-name="P15">10<text:tab/> <text:s text:c="7"/>// CORRECTO: El modificador const aplica a int primeramente,</text:p>
      <text:p text:style-name="P15">11<text:tab/> <text:s text:c="7"/>// es decir, que lo que permanece constante es el valor del</text:p>
      <text:p text:style-name="P15">12<text:tab/> <text:s text:c="7"/>// entero que está siendo apuntado.</text:p>
      <text:p text:style-name="P15">13<text:tab/> <text:s text:c="7"/>// Se trata entonces de un puntero a una variable entera constante,</text:p>
      <text:p text:style-name="P15">14<text:tab/> <text:s text:c="7"/>// un puntero a una variable entera de solo lectura.</text:p>
      <text:p text:style-name="P15">15<text:tab/> <text:s text:c="7"/>// Observar que se puede cambiar el valor del puntero, pero no se</text:p>
      <text:p text:style-name="P15">16<text:tab/> <text:s text:c="7"/>// puede cambiar el valor de la variable a la que apunta.</text:p>
      <text:p text:style-name="P15">17<text:tab/></text:p>
      <text:p text:style-name="P15">18<text:tab/> <text:s text:c="7"/>pj = &amp;i; <text:s text:c="15"/>// CORREECTO</text:p>
      <text:p text:style-name="P15">19<text:tab/> <text:s text:c="7"/>// Se puede cambiar el valor del puntero (una dirección de memoria)</text:p>
      <text:p text:style-name="P15">20<text:tab/></text:p>
      <text:p text:style-name="P15"><text:span text:style-name="T40">21</text:span><text:tab/> <text:s text:c="7"/>*pj = 20;<text:tab/><text:tab/>// ERROR</text:p>
      <text:p text:style-name="P15">22<text:tab/> <text:s text:c="7"/>//<text:span text:style-name="T20"> </text:span><text:span text:style-name="T21">N</text:span><text:span text:style-name="T20">O SE PUEDE CAMBIAR EL VALOR DE LA VARIABLE ENTERA APUNTADA POR SER const</text:span></text:p>
      <text:p text:style-name="P15">23</text:p>
      <text:p text:style-name="P15">24<text:tab/> <text:s text:c="7"/>int * const pk = &amp;i;</text:p>
      <text:p text:style-name="P15">25<text:tab/> <text:s text:c="7"/>// CORRECTO: El modificador const aplica a pk primeramente, es decir,</text:p>
      <text:p text:style-name="P15">26<text:tab/> <text:s text:c="7"/>// que lo que permanece constante es el valor del puntero, por lo tanto</text:p>
      <text:p text:style-name="P15">27<text:tab/> <text:s text:c="7"/>// se trata de un puntero que apunta siempre a la misma dirección de</text:p>
      <text:p text:style-name="P15">28<text:tab/> <text:s text:c="7"/>// memoria, mientras que el valor de la variable entera que está siendo</text:p>
      <text:p text:style-name="P15">29<text:tab/> <text:s text:c="7"/>// apuntada puede cambiar.</text:p>
      <text:p text:style-name="P15">30</text:p>
      <text:p text:style-name="P15"><text:span text:style-name="T40">31</text:span><text:tab/> <text:s text:c="7"/>pk = &amp;j; <text:s text:c="7"/>// NO SE PUEDE CAMBIAR EL VALOR DEL PUNTERO</text:p>
      <text:p text:style-name="P15">32<text:tab/> <text:s text:c="28"/>// (LA DIRECCIÓN DE MEMORIA A LA QUE APUNTA)</text:p>
      <text:p text:style-name="P15">33<text:tab/> <text:s text:c="28"/>// PORQUE ES const</text:p>
      <text:p text:style-name="P15">34</text:p>
      <text:p text:style-name="P15">35<text:tab/> <text:s text:c="7"/>*pk = 30; <text:s text:c="6"/>// CORRECTO</text:p>
      <text:p text:style-name="P15">36</text:p>
      <text:p text:style-name="P15">37<text:tab/> <text:s text:c="7"/>const int * const pl = &amp;i;</text:p>
      <text:p text:style-name="P15">38<text:tab/> <text:s text:c="7"/>// CORRECTO: Se trata del caso extremo. Un puntero con valor constante,</text:p>
      <text:p text:style-name="P15">39<text:tab/> <text:s text:c="7"/>// que apunta siempre a la misma dirección de memoria, y cuya variable</text:p>
      <text:p text:style-name="P15">40<text:tab/> <text:s text:c="7"/>// entera apuntada también es constante, es decir, la variable entera</text:p>
      <text:p text:style-name="P15">41<text:tab/> <text:s text:c="7"/>// no se puede modificar.</text:p>
      <text:p text:style-name="P15">42<text:tab/></text:p>
      <text:p text:style-name="P15"><text:span text:style-name="T40">43</text:span><text:tab/> <text:s text:c="7"/>pl = &amp;j ; <text:s text:c="6"/>//ERROR</text:p>
      <text:p text:style-name="P15">44<text:tab/></text:p>
      <text:p text:style-name="P15"><text:span text:style-name="T40">45</text:span><text:tab/> <text:s text:c="7"/>*pl = 40 ; <text:s text:c="5"/>//ERROR</text:p>
      <text:p text:style-name="P15">46<text:tab/></text:p>
      <text:p text:style-name="P15">47<text:tab/> <text:s text:c="7"/>return 0;</text:p>
      <text:p text:style-name="P15">48<text:tab/>}</text:p>
      <text:p text:style-name="P15">49<text:tab/>// Fin del archivo: modificadores-y-punteros.c</text:p>
      <text:p text:style-name="P15"/>
      <text:p text:style-name="P5">Analista Universitario en Sistemas – CUATRIMESTRE Nº 3<text:tab/>MARZO-JUNIO 2006<text:tab/></text:p>
      <text:p text:style-name="P17">NOTAS DE CLASE DEL PROFESOR GUIDO MACCHI – TALLER 2<text:tab/><text:tab/><text:tab/><text:tab/>36/</text:p>
      <text:p text:style-name="P17"/>
      <text:p text:style-name="P17">Se intenta compilar con:<text:tab/><text:span text:style-name="T1">gcc modificadores-y-punteros.c -o modificadores-y-punteros.out</text:span></text:p>
      <text:p text:style-name="P17">Pero obviamente el gcc muestra los siguientes mensajes de error:</text:p>
      <text:p text:style-name="P17"><text:tab/><text:span text:style-name="T1">modificadores-y-punteros.c: En la función `main':</text:span></text:p>
      <text:p text:style-name="P16"><text:tab/>modificadores-y-punteros.c:21: error: asignación of read-only location</text:p>
      <text:p text:style-name="P16"><text:tab/>modificadores-y-punteros.c:31: error: asignación of read-only variable `pk'</text:p>
      <text:p text:style-name="P16"><text:tab/>modificadores-y-punteros.c:43: error: asignación of read-only variable `pl'</text:p>
      <text:p text:style-name="P16"><text:tab/>modificadores-y-punteros.c:45: error: asignación of read-only location</text:p>
      <text:p text:style-name="P16"/>
      <text:p text:style-name="P17">Ahora que conocemos los modificadores de acceso, <text:span text:style-name="T1">podemos asegurar con un poco más de precisón que </text:span><text:span text:style-name="T2">un arreglo es puntero constante</text:span>, cuyos valores, o sea <text:span text:style-name="T1">las </text:span><text:span text:style-name="T2">direcciones de memoria, permanecen inalterables</text:span><text:span text:style-name="T1">, pero </text:span><text:span text:style-name="T2">los valores de las variables localizadas en esas direcciones si se pueden modificar</text:span>.</text:p>
      <text:p text:style-name="P17"/>
      <text:p text:style-name="P17">De este modo podemos ver que cuando el gcc reconoce la siguiente expresión:</text:p>
      <text:p text:style-name="P17"><text:tab/><text:span text:style-name="T1">int a[5];<text:tab/>// Un arreglo de 5 enteros</text:span></text:p>
      <text:p text:style-name="P17">en realidad lo traduce a esta expresión equivalente:<text:tab/><text:tab/><text:span text:style-name="T1">int * const a</text:span></text:p>
      <text:p text:style-name="P17">que nosotros lo entendemos como:<text:tab/><text:tab/><text:span text:style-name="T1">“reservar espacio contiguo en memoria para 5 enteros”</text:span></text:p>
      <text:p text:style-name="P16"/>
      <text:p text:style-name="P17">Veamos ahora para que puede servir el uso del modificador <text:span text:style-name="T1">volatile.</text:span></text:p>
      <text:p text:style-name="P17">Supongamos que estamos codificando un programa que controla un dispositivo, al cuál se lo activa cuando se envía el valor 1 (uno) en la dirección de memoria 100, y se lo deasctiva enviando el valor 0 (cero) en la misma dirección de memoria.</text:p>
      <text:p text:style-name="P17"><text:tab/>// Archivo: volatile.c</text:p>
      <text:p text:style-name="P17"><text:tab/>#include &lt;stdio.h&gt;</text:p>
      <text:p text:style-name="P17"><text:tab/>int main()</text:p>
      <text:p text:style-name="P17"><text:tab/>{</text:p>
      <text:p text:style-name="P17"><text:tab/> <text:s text:c="7"/>char * dispositivo = ( char * ) 100;</text:p>
      <text:p text:style-name="P17"><text:tab/> <text:s text:c="7"/>// Aquí el casting se lo emplea para indicar que se trata de una</text:p>
      <text:p text:style-name="P17"><text:tab/> <text:s text:c="7"/>// dirección de memoria. Suponemos que el dispositivo tiene un</text:p>
      <text:p text:style-name="P17"><text:tab/> <text:s text:c="7"/>// ancho de palabra de 1 caracter = 1 byte = 8 bits</text:p>
      <text:p text:style-name="P17"><text:tab/></text:p>
      <text:p text:style-name="P17"><text:tab/> <text:s text:c="7"/>*dispositivo = 1; <text:s text:c="6"/>// indica arranque</text:p>
      <text:p text:style-name="P17"><text:tab/></text:p>
      <text:p text:style-name="P17"><text:tab/> <text:s text:c="7"/>// Se supone que el valor apuntado por dispositivo va a cambiar</text:p>
      <text:p text:style-name="P17"><text:tab/> <text:s text:c="7"/>// debido a un proceso externo al programa, y propio del</text:p>
      <text:p text:style-name="P17"><text:tab/> <text:s text:c="7"/>// dispositivo</text:p>
      <text:p text:style-name="P17"><text:tab/></text:p>
      <text:p text:style-name="P17"><text:tab/> <text:s text:c="7"/>while( *dispositivo != 0 )</text:p>
      <text:p text:style-name="P17"><text:tab/> <text:s text:c="7"/>{</text:p>
      <text:p text:style-name="P17"><text:tab/> <text:s text:c="15"/>printf("DISPOSITIVO FUNCIONANDO OK!\n");</text:p>
      <text:p text:style-name="P17"><text:tab/> <text:s text:c="7"/>}</text:p>
      <text:p text:style-name="P17"><text:tab/></text:p>
      <text:p text:style-name="P17"><text:tab/> <text:s text:c="7"/>return 0; <text:s text:c="6"/>// Salida exitosa del programa</text:p>
      <text:p text:style-name="P17"><text:tab/>}</text:p>
      <text:p text:style-name="P17"><text:tab/>// Fin del archivo: volatile.c</text:p>
      <text:p text:style-name="P17">Se compila con:<text:tab/><text:tab/><text:tab/><text:tab/><text:tab/><text:span text:style-name="T1">gcc volatile.c -o volatile.out</text:span></text:p>
      <text:p text:style-name="P17">Se intenta ejecutar con:<text:tab/><text:tab/><text:tab/><text:tab/><text:span text:style-name="T1">./volatile.out</text:span></text:p>
      <text:p text:style-name="P17">Pero se obtiene el siguiente mensaje de error:<text:tab/><text:span text:style-name="T1">Violación de segmento</text:span></text:p>
      <text:p text:style-name="P16"/>
      <text:p text:style-name="P5">Analista Universitario en Sistemas – CUATRIMESTRE Nº 3<text:tab/>MARZO-JUNIO 2006<text:tab/></text:p>
      <text:p text:style-name="P17">NOTAS DE CLASE DEL PROFESOR GUIDO MACCHI – TALLER 2<text:tab/><text:tab/><text:tab/><text:tab/>37/</text:p>
      <text:p text:style-name="P17"/>
      <text:p text:style-name="Standard"><text:span text:style-name="T25">Esto </text:span><text:span text:style-name="T26">sucede porque se está queriendo hacer uso de la dirección de memoria 100</text:span><text:span text:style-name="T25"> </text:span><text:span text:style-name="T26">que por lo general está dentro del rango de las direcciones de memorias ocupadas por el Sistema Operativo.</text:span></text:p>
      <text:p text:style-name="P17">Se debe tener bien en claro que el sistema operativo está siempre ocupando una porción específica de memoria RAM, casi siempre en las primeras direcciones de memoria.</text:p>
      <text:p text:style-name="P17"/>
      <text:p text:style-name="P17">Una versión ejecutable del mismo ejemplo anterior podría ser el siguiente código fuente:</text:p>
      <text:p text:style-name="P17"><text:tab/>// Archivo: volatile.c</text:p>
      <text:p text:style-name="P17"><text:tab/>#include &lt;stdio.h&gt;</text:p>
      <text:p text:style-name="P17"><text:tab/>int main()</text:p>
      <text:p text:style-name="P17"><text:tab/>{</text:p>
      <text:p text:style-name="P17"><text:tab/> <text:s text:c="7"/>char control = 1;</text:p>
      <text:p text:style-name="P17"><text:tab/> <text:s text:c="7"/>char * pcontrol = &amp;control;</text:p>
      <text:p text:style-name="P17"><text:tab/></text:p>
      <text:p text:style-name="P17"><text:tab/> <text:s text:c="7"/>*pcontrol = 1; <text:s text:c="2"/>//indica arranque</text:p>
      <text:p text:style-name="P17"><text:tab/></text:p>
      <text:p text:style-name="P17"><text:tab/> <text:s text:c="7"/>// Se supone que el valor apuntado por pcontrol va a cambiar</text:p>
      <text:p text:style-name="P17"><text:tab/> <text:s text:c="7"/>// debido a un proceso externo al programa, y propio del</text:p>
      <text:p text:style-name="P17"><text:tab/> <text:s text:c="7"/>// dispositivo</text:p>
      <text:p text:style-name="P17"><text:tab/></text:p>
      <text:p text:style-name="P17"><text:tab/> <text:s text:c="7"/>while( (*pcontrol) != 0 )</text:p>
      <text:p text:style-name="P17"><text:tab/> <text:s text:c="7"/>{</text:p>
      <text:p text:style-name="P17"><text:tab/> <text:s text:c="15"/>printf("DISPOSITIVO FUNCIONANDO OK!\n");</text:p>
      <text:p text:style-name="P17"><text:tab/> <text:s text:c="15"/>printf("PULSE LA TECLA 0 CERO PARA DESACTIVARLO!\n");</text:p>
      <text:p text:style-name="P17"><text:tab/> <text:s text:c="15"/>printf("PULSE LA TECLA 1 UNO <text:s/>PARA QUE CONTINÚE FUNCIONADO!\n");</text:p>
      <text:p text:style-name="P17"><text:tab/> <text:s text:c="15"/>scanf( "%d" , pcontrol );</text:p>
      <text:p text:style-name="P17"><text:tab/> <text:s text:c="15"/>if( (*pcontrol) == 0 ) break;</text:p>
      <text:p text:style-name="P17"><text:tab/> <text:s text:c="7"/>}</text:p>
      <text:p text:style-name="P17"><text:tab/></text:p>
      <text:p text:style-name="P17"><text:tab/> <text:s text:c="7"/>return 0; <text:s text:c="6"/>// Salida exitosa del programa</text:p>
      <text:p text:style-name="P17"><text:tab/>}</text:p>
      <text:p text:style-name="P17"><text:tab/>// Fin del archivo: volatile.c</text:p>
      <text:p text:style-name="P17">Se compila con:<text:tab/><text:tab/><text:tab/><text:tab/><text:tab/><text:span text:style-name="T1">gcc volatile.c -o volatile.out</text:span></text:p>
      <text:p text:style-name="P17">Se ejecutar con:<text:tab/><text:tab/><text:tab/><text:tab/><text:tab/><text:span text:style-name="T1">./volatile.out</text:span></text:p>
      <text:p text:style-name="P17">En cada repetición se muestra en pantalla:<text:tab/><text:tab/></text:p>
      <text:p text:style-name="P17"><text:tab/>DISPOSITIVO FUNCIONANDO OK!</text:p>
      <text:p text:style-name="P17"><text:tab/>PULSE LA TECLA 0 CERO PARA DESACTIVARLO!</text:p>
      <text:p text:style-name="P17"><text:tab/>PULSE LA TECLA 1 UNO <text:s/>PARA QUE CONTINÚE FUNCIONADO!</text:p>
      <text:p text:style-name="P17">Si pulsa la tecla cero entonces termina la ejecución</text:p>
      <text:p text:style-name="P17">Si pulsa la tecla uno entonces continúa la ejecución</text:p>
      <text:p text:style-name="Standard"><text:span text:style-name="T25">Si pulsa </text:span><text:span text:style-name="T26">cualquier otra tecla</text:span><text:span text:style-name="T25"> entonces nunca termina la ejecución, </text:span><text:span text:style-name="T26">entra en un bucle de ejecución</text:span><text:span text:style-name="T1"> infinito</text:span> del cuál <text:span text:style-name="T1">sólo puede salir si presiona la combinación de teclas “Ctrl + C”.</text:span></text:p>
      <text:p text:style-name="P5"/>
      <text:p text:style-name="P5">Pero, <text:span text:style-name="T1">¿dónde aparece “volatile” en los códigos anteriores?</text:span></text:p>
      <text:p text:style-name="P4"/>
      <text:p text:style-name="Standard"><text:span text:style-name="T3">Ahora </text:span><text:span text:style-name="T1">veremos para qué puede ser necesario usar el cualificador volatile</text:span><text:span text:style-name="T3">. Como</text:span><text:span text:style-name="T25"> </text:span><text:span text:style-name="T26">gcc es un compilador optimizador</text:span><text:span text:style-name="T25">, resulta que </text:span><text:span text:style-name="T26">al compilar </text:span><text:span text:style-name="T25">el archivo anterior </text:span><text:span text:style-name="T26">gcc va a reemplazar el bucle while por la declaración de etiquetas que van a ser utilizadas por la sentencia “goto” de forma que resulte la misma iteración. </text:span><text:span text:style-name="T25">Así que </text:span><text:span text:style-name="T26">para prevenir esta situación se debe hacer uso del cualificador volatile</text:span><text:span text:style-name="T25">, como se muestra a continuación:</text:span></text:p>
      <text:p text:style-name="P5">Analista Universitario en Sistemas – CUATRIMESTRE Nº 3<text:tab/>MARZO-JUNIO 2006<text:tab/></text:p>
      <text:p text:style-name="P17">NOTAS DE CLASE DEL PROFESOR GUIDO MACCHI – TALLER 2<text:tab/><text:tab/><text:tab/><text:tab/>38/</text:p>
      <text:p text:style-name="Standard"/>
      <text:p text:style-name="Standard"><text:tab/>// Archivo: volatile-dos.c</text:p>
      <text:p text:style-name="Standard"><text:tab/>#include &lt;stdio.h&gt;</text:p>
      <text:p text:style-name="Standard"><text:tab/>int main()</text:p>
      <text:p text:style-name="Standard"><text:tab/>{</text:p>
      <text:p text:style-name="Standard"><text:tab/> <text:s text:c="7"/>char control = 1;</text:p>
      <text:p text:style-name="Standard"><text:tab/> <text:s text:c="7"/>volatile char * pcontrol = &amp;control;</text:p>
      <text:p text:style-name="Standard"><text:tab/></text:p>
      <text:p text:style-name="Standard"><text:tab/> <text:s text:c="7"/>*pcontrol = 1; <text:s text:c="2"/>//indica arranque</text:p>
      <text:p text:style-name="Standard"><text:tab/></text:p>
      <text:p text:style-name="Standard"><text:tab/> <text:s text:c="7"/>// Se supone que el valor apuntado por pcontrol va a cambiar</text:p>
      <text:p text:style-name="Standard"><text:tab/> <text:s text:c="7"/>// debido a un proceso externo al programa, y propio del</text:p>
      <text:p text:style-name="Standard"><text:tab/> <text:s text:c="7"/>// dispositivo</text:p>
      <text:p text:style-name="Standard"><text:tab/></text:p>
      <text:p text:style-name="Standard"><text:tab/> <text:s text:c="7"/>while( (*pcontrol) != 0 )</text:p>
      <text:p text:style-name="Standard"><text:tab/> <text:s text:c="7"/>{</text:p>
      <text:p text:style-name="Standard"><text:tab/> <text:s text:c="15"/>printf("DISPOSITIVO FUNCIONANDO OK!\n");</text:p>
      <text:p text:style-name="Standard"><text:tab/> <text:s text:c="15"/>printf("PULSE LA TECLA 0 CERO PARA DESACTIVARLO!\n");</text:p>
      <text:p text:style-name="Standard"><text:tab/> <text:s text:c="15"/>printf("PULSE LA TECLA 1 UNO <text:s/>PARA QUE CONTINÚE FUNCIONADO!\n");</text:p>
      <text:p text:style-name="Standard"><text:tab/> <text:s text:c="15"/>scanf( "%d" , pcontrol );</text:p>
      <text:p text:style-name="Standard"><text:tab/> <text:s text:c="15"/>if( (*pcontrol) == 0 ) break;</text:p>
      <text:p text:style-name="Standard"><text:tab/> <text:s text:c="7"/>}</text:p>
      <text:p text:style-name="Standard"><text:tab/></text:p>
      <text:p text:style-name="Standard"><text:tab/> <text:s text:c="7"/>return 0; <text:s text:c="6"/>// Salida exitosa del programa</text:p>
      <text:p text:style-name="Standard"><text:tab/>}</text:p>
      <text:p text:style-name="Standard"><text:tab/>// Fin del archivo: volatile-dos.c</text:p>
      <text:p text:style-name="P17">Se compila con:<text:tab/><text:tab/><text:tab/><text:tab/><text:tab/><text:span text:style-name="T1">gcc volatile-dos.c -o volatile-dos.out</text:span></text:p>
      <text:p text:style-name="P17">Se ejecutar con:<text:tab/><text:tab/><text:tab/><text:tab/><text:tab/><text:span text:style-name="T1">./volatile-dos.out</text:span></text:p>
      <text:p text:style-name="P17">En cada repetición se muestra en pantalla:<text:tab/><text:tab/></text:p>
      <text:p text:style-name="P17"><text:tab/>DISPOSITIVO FUNCIONANDO OK!</text:p>
      <text:p text:style-name="P17"><text:tab/>PULSE LA TECLA 0 CERO PARA DESACTIVARLO!</text:p>
      <text:p text:style-name="P17"><text:tab/>PULSE LA TECLA 1 UNO <text:s/>PARA QUE CONTINÚE FUNCIONADO!</text:p>
      <text:p text:style-name="P17">Si pulsa la tecla cero entonces termina la ejecución</text:p>
      <text:p text:style-name="P17">Si pulsa la tecla uno entonces continúa la ejecución</text:p>
      <text:p text:style-name="Standard"><text:span text:style-name="T25">Nuevamente si pulsa </text:span><text:span text:style-name="T26">cualquier otra tecla</text:span><text:span text:style-name="T25"> entonces nunca termina la ejecución, </text:span><text:span text:style-name="T26">entra en un bucle de ejecución</text:span><text:span text:style-name="T1"> infinito</text:span> del cuál <text:span text:style-name="T1">sólo puede salir si presiona la combinación de teclas “Ctrl + C”.</text:span></text:p>
      <text:p text:style-name="Standard"/>
      <text:p text:style-name="Standard">Una pregunta interesante es la siguiente:</text:p>
      <text:p text:style-name="Standard"/>
      <text:p text:style-name="P4">¿En qué orden se almacenan los bytes dentro de un entero?</text:p>
      <text:p text:style-name="P4"/>
      <text:p text:style-name="P5">Supongamos que poseemos un microprocesador que maneja palabras de 32 bits.</text:p>
      <text:p text:style-name="P5"/>
      <text:p text:style-name="P5">Recordemos que un <text:span text:style-name="T1">entero, en Lenguaje C</text:span>, está <text:span text:style-name="T1">formado por 4 (CUATRO) bytes</text:span> ( 1 byte = 8 bits ).</text:p>
      <text:p text:style-name="Standard"><text:span text:style-name="T3">Así que </text:span><text:span text:style-name="T1">de un entero se puede decir</text:span><text:span text:style-name="T3"> que posee:</text:span></text:p>
      <text:list text:style-name="L15">
        <text:list-item>
          <text:list>
            <text:list-item>
              <text:p text:style-name="P61"><text:span text:style-name="T1">4 bytes</text:span><text:span text:style-name="T3">, o lo que es equivalente</text:span></text:p>
            </text:list-item>
            <text:list-item>
              <text:p text:style-name="P62"><text:span text:style-name="T1">8 * 4 = 32 dígitos binarios</text:span>, o lo que es equivalente</text:p>
            </text:list-item>
            <text:list-item>
              <text:p text:style-name="P61"><text:span text:style-name="T1">8 dígitos hexadecimales</text:span><text:span text:style-name="T3"> (en base 16)</text:span></text:p>
            </text:list-item>
          </text:list>
        </text:list-item>
      </text:list>
      <text:p text:style-name="P5">Nos interesa esta última equivalencia. <text:span text:style-name="T1">Por convención los dígitos hexdecimales tienen el prefijo: 0x</text:span></text:p>
      <text:p text:style-name="P5">Entonces un entero puede contener el siguiente valor en hexadecimal: 0x12345678</text:p>
      <text:p text:style-name="P5">Analista Universitario en Sistemas – CUATRIMESTRE Nº 3<text:tab/>MARZO-JUNIO 2006<text:tab/></text:p>
      <text:p text:style-name="P17">NOTAS DE CLASE DEL PROFESOR GUIDO MACCHI – TALLER 2<text:tab/><text:tab/><text:tab/><text:tab/>39/</text:p>
      <text:p text:style-name="P5"/>
      <text:p text:style-name="P5">Pero, <text:span text:style-name="T1">¿Cómo se guarda 0x12345678?</text:span></text:p>
      <text:p text:style-name="P5"/>
      <text:p text:style-name="Standard"><text:span text:style-name="T3">Esto </text:span><text:span text:style-name="T1">dependerá de cuál sea el microprocesador</text:span><text:span text:style-name="T3"> con el que estamos trabajando. Por lo general </text:span><text:span text:style-name="T1">podemos diferenciar a los microprocesadores de acuerdo a esta carácterística</text:span><text:span text:style-name="T3"> como se menciona a continuación:</text:span></text:p>
      <text:list text:style-name="L16">
        <text:list-item>
          <text:p text:style-name="P63"><text:span text:style-name="T2">“BIG ENDIAN”</text:span><text:span text:style-name="T38">: </text:span><text:span text:style-name="T10">Estos microprocesadores organizan el entero 0x12345678 como se grafica a continuación:</text:span></text:p>
        </text:list-item>
      </text:list>
      <table:table table:name="Tabla5" table:style-name="Tabla5">
        <table:table-column table:style-name="Tabla5.A" table:number-columns-repeated="3"/>
        <table:table-column table:style-name="Tabla5.D"/>
        <table:table-header-rows>
          <table:table-row>
            <table:table-cell table:style-name="Tabla5.A1" office:value-type="float" office:value="12">
              <text:p text:style-name="P64">12</text:p>
            </table:table-cell>
            <table:table-cell table:style-name="Tabla5.A1" office:value-type="float" office:value="34">
              <text:p text:style-name="P64">34</text:p>
            </table:table-cell>
            <table:table-cell table:style-name="Tabla5.C1" office:value-type="float" office:value="56">
              <text:p text:style-name="P64">56</text:p>
            </table:table-cell>
            <table:table-cell table:style-name="Tabla5.D1" office:value-type="float" office:value="78">
              <text:p text:style-name="P64">78</text:p>
            </table:table-cell>
          </table:table-row>
        </table:table-header-rows>
      </table:table>
      <text:list text:style-name="L16">
        <text:list-header>
          <text:p text:style-name="P65">Son ejemplos de este tipo de microprocesadores: el MOTOROLA MC68X00, el VAX11, el SPARC, MIPS, PPC, etc.</text:p>
          <text:p text:style-name="P63"><text:s text:c="2"/></text:p>
        </text:list-header>
        <text:list-item>
          <text:p text:style-name="P66"><text:span text:style-name="T2">“LITTLE ENDIAN”</text:span>: <text:span text:style-name="T37">Estos microprocesadores organizan el entero 0x12345678 como se grafica a continuación:</text:span></text:p>
        </text:list-item>
      </text:list>
      <table:table table:name="Tabla6" table:style-name="Tabla6">
        <table:table-column table:style-name="Tabla6.A" table:number-columns-repeated="3"/>
        <table:table-column table:style-name="Tabla6.D"/>
        <table:table-header-rows>
          <table:table-row>
            <table:table-cell table:style-name="Tabla6.A1" office:value-type="float" office:value="78">
              <text:p text:style-name="P64">78</text:p>
            </table:table-cell>
            <table:table-cell table:style-name="Tabla6.A1" office:value-type="float" office:value="56">
              <text:p text:style-name="P64">56</text:p>
            </table:table-cell>
            <table:table-cell table:style-name="Tabla6.C1" office:value-type="float" office:value="34">
              <text:p text:style-name="P64">34</text:p>
            </table:table-cell>
            <table:table-cell table:style-name="Tabla6.D1" office:value-type="float" office:value="12">
              <text:p text:style-name="P64">12</text:p>
            </table:table-cell>
          </table:table-row>
        </table:table-header-rows>
      </table:table>
      <text:list text:style-name="L16">
        <text:list-header>
          <text:p text:style-name="P63">Son ejemplos de este tipo de microprocesador: el INTEL X86, MIPS, PPC</text:p>
          <text:p text:style-name="P63"/>
        </text:list-header>
        <text:list-item>
          <text:p text:style-name="P66"><text:span text:style-name="T2">“PDP/11”</text:span><text:span text:style-name="T38">: </text:span><text:span text:style-name="T37">Este microprocesador de la empresa </text:span><text:a xlink:type="simple" xlink:href="http://es.wikipedia.org/wiki/DEC">Digital Equipment Corp.</text:a> organiza el entero 0x12345678 como se grafica a continuación:</text:p>
        </text:list-item>
      </text:list>
      <table:table table:name="Tabla7" table:style-name="Tabla7">
        <table:table-column table:style-name="Tabla7.A" table:number-columns-repeated="3"/>
        <table:table-column table:style-name="Tabla7.D"/>
        <table:table-header-rows>
          <table:table-row>
            <table:table-cell table:style-name="Tabla7.A1" office:value-type="float" office:value="56">
              <text:p text:style-name="P64">56</text:p>
            </table:table-cell>
            <table:table-cell table:style-name="Tabla7.A1" office:value-type="float" office:value="78">
              <text:p text:style-name="P64">78</text:p>
            </table:table-cell>
            <table:table-cell table:style-name="Tabla7.C1" office:value-type="float" office:value="12">
              <text:p text:style-name="P64">12</text:p>
            </table:table-cell>
            <table:table-cell table:style-name="Tabla7.D1" office:value-type="float" office:value="34">
              <text:p text:style-name="P64">34</text:p>
            </table:table-cell>
          </table:table-row>
        </table:table-header-rows>
      </table:table>
      <text:p text:style-name="P15"/>
      <text:p text:style-name="P15">Vamos a <text:span text:style-name="T1">hacer un programa para ver si nuestro sistema es “big endian” o “little endian”</text:span>.</text:p>
      <text:p text:style-name="P15"><text:tab/>// Archivo: big-o-little.c</text:p>
      <text:p text:style-name="P15"><text:tab/>#include &lt;stdio.h&gt;</text:p>
      <text:p text:style-name="P15"><text:tab/>int main()</text:p>
      <text:p text:style-name="P15"><text:tab/>{</text:p>
      <text:p text:style-name="P15"><text:tab/> <text:s text:c="7"/>int i = 0x12345678;</text:p>
      <text:p text:style-name="P15"><text:tab/></text:p>
      <text:p text:style-name="P15"><text:tab/> <text:s text:c="7"/>unsigned char * pi = (unsigned char *) &amp;i;</text:p>
      <text:p text:style-name="P15"><text:tab/></text:p>
      <text:p text:style-name="P15"><text:tab/> <text:s text:c="7"/>if( pi[0] == 0x12 &amp;&amp; pi[1] == 0x34 &amp;&amp; pi[2] == 0x56 &amp;&amp; pi[3] == 0x78 )</text:p>
      <text:p text:style-name="P15"><text:tab/> <text:s text:c="7"/>{</text:p>
      <text:p text:style-name="P15"><text:tab/> <text:s text:c="15"/>printf("Este microprocesador es BIG ENDIAN ! \n");</text:p>
      <text:p text:style-name="P15"><text:tab/> <text:s text:c="7"/>}</text:p>
      <text:p text:style-name="P15"><text:tab/> <text:s text:c="7"/>else if( <text:s/>pi[0] == 0x78 &amp;&amp; pi[1] == 0x56 &amp;&amp; pi[2] == 0x34 &amp;&amp; pi[3] == 0x12 )</text:p>
      <text:p text:style-name="P15"><text:tab/> <text:s text:c="12"/>{</text:p>
      <text:p text:style-name="P15"><text:tab/> <text:s text:c="20"/>printf("Este microprocesador es LITTLE ENDIAN ! \n");</text:p>
      <text:p text:style-name="P15"><text:tab/> <text:s text:c="12"/>}</text:p>
      <text:p text:style-name="P15"><text:tab/> <text:s text:c="12"/>else</text:p>
      <text:p text:style-name="P15"><text:tab/> <text:s text:c="12"/>{</text:p>
      <text:p text:style-name="P15"><text:tab/> <text:s text:c="20"/>printf("Este microprocesador es un PDP/11 ! \n");</text:p>
      <text:p text:style-name="P15"><text:tab/> <text:s text:c="12"/>}</text:p>
      <text:p text:style-name="P15"><text:tab/> <text:s text:c="7"/>return 0; <text:s text:c="6"/>// salida exitosa del programa</text:p>
      <text:p text:style-name="P15"><text:tab/>}</text:p>
      <text:p text:style-name="P15"><text:tab/>// Fin del archivo: big-o-little.c</text:p>
      <text:p text:style-name="P15">Se compila con:<text:tab/><text:tab/><text:tab/><text:tab/><text:tab/><text:span text:style-name="T1">gcc big-o-little.c -o big-o-little.out</text:span><text:tab/><text:tab/></text:p>
      <text:p text:style-name="P15">Se ejecuta con:<text:tab/><text:tab/><text:tab/><text:tab/><text:tab/><text:span text:style-name="T1">./big-o-little.out</text:span></text:p>
      <text:p text:style-name="P15">Y la salida en pantalla para mi computadora fué:<text:tab/><text:span text:style-name="T1">Este microprocesador es LITTLE ENDIAN !</text:span></text:p>
      <text:p text:style-name="P14"/>
      <text:p text:style-name="P5">Analista Universitario en Sistemas – CUATRIMESTRE Nº 3<text:tab/>MARZO-JUNIO 2006<text:tab/></text:p>
      <text:p text:style-name="P17">NOTAS DE CLASE DEL PROFESOR GUIDO MACCHI – TALLER 2<text:tab/><text:tab/><text:tab/><text:tab/>40/</text:p>
      <text:p text:style-name="P15"/>
      <text:p text:style-name="P15">Veamos ahora <text:span text:style-name="T1">una de las características más importantes del Lenguaje C</text:span>, que <text:span text:style-name="T1">le da la connotación de un Lenguaje estructurado</text:span>, la <text:span text:style-name="T1">capacidad de poder definir y manipular ESTRUCTURAS DE DATOS.</text:span></text:p>
      <text:p text:style-name="P14"/>
      <text:p text:style-name="P14">¿Qué es una estructura de datos?</text:p>
      <text:p text:style-name="P14"/>
      <text:p text:style-name="Standard"><text:span text:style-name="T37">Una </text:span><text:span text:style-name="T38">estructura de datos</text:span><text:span text:style-name="T37"> es una </text:span><text:span text:style-name="T38">colección de una o más variables</text:span><text:span text:style-name="T37">, de tipos posiblemente diferentes, </text:span><text:span text:style-name="T38">agrupadas bajo un solo nombre </text:span>para manejo conveniente. Las estructuras ayudan a organizar datos complicados, en particular dentro de programas grandes, debido a que permiten que a un grupo de variables relacionadas se las trate como una unidad en lugar de como entidades separadas. Una estrucutra <text:span text:style-name="T37">es </text:span><text:span text:style-name="T38">un nuevo tipo de dato</text:span><text:span text:style-name="T37"> </text:span><text:span text:style-name="T38">construido a partir de</text:span><text:span text:style-name="T37"> </text:span><text:span text:style-name="T38">otros tipos de datos mas sencillos</text:span><text:span text:style-name="T37"> y </text:span><text:span text:style-name="T38">ya definidos por el Lenguaje de Programación C</text:span><text:span text:style-name="T37">. </text:span></text:p>
      <text:p text:style-name="Standard"><text:span text:style-name="T37">Para </text:span><text:span text:style-name="T38">declarar una estructura de datos</text:span><text:span text:style-name="T37"> en C se hace uso de la </text:span><text:span text:style-name="T38">palabra reservada</text:span><text:span text:style-name="T37"> </text:span><text:span text:style-name="T38">struct, </text:span><text:span text:style-name="T37">que</text:span><text:span text:style-name="T38"> </text:span><text:span text:style-name="T37">puede estar </text:span><text:span text:style-name="T38">seguida de un nombre optativo llamado rótulo de estructura, </text:span><text:span text:style-name="T37">y a continuación, </text:span><text:span text:style-name="T38">entre llaves una lista de declaraciones de variables que componen a esta estructura, finalizando con un punto y coma: “;”</text:span><text:span text:style-name="T37">.</text:span><text:span text:style-name="T38"> </text:span><text:span text:style-name="T37">El rótulo de estructura da nombre a esta clase de estructura, y en adelante puede ser utilizado como una abreviatura para la parte de declaraciones entre llaves.</text:span></text:p>
      <text:p text:style-name="P15">Las <text:span text:style-name="T1">variables nombradas dentro de la estructura se llaman miembros</text:span>.</text:p>
      <text:p text:style-name="P15">Una declaración struct define un tipo.</text:p>
      <text:p text:style-name="P15">Una <text:span text:style-name="T1">declaración de estructura que no está seguida por una lista de variables no reserva espacio de almacenamiento</text:span> sino que simplemente <text:span text:style-name="T1">describe una plantilla o la forma de una estructura</text:span>. Sin embargo, si la declaración está rotulada, el rótulo se puede emplear posteriormente en definiciones de instancias de la estructura.</text:p>
      <text:p text:style-name="Standard"><text:span text:style-name="T37">Una </text:span><text:span text:style-name="T38">estructura se puede inicializar al seguir su definición con una lista de inicializadores entre llaves, cada uno debe ser una expresión constante con el valor correspondiente a cada miembro de la estructura y separados por coma.</text:span></text:p>
      <text:p text:style-name="P15">Por ejemplo, veamos:</text:p>
      <text:p text:style-name="P15"/>
      <text:p text:style-name="P15"><text:tab/><text:span text:style-name="T1">struct registro{</text:span><text:tab/><text:tab/>// Está declarando una <text:span text:style-name="T1">estructura de tipo “struct registro”</text:span></text:p>
      <text:p text:style-name="P15"><text:tab/><text:tab/>int i;<text:tab/><text:tab/><text:tab/>// <text:span text:style-name="T1">compuesta por: un entero, un double y un char.</text:span></text:p>
      <text:p text:style-name="P15"><text:tab/><text:tab/>double d;</text:p>
      <text:p text:style-name="P15"><text:tab/><text:tab/>char c;</text:p>
      <text:p text:style-name="Standard"><text:span text:style-name="T37"><text:tab/></text:span><text:span text:style-name="T38">} reg1 = { 1 , 1.1 , '1' };</text:span><text:span text:style-name="T37"><text:tab/>// </text:span><text:span text:style-name="T38">Declara</text:span><text:span text:style-name="T37"> la variable </text:span><text:span text:style-name="T38">reg1</text:span><text:span text:style-name="T37"> que es </text:span><text:span text:style-name="T38">del tipo “struct registro”</text:span></text:p>
      <text:p text:style-name="P14"><text:tab/><text:tab/><text:tab/><text:tab/><text:tab/><text:span text:style-name="T3">// Inicializa los valores de las variables miembro </text:span></text:p>
      <text:p text:style-name="P15"/>
      <text:p text:style-name="P15">Lo visualizamos con el siguiente esquema:</text:p>
      <text:p text:style-name="Standard"><text:span text:style-name="T37"><text:tab/></text:span><text:span text:style-name="T52">int i;</text:span><text:span text:style-name="T37"><text:tab/><text:tab/> <text:s text:c="7"/></text:span><text:span text:style-name="T53">double d;</text:span><text:span text:style-name="T37"><text:tab/><text:tab/><text:tab/><text:tab/> </text:span><text:span text:style-name="T54">char c;</text:span></text:p>
      <table:table table:name="Tabla8" table:style-name="Tabla8">
        <table:table-column table:style-name="Tabla8.A" table:number-columns-repeated="19"/>
        <table:table-column table:style-name="Tabla8.T"/>
        <table:table-header-rows>
          <table:table-row>
            <table:table-cell table:style-name="Tabla8.A1" office:value-type="string">
              <text:p text:style-name="P67">1 byte <text:s text:c="3"/></text:p>
            </table:table-cell>
            <table:table-cell table:style-name="Tabla8.B1" office:value-type="string">
              <text:p text:style-name="P67">1 byte</text:p>
            </table:table-cell>
            <table:table-cell table:style-name="Tabla8.B1" office:value-type="string">
              <text:p text:style-name="P67">1 byte</text:p>
            </table:table-cell>
            <table:table-cell table:style-name="Tabla8.B1" office:value-type="string">
              <text:p text:style-name="P67">1 byte</text:p>
            </table:table-cell>
            <table:table-cell table:style-name="Tabla8.B1" office:value-type="string">
              <text:p text:style-name="P67">1 byte</text:p>
            </table:table-cell>
            <table:table-cell table:style-name="Tabla8.F1" office:value-type="string">
              <text:p text:style-name="P68">1 byte</text:p>
            </table:table-cell>
            <table:table-cell table:style-name="Tabla8.G1" office:value-type="string">
              <text:p text:style-name="P67">1 byte</text:p>
            </table:table-cell>
            <table:table-cell table:style-name="Tabla8.G1" office:value-type="string">
              <text:p text:style-name="P67">1 byte</text:p>
            </table:table-cell>
            <table:table-cell table:style-name="Tabla8.G1" office:value-type="string">
              <text:p text:style-name="P67">1 byte</text:p>
            </table:table-cell>
            <table:table-cell table:style-name="Tabla8.G1" office:value-type="string">
              <text:p text:style-name="P67">1 byte</text:p>
            </table:table-cell>
            <table:table-cell table:style-name="Tabla8.G1" office:value-type="string">
              <text:p text:style-name="P67">1 byte</text:p>
            </table:table-cell>
            <table:table-cell table:style-name="Tabla8.G1" office:value-type="string">
              <text:p text:style-name="P67">1 byte</text:p>
            </table:table-cell>
            <table:table-cell table:style-name="Tabla8.G1" office:value-type="string">
              <text:p text:style-name="P67">1 byte</text:p>
            </table:table-cell>
            <table:table-cell table:style-name="Tabla8.N1" office:value-type="string">
              <text:p text:style-name="P67">1 byte</text:p>
            </table:table-cell>
            <table:table-cell table:style-name="Tabla8.A1" office:value-type="string">
              <text:p text:style-name="P67">1 byte</text:p>
            </table:table-cell>
            <table:table-cell table:style-name="Tabla8.A1" office:value-type="string">
              <text:p text:style-name="P67">1 byte</text:p>
            </table:table-cell>
            <table:table-cell table:style-name="Tabla8.A1" office:value-type="string">
              <text:p text:style-name="P67">1 byte</text:p>
            </table:table-cell>
            <table:table-cell table:style-name="Tabla8.A1" office:value-type="string">
              <text:p text:style-name="P67">1 byte</text:p>
            </table:table-cell>
            <table:table-cell table:style-name="Tabla8.A1" office:value-type="string">
              <text:p text:style-name="P67">1 byte</text:p>
            </table:table-cell>
            <table:table-cell table:style-name="Tabla8.T1" office:value-type="string">
              <text:p text:style-name="P67">1 byte</text:p>
            </table:table-cell>
          </table:table-row>
        </table:table-header-rows>
      </table:table>
      <text:p text:style-name="P15"><draw:g text:anchor-type="paragraph" draw:z-index="10" draw:style-name="gr1"><draw:line draw:style-name="gr12" draw:text-style-name="P33" svg:x1="0.855cm" svg:y1="0.162cm" svg:x2="12.232cm" svg:y2="0.162cm"><text:p/></draw:line><draw:line draw:style-name="gr12" draw:text-style-name="P33" svg:x1="6.517cm" svg:y1="0.48cm" svg:x2="6.517cm" svg:y2="0.162cm"><text:p/></draw:line></draw:g><draw:frame text:anchor-type="paragraph" draw:z-index="11" draw:style-name="gr13" draw:text-style-name="P33" svg:width="5.028cm" svg:height="0.519cm" svg:x="4.242cm" svg:y="0.455cm"><draw:text-box><text:p text:style-name="P33">struct registro reg1;</text:p></draw:text-box></draw:frame></text:p>
      <text:p text:style-name="P15"/>
      <text:p text:style-name="P15"/>
      <text:p text:style-name="Standard"><text:span text:style-name="T37">Se hace referencia</text:span> a un miembro de una estructura en particular en una expresión con una construcción de la forma:</text:p>
      <text:p text:style-name="Standard"><text:tab/><text:tab/><text:span text:style-name="T1">nombre-estrucutra.miembro</text:span></text:p>
      <text:p text:style-name="P4"/>
      <text:p text:style-name="P4"/>
      <text:p text:style-name="P4"/>
      <text:p text:style-name="P5">Analista Universitario en Sistemas – CUATRIMESTRE Nº 3<text:tab/>MARZO-JUNIO 2006<text:tab/></text:p>
      <text:p text:style-name="P17">NOTAS DE CLASE DEL PROFESOR GUIDO MACCHI – TALLER 2<text:tab/><text:tab/><text:tab/><text:tab/>41/</text:p>
      <text:p text:style-name="P4"/>
      <text:p text:style-name="Standard"><text:span text:style-name="T1">El operador miembro de estructura “.” conecta el nombre de la estrucutra con el nombre del miembro</text:span>.</text:p>
      <text:p text:style-name="Standard"/>
      <text:p text:style-name="P15">Siguiendo con el ejemplo, tendríamos:</text:p>
      <text:p text:style-name="P15"><text:tab/><text:span text:style-name="T1">reg1.i</text:span><text:tab/><text:tab/><text:tab/><text:tab/><text:tab/>// para acceder al entero <text:span text:style-name="T1">i</text:span> de la estructura <text:span text:style-name="T1">reg1</text:span></text:p>
      <text:p text:style-name="P15"><text:tab/><text:span text:style-name="T1">reg1.d</text:span><text:tab/><text:tab/><text:tab/><text:tab/><text:tab/>// para acceder al double <text:span text:style-name="T1">d</text:span> de la estructura <text:span text:style-name="T1">reg1</text:span></text:p>
      <text:p text:style-name="P15"><text:tab/><text:span text:style-name="T1">reg1.c</text:span><text:tab/><text:tab/><text:tab/><text:tab/><text:tab/>// para acceder al char <text:span text:style-name="T1">c</text:span> de la estructura <text:span text:style-name="T1">reg1</text:span></text:p>
      <text:p text:style-name="P14"/>
      <text:p text:style-name="P14">Las estructuras pueden anidarse, es decir, al definir estructuras se pueden usar estructuras definidas previamente como variables miembro.</text:p>
      <text:p text:style-name="P15">Obviamente <text:span text:style-name="T1">se puede obtener la dirección de memoria en la que se ubica la estructura con &amp; y almacenarlas en “punteros a estructura”, así como las direcciones de las variables miembros.</text:span></text:p>
      <text:p text:style-name="P15"><text:s/></text:p>
      <text:p text:style-name="P15">Veamos el siguiente ejemplo:</text:p>
      <text:p text:style-name="P15">// Archivo: estructuras.c</text:p>
      <text:p text:style-name="P15">#include &lt;stdio.h&gt;</text:p>
      <text:p text:style-name="P15"/>
      <text:p text:style-name="P15">struct registro {</text:p>
      <text:p text:style-name="P15"><text:s text:c="8"/>int i; <text:s/>double d; char c;</text:p>
      <text:p text:style-name="P15">};</text:p>
      <text:p text:style-name="P15"/>
      <text:p text:style-name="P15">int main()</text:p>
      <text:p text:style-name="P15">{</text:p>
      <text:p text:style-name="P15"><text:s text:c="8"/>// Se declaran e inicializan variables del tipo "struct registro"</text:p>
      <text:p text:style-name="P15"><text:s text:c="8"/>struct registro reg1 = { 1 , 1.1 , '1' } , reg2 = { 2 , 2.2 , '2' };</text:p>
      <text:p text:style-name="P15"/>
      <text:p text:style-name="P15"><text:s text:c="8"/>/* <text:s/>Se declaran e inicializan variables del tipo:</text:p>
      <text:p text:style-name="P15"><text:s text:c="9"/>* <text:s/>puntero a "struct registro" <text:s text:c="17"/>*/</text:p>
      <text:p text:style-name="P15"><text:s text:c="8"/>struct registro * preg1 = &amp;reg1 , * preg2 = &amp;reg2 ;</text:p>
      <text:p text:style-name="P15"/>
      <text:p text:style-name="P15"><text:s text:c="8"/>/* Se declaran e inicializan variables del tipo: "puntero a entero",</text:p>
      <text:p text:style-name="P15"><text:s text:c="9"/>* "puntero a double" , "puntero a char" para almacenar las</text:p>
      <text:p text:style-name="P15"><text:s text:c="9"/>* direcciones de las variables miembros de las estrucutras <text:s text:c="4"/>*/</text:p>
      <text:p text:style-name="P15"><text:s text:c="8"/>int * <text:s text:c="3"/>preg1_i = &amp;( reg1.i ) , * preg2_i = &amp;( reg2.i );</text:p>
      <text:p text:style-name="P15"><text:s text:c="8"/>double * preg1_d = &amp;( reg1.d ) , * preg2_d = &amp;( reg2.d );</text:p>
      <text:p text:style-name="P15"><text:s text:c="8"/>char * <text:s text:c="2"/>preg1_c = &amp;( reg1.c ) , * preg2_c = &amp;( reg2.c );</text:p>
      <text:p text:style-name="P15"/>
      <text:p text:style-name="P15"><text:s text:c="8"/>printf("\nLa estructura de tipo \"struct registro\": reg1 está en: %p\n" , preg1);</text:p>
      <text:p text:style-name="P15"><text:s text:c="8"/>printf("Y está conformada por: \n");</text:p>
      <text:p text:style-name="P15"><text:s text:c="8"/>printf("\nun entero i: reg1.i = %d ", reg1.i );</text:p>
      <text:p text:style-name="P15"><text:s text:c="8"/>printf("que está en: &amp;(reg1.i) = %p \n" , preg1_i );</text:p>
      <text:p text:style-name="P15"><text:s text:c="8"/>printf("el mismo entero i: (*preg1).i = %d " , (*preg1).i );</text:p>
      <text:p text:style-name="P15"><text:s text:c="8"/>printf("que está en: &amp;((*preg1).i) = %p \n" , &amp;((*preg1).i) );</text:p>
      <text:p text:style-name="P15"><text:s text:c="8"/>printf("el mismo entero i: preg1-&gt;i = %d ", preg1-&gt;i );</text:p>
      <text:p text:style-name="P15"><text:s text:c="8"/>printf("que está en: &amp;(preg1-&gt;i) = %p \n" , &amp;(preg1-&gt;i) );</text:p>
      <text:p text:style-name="P15"><text:s text:c="8"/>printf("\nun double d: reg1.d = %f ", reg1.d );</text:p>
      <text:p text:style-name="P15"><text:s text:c="8"/>printf("que está en: &amp;(reg1.d) = %p \n" , preg1_d );</text:p>
      <text:p text:style-name="P15"><text:s text:c="8"/>printf("el mismo double d: (*preg1).d = %f " , (*preg1).d );</text:p>
      <text:p text:style-name="P15"><text:s text:c="8"/>printf("que está en: &amp;((*preg1).d) = %p \n" , &amp;((*preg1).d) );</text:p>
      <text:p text:style-name="P5">Analista Universitario en Sistemas – CUATRIMESTRE Nº 3<text:tab/>MARZO-JUNIO 2006<text:tab/></text:p>
      <text:p text:style-name="P17">NOTAS DE CLASE DEL PROFESOR GUIDO MACCHI – TALLER 2<text:tab/><text:tab/><text:tab/><text:tab/>42/</text:p>
      <text:p text:style-name="P15"/>
      <text:p text:style-name="P15">//continúa el archivo: estructuras.c</text:p>
      <text:p text:style-name="P15"><text:s text:c="8"/>printf("el mismo double d: preg1-&gt;d = %f ", preg1-&gt;d );</text:p>
      <text:p text:style-name="P15"><text:s text:c="8"/>printf("que está en: &amp;(preg1-&gt;d) = %p \n" , &amp;(preg1-&gt;d) );</text:p>
      <text:p text:style-name="P15"><text:s text:c="8"/>printf("\nun char c: reg1.c = %c ", reg1.c );</text:p>
      <text:p text:style-name="P15"><text:s text:c="8"/>printf("que está en: &amp;(reg1.c) = %p \n" , preg1_c );</text:p>
      <text:p text:style-name="P15"><text:s text:c="8"/>printf("el mismo char c:(*preg1).c = %c ", (*preg1).c );</text:p>
      <text:p text:style-name="P15"><text:s text:c="8"/>printf("que está en: &amp;((*preg1).c) = %p \n" , &amp;((*preg1).c) );</text:p>
      <text:p text:style-name="P15"><text:s text:c="8"/>printf("el mismo char c: preg1-&gt;c = %c ", preg1-&gt;c );</text:p>
      <text:p text:style-name="P15"><text:s text:c="8"/>printf("que está en: &amp;(preg1-&gt;c) = %p \n" , &amp;(preg1-&gt;c) );</text:p>
      <text:p text:style-name="P15"><text:s text:c="8"/>printf("\nLa estructura de tipo \"struct registro\": reg2 está en: %p\n" , preg2);</text:p>
      <text:p text:style-name="P15"><text:s text:c="8"/>printf("Y está conformada por: \n");</text:p>
      <text:p text:style-name="P15"><text:s text:c="8"/>printf("\nun entero i: reg2.i = %d ", reg2.i );</text:p>
      <text:p text:style-name="P15"><text:s text:c="8"/>printf("que está en: &amp;(reg2.i) = %p \n" , preg2_i );</text:p>
      <text:p text:style-name="P15"><text:s text:c="8"/>printf("el mismo entero i: (*preg2).i = %d ", (*preg2).i );</text:p>
      <text:p text:style-name="P15"><text:s text:c="8"/>printf("que está en: &amp;((*preg2).i) = %p \n" , &amp;((*preg2).i) );</text:p>
      <text:p text:style-name="P15"><text:s text:c="8"/>printf("el mismo entero i: preg2-&gt;i = %d ", preg2-&gt;i );</text:p>
      <text:p text:style-name="P15"><text:s text:c="8"/>printf("que está en: &amp;(preg2-&gt;i) = %p \n" , &amp;(preg2-&gt;i) );</text:p>
      <text:p text:style-name="P15"><text:s text:c="8"/>printf("\nun double d: reg2.d = %f ", reg2.d );</text:p>
      <text:p text:style-name="P15"><text:s text:c="8"/>printf("que está en: &amp;(reg2.d) = %p \n" , preg2_d );</text:p>
      <text:p text:style-name="P15"><text:s text:c="8"/>printf("el mismo double d: (*preg2).d = %f " , (*preg2).d );</text:p>
      <text:p text:style-name="P15"><text:s text:c="8"/>printf("que está en: &amp;((*preg2).d) = %p \n" , &amp;((*preg2).d) );</text:p>
      <text:p text:style-name="P15"><text:s text:c="8"/>printf("el mismo double d: preg2-&gt;d = %f ", preg2-&gt;d );</text:p>
      <text:p text:style-name="P15"><text:s text:c="8"/>printf("que está en: &amp;(preg2-&gt;d) = %p \n" , &amp;(preg2-&gt;d) );</text:p>
      <text:p text:style-name="P15"><text:s text:c="8"/>printf("\nun char c: reg2.c = %c ", reg2.c );</text:p>
      <text:p text:style-name="P15"><text:s text:c="8"/>printf("que está en: &amp;(reg2.c) = %p \n" , preg2_c );</text:p>
      <text:p text:style-name="P15"><text:s text:c="8"/>printf("el mismo char c: (*preg2).c = %c ", (*preg2).c );</text:p>
      <text:p text:style-name="P15"><text:s text:c="8"/>printf("que está en: &amp;((*preg2).c) = %p \n" , &amp;((*preg2).c) );</text:p>
      <text:p text:style-name="P15"><text:s text:c="8"/>printf("el mismo char c: preg2-&gt;c = %c ", preg2-&gt;c );</text:p>
      <text:p text:style-name="P15"><text:s text:c="8"/>printf("que está en: &amp;(preg2-&gt;c) = %p \n" , &amp;(preg2-&gt;c) );</text:p>
      <text:p text:style-name="P15"/>
      <text:p text:style-name="P15"><text:s text:c="8"/>reg1.i = 3;</text:p>
      <text:p text:style-name="P15"><text:s text:c="8"/>printf("Ahora modificamos:\n");</text:p>
      <text:p text:style-name="P15"><text:s text:c="8"/>printf(" <text:s text:c="7"/>reg1.i = 3; <text:s text:c="4"/>\n");</text:p>
      <text:p text:style-name="P15"><text:s text:c="8"/>reg1.d = 3.3;</text:p>
      <text:p text:style-name="P15"><text:s text:c="8"/>printf(" <text:s text:c="7"/>reg1.d = 3.3; <text:s text:c="2"/>\n");</text:p>
      <text:p text:style-name="P15"><text:s text:c="8"/>reg1.c = '3';</text:p>
      <text:p text:style-name="P15"><text:s text:c="8"/>printf(" <text:s text:c="7"/>reg1.c = '3'; <text:s text:c="2"/>\n");</text:p>
      <text:p text:style-name="P15"/>
      <text:p text:style-name="P15"><text:s text:c="5"/>printf("Obteniendo:\n");</text:p>
      <text:p text:style-name="P15"><text:s text:c="5"/>printf("reg1.i = %d <text:s/>&lt;=&gt; <text:s/>(*preg1).i = %d <text:s/>&lt;=&gt; <text:s/>preg1-&gt;i = %d \n", reg1.i , (*preg1).i , preg1-&gt;i );</text:p>
      <text:p text:style-name="P15"><text:s text:c="5"/>printf("reg1.d = %f <text:s/>&lt;=&gt; <text:s/>(*preg1).d = %f <text:s/>&lt;=&gt; <text:s/>preg1-&gt;d = %f \n", reg1.d , (*preg1).d , preg1-&gt;d );</text:p>
      <text:p text:style-name="P15"><text:s text:c="5"/>printf("reg1.c = %c <text:s/>&lt;=&gt; <text:s/>(*preg1).c = %c <text:s/>&lt;=&gt; <text:s/>preg1-&gt;c = %c \n", reg1.c , (*preg1).c , preg1-&gt;c );</text:p>
      <text:p text:style-name="P15"/>
      <text:p text:style-name="P15"><text:s text:c="8"/>(*preg1).i = 5;</text:p>
      <text:p text:style-name="P15"><text:s text:c="8"/>printf("Ahora modificamos:\n");</text:p>
      <text:p text:style-name="P15"><text:s text:c="8"/>printf(" <text:s text:c="7"/>(*preg1).i = 5; \n");</text:p>
      <text:p text:style-name="P15"><text:s text:c="8"/>(*preg1).d = 5.5;</text:p>
      <text:p text:style-name="P15"><text:s text:c="8"/>printf(" <text:s text:c="7"/>(*preg1).d = 5.5; <text:s text:c="6"/>\n");</text:p>
      <text:p text:style-name="P15"><text:s text:c="8"/>(*preg1).c = '5';</text:p>
      <text:p text:style-name="P15"><text:s text:c="8"/>printf(" <text:s text:c="7"/>(*preg1).c = '5'; <text:s text:c="6"/>\n");</text:p>
      <text:p text:style-name="P5">Analista Universitario en Sistemas – CUATRIMESTRE Nº 3<text:tab/>MARZO-JUNIO 2006<text:tab/></text:p>
      <text:p text:style-name="P17">NOTAS DE CLASE DEL PROFESOR GUIDO MACCHI – TALLER 2<text:tab/><text:tab/><text:tab/><text:tab/>43/</text:p>
      <text:p text:style-name="P15"/>
      <text:p text:style-name="P15">//continúa el archivo: estructuras.c</text:p>
      <text:p text:style-name="P15"><text:s text:c="8"/>printf("Obteniendo:\n");</text:p>
      <text:p text:style-name="P15"><text:s text:c="8"/>printf("reg1.i = %d &lt;=&gt; (*preg1).i = %d &lt;=&gt; preg1-&gt;i = %d \n", reg1.i , (*preg1).i , preg1-&gt;i );</text:p>
      <text:p text:style-name="P15"><text:s text:c="8"/>printf("reg1.d = %f &lt;=&gt; (*preg1).d = %f &lt;=&gt; preg1-&gt;d = %f \n", reg1.d , (*preg1).d , preg1-&gt;d );</text:p>
      <text:p text:style-name="P15"><text:s text:c="8"/>printf("reg1.c = %c &lt;=&gt; (*preg1).c = %c &lt;=&gt; preg1-&gt;c = %c \n", reg1.c , (*preg1).c , preg1-&gt;c );</text:p>
      <text:p text:style-name="P15"/>
      <text:p text:style-name="P15"><text:s text:c="8"/>preg1-&gt;i = 7;</text:p>
      <text:p text:style-name="P15"><text:s text:c="8"/>printf("Ahora modificamos:\n");</text:p>
      <text:p text:style-name="P15"><text:s text:c="8"/>printf(" <text:s text:c="7"/>preg1-&gt;i = 7; <text:s text:c="2"/>\n");</text:p>
      <text:p text:style-name="P15"><text:s text:c="8"/>preg1-&gt;d = 7.7;</text:p>
      <text:p text:style-name="P15"><text:s text:c="8"/>printf(" <text:s text:c="7"/>preg1-&gt;d = 7.7; \n");</text:p>
      <text:p text:style-name="P15"><text:s text:c="8"/>preg1-&gt;c = '7';</text:p>
      <text:p text:style-name="P15"><text:s text:c="8"/>printf(" <text:s text:c="7"/>preg1-&gt;c = '7'; \n");</text:p>
      <text:p text:style-name="P15"/>
      <text:p text:style-name="P15"><text:s text:c="8"/>printf("Obteniendo:\n");</text:p>
      <text:p text:style-name="P15"><text:s text:c="8"/>printf("reg1.i = %d &lt;=&gt; (*preg1).i = %d &lt;=&gt; preg1-&gt;i = %d \n", reg1.i , (*preg1).i , preg1-&gt;i );</text:p>
      <text:p text:style-name="P15"><text:s text:c="8"/>printf("reg1.d = %f &lt;=&gt; (*preg1).d = %f &lt;=&gt; preg1-&gt;d = %f \n", reg1.d , (*preg1).d , preg1-&gt;d );</text:p>
      <text:p text:style-name="P15"><text:s text:c="8"/>printf("reg1.c = %c &lt;=&gt; (*preg1).c = %c &lt;=&gt; preg1-&gt;c = %c \n", reg1.c , (*preg1).c , preg1-&gt;c );</text:p>
      <text:p text:style-name="P15"/>
      <text:p text:style-name="P15"><text:s text:c="8"/>preg2-&gt;i = 4;</text:p>
      <text:p text:style-name="P15"><text:s text:c="8"/>printf("Por último modificamos:\n");</text:p>
      <text:p text:style-name="P15"><text:s text:c="8"/>printf(" <text:s text:c="7"/>preg2-&gt;i = 4; <text:s text:c="2"/>\n");</text:p>
      <text:p text:style-name="P15"><text:s text:c="8"/>preg2-&gt;d = 4.4;</text:p>
      <text:p text:style-name="P15"><text:s text:c="8"/>printf(" <text:s text:c="7"/>preg2-&gt;d = 4.4; \n");</text:p>
      <text:p text:style-name="P15"><text:s text:c="8"/>preg2-&gt;c = '4';</text:p>
      <text:p text:style-name="P15"><text:s text:c="8"/>printf(" <text:s text:c="7"/>preg2-&gt;c = '4'; \n");</text:p>
      <text:p text:style-name="P15"/>
      <text:p text:style-name="P15"><text:s text:c="8"/>printf("Obteniendo:\n");</text:p>
      <text:p text:style-name="P15"><text:s text:c="8"/>printf("reg2.i = %d &lt;=&gt; (*preg2).i = %d &lt;=&gt; preg2-&gt;i = %d \n", reg2.i , (*preg2).i , preg2-&gt;i );</text:p>
      <text:p text:style-name="P15"><text:s text:c="8"/>printf("reg2.d = %f &lt;=&gt; (*preg2).d = %f &lt;=&gt; preg2-&gt;d = %f \n", reg2.d , (*preg2).d , preg2-&gt;d );</text:p>
      <text:p text:style-name="P15"><text:s text:c="8"/>printf("reg2.c = %c &lt;=&gt; (*preg2).c = %c &lt;=&gt; preg2-&gt;c = %c \n", reg2.c , (*preg2).c , preg2-&gt;c );</text:p>
      <text:p text:style-name="P15"/>
      <text:p text:style-name="P15"><text:s text:c="8"/>printf("\nPOR LO TANTO:\n" );</text:p>
      <text:p text:style-name="P15"><text:s text:c="8"/>printf("LA OPERACIÓN CON EL OPERADOR SELECTOR DE MIEMBRO ");</text:p>
      <text:p text:style-name="P15"><text:s text:c="8"/>printf("PROPIO DE LAS ESTRUCTURAS:\n");</text:p>
      <text:p text:style-name="P15"><text:s text:c="8"/>printf("\n <text:s text:c="5"/>estructura.variableMiembro\n" );</text:p>
      <text:p text:style-name="P15"><text:s text:c="8"/>printf("\nES EQUIVALENTE A USAR:\n");</text:p>
      <text:p text:style-name="P15"><text:s text:c="8"/>printf("\nLA OPERACIÓN CON EL OPERADOR \"-&gt;\" ");</text:p>
      <text:p text:style-name="P15"><text:s text:c="8"/>printf("PROPIO DE LOS PUNTEROS A ESTRUCTURAS:\n");</text:p>
      <text:p text:style-name="P15"><text:s text:c="8"/>printf("\n <text:s text:c="5"/>punteroAestructura -&gt; variableMiembro\n" );</text:p>
      <text:p text:style-name="P15"><text:s text:c="8"/>printf("\nQUE TAMBIÉN ES EQUIVALENTE A USAR:\n");</text:p>
      <text:p text:style-name="P15"><text:s text:c="8"/>printf("\n <text:s text:c="5"/>( *punteroAestructura ).variableMiembro\n" );</text:p>
      <text:p text:style-name="P15"><text:s text:c="8"/>printf("\nYA SEA PARA MOSTRAR VALORES DE LAS VARIABLES MIEMBROS \n");</text:p>
      <text:p text:style-name="P15"><text:s text:c="8"/>printf("ASÍ COMO PARA MODIFICARLAS.\n" );</text:p>
      <text:p text:style-name="P15"><text:s text:c="8"/>return 0; <text:s text:c="6"/>// salida exitosa del programa</text:p>
      <text:p text:style-name="P15">}</text:p>
      <text:p text:style-name="P15">// Fin del archivo: estructuras.c</text:p>
      <text:p text:style-name="P15"/>
      <text:p text:style-name="P15">Se compila:<text:tab/><text:tab/><text:tab/><text:span text:style-name="T1">gcc estructuras.c -o estructuras.out</text:span></text:p>
      <text:p text:style-name="P15">Se ejecuta con:<text:tab/><text:tab/><text:span text:style-name="T1">./estructuras.out</text:span></text:p>
      <text:p text:style-name="P5">Analista Universitario en Sistemas – CUATRIMESTRE Nº 3<text:tab/>MARZO-JUNIO 2006<text:tab/></text:p>
      <text:p text:style-name="P17">NOTAS DE CLASE DEL PROFESOR GUIDO MACCHI – TALLER 2<text:tab/><text:tab/><text:tab/><text:tab/>44/</text:p>
      <text:p text:style-name="P15"/>
      <text:p text:style-name="P15">Su salida en pantalla es la siguiente:</text:p>
      <text:p text:style-name="P15"/>
      <text:p text:style-name="P15">La estructura de tipo "struct registro": reg1 está en: 0xbffff7a0</text:p>
      <text:p text:style-name="P15">Y está conformada por:</text:p>
      <text:p text:style-name="P15"/>
      <text:p text:style-name="P15">un entero i: reg1.i = 1 que está en: &amp;(reg1.i) = 0xbffff7a0</text:p>
      <text:p text:style-name="P15">el mismo entero i: (*preg1).i = 1 que está en: &amp;((*preg1).i) = 0xbffff7a0</text:p>
      <text:p text:style-name="P15">el mismo entero i: preg1-&gt;i = 1 que está en: &amp;(preg1-&gt;i) = 0xbffff7a0</text:p>
      <text:p text:style-name="P15"/>
      <text:p text:style-name="P15">un double d: reg1.d = 1.100000 que está en: &amp;(reg1.d) = 0xbffff7a4</text:p>
      <text:p text:style-name="P15">el mismo double d: (*preg1).d = 1.100000 que está en: &amp;((*preg1).d) = 0xbffff7a4</text:p>
      <text:p text:style-name="P15">el mismo double d: preg1-&gt;d = 1.100000 que está en: &amp;(preg1-&gt;d) = 0xbffff7a4</text:p>
      <text:p text:style-name="P15"/>
      <text:p text:style-name="P15">un char c: reg1.c = 1 que está en: &amp;(reg1.c) = 0xbffff7ac</text:p>
      <text:p text:style-name="P15">el mismo char c:(*preg1).c = 1 que está en: &amp;((*preg1).c) = 0xbffff7ac</text:p>
      <text:p text:style-name="P15">el mismo char c: preg1-&gt;c = 1 que está en: &amp;(preg1-&gt;c) = 0xbffff7ac</text:p>
      <text:p text:style-name="P15"/>
      <text:p text:style-name="P15">La estructura de tipo "struct registro": reg2 está en: 0xbffff790</text:p>
      <text:p text:style-name="P15">Y está conformada por:</text:p>
      <text:p text:style-name="P15"/>
      <text:p text:style-name="P15">un entero i: reg2.i = 2 que está en: &amp;(reg2.i) = 0xbffff790</text:p>
      <text:p text:style-name="P15">el mismo entero i: (*preg2).i = 2 que está en: &amp;((*preg2).i) = 0xbffff790</text:p>
      <text:p text:style-name="P15">el mismo entero i: preg2-&gt;i = 2 que está en: &amp;(preg2-&gt;i) = 0xbffff790</text:p>
      <text:p text:style-name="P15"/>
      <text:p text:style-name="P15">un double d: reg2.d = 2.200000 que está en: &amp;(reg2.d) = 0xbffff794</text:p>
      <text:p text:style-name="P15">el mismo double d: (*preg2).d = 2.200000 que está en: &amp;((*preg2).d) = 0xbffff794</text:p>
      <text:p text:style-name="P15">el mismo double d: preg2-&gt;d = 2.200000 que está en: &amp;(preg2-&gt;d) = 0xbffff794</text:p>
      <text:p text:style-name="P15"/>
      <text:p text:style-name="P15">un char c: reg2.c = 2 que está en: &amp;(reg2.c) = 0xbffff79c</text:p>
      <text:p text:style-name="P15">el mismo char c: (*preg2).c = 2 que está en: &amp;((*preg2).c) = 0xbffff79c</text:p>
      <text:p text:style-name="P15">el mismo char c: preg2-&gt;c = 2 que está en: &amp;(preg2-&gt;c) = 0xbffff79c</text:p>
      <text:p text:style-name="P15">Ahora modificamos:</text:p>
      <text:p text:style-name="P15"><text:s text:c="8"/>reg1.i = 3;</text:p>
      <text:p text:style-name="P15"><text:s text:c="8"/>reg1.d = 3.3;</text:p>
      <text:p text:style-name="P15"><text:s text:c="8"/>reg1.c = '3';</text:p>
      <text:p text:style-name="P15">Obteniendo:</text:p>
      <text:p text:style-name="P15">reg1.i = 3 <text:s/>&lt;=&gt; <text:s/>(*preg1).i = 3 <text:s/>&lt;=&gt; <text:s/>preg1-&gt;i = 3</text:p>
      <text:p text:style-name="P15">reg1.d = 3.300000 <text:s/>&lt;=&gt; <text:s/>(*preg1).d = 3.300000 <text:s/>&lt;=&gt; <text:s/>preg1-&gt;d = 3.300000</text:p>
      <text:p text:style-name="P15">reg1.c = 3 <text:s/>&lt;=&gt; <text:s/>(*preg1).c = 3 <text:s/>&lt;=&gt; <text:s/>preg1-&gt;c = 3</text:p>
      <text:p text:style-name="P15">Ahora modificamos:</text:p>
      <text:p text:style-name="P15"><text:s text:c="8"/>(*preg1).i = 5;</text:p>
      <text:p text:style-name="P15"><text:s text:c="8"/>(*preg1).d = 5.5;</text:p>
      <text:p text:style-name="P15"><text:s text:c="8"/>(*preg1).c = '5';</text:p>
      <text:p text:style-name="P15">Obteniendo:</text:p>
      <text:p text:style-name="P15">reg1.i = 5 &lt;=&gt; (*preg1).i = 5 &lt;=&gt; preg1-&gt;i = 5</text:p>
      <text:p text:style-name="P15">reg1.d = 5.500000 &lt;=&gt; (*preg1).d = 5.500000 &lt;=&gt; preg1-&gt;d = 5.500000</text:p>
      <text:p text:style-name="P15">reg1.c = 5 &lt;=&gt; (*preg1).c = 5 &lt;=&gt; preg1-&gt;c = 5</text:p>
      <text:p text:style-name="P15">Ahora modificamos:</text:p>
      <text:p text:style-name="P15"><text:s text:c="8"/>preg1-&gt;i = 7;</text:p>
      <text:p text:style-name="P15"><text:s text:c="8"/>preg1-&gt;d = 7.7;</text:p>
      <text:p text:style-name="P5">Analista Universitario en Sistemas – CUATRIMESTRE Nº 3<text:tab/>MARZO-JUNIO 2006<text:tab/></text:p>
      <text:p text:style-name="P17">NOTAS DE CLASE DEL PROFESOR GUIDO MACCHI – TALLER 2<text:tab/><text:tab/><text:tab/><text:tab/>45/</text:p>
      <text:p text:style-name="P15"/>
      <text:p text:style-name="P15"><text:s text:c="7"/>preg1-&gt;c = '7';</text:p>
      <text:p text:style-name="P15">Obteniendo:</text:p>
      <text:p text:style-name="Standard"><text:span text:style-name="T37">reg1.i = 7 &lt;=&gt; (*preg1).i = 7 &lt;=&gt; preg1-&gt;i = 7</text:span>   </text:p>
      <text:p text:style-name="P15">reg1.d = 7.700000 &lt;=&gt; (*preg1).d = 7.700000 &lt;=&gt; preg1-&gt;d = 7.700000</text:p>
      <text:p text:style-name="Standard"><text:span text:style-name="T37">reg1.c = 7 &lt;=&gt; (*preg1).c = 7 &lt;=&gt; preg1-&gt;c = 7</text:span>   </text:p>
      <text:p text:style-name="Standard"><text:span text:style-name="T37">Por último modificamos:</text:span> </text:p>
      <text:p text:style-name="Standard"><text:span text:style-name="T37"><text:s text:c="8"/>preg2-&gt;i = 4;</text:span> </text:p>
      <text:p text:style-name="Standard"><text:span text:style-name="T37"><text:s text:c="8"/>preg2-&gt;d = 4.4;</text:span> </text:p>
      <text:p text:style-name="P15"><text:s text:c="8"/>preg2-&gt;c = '4';</text:p>
      <text:p text:style-name="P15">Obteniendo:</text:p>
      <text:p text:style-name="P15">reg2.i = 4 &lt;=&gt; (*preg2).i = 4 &lt;=&gt; preg2-&gt;i = 4</text:p>
      <text:p text:style-name="P15">reg2.d = 4.400000 &lt;=&gt; (*preg2).d = 4.400000 &lt;=&gt; preg2-&gt;d = 4.400000</text:p>
      <text:p text:style-name="P15">reg2.c = 4 &lt;=&gt; (*preg2).c = 4 &lt;=&gt; preg2-&gt;c = 4</text:p>
      <text:p text:style-name="P15"/>
      <text:p text:style-name="P15">POR LO TANTO:</text:p>
      <text:p text:style-name="P15">LA OPERACIÓN CON EL OPERADOR SELECTOR DE MIEMBRO PROPIO DE LAS ESTRUCTURAS:</text:p>
      <text:p text:style-name="P15"/>
      <text:p text:style-name="P15"><text:s text:c="8"/>estructura.variableMiembro</text:p>
      <text:p text:style-name="P15"/>
      <text:p text:style-name="P15">ES EQUIVALENTE A USAR:</text:p>
      <text:p text:style-name="P15"/>
      <text:p text:style-name="P15">LA OPERACIÓN CON EL OPERADOR "-&gt;" PROPIO DE LOS PUNTEROS A ESTRUCTURAS:</text:p>
      <text:p text:style-name="P15"/>
      <text:p text:style-name="P15"><text:s text:c="8"/>punteroAestructura -&gt; variableMiembro</text:p>
      <text:p text:style-name="P15"/>
      <text:p text:style-name="P15">QUE TAMBIÉN ES EQUIVALENTE A USAR:</text:p>
      <text:p text:style-name="P15"/>
      <text:p text:style-name="P15"><text:s text:c="8"/>( *punteroAestructura ).variableMiembro</text:p>
      <text:p text:style-name="P15"/>
      <text:p text:style-name="P15">YA SEA PARA MOSTRAR VALORES DE LAS VARIABLES MIEMBROS</text:p>
      <text:p text:style-name="P15">ASÍ COMO PARA MODIFICARLAS.</text:p>
      <text:p text:style-name="P15"/>
      <text:p text:style-name="P32">Observando esta salida en pantalla detenidamente, <text:span text:style-name="T1">destamos</text:span>:</text:p>
      <text:list text:style-name="L17">
        <text:list-header>
          <text:p text:style-name="P69"/>
        </text:list-header>
        <text:list-item>
          <text:p text:style-name="P70"><text:span text:style-name="T1">al</text:span> <text:span text:style-name="T1">declarar la estructura</text:span> e <text:span text:style-name="T1">inicializar sus variables miembro</text:span> se <text:span text:style-name="T1">está reservando espacio de almacenamiento contiguo en memoria</text:span></text:p>
          <text:p text:style-name="P71"/>
        </text:list-item>
        <text:list-item>
          <text:p text:style-name="P70"><text:span text:style-name="T1">Resultan equivalentes</text:span> las siguientes formas de <text:span text:style-name="T1">manipular los valores de las variables miembros de una estructura:</text:span></text:p>
          <text:p text:style-name="P69"/>
          <text:list>
            <text:list-item>
              <text:list>
                <text:list-item>
                  <text:p text:style-name="P70"><text:span text:style-name="T1">aplicando</text:span> el <text:span text:style-name="T1">operador miembro</text:span> a la <text:span text:style-name="T1">estructura</text:span> (como por ejemplo en: <text:span text:style-name="T1">reg1.i = 3;</text:span> )</text:p>
                  <text:p text:style-name="P70"/>
                </text:list-item>
                <text:list-item>
                  <text:p text:style-name="P70"><text:span text:style-name="T1">aplicando</text:span> el <text:span text:style-name="T1">operador “-&gt;”</text:span> al <text:span text:style-name="T1">“puntero a estructura”</text:span> (como en: <text:s/><text:span text:style-name="T1">preg1 -&gt; i = 3;</text:span> )</text:p>
                  <text:p text:style-name="P70"/>
                </text:list-item>
                <text:list-item>
                  <text:p text:style-name="P70"><text:span text:style-name="T1">aplicando</text:span> el <text:span text:style-name="T1">operador miembro</text:span> a un <text:span text:style-name="T1">“puntero a estructura que se le ha aplicado previamente el operador de indirección”</text:span> (como por ejemplo en: <text:span text:style-name="T1">(*preg1).i = 3;</text:span> )</text:p>
                </text:list-item>
              </text:list>
            </text:list-item>
          </text:list>
        </text:list-item>
      </text:list>
      <text:p text:style-name="P15"/>
      <text:p text:style-name="P15"/>
      <text:p text:style-name="P5">Analista Universitario en Sistemas – CUATRIMESTRE Nº 3<text:tab/>MARZO-JUNIO 2006<text:tab/></text:p>
      <text:p text:style-name="P17">NOTAS DE CLASE DEL PROFESOR GUIDO MACCHI – TALLER 2<text:tab/><text:tab/><text:tab/><text:tab/>46/</text:p>
      <text:p text:style-name="P17"/>
      <text:p text:style-name="P72">Estructuras y funciones:</text:p>
      <text:p text:style-name="P17">Las únicas <text:span text:style-name="T1">operaciones legales sobre una estructura</text:span> son <text:span text:style-name="T1">copiarla o asignarla como unidad</text:span>, <text:span text:style-name="T1">tomar su dirección de memoria con &amp;</text:span>, y <text:span text:style-name="T1">tener acceso a sus miembros</text:span>. </text:p>
      <text:p text:style-name="P17"><text:span text:style-name="T1">La copia y la asignación incluyen pasarlas como parámetros a funciones y también regresar valores</text:span> de funciones.</text:p>
      <text:p text:style-name="P17">Las <text:span text:style-name="T1">estrucutras no se pueden comparar</text:span>. Una estructura se puede inicializar con una lista de valores constantes de miembros; una estrucutra automática también se puede inicializar con una asignación.</text:p>
      <text:p text:style-name="P15"/>
      <text:p text:style-name="P15">Veamos un ejemplo al respecto:</text:p>
      <text:p text:style-name="P15"/>
      <text:p text:style-name="P15"><text:tab/>// Archivo: estructuras-y-funciones.c</text:p>
      <text:p text:style-name="P15"><text:tab/>#include &lt;stdio.h&gt;</text:p>
      <text:p text:style-name="P15"/>
      <text:p text:style-name="P15"><text:tab/>struct registro {</text:p>
      <text:p text:style-name="P15"><text:tab/> <text:s text:c="7"/>int i; <text:s/>double d; char c;</text:p>
      <text:p text:style-name="P15"><text:tab/>};</text:p>
      <text:p text:style-name="P15"><text:tab/></text:p>
      <text:p text:style-name="P15"><text:tab/>// prototipo de la función crearRegistro</text:p>
      <text:p text:style-name="P15"><text:tab/>struct registro crearRegistro( int , double , char );</text:p>
      <text:p text:style-name="P15"><text:tab/></text:p>
      <text:p text:style-name="P15"><text:tab/>// prototipo de la función mostrarRegistro</text:p>
      <text:p text:style-name="P15"><text:tab/>void mostrarRegistro( struct registro * );</text:p>
      <text:p text:style-name="P15"><text:tab/></text:p>
      <text:p text:style-name="P15"><text:tab/>/* Función: crearRegistro</text:p>
      <text:p text:style-name="P15"><text:tab/> * Destinada a la creación de variables del tipo "struct registro"</text:p>
      <text:p text:style-name="P15"><text:tab/> * Retorna : una variable del tipo "struct registro"</text:p>
      <text:p text:style-name="P15"><text:tab/> * Parámetros que recibe: un entero, un double, un char</text:p>
      <text:p text:style-name="P15"><text:tab/> */</text:p>
      <text:p text:style-name="P15"><text:tab/>struct registro crearRegistro( int i , double d , char c )</text:p>
      <text:p text:style-name="P15"><text:tab/>{</text:p>
      <text:p text:style-name="P15"><text:tab/> <text:s text:c="7"/>struct registro tmp = { i , d , c };</text:p>
      <text:p text:style-name="P15"><text:tab/> <text:s text:c="7"/>return tmp;</text:p>
      <text:p text:style-name="P15"><text:tab/>}</text:p>
      <text:p text:style-name="P15"/>
      <text:p text:style-name="P15"><text:tab/></text:p>
      <text:p text:style-name="P15"><text:tab/>/* Función: mostrarRegistro</text:p>
      <text:p text:style-name="P15"><text:tab/> * Destinada a imprimir en pantalla el registro</text:p>
      <text:p text:style-name="P15"><text:tab/> * Retorna: void (nada)</text:p>
      <text:p text:style-name="P15"><text:tab/> * Parámetros que recibe: un "puntero a struct registro"</text:p>
      <text:p text:style-name="P15"><text:tab/> */</text:p>
      <text:p text:style-name="P15"><text:tab/>void mostrarRegistro( struct registro * preg )</text:p>
      <text:p text:style-name="P15"><text:tab/>{</text:p>
      <text:p text:style-name="P15"><text:tab/> <text:s text:c="7"/>printf("\n-------------------------------------------------\n");</text:p>
      <text:p text:style-name="P15"><text:tab/> <text:s text:c="7"/>printf("Registro conformado por: \n");</text:p>
      <text:p text:style-name="P15"><text:tab/> <text:s text:c="7"/>printf(" <text:s text:c="7"/>preg -&gt; i = %d \n" , preg -&gt; i );</text:p>
      <text:p text:style-name="P15"><text:tab/> <text:s text:c="7"/>printf(" <text:s text:c="7"/>preg -&gt; d = %f \n" , preg -&gt; d );</text:p>
      <text:p text:style-name="P15"><text:tab/> <text:s text:c="7"/>printf(" <text:s text:c="7"/>preg -&gt; c = %c \n" , preg -&gt; c );</text:p>
      <text:p text:style-name="P15"><text:tab/> <text:s text:c="7"/>printf("\n-------------------------------------------------\n");</text:p>
      <text:p text:style-name="P15"><text:tab/>}</text:p>
      <text:p text:style-name="P15"><text:tab/></text:p>
      <text:p text:style-name="P5">Analista Universitario en Sistemas – CUATRIMESTRE Nº 3<text:tab/>MARZO-JUNIO 2006<text:tab/></text:p>
      <text:p text:style-name="P17">NOTAS DE CLASE DEL PROFESOR GUIDO MACCHI – TALLER 2<text:tab/><text:tab/><text:tab/><text:tab/>47/</text:p>
      <text:p text:style-name="P15"/>
      <text:p text:style-name="P15">// continúa el archivo: estructuras-y-funciones.c</text:p>
      <text:p text:style-name="P15"><text:tab/>int main()</text:p>
      <text:p text:style-name="P15"><text:tab/>{</text:p>
      <text:p text:style-name="P15"><text:tab/> <text:s text:c="7"/>// Se declaran e inicializan variables del tipo "struct registro"</text:p>
      <text:p text:style-name="P15"><text:tab/> <text:s text:c="7"/>struct registro reg1 = crearRegistro( 1 , 1.1 , '1' );</text:p>
      <text:p text:style-name="P15"><text:tab/> <text:s text:c="7"/>struct registro reg2 = crearRegistro( 2 , 2.2 , '2' );</text:p>
      <text:p text:style-name="P15"><text:tab/></text:p>
      <text:p text:style-name="P15"><text:tab/> <text:s text:c="7"/>/* <text:s/>Se declaran e inicializan variables del tipo:</text:p>
      <text:p text:style-name="P15"><text:tab/> <text:s text:c="8"/>* <text:s/>puntero a "struct registro" <text:s text:c="17"/>*/</text:p>
      <text:p text:style-name="P15"><text:tab/> <text:s text:c="7"/>struct registro * preg1 = &amp;reg1 , * preg2 = &amp;reg2 ;</text:p>
      <text:p text:style-name="P15"><text:tab/></text:p>
      <text:p text:style-name="P15"><text:tab/> <text:s text:c="7"/>mostrarRegistro( preg1 );</text:p>
      <text:p text:style-name="P15"><text:tab/> <text:s text:c="7"/>mostrarRegistro( preg2 );</text:p>
      <text:p text:style-name="P15"><text:tab/></text:p>
      <text:p text:style-name="P15"><text:tab/> <text:s text:c="7"/>return 0; <text:s text:c="6"/>// salida exitosa del programa</text:p>
      <text:p text:style-name="P15"><text:tab/>}</text:p>
      <text:p text:style-name="P15"><text:tab/>// Fin del archivo: estructuras-y-funciones.c</text:p>
      <text:p text:style-name="P15"/>
      <text:p text:style-name="Standard"><text:span text:style-name="T37">Se compila con:<text:tab/><text:tab/></text:span><text:span text:style-name="T38">gcc estructuras-y-funciones.c -o estructuras-y-funciones.out</text:span></text:p>
      <text:p text:style-name="P5">Se ejecuta con:<text:tab/><text:tab/><text:span text:style-name="T1">./</text:span><text:span text:style-name="T38">estructuras-y-funciones.out</text:span></text:p>
      <text:p text:style-name="P15">Su salida en pantalla es:</text:p>
      <text:p text:style-name="P15"/>
      <text:p text:style-name="P15">-------------------------------------------------</text:p>
      <text:p text:style-name="P15">Registro conformado por:</text:p>
      <text:p text:style-name="P15"><text:s text:c="8"/>preg -&gt; i = 1</text:p>
      <text:p text:style-name="P15"><text:s text:c="8"/>preg -&gt; d = 1.100000</text:p>
      <text:p text:style-name="P15"><text:s text:c="8"/>preg -&gt; c = 1</text:p>
      <text:p text:style-name="P15"/>
      <text:p text:style-name="P15">-------------------------------------------------</text:p>
      <text:p text:style-name="P15"/>
      <text:p text:style-name="P15">-------------------------------------------------</text:p>
      <text:p text:style-name="P15">Registro conformado por:</text:p>
      <text:p text:style-name="P15"><text:s text:c="8"/>preg -&gt; i = 2</text:p>
      <text:p text:style-name="P15"><text:s text:c="8"/>preg -&gt; d = 2.200000</text:p>
      <text:p text:style-name="P15"><text:s text:c="8"/>preg -&gt; c = 2</text:p>
      <text:p text:style-name="P15"/>
      <text:p text:style-name="P15">-------------------------------------------------</text:p>
      <text:p text:style-name="P15"/>
      <text:p text:style-name="Standard"><text:span text:style-name="T37">Ahora que conocemos las estructuras, veamos una que resulta interesante:</text:span> </text:p>
      <text:p text:style-name="P14"><text:span text:style-name="T35">los</text:span> <text:span text:style-name="T35">árboles binarios</text:span>.</text:p>
      <text:p text:style-name="P15">Empecemos con un primer acercamiento sencillo. </text:p>
      <text:p text:style-name="Standard"><text:span text:style-name="T37">Un </text:span><text:span text:style-name="T38">arbol binario</text:span><text:span text:style-name="T37"> puede estar </text:span><text:span text:style-name="T38">formado sólo por su nodo distinguido denominado raíz, </text:span><text:span text:style-name="T37">en cuyo caso se lo denomina ARBOL NULO o ARBOL VACÍO:</text:span></text:p>
      <text:p text:style-name="Standard"><text:span text:style-name="T38"><text:tab/>(1)<text:tab/>X</text:span><text:span text:style-name="T37"><text:tab/><text:tab/> ARBOL VACÍO: solo contiene un nodo raíz cuyo contenido es NULL</text:span></text:p>
      <text:p text:style-name="P15"><text:tab/></text:p>
      <text:p text:style-name="Standard"><draw:frame text:anchor-type="paragraph" draw:z-index="22" draw:style-name="gr14" draw:text-style-name="P33" svg:width="7.409cm" svg:height="0.609cm" svg:x="6.685cm" svg:y="0.192cm"><draw:text-box><text:p text:style-name="P33">NODO DISTINGUIDO: NODO RAÍZ</text:p></draw:text-box></draw:frame><draw:frame text:anchor-type="paragraph" draw:z-index="21" draw:style-name="gr15" draw:text-style-name="P47" svg:width="0.556cm" svg:height="0.556cm" svg:x="2.288cm" svg:y="2.124cm"><draw:text-box><text:p text:style-name="P33"><text:span text:style-name="T48">X</text:span></text:p></draw:text-box></draw:frame><draw:frame text:anchor-type="paragraph" draw:z-index="20" draw:style-name="gr15" draw:text-style-name="P47" svg:width="0.556cm" svg:height="0.556cm" svg:x="0.437cm" svg:y="2.124cm"><draw:text-box><text:p text:style-name="P33"><text:span text:style-name="T48">X</text:span></text:p></draw:text-box></draw:frame><draw:line text:anchor-type="paragraph" draw:z-index="19" draw:style-name="gr16" draw:text-style-name="P33" svg:x1="2.288cm" svg:y1="2.123cm" svg:x2="2cm" svg:y2="1.7cm"><text:p/></draw:line><draw:line text:anchor-type="paragraph" draw:z-index="18" draw:style-name="gr16" draw:text-style-name="P33" svg:x1="0.993cm" svg:y1="2.123cm" svg:x2="1.445cm" svg:y2="1.7cm"><text:p/></draw:line><draw:frame text:anchor-type="paragraph" draw:z-index="17" draw:style-name="gr15" draw:text-style-name="P47" svg:width="0.556cm" svg:height="0.556cm" svg:x="3.295cm" svg:y="1.145cm"><draw:text-box><text:p text:style-name="P33"><text:span text:style-name="T48">X</text:span></text:p></draw:text-box></draw:frame><draw:frame text:anchor-type="paragraph" draw:z-index="16" draw:style-name="gr17" draw:text-style-name="P47" svg:width="0.556cm" svg:height="0.556cm" svg:x="1.445cm" svg:y="1.145cm"><draw:text-box><text:p text:style-name="P33"><text:span text:style-name="T48">2</text:span></text:p></draw:text-box></draw:frame><draw:line text:anchor-type="paragraph" draw:z-index="15" draw:style-name="gr18" draw:text-style-name="P33" svg:x1="3.325cm" svg:y1="0.43cm" svg:x2="6.447cm" svg:y2="0.43cm"><text:p/></draw:line><draw:line text:anchor-type="paragraph" draw:z-index="14" draw:style-name="gr16" draw:text-style-name="P33" svg:x1="3.295cm" svg:y1="1.144cm" svg:x2="3.007cm" svg:y2="0.721cm"><text:p/></draw:line><draw:line text:anchor-type="paragraph" draw:z-index="13" draw:style-name="gr16" draw:text-style-name="P33" svg:x1="2cm" svg:y1="1.144cm" svg:x2="2.452cm" svg:y2="0.721cm"><text:p/></draw:line><draw:frame text:anchor-type="paragraph" draw:z-index="12" draw:style-name="gr17" draw:text-style-name="P47" svg:width="0.556cm" svg:height="0.556cm" svg:x="2.452cm" svg:y="0.166cm"><draw:text-box><text:p text:style-name="P33"><text:span text:style-name="T48">3</text:span></text:p></draw:text-box></draw:frame><text:span text:style-name="T37"><text:tab/></text:span><text:span text:style-name="T38">(2)</text:span><text:tab/></text:p>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48/</text:p>
      <text:p text:style-name="P15"/>
      <text:p text:style-name="Standard"><text:span text:style-name="T37">Un </text:span><text:span text:style-name="T38">arbol binario</text:span><text:span text:style-name="T37">, </text:span><text:span text:style-name="T38">por lo general</text:span>, <text:span text:style-name="T1">tiene un nodo raíz</text:span>, <text:span text:style-name="T1">a partir del cuál</text:span> se desprenden <text:span text:style-name="T1">un sub-arbol binario hacia la izquierda</text:span> y <text:span text:style-name="T1">otro sub-arbol binario hacia la derecha</text:span>. Por lo tanto un arbol binario <text:span text:style-name="T1">es una estructura de datos que se define en forma recursiva</text:span>, es decir <text:span text:style-name="T1">haciéndo referencia a sí misma durante su definición.</text:span></text:p>
      <text:p text:style-name="P4"/>
      <text:p text:style-name="Standard"><text:span text:style-name="T3">Nos valdremos del </text:span><text:span text:style-name="T1">Lenguaje de programación ML para</text:span> realizar la <text:span text:style-name="T1">definición de un arbol binario</text:span>.</text:p>
      <text:p text:style-name="Standard"/>
      <text:p text:style-name="P5"><text:span text:style-name="T1">ML</text:span>, acrónimo de <text:span text:style-name="T1">META LENGUAJE</text:span>, es un <text:span text:style-name="T1">Lenguaje de programación de propósito general</text:span> de la familia de los <text:span text:style-name="T1">lenguajes de programación funcional </text:span>desarrollado por <text:span text:style-name="T1">Robin Milner y otros</text:span> a <text:span text:style-name="T1">finales de los años 1970</text:span> en la <text:span text:style-name="T1">Universidad de Edimburgo</text:span>. Entre las características de ML se incluyen evaluación por valor, álgebra de funciones, manejo automatizado de memoria por medio de recolección de basura, polimorfismo parametrizado, análisis de estático de tipos, inferencia de tipos, tipos de datos algebraicos, llamada por patrones y manejo de excepciones.</text:p>
      <text:p text:style-name="P5"/>
      <text:p text:style-name="P5">Usemos ML para hacer un prototipo inicial de lo que será un arbol binario.</text:p>
      <text:p text:style-name="P5"/>
      <text:p text:style-name="P4"><text:tab/>datatype Arbol = Vacío |<text:tab/><text:tab/><text:tab/><text:tab/>Nota: | significa OR</text:p>
      <text:p text:style-name="P4"><text:tab/><text:tab/> <text:s text:c="2"/>Nodo of <text:s/>int * Arbol * Arbol</text:p>
      <text:p text:style-name="P4"/>
      <text:p text:style-name="P5">Entonces para el ejemplo:</text:p>
      <text:p text:style-name="Standard"><text:span text:style-name="T3"><text:tab/> <text:s text:c="10"/>[</text:span><text:span text:style-name="T51">3</text:span><text:span text:style-name="T3">]<text:tab/></text:span><text:tab/>Nota: Las X representan que no hay elementos, solo una rama vacía.</text:p>
      <text:p text:style-name="Standard"><text:span text:style-name="T3"><text:tab/> <text:s text:c="8"/>/ <text:s text:c="5"/>\</text:span><text:tab/><text:tab/></text:p>
      <text:p text:style-name="Standard"><text:span text:style-name="T3"><text:tab/> <text:s text:c="5"/>[</text:span><text:span text:style-name="T51">2</text:span><text:span text:style-name="T3">] <text:s text:c="5"/>X</text:span><text:tab/><text:tab/>La expresión para este arbol binario usando ML es:</text:p>
      <text:p text:style-name="Standard"><text:span text:style-name="T3"><text:tab/> <text:s text:c="4"/>/ </text:span><text:s text:c="4"/>\<text:tab/><text:tab/><text:span text:style-name="T55">Nodo(</text:span> 3 <text:span text:style-name="T55">,</text:span><text:span text:style-name="T39"> </text:span><text:span text:style-name="T56">Nodo( </text:span><text:span text:style-name="T10">2 </text:span><text:span text:style-name="T56">,</text:span><text:span text:style-name="T10"> Vacío </text:span><text:span text:style-name="T56">, </text:span><text:span text:style-name="T10">Vacío </text:span><text:span text:style-name="T56">)</text:span> <text:span text:style-name="T55">,</text:span> Vacío <text:span text:style-name="T55">)</text:span></text:p>
      <text:p text:style-name="Standard"><text:tab/> <text:s text:c="2"/>X <text:s text:c="5"/>X<text:tab/></text:p>
      <text:p text:style-name="Standard"/>
      <text:p text:style-name="Standard">Con los árboles binarios se pueden hacer muchas operaciones.</text:p>
      <text:p text:style-name="Standard">Vamos a hacer una función para <text:span text:style-name="T4">insertar “ordenadamente”</text:span> un elemento (un número) en un arbol binario usando ML:</text:p>
      <text:p text:style-name="Standard"/>
      <text:p text:style-name="Standard"><text:tab/><text:span text:style-name="T1">fun<text:tab/>inserta( n , Vacío )<text:tab/><text:tab/><text:tab/>=<text:tab/>Nodo( n , Vacío, Vacío ) |</text:span></text:p>
      <text:p text:style-name="P4"><text:tab/><text:tab/>inserta( n , Nodo( n' , izq , der ) )<text:tab/>=</text:p>
      <text:p text:style-name="P4"><text:tab/><text:tab/><text:tab/><text:tab/>if n &gt; n' then<text:tab/><text:tab/><text:tab/>Nodo( n' , izq , inserta( n , der ) )</text:p>
      <text:p text:style-name="P4"><text:tab/><text:tab/><text:tab/><text:tab/>else if n &lt; n' then<text:tab/><text:tab/>Nodo( n' , inserta( n , izq ) , der )</text:p>
      <text:p text:style-name="P4"><text:tab/><text:tab/><text:tab/><text:tab/>else<text:tab/><text:tab/><text:tab/><text:tab/>Nodo( n , izq , der )<text:tab/></text:p>
      <text:p text:style-name="P4"/>
      <text:p text:style-name="Standard">Entonces al usar esta función, nos aseguramos que <text:span text:style-name="T1">al insertar un elemento al arbol binario</text:span>, <text:span text:style-name="T1">se respete el orden inherente a esta estructura y que no se presenten dos elementos repetidos en el arbol</text:span>. Así, <text:span text:style-name="T1">sea un arbol cualquiera</text:span>, si nos ubicamos en su raíz, podemos ver que <text:span text:style-name="T1">todos los elementos del sub-arbol izquierdo tienen valores inferiores al de la raíz</text:span>, mientras que <text:span text:style-name="T1">todos los elementos del sub-arbol derecho tienen valores superiores al de la raíz</text:span>.</text:p>
      <text:p text:style-name="Standard">Nuevamente usamos ML para una primera aproximación de lo que será la <text:span text:style-name="T1">función que recorre un arbol binario mostrando los valores que contienen sus nodos en forma ordenada:</text:span></text:p>
      <text:p text:style-name="P4"><text:tab/>fun<text:tab/>recorre( Vacío ) = ( ) (* nada *) |</text:p>
      <text:p text:style-name="P4"><text:tab/><text:tab/>recorre( Nodo( n , izq , der ) ) =</text:p>
      <text:p text:style-name="P4"><text:tab/><text:tab/>( recorre izq;</text:p>
      <text:p text:style-name="P4"><text:tab/><text:tab/> <text:s/>print( makestring n );</text:p>
      <text:p text:style-name="P4"><text:tab/><text:tab/> <text:s/>recorre der; )</text:p>
      <text:p text:style-name="P5">Analista Universitario en Sistemas – CUATRIMESTRE Nº 3<text:tab/>MARZO-JUNIO 2006<text:tab/></text:p>
      <text:p text:style-name="P17">NOTAS DE CLASE DEL PROFESOR GUIDO MACCHI – TALLER 2<text:tab/><text:tab/><text:tab/><text:tab/>49/</text:p>
      <text:p text:style-name="P4"/>
      <text:p text:style-name="P5">Vamos a tratar de pasar esto a Lenguaje C.</text:p>
      <text:p text:style-name="P5">El primer inconveniente que surge, por ser evidente, es que <text:span text:style-name="T1">C no tiene tipos recursivos como los que <text:s/>ML permite definir</text:span>.</text:p>
      <text:p text:style-name="P5">Pues veamos que al querer compilar el siguiente código fuente en lenguaje C:</text:p>
      <text:p text:style-name="P5"><text:tab/>// Archivo: arbol-binario.c</text:p>
      <text:p text:style-name="P5"><text:tab/>#include &lt;stdio.h&gt;</text:p>
      <text:p text:style-name="P5"><text:tab/>struct Nodo{</text:p>
      <text:p text:style-name="P5"><text:tab/> <text:s text:c="7"/>int n;</text:p>
      <text:p text:style-name="P5"><text:tab/> <text:s text:c="7"/>struct Nodo izq, der;</text:p>
      <text:p text:style-name="P5"><text:tab/>}</text:p>
      <text:p text:style-name="P5"><text:tab/>int main()</text:p>
      <text:p text:style-name="P5"><text:tab/>{</text:p>
      <text:p text:style-name="P5"><text:tab/> <text:s text:c="7"/>struct nodo raiz;</text:p>
      <text:p text:style-name="P5"><text:tab/> <text:s text:c="7"/>return 0;</text:p>
      <text:p text:style-name="P5"><text:tab/>}</text:p>
      <text:p text:style-name="P5"><text:tab/>// Fin del archivo: arbol-binario.c</text:p>
      <text:p text:style-name="Standard"><text:span text:style-name="T3">Con la órden:<text:tab/><text:tab/></text:span><text:span text:style-name="T1">gcc -Wall arbol-binario.c -o arbol-binario.out</text:span></text:p>
      <text:p text:style-name="P5">Se obtienen los siguientes mensajes de advertencias y errores, emitidos por el gcc:</text:p>
      <text:p text:style-name="P5"/>
      <text:p text:style-name="P4"><text:tab/>arbol-binario.c:6: error: field `izq' has incomplete type</text:p>
      <text:p text:style-name="P4"><text:tab/>arbol-binario.c:6: error: field `der' has incomplete type</text:p>
      <text:p text:style-name="P4"><text:tab/>arbol-binario.c:10: error: two or more data types in declaration of `main'</text:p>
      <text:p text:style-name="P4"><text:tab/>arbol-binario.c: En la función `main':</text:p>
      <text:p text:style-name="P4"><text:tab/>arbol-binario.c:11: error: storage size of `raiz' isn't known</text:p>
      <text:p text:style-name="P4"><text:tab/>arbol-binario.c:11: aviso: unused variable `raiz'</text:p>
      <text:p text:style-name="P4"/>
      <text:p text:style-name="Standard"><text:span text:style-name="T3">Para vencer este inconveniente </text:span><text:span text:style-name="T1">vamos a usar “</text:span><text:span text:style-name="T2">punteros a struct Nodo</text:span><text:span text:style-name="T1">” para simular tipos recursivos en C</text:span>. </text:p>
      <text:p text:style-name="Standard"><text:span text:style-name="T1">Denotamos “Vacío” con el </text:span><text:span text:style-name="T38">“</text:span><text:span text:style-name="T2">puntero nulo NULL</text:span><text:span text:style-name="T38">”. </text:span></text:p>
      <text:p text:style-name="P15">Todo anda mejor. </text:p>
      <text:p text:style-name="Standard"><text:span text:style-name="T37">Ahora un </text:span><text:span text:style-name="T2">arbol binario</text:span><text:span text:style-name="T38"> será un “</text:span><text:span text:style-name="T2">puntero a struct Nodo</text:span>”.</text:p>
      <text:p text:style-name="Standard">Pero como estamos diciendo que las <text:span text:style-name="T1">variables miembros de</text:span> nuestra estructura <text:span text:style-name="T1">“Nodo”</text:span> serán <text:span text:style-name="T1">“punteros a struct Nodo”</text:span> deberemos <text:span text:style-name="T1">hacernos cargo de reservar el suficiente espacio en memoria</text:span> <text:span text:style-name="T1">para almacenar</text:span> esta <text:span text:style-name="T1">estructura en forma correcta</text:span>, nosotros mismos <text:span text:style-name="T1">haciendo uso del operador “sizeof”, </text:span><text:s/><text:span text:style-name="T1">junto con la función “malloc”</text:span> que está <text:span text:style-name="T1">definida en el archivo “stdlib.h”, una función de la LIBRERÍA STANDAR DE C</text:span>.</text:p>
      <text:p text:style-name="Standard">El operador sizeof nó es una función, es una palabra reservada, o sea, un operador que también tiene precedencia.</text:p>
      <text:p text:style-name="Standard">Ahora sí veamos el siguiente código fuente en Lenguaj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50/</text:p>
      <text:p text:style-name="P4"/>
      <text:p text:style-name="P4"/>
      <text:p text:style-name="P5"><text:tab/>// Archivo: arbol-binario.c</text:p>
      <text:p text:style-name="P5"><text:tab/>#include &lt;stdio.h&gt;</text:p>
      <text:p text:style-name="P5"><text:tab/>#include &lt;stdlib.h&gt; <text:s text:c="4"/>// Para la función malloc. Funciones</text:p>
      <text:p text:style-name="P5"><text:tab/> <text:s text:c="15"/><text:tab/><text:tab/>// permiten asignar y liberar memoria dinámica</text:p>
      <text:p text:style-name="P5"><text:tab/></text:p>
      <text:p text:style-name="P5"><text:tab/>/* Declaración de la estructura Nodo para el arbol binario</text:p>
      <text:p text:style-name="P5"><text:tab/> * Variables miembro:</text:p>
      <text:p text:style-name="P5"><text:tab/> * <text:s text:c="5"/>entero <text:s text:c="25"/><text:tab/><text:tab/>elemento del nodo</text:p>
      <text:p text:style-name="P5"><text:tab/> * <text:s text:c="5"/>puntero a "struct Nodo" <text:s text:c="8"/><text:tab/>sub-arbol izquierdo</text:p>
      <text:p text:style-name="P5"><text:tab/> * <text:s text:c="5"/>puntero a "struct Nodo" <text:s text:c="8"/><text:tab/>sub-arbol derecho</text:p>
      <text:p text:style-name="P5"><text:tab/> */</text:p>
      <text:p text:style-name="P5"><text:tab/>struct Nodo{</text:p>
      <text:p text:style-name="P5"><text:tab/> <text:s text:c="7"/>int elemento;</text:p>
      <text:p text:style-name="P5"><text:tab/> <text:s text:c="7"/>struct Nodo * izq, * der;</text:p>
      <text:p text:style-name="P5"><text:tab/>};</text:p>
      <text:p text:style-name="P5"><text:tab/></text:p>
      <text:p text:style-name="P5"><text:tab/>// prototipo de la función inserta</text:p>
      <text:p text:style-name="P5"><text:tab/>struct Nodo * inserta( int , struct Nodo * );</text:p>
      <text:p text:style-name="P5"><text:tab/></text:p>
      <text:p text:style-name="P5"><text:tab/>// prototipo de la función recorre</text:p>
      <text:p text:style-name="P5"><text:tab/>void recorre( struct Nodo * );</text:p>
      <text:p text:style-name="P5"><text:tab/></text:p>
      <text:p text:style-name="Standard"><text:tab/>/* Función: recorre</text:p>
      <text:p text:style-name="Standard"><text:tab/> * Destinada a mostrar en pantalla los elementos del arbol binario</text:p>
      <text:p text:style-name="Standard"><text:tab/> * en forma ordenada.</text:p>
      <text:p text:style-name="Standard"><text:tab/> * Retorna: void (nada)</text:p>
      <text:p text:style-name="Standard"><text:tab/> * Argumentos: puntero a "struct Nodo" a partir del cuál comenzará</text:p>
      <text:p text:style-name="Standard"><text:tab/> * <text:s text:c="36"/>a mostrar sus elementos</text:p>
      <text:p text:style-name="Standard"><text:tab/> */</text:p>
      <text:p text:style-name="Standard"><text:tab/>void recorre( struct Nodo * nodoElegido )</text:p>
      <text:p text:style-name="Standard"><text:tab/>{</text:p>
      <text:p text:style-name="Standard"><text:tab/> <text:s text:c="7"/>if( nodoElegido != NULL )</text:p>
      <text:p text:style-name="Standard"><text:tab/> <text:s text:c="7"/>{</text:p>
      <text:p text:style-name="Standard"><text:tab/> <text:s text:c="15"/>recorre( nodoElegido-&gt;izq );</text:p>
      <text:p text:style-name="Standard"><text:tab/> <text:s text:c="15"/>printf( "\n %d \n" , nodoElegido -&gt; elemento );</text:p>
      <text:p text:style-name="Standard"><text:tab/> <text:s text:c="15"/>recorre( nodoElegido-&gt;der );</text:p>
      <text:p text:style-name="Standard"><text:tab/> <text:s text:c="7"/>}</text:p>
      <text:p text:style-name="Standard"><text:tab/>}</text:p>
      <text:p text:style-name="Standard"><text:tab/></text:p>
      <text:p text:style-name="Standard"><text:tab/>/* Función: inserta</text:p>
      <text:p text:style-name="Standard"><text:tab/> * Destinada a insertar un elemento al arbol a partir de un nodo</text:p>
      <text:p text:style-name="Standard"><text:tab/> * indicado mediante un "puntero a "struct Nodo""</text:p>
      <text:p text:style-name="Standard"><text:tab/> * Retorna: un puntero a "struct Nodo"</text:p>
      <text:p text:style-name="Standard"><text:tab/> * Argumentos: un entero, <text:s text:c="6"/>elemento que quiere insertar</text:p>
      <text:p text:style-name="Standard"><text:tab/> * <text:s text:c="12"/>un puntero a "struct Nodo" a partir del cuál</text:p>
      <text:p text:style-name="Standard"><text:tab/> * <text:s text:c="12"/>buscará el lugar adecuado para que al insertar</text:p>
      <text:p text:style-name="Standard"><text:tab/> * <text:s text:c="12"/>el elemento, se mantenga el orden y no haya</text:p>
      <text:p text:style-name="Standard"><text:tab/> * <text:s text:c="12"/>repetición de elementos.</text:p>
      <text:p text:style-name="Standard"><text:tab/> */</text:p>
      <text:p text:style-name="P5">Analista Universitario en Sistemas – CUATRIMESTRE Nº 3<text:tab/>MARZO-JUNIO 2006<text:tab/></text:p>
      <text:p text:style-name="P17">NOTAS DE CLASE DEL PROFESOR GUIDO MACCHI – TALLER 2<text:tab/><text:tab/><text:tab/><text:tab/>51/</text:p>
      <text:p text:style-name="Standard"/>
      <text:p text:style-name="P5"><text:tab/>// Continúa el archivo: arbol-binario.c</text:p>
      <text:p text:style-name="P5"><text:tab/></text:p>
      <text:p text:style-name="Standard"><text:tab/>struct Nodo * inserta( int elemento , struct Nodo * nodoElegido )</text:p>
      <text:p text:style-name="Standard"><text:tab/>{</text:p>
      <text:p text:style-name="Standard"><text:tab/> <text:s text:c="7"/>if( nodoElegido == NULL ){</text:p>
      <text:p text:style-name="Standard"><text:tab/></text:p>
      <text:p text:style-name="Standard"><text:tab/> <text:s text:c="15"/>nodoElegido = malloc( sizeof( struct Nodo ) );</text:p>
      <text:p text:style-name="Standard"><text:tab/></text:p>
      <text:p text:style-name="Standard"><text:tab/> <text:s text:c="19"/>/* malloc asigna sizeof( struct Nodo ) bytes y</text:p>
      <text:p text:style-name="Standard"><text:tab/> <text:s text:c="20"/>* devuelve un puntero a la memoria asignada.</text:p>
      <text:p text:style-name="Standard"><text:tab/> <text:s text:c="20"/>* La memoria no es borrada.</text:p>
      <text:p text:style-name="Standard"><text:tab/> <text:s text:c="20"/>*/</text:p>
      <text:p text:style-name="Standard"><text:tab/> <text:s text:c="15"/>nodoElegido -&gt; elemento = elemento;</text:p>
      <text:p text:style-name="Standard"><text:tab/> <text:s text:c="15"/>nodoElegido -&gt; izq = nodoElegido -&gt; der = NULL;</text:p>
      <text:p text:style-name="Standard"><text:tab/> <text:s text:c="7"/>}</text:p>
      <text:p text:style-name="Standard"><text:tab/> <text:s text:c="7"/>else if( elemento &lt; nodoElegido -&gt; elemento ){</text:p>
      <text:p text:style-name="Standard"><text:tab/> <text:s text:c="15"/>nodoElegido -&gt; izq = inserta( elemento , nodoElegido -&gt; izq );</text:p>
      <text:p text:style-name="Standard"><text:tab/> <text:s text:c="15"/>// inserta el elemento en el sub-arbol izquierdo</text:p>
      <text:p text:style-name="Standard"><text:tab/> <text:s text:c="7"/>}</text:p>
      <text:p text:style-name="Standard"><text:tab/> <text:s text:c="7"/>else if( elemento &gt; nodoElegido -&gt; elemento ){</text:p>
      <text:p text:style-name="Standard"><text:tab/> <text:s text:c="15"/>nodoElegido -&gt; der = inserta( elemento , nodoElegido -&gt; der );</text:p>
      <text:p text:style-name="Standard"><text:tab/> <text:s text:c="15"/>// inserta el elemento en el sub-arbol derecho</text:p>
      <text:p text:style-name="Standard"><text:tab/> <text:s text:c="7"/>}</text:p>
      <text:p text:style-name="Standard"><text:tab/> <text:s text:c="7"/>return nodoElegido;</text:p>
      <text:p text:style-name="Standard"><text:tab/>}</text:p>
      <text:p text:style-name="Standard"><text:tab/></text:p>
      <text:p text:style-name="Standard"><text:tab/>// Comienza el código ejecutable, función principal main</text:p>
      <text:p text:style-name="Standard"><text:tab/>int main()</text:p>
      <text:p text:style-name="Standard"><text:tab/>{</text:p>
      <text:p text:style-name="Standard"><text:tab/> <text:s text:c="7"/>struct Nodo * arbol = NULL;</text:p>
      <text:p text:style-name="Standard"><text:tab/> <text:s text:c="7"/>int indice;</text:p>
      <text:p text:style-name="Standard"><text:tab/> <text:s text:c="7"/>for( indice = 99 ; indice &gt; 0 ; indice -= 2 )</text:p>
      <text:p text:style-name="Standard"><text:tab/> <text:s text:c="7"/>{</text:p>
      <text:p text:style-name="Standard"><text:tab/> <text:s text:c="15"/>arbol = inserta( indice , arbol );</text:p>
      <text:p text:style-name="Standard"><text:tab/> <text:s text:c="7"/>}</text:p>
      <text:p text:style-name="Standard"><text:tab/> <text:s text:c="7"/>recorre( arbol );</text:p>
      <text:p text:style-name="Standard"><text:tab/> <text:s text:c="7"/>return 0; <text:s text:c="6"/>// salida exitosa del programa</text:p>
      <text:p text:style-name="Standard"><text:tab/>}</text:p>
      <text:p text:style-name="Standard"><text:tab/>// Fin del archivo: arbol-binario.c</text:p>
      <text:p text:style-name="Standard"/>
      <text:p text:style-name="Standard">Se compila con:<text:tab/><text:tab/><text:span text:style-name="T1">gcc arbol-binario.c <text:s/>-o ./arbol-binario.out</text:span></text:p>
      <text:p text:style-name="Standard"/>
      <text:p text:style-name="Standard">Se ejecuta con:<text:tab/><text:tab/><text:span text:style-name="T1">./arbol-binario.out</text:span></text:p>
      <text:p text:style-name="P5"/>
      <text:p text:style-name="Standard"><text:span text:style-name="T3">Su salida en pantalla es</text:span> el conjunto de números impares [1 , 99] , incluídos los extremos, un número por línea. Junto con cada número se imprime una nueva línea en blanco antes y una nueva línea en blanco después de cada número.</text:p>
      <text:p text:style-name="P5"/>
      <text:p text:style-name="P5"/>
      <text:p text:style-name="P5"/>
      <text:p text:style-name="P5">Analista Universitario en Sistemas – CUATRIMESTRE Nº 3<text:tab/>MARZO-JUNIO 2006<text:tab/></text:p>
      <text:p text:style-name="P17">NOTAS DE CLASE DEL PROFESOR GUIDO MACCHI – TALLER 2<text:tab/><text:tab/><text:tab/><text:tab/>52/</text:p>
      <text:p text:style-name="P5"/>
      <text:p text:style-name="P5">Pero podemos agregar más funcionalidad al código anterior definiendo funciones que se encarguen de manipular los árboles binarios.</text:p>
      <text:p text:style-name="P5">Por lo general lo que necesitamos hacer con un arbol binario es:</text:p>
      <text:p text:style-name="P5"/>
      <text:list text:style-name="L18">
        <text:list-item>
          <text:p text:style-name="P73">insertar un elemento en el arbol binario</text:p>
          <text:p text:style-name="P74"/>
        </text:list-item>
        <text:list-item>
          <text:p text:style-name="P73">buscar un elemento en el arbol binario</text:p>
          <text:p text:style-name="P73"/>
        </text:list-item>
        <text:list-item>
          <text:p text:style-name="P73">borrar un elemento del arbol binario. Aquí se debe proceder con cuidado para conservar el órden de los elementos del árbol</text:p>
          <text:p text:style-name="P73"/>
        </text:list-item>
        <text:list-item>
          <text:p text:style-name="P73">recorrer el arbol binario para mostrarlo en pantalla en forma ordenada</text:p>
          <text:p text:style-name="P73"/>
        </text:list-item>
        <text:list-item>
          <text:p text:style-name="P73">encontrar el mayor elemento de <text:s/>arbol binario</text:p>
          <text:p text:style-name="P73"/>
        </text:list-item>
        <text:list-item>
          <text:p text:style-name="P73">encontrar el menor elemento del arbol binario</text:p>
          <text:p text:style-name="P73"/>
        </text:list-item>
      </text:list>
      <text:p text:style-name="P5">Nos falta definir las funciones “busca”, “menor”, “mayor” y “borra”.</text:p>
      <text:p text:style-name="P5"/>
      <text:p text:style-name="P5">Nuevamente vamos a valernos de ML para realizar las primeras versiones de estas funciones:</text:p>
      <text:p text:style-name="P5"/>
      <text:p text:style-name="P5"/>
      <text:p text:style-name="P5"/>
      <text:p text:style-name="P5">La <text:span text:style-name="T1">implementación de la función “busca” en Lenguaje ML</text:span> es la siguiente:</text:p>
      <text:p text:style-name="P5"/>
      <text:p text:style-name="P4"><text:tab/>fun<text:tab/>busca( n , Vacío )<text:tab/><text:tab/><text:tab/>=<text:tab/>Vacío |</text:p>
      <text:p text:style-name="P4"><text:tab/><text:tab/>busca( n , Nodo( n' , izq , der ) )<text:tab/>=</text:p>
      <text:p text:style-name="P4"><text:tab/><text:tab/><text:tab/>if n = n' then<text:tab/><text:tab/><text:tab/><text:tab/>Nodo( n' , izq , der )</text:p>
      <text:p text:style-name="P4"><text:tab/><text:tab/><text:tab/>else if n &lt; n' then<text:tab/><text:tab/><text:tab/>busca( n , izq )</text:p>
      <text:p text:style-name="P4"><text:tab/><text:tab/><text:tab/>else if n &gt; n' then<text:tab/><text:tab/><text:tab/>busca( n , der )</text:p>
      <text:p text:style-name="P5"/>
      <text:p text:style-name="P5"/>
      <text:p text:style-name="P5"/>
      <text:p text:style-name="P5">La <text:span text:style-name="T1">implementación de la función “menor” en Lenguaje ML</text:span> es la siguiente:</text:p>
      <text:p text:style-name="P5"/>
      <text:p text:style-name="P4"><text:tab/>fun<text:tab/>menor( Vacío )<text:tab/><text:tab/><text:tab/>=<text:tab/>Vacío |</text:p>
      <text:p text:style-name="P4"><text:tab/><text:tab/>menor( Nodo( n , izq , der ) )<text:tab/>=</text:p>
      <text:p text:style-name="P4"><text:tab/><text:tab/>if izq = Vacío then<text:tab/><text:tab/><text:tab/><text:tab/>Nodo( n , izq , der )</text:p>
      <text:p text:style-name="P4"><text:tab/><text:tab/>else if izq <text:span text:style-name="T57">≠</text:span> Vacío<text:tab/><text:tab/><text:tab/><text:tab/>menor( izq ) </text:p>
      <text:p text:style-name="P4"/>
      <text:p text:style-name="P4"/>
      <text:p text:style-name="P4"/>
      <text:p text:style-name="P5">La <text:span text:style-name="T1">implementación de la función “mayor” en Lenguaje ML</text:span> es la siguiente:</text:p>
      <text:p text:style-name="P4"/>
      <text:p text:style-name="P4"><text:tab/>fun<text:tab/>mayor( Vacío )<text:tab/><text:tab/><text:tab/>=<text:tab/>Vacío |</text:p>
      <text:p text:style-name="P4"><text:tab/><text:tab/>mayor( Nodo( n , izq , der )<text:tab/><text:tab/>=</text:p>
      <text:p text:style-name="P4"><text:tab/><text:tab/>if der = Vacío then<text:tab/><text:tab/><text:tab/><text:tab/>Nodo( n , izq , der )</text:p>
      <text:p text:style-name="P4"><text:tab/><text:tab/>else if der <text:span text:style-name="T57">≠</text:span> Vacío<text:tab/><text:tab/><text:tab/><text:tab/>mayor( der )</text:p>
      <text:p text:style-name="P4"/>
      <text:p text:style-name="P5">Analista Universitario en Sistemas – CUATRIMESTRE Nº 3<text:tab/>MARZO-JUNIO 2006<text:tab/></text:p>
      <text:p text:style-name="P17">NOTAS DE CLASE DEL PROFESOR GUIDO MACCHI – TALLER 2<text:tab/><text:tab/><text:tab/><text:tab/>53/</text:p>
      <text:p text:style-name="P5"/>
      <text:p text:style-name="P5">La <text:span text:style-name="T1">implementación de la función “borra” en Lenguaje ML</text:span> es la siguiente:</text:p>
      <text:p text:style-name="P4"/>
      <text:p text:style-name="P4">fun borra( n , Vacío )<text:tab/><text:tab/><text:tab/><text:tab/>= Vacío |</text:p>
      <text:p text:style-name="P4"><text:s text:c="7"/>borra( n , Nodo( n' , izq , der ) )<text:tab/><text:tab/>=<text:tab/></text:p>
      <text:p text:style-name="P4"><text:s text:c="7"/>if n = n' then<text:tab/><text:tab/><text:tab/><text:tab/><text:tab/></text:p>
      <text:p text:style-name="P4"><text:s text:c="7"/><text:tab/>if izq = Vacío &amp; der = Vacío then<text:tab/><text:tab/>Vacío </text:p>
      <text:p text:style-name="P4"><text:s text:c="7"/><text:tab/>else if izq <text:span text:style-name="T57">≠</text:span> Vacío &amp; der = Vacío then<text:tab/>Nodo<text:tab/>( mayor( izq ) -&gt; n' , </text:p>
      <text:p text:style-name="P4"><text:tab/><text:tab/><text:tab/><text:tab/><text:tab/><text:tab/><text:tab/><text:tab/>borra( mayor( izq ) -&gt; n' , mayor( izq ) ) ,</text:p>
      <text:p text:style-name="P4"><text:tab/><text:tab/><text:tab/><text:tab/><text:tab/><text:tab/><text:tab/><text:tab/>der </text:p>
      <text:p text:style-name="P4"><text:tab/><text:tab/><text:tab/><text:tab/><text:tab/><text:tab/><text:tab/><text:tab/>)</text:p>
      <text:p text:style-name="P4"/>
      <text:p text:style-name="P4"><text:s text:c="7"/><text:tab/>else if izq = Vacío &amp; der <text:span text:style-name="T57">≠</text:span> Vacío then<text:tab/>Nodo<text:tab/>( menor( der ) -&gt; n' ,</text:p>
      <text:p text:style-name="P4"><text:tab/><text:tab/><text:tab/><text:tab/><text:tab/><text:tab/><text:tab/><text:tab/>izq , </text:p>
      <text:p text:style-name="P4"><text:tab/><text:tab/><text:tab/><text:tab/><text:tab/><text:tab/><text:tab/><text:tab/>borra( menor( der ) -&gt; n' , menor( der ) ) </text:p>
      <text:p text:style-name="P4"><text:tab/><text:tab/><text:tab/><text:tab/><text:tab/><text:tab/><text:tab/><text:tab/>)</text:p>
      <text:p text:style-name="P4"/>
      <text:p text:style-name="P4"><text:s text:c="7"/><text:tab/>else if izq <text:span text:style-name="T57">≠</text:span> Vacío &amp; der <text:span text:style-name="T57">≠</text:span> Vacío then<text:tab/>Nodo<text:tab/>( menor( der ) -&gt; n' ,</text:p>
      <text:p text:style-name="P4"><text:tab/><text:tab/><text:tab/><text:tab/><text:tab/><text:tab/><text:tab/><text:tab/>izq , </text:p>
      <text:p text:style-name="P4"><text:tab/><text:tab/><text:tab/><text:tab/><text:tab/><text:tab/><text:tab/><text:tab/>borra( menor( der ) -&gt; n' , menor( der ) ) </text:p>
      <text:p text:style-name="P4"><text:tab/><text:tab/><text:tab/><text:tab/><text:tab/><text:tab/><text:tab/><text:tab/>)</text:p>
      <text:p text:style-name="P4"/>
      <text:p text:style-name="P4"><text:s text:c="7"/>else if n &lt; n' then<text:tab/><text:tab/><text:tab/><text:tab/> <text:s text:c="3"/>Nodo( n' , borra( n , izq ) , der )</text:p>
      <text:p text:style-name="P4"/>
      <text:p text:style-name="P4"><text:s text:c="7"/>else if n &gt; n' then<text:tab/><text:tab/><text:tab/><text:tab/> <text:s text:c="3"/>Nodo( n' , izq , borra( n , der ) )<text:tab/></text:p>
      <text:p text:style-name="Standard"><text:s text:c="7"/></text:p>
      <text:p text:style-name="Standard">Ahora veremos la implementación de estas funciones en el Lenguaje C:</text:p>
      <text:p text:style-name="Standard"/>
      <text:p text:style-name="Standard"><text:tab/>// Archivo: arbol-binario-dos.c</text:p>
      <text:p text:style-name="Standard"><text:tab/>#include &lt;stdio.h&gt;</text:p>
      <text:p text:style-name="Standard"><text:tab/>#include &lt;stdlib.h&gt; <text:s text:c="4"/>// Para la función malloc. Funciones</text:p>
      <text:p text:style-name="Standard"><text:tab/> <text:s text:c="15"/>// permiten asignar y liberar memoria dinámica</text:p>
      <text:p text:style-name="Standard"/>
      <text:p text:style-name="Standard"><text:tab/>/* Declaración de la estructura Nodo para el arbol binario</text:p>
      <text:p text:style-name="Standard"><text:tab/> * Variables miembro:</text:p>
      <text:p text:style-name="Standard"><text:tab/> * <text:s text:c="5"/>entero <text:s text:c="25"/>elemento del nodo</text:p>
      <text:p text:style-name="Standard"><text:tab/> * <text:s text:c="5"/>puntero a "struct Nodo" <text:s text:c="8"/>sub-arbol izquierdo</text:p>
      <text:p text:style-name="Standard"><text:tab/> * <text:s text:c="5"/>puntero a "struct Nodo" <text:s text:c="8"/>sub-arbol derecho</text:p>
      <text:p text:style-name="Standard"><text:tab/> */</text:p>
      <text:p text:style-name="Standard"><text:tab/>struct Nodo{</text:p>
      <text:p text:style-name="Standard"><text:tab/> <text:s text:c="7"/>int elemento;</text:p>
      <text:p text:style-name="Standard"><text:tab/> <text:s text:c="7"/>struct Nodo * izq, * der;</text:p>
      <text:p text:style-name="Standard"><text:tab/>};</text:p>
      <text:p text:style-name="Standard"><text:tab/></text:p>
      <text:p text:style-name="Standard"><text:tab/>// prototipo de la función inserta</text:p>
      <text:p text:style-name="Standard"><text:tab/>struct Nodo * inserta( int , struct Nodo * );</text:p>
      <text:p text:style-name="Standard"><text:tab/></text:p>
      <text:p text:style-name="Standard"><text:tab/>// prototipo de la función recorre</text:p>
      <text:p text:style-name="Standard"><text:tab/>void recorre( struct Nodo * );</text:p>
      <text:p text:style-name="P5">Analista Universitario en Sistemas – CUATRIMESTRE Nº 3<text:tab/>MARZO-JUNIO 2006<text:tab/></text:p>
      <text:p text:style-name="P17">NOTAS DE CLASE DEL PROFESOR GUIDO MACCHI – TALLER 2<text:tab/><text:tab/><text:tab/><text:tab/>54/</text:p>
      <text:p text:style-name="P5"><text:tab/>// Continuación del archivo: arbol-binario-dos.c</text:p>
      <text:p text:style-name="Standard"><text:tab/>// prototipo de la función busca</text:p>
      <text:p text:style-name="Standard"><text:tab/>struct Nodo * busca( int , struct Nodo * );</text:p>
      <text:p text:style-name="Standard"><text:tab/></text:p>
      <text:p text:style-name="Standard"><text:tab/>// prototipo de la función borra</text:p>
      <text:p text:style-name="Standard"><text:tab/>struct Nodo * borra( int , struct Nodo * );</text:p>
      <text:p text:style-name="Standard"><text:tab/></text:p>
      <text:p text:style-name="Standard"><text:tab/>// prototipo de la función menor:</text:p>
      <text:p text:style-name="Standard"><text:tab/>struct Nodo * menor( struct Nodo * );</text:p>
      <text:p text:style-name="Standard"><text:tab/></text:p>
      <text:p text:style-name="Standard"><text:tab/>// prototipo de la función mayor</text:p>
      <text:p text:style-name="Standard"><text:tab/>struct Nodo * mayor( struct Nodo * );</text:p>
      <text:p text:style-name="Standard"><text:tab/></text:p>
      <text:p text:style-name="Standard"><text:tab/>/* Función: recorre</text:p>
      <text:p text:style-name="Standard"><text:tab/> * Destinada a mostrar en pantalla los elementos del arbol binario</text:p>
      <text:p text:style-name="Standard"><text:tab/> * en forma ordenada.</text:p>
      <text:p text:style-name="Standard"><text:tab/> * Retorna: void (nada)</text:p>
      <text:p text:style-name="Standard"><text:tab/> * Argumentos: puntero a "struct Nodo" a partir del cuál comenzará</text:p>
      <text:p text:style-name="Standard"><text:tab/> * <text:s text:c="36"/>a mostrar sus elementos</text:p>
      <text:p text:style-name="Standard"><text:tab/> */</text:p>
      <text:p text:style-name="Standard"><text:tab/>void recorre( struct Nodo * nodoElegido )</text:p>
      <text:p text:style-name="Standard"><text:tab/>{</text:p>
      <text:p text:style-name="Standard"><text:tab/> <text:s text:c="7"/>if( nodoElegido != NULL )</text:p>
      <text:p text:style-name="Standard"><text:tab/> <text:s text:c="7"/>{</text:p>
      <text:p text:style-name="Standard"><text:tab/> <text:s text:c="15"/>recorre( nodoElegido-&gt;izq );</text:p>
      <text:p text:style-name="Standard"><text:tab/> <text:s text:c="15"/>printf( "\n %d \n" , nodoElegido -&gt; elemento );</text:p>
      <text:p text:style-name="Standard"><text:tab/> <text:s text:c="15"/>recorre( nodoElegido-&gt;der );</text:p>
      <text:p text:style-name="Standard"><text:tab/> <text:s text:c="7"/>}</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55/</text:p>
      <text:p text:style-name="Standard"/>
      <text:p text:style-name="Standard"><text:tab/>// Continuación del archivo: arbol-binario-dos.c</text:p>
      <text:p text:style-name="Standard"><text:tab/>/* Función: inserta</text:p>
      <text:p text:style-name="Standard"><text:tab/> * Destinada a insertar un elemento al arbol a partir de un nodo</text:p>
      <text:p text:style-name="Standard"><text:tab/> * indicado mendiante un "puntero a "struct Nodo""</text:p>
      <text:p text:style-name="Standard"><text:tab/> * Retorna: un puntero a "struct Nodo"</text:p>
      <text:p text:style-name="Standard"><text:tab/> * Argumentos: un entero, <text:s text:c="6"/>elemento que quiere insertar</text:p>
      <text:p text:style-name="Standard"><text:tab/> * <text:s text:c="12"/>un puntero a "struct Nodo" a partir del cuál</text:p>
      <text:p text:style-name="Standard"><text:tab/> * <text:s text:c="12"/>buscará el lugar adecuada para que al insertar</text:p>
      <text:p text:style-name="Standard"><text:tab/> * <text:s text:c="12"/>el elemento, se mantenga el orden y no haya</text:p>
      <text:p text:style-name="Standard"><text:tab/> * <text:s text:c="12"/>repetición de elementos.</text:p>
      <text:p text:style-name="Standard"><text:tab/> */</text:p>
      <text:p text:style-name="Standard"><text:tab/>struct Nodo * inserta( int elemento , struct Nodo * nodoElegido )</text:p>
      <text:p text:style-name="Standard"><text:tab/>{</text:p>
      <text:p text:style-name="Standard"><text:tab/> <text:s text:c="7"/>if( nodoElegido == NULL ){</text:p>
      <text:p text:style-name="Standard"><text:tab/></text:p>
      <text:p text:style-name="Standard"><text:tab/> <text:s text:c="15"/>nodoElegido = malloc( sizeof( struct Nodo ) );</text:p>
      <text:p text:style-name="Standard"><text:tab/></text:p>
      <text:p text:style-name="Standard"><text:tab/> <text:s text:c="19"/>/* malloc asigna sizeof( struct Nodo ) bytes y</text:p>
      <text:p text:style-name="Standard"><text:tab/> <text:s text:c="20"/>* devuelve un puntero a la memoria asignada.</text:p>
      <text:p text:style-name="Standard"><text:tab/> <text:s text:c="20"/>* La memoria no es borrada.</text:p>
      <text:p text:style-name="Standard"><text:tab/> <text:s text:c="20"/>*/</text:p>
      <text:p text:style-name="Standard"><text:tab/> <text:s text:c="15"/>nodoElegido -&gt; elemento = elemento;</text:p>
      <text:p text:style-name="Standard"><text:tab/> <text:s text:c="15"/>nodoElegido -&gt; izq = nodoElegido -&gt; der = NULL;</text:p>
      <text:p text:style-name="Standard"><text:tab/> <text:s text:c="7"/>}</text:p>
      <text:p text:style-name="Standard"><text:tab/> <text:s text:c="7"/>else if( elemento &lt; nodoElegido -&gt; elemento ){</text:p>
      <text:p text:style-name="Standard"><text:tab/> <text:s text:c="15"/>nodoElegido -&gt; izq = inserta( elemento , nodoElegido -&gt; izq );</text:p>
      <text:p text:style-name="Standard"><text:tab/> <text:s text:c="15"/>// inserta el elemento en el sub-arbol izquierdo</text:p>
      <text:p text:style-name="Standard"><text:tab/> <text:s text:c="7"/>}</text:p>
      <text:p text:style-name="Standard"><text:tab/> <text:s text:c="7"/>else if( elemento &gt; nodoElegido -&gt; elemento ){</text:p>
      <text:p text:style-name="Standard"><text:tab/> <text:s text:c="15"/>nodoElegido -&gt; der = inserta( elemento , nodoElegido -&gt; der );</text:p>
      <text:p text:style-name="Standard"><text:tab/> <text:s text:c="15"/>// inserta el elemento en el sub-arbol derecho</text:p>
      <text:p text:style-name="Standard"><text:tab/> <text:s text:c="7"/>}</text:p>
      <text:p text:style-name="Standard"><text:tab/> <text:s text:c="7"/>return nodoElegido;</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56/</text:p>
      <text:p text:style-name="Standard"/>
      <text:p text:style-name="Standard"><text:tab/>// Continuación del archivo: arbol-binario-dos.c</text:p>
      <text:p text:style-name="Standard"><text:tab/>/* Función: busca</text:p>
      <text:p text:style-name="Standard"><text:tab/> * Destinada a buscar un elemento en el arbol binario.</text:p>
      <text:p text:style-name="Standard"><text:tab/> * Retorna: un "puntero a "struct Nodo"" que es el que</text:p>
      <text:p text:style-name="Standard"><text:tab/> * <text:s text:c="13"/>apunta al elemento que ha sido encontrado.</text:p>
      <text:p text:style-name="Standard"><text:tab/> * <text:s text:c="9"/>NULL si el elemento no ha sido encontrado.</text:p>
      <text:p text:style-name="Standard"><text:tab/> * Argumentos: un entero <text:s text:c="7"/>elemento buscado.</text:p>
      <text:p text:style-name="Standard"><text:tab/> * <text:s text:c="12"/>un "puntero a "struct Nodo"" a partir del</text:p>
      <text:p text:style-name="Standard"><text:tab/> * <text:s text:c="12"/>cuál comenzará a buscar.</text:p>
      <text:p text:style-name="Standard"><text:tab/> */</text:p>
      <text:p text:style-name="Standard"><text:tab/>struct Nodo * busca( int elementoBuscado , struct Nodo * nodoElegido )</text:p>
      <text:p text:style-name="Standard"><text:tab/>{</text:p>
      <text:p text:style-name="Standard"><text:tab/> <text:s text:c="7"/>if( nodoElegido != NULL )</text:p>
      <text:p text:style-name="Standard"><text:tab/> <text:s text:c="7"/>{</text:p>
      <text:p text:style-name="Standard"><text:tab/> <text:s text:c="15"/>if( elementoBuscado == nodoElegido -&gt; elemento )</text:p>
      <text:p text:style-name="Standard"><text:tab/> <text:s text:c="15"/>{</text:p>
      <text:p text:style-name="Standard"><text:tab/> <text:s text:c="23"/>return nodoElegido;</text:p>
      <text:p text:style-name="Standard"><text:tab/> <text:s text:c="15"/>}</text:p>
      <text:p text:style-name="Standard"><text:tab/> <text:s text:c="15"/>else if( elementoBuscado &lt; nodoElegido -&gt; elemento )</text:p>
      <text:p text:style-name="Standard"><text:tab/> <text:s text:c="15"/>{</text:p>
      <text:p text:style-name="Standard"><text:tab/> <text:s text:c="23"/>return busca( elementoBuscado , nodoElegido -&gt; izq );</text:p>
      <text:p text:style-name="Standard"><text:tab/> <text:s text:c="15"/>}</text:p>
      <text:p text:style-name="Standard"><text:tab/> <text:s text:c="15"/>else if( elementoBuscado &gt; nodoElegido -&gt; elemento )</text:p>
      <text:p text:style-name="Standard"><text:tab/> <text:s text:c="15"/>{</text:p>
      <text:p text:style-name="Standard"><text:tab/> <text:s text:c="23"/>return busca( elementoBuscado , nodoElegido -&gt; der );</text:p>
      <text:p text:style-name="Standard"><text:tab/> <text:s text:c="15"/>}</text:p>
      <text:p text:style-name="Standard"><text:tab/> <text:s text:c="7"/>}</text:p>
      <text:p text:style-name="Standard"><text:tab/> <text:s text:c="7"/>return NULL;</text:p>
      <text:p text:style-name="Standard"><text:tab/>}</text:p>
      <text:p text:style-name="Standard"/>
      <text:p text:style-name="Standard"/>
      <text:p text:style-name="Standard"><text:tab/>/* Función: borra</text:p>
      <text:p text:style-name="Standard"><text:tab/> * Destinada a eliminar el elemento pasado como argumento.</text:p>
      <text:p text:style-name="Standard"><text:tab/> * Primero lo busca a partir del "punteo a "struct Nodo"" y</text:p>
      <text:p text:style-name="Standard"><text:tab/> * si lo encuentra, borra el Nodo en el que está, respetando</text:p>
      <text:p text:style-name="Standard"><text:tab/> * el orden de los elementos del arbol binario luego de que</text:p>
      <text:p text:style-name="Standard"><text:tab/> * se realiza la extracción.</text:p>
      <text:p text:style-name="Standard"><text:tab/> * Retorna: <text:s text:c="4"/>un puntero a "struct Nodo"</text:p>
      <text:p text:style-name="Standard"><text:tab/> * Argumentos: <text:s/>un entero</text:p>
      <text:p text:style-name="Standard"><text:tab/> * <text:s text:c="13"/>un puntero a "struct Nodo"</text:p>
      <text:p text:style-name="Standard"><text:tab/> */</text:p>
      <text:p text:style-name="Standard"/>
      <text:p text:style-name="Standard"/>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57/</text:p>
      <text:p text:style-name="Standard"/>
      <text:p text:style-name="Standard"><text:tab/>// Continuación del archivo: arbol-binario-dos.c</text:p>
      <text:p text:style-name="Standard"><text:tab/>struct Nodo * borra( int elementoAborrar , struct Nodo * nodoElegido )</text:p>
      <text:p text:style-name="Standard"><text:tab/>{</text:p>
      <text:p text:style-name="Standard"><text:tab/> <text:s text:c="7"/>if( nodoElegido != NULL )</text:p>
      <text:p text:style-name="Standard"><text:tab/> <text:s text:c="7"/>{</text:p>
      <text:p text:style-name="Standard"><text:tab/> <text:s text:c="15"/>if( elementoAborrar == (nodoElegido -&gt; elemento) )</text:p>
      <text:p text:style-name="Standard"><text:tab/> <text:s text:c="15"/>{</text:p>
      <text:p text:style-name="Standard"><text:tab/> <text:s text:c="23"/>if( (nodoElegido -&gt; izq) == NULL &amp;&amp; (nodoElegido -&gt; der) == NULL )</text:p>
      <text:p text:style-name="Standard"><text:tab/> <text:s text:c="23"/>{</text:p>
      <text:p text:style-name="Standard"><text:tab/> <text:s text:c="31"/>return NULL;</text:p>
      <text:p text:style-name="Standard"><text:tab/> <text:s text:c="23"/>}</text:p>
      <text:p text:style-name="Standard"><text:tab/> <text:s text:c="23"/>else if( (nodoElegido -&gt; izq) != NULL &amp;&amp; (nodoElegido -&gt; der) == NULL )</text:p>
      <text:p text:style-name="Standard"><text:tab/> <text:s text:c="23"/>{</text:p>
      <text:p text:style-name="Standard"><text:tab/> <text:s text:c="31"/>struct Nodo * mayorDELizq = mayor( nodoElegido -&gt; izq );</text:p>
      <text:p text:style-name="Standard"><text:tab/> <text:s text:c="31"/>int numeroMayorDELizq = (mayorDELizq -&gt; elemento);</text:p>
      <text:p text:style-name="Standard"><text:tab/> <text:s text:c="31"/>(nodoElegido -&gt; elemento) = numeroMayorDELizq;</text:p>
      <text:p text:style-name="Standard"><text:tab/> <text:s text:c="31"/>(nodoElegido -&gt; izq) = borra( numeroMayorDELizq , mayorDELizq );</text:p>
      <text:p text:style-name="Standard"><text:tab/> <text:s text:c="31"/>return nodoElegido;</text:p>
      <text:p text:style-name="Standard"><text:tab/> <text:s text:c="23"/>}</text:p>
      <text:p text:style-name="Standard"><text:tab/> <text:s text:c="23"/>else if( (nodoElegido -&gt; izq) == NULL &amp;&amp; (nodoElegido -&gt; der) != NULL )</text:p>
      <text:p text:style-name="Standard"><text:tab/> <text:s text:c="23"/>{</text:p>
      <text:p text:style-name="Standard"><text:tab/> <text:s text:c="31"/>struct Nodo * menorDELder = menor( nodoElegido -&gt; der );</text:p>
      <text:p text:style-name="Standard"><text:tab/> <text:s text:c="31"/>int numeroMenorDELder = (menorDELder -&gt; elemento);</text:p>
      <text:p text:style-name="Standard"><text:tab/> <text:s text:c="31"/>(nodoElegido -&gt; elemento) = numeroMenorDELder;</text:p>
      <text:p text:style-name="Standard"><text:tab/> <text:s text:c="31"/>(nodoElegido -&gt; der) = borra( numeroMenorDELder , menorDELder );</text:p>
      <text:p text:style-name="Standard"><text:tab/> <text:s text:c="31"/>return nodoElegido;</text:p>
      <text:p text:style-name="Standard"><text:tab/> <text:s text:c="23"/>}</text:p>
      <text:p text:style-name="Standard"><text:tab/> <text:s text:c="23"/>else if( (nodoElegido -&gt; izq) != NULL &amp;&amp; (nodoElegido -&gt; der) != NULL )</text:p>
      <text:p text:style-name="Standard"><text:tab/> <text:s text:c="23"/>{</text:p>
      <text:p text:style-name="Standard"><text:tab/> <text:s text:c="31"/>struct Nodo * menorDELder = menor( nodoElegido -&gt; der );</text:p>
      <text:p text:style-name="Standard"><text:tab/> <text:s text:c="31"/>int numeroMenorDELder = (menorDELder -&gt; elemento);</text:p>
      <text:p text:style-name="Standard"><text:tab/> <text:s text:c="31"/>(nodoElegido -&gt; elemento) = numeroMenorDELder;</text:p>
      <text:p text:style-name="Standard"><text:tab/> <text:s text:c="31"/>(nodoElegido -&gt; der) = borra( numeroMenorDELder , menorDELder );</text:p>
      <text:p text:style-name="Standard"><text:tab/> <text:s text:c="31"/>return nodoElegido;</text:p>
      <text:p text:style-name="Standard"><text:tab/> <text:s text:c="23"/>}</text:p>
      <text:p text:style-name="Standard"><text:tab/> <text:s text:c="15"/>}</text:p>
      <text:p text:style-name="Standard"><text:tab/> <text:s text:c="15"/>else if( elementoAborrar &lt; (nodoElegido -&gt; elemento) )</text:p>
      <text:p text:style-name="Standard"><text:tab/> <text:s text:c="15"/>{</text:p>
      <text:p text:style-name="Standard"><text:tab/> <text:s text:c="23"/>(nodoElegido -&gt; izq) = borra( elementoAborrar , nodoElegido -&gt; izq );</text:p>
      <text:p text:style-name="Standard"><text:tab/> <text:s text:c="23"/>return nodoElegido;</text:p>
      <text:p text:style-name="Standard"><text:tab/> <text:s text:c="15"/>}</text:p>
      <text:p text:style-name="Standard"><text:tab/> <text:s text:c="15"/>else if( elementoAborrar &gt; (nodoElegido -&gt; elemento) )</text:p>
      <text:p text:style-name="Standard"><text:tab/> <text:s text:c="15"/>{</text:p>
      <text:p text:style-name="Standard"><text:tab/> <text:s text:c="23"/>(nodoElegido -&gt; der) = borra( elementoAborrar , nodoElegido -&gt; der );</text:p>
      <text:p text:style-name="Standard"><text:tab/> <text:s text:c="23"/>return nodoElegido;</text:p>
      <text:p text:style-name="Standard"><text:tab/> <text:s text:c="15"/>}</text:p>
      <text:p text:style-name="Standard"><text:tab/> <text:s text:c="7"/>}</text:p>
      <text:p text:style-name="Standard"><text:tab/> <text:s text:c="7"/>return NULL;</text:p>
      <text:p text:style-name="Standard"><text:tab/>}</text:p>
      <text:p text:style-name="Standard"/>
      <text:p text:style-name="P5">Analista Universitario en Sistemas – CUATRIMESTRE Nº 3<text:tab/>MARZO-JUNIO 2006<text:tab/></text:p>
      <text:p text:style-name="P17">NOTAS DE CLASE DEL PROFESOR GUIDO MACCHI – TALLER 2<text:tab/><text:tab/><text:tab/><text:tab/>58/</text:p>
      <text:p text:style-name="Standard"/>
      <text:p text:style-name="Standard"><text:tab/>// Continuación del archivo: arbol-binario-dos.c</text:p>
      <text:p text:style-name="Standard"><text:tab/>/* Función: menor</text:p>
      <text:p text:style-name="Standard"><text:tab/> * Destinada a retornar el menor elemento que hay en el arbol</text:p>
      <text:p text:style-name="Standard"><text:tab/> * binario.</text:p>
      <text:p text:style-name="Standard"><text:tab/> * Retorna: <text:s text:c="4"/>puntero a "struct Nodo"</text:p>
      <text:p text:style-name="Standard"><text:tab/> * Argumentos: <text:s/>puntero a "struct Nodo"</text:p>
      <text:p text:style-name="Standard"><text:tab/> */</text:p>
      <text:p text:style-name="Standard"><text:tab/>struct Nodo * menor( struct Nodo * nodoElegido )</text:p>
      <text:p text:style-name="Standard"><text:tab/>{</text:p>
      <text:p text:style-name="Standard"><text:tab/> <text:s text:c="7"/>if( nodoElegido != NULL )</text:p>
      <text:p text:style-name="Standard"><text:tab/> <text:s text:c="7"/>{</text:p>
      <text:p text:style-name="Standard"><text:tab/> <text:s text:c="15"/>if( (nodoElegido -&gt; izq) == NULL )</text:p>
      <text:p text:style-name="Standard"><text:tab/> <text:s text:c="15"/>{</text:p>
      <text:p text:style-name="Standard"><text:tab/> <text:s text:c="23"/>return nodoElegido;</text:p>
      <text:p text:style-name="Standard"><text:tab/> <text:s text:c="15"/>}</text:p>
      <text:p text:style-name="Standard"><text:tab/> <text:s text:c="15"/>else if( nodoElegido -&gt; izq != NULL )</text:p>
      <text:p text:style-name="Standard"><text:tab/> <text:s text:c="15"/>{</text:p>
      <text:p text:style-name="Standard"><text:tab/> <text:s text:c="23"/>return menor( nodoElegido -&gt; izq );</text:p>
      <text:p text:style-name="Standard"><text:tab/> <text:s text:c="15"/>}</text:p>
      <text:p text:style-name="Standard"><text:tab/> <text:s text:c="7"/>}</text:p>
      <text:p text:style-name="Standard"><text:tab/> <text:s text:c="7"/>return NULL;</text:p>
      <text:p text:style-name="Standard"><text:tab/>}</text:p>
      <text:p text:style-name="Standard"/>
      <text:p text:style-name="Standard"><text:tab/>/* Función: mayor</text:p>
      <text:p text:style-name="Standard"><text:tab/> * Destinada a retornar el mayor elemento que hay en el arbol</text:p>
      <text:p text:style-name="Standard"><text:tab/> * binario.</text:p>
      <text:p text:style-name="Standard"><text:tab/> * Retorna: <text:s text:c="4"/>un "puntero a "struct Nodo""</text:p>
      <text:p text:style-name="Standard"><text:tab/> * Argumentos: <text:s/>un "puntero a "struct Nodo""</text:p>
      <text:p text:style-name="Standard"><text:tab/> */</text:p>
      <text:p text:style-name="Standard"><text:tab/>struct Nodo * mayor( struct Nodo * nodoElegido )</text:p>
      <text:p text:style-name="Standard"><text:tab/>{</text:p>
      <text:p text:style-name="Standard"><text:tab/> <text:s text:c="7"/>if( nodoElegido != NULL )</text:p>
      <text:p text:style-name="Standard"><text:tab/> <text:s text:c="7"/>{</text:p>
      <text:p text:style-name="Standard"><text:tab/> <text:s text:c="15"/>if( (nodoElegido -&gt; der) == NULL )</text:p>
      <text:p text:style-name="Standard"><text:tab/> <text:s text:c="15"/>{</text:p>
      <text:p text:style-name="Standard"><text:tab/> <text:s text:c="23"/>return nodoElegido;</text:p>
      <text:p text:style-name="Standard"><text:tab/> <text:s text:c="15"/>}</text:p>
      <text:p text:style-name="Standard"><text:tab/> <text:s text:c="15"/>else if( (nodoElegido -&gt; der) != NULL )</text:p>
      <text:p text:style-name="Standard"><text:tab/> <text:s text:c="15"/>{</text:p>
      <text:p text:style-name="Standard"><text:tab/> <text:s text:c="23"/>return mayor( nodoElegido -&gt; der );</text:p>
      <text:p text:style-name="Standard"><text:tab/> <text:s text:c="15"/>}</text:p>
      <text:p text:style-name="Standard"><text:tab/> <text:s text:c="7"/>}</text:p>
      <text:p text:style-name="Standard"><text:tab/> <text:s text:c="7"/>return NULL;</text:p>
      <text:p text:style-name="Standard"><text:tab/>}</text:p>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59/</text:p>
      <text:p text:style-name="Standard"/>
      <text:p text:style-name="Standard"><text:tab/>// Continuación del archivo: arbol-binario-dos.c</text:p>
      <text:p text:style-name="Standard"><text:tab/></text:p>
      <text:p text:style-name="Standard"><text:tab/>// Comienza el código ejecutable, función principal main</text:p>
      <text:p text:style-name="Standard"><text:tab/>int main()</text:p>
      <text:p text:style-name="Standard"><text:tab/>{</text:p>
      <text:p text:style-name="Standard"><text:tab/> <text:s text:c="7"/>struct Nodo * arbol = NULL;</text:p>
      <text:p text:style-name="Standard"><text:tab/> <text:s text:c="7"/>int indice;</text:p>
      <text:p text:style-name="Standard"><text:tab/> <text:s text:c="7"/>for( indice = 99 ; indice &gt; 0 ; indice -= 2 )</text:p>
      <text:p text:style-name="Standard"><text:tab/> <text:s text:c="7"/>{</text:p>
      <text:p text:style-name="Standard"><text:tab/> <text:s text:c="15"/>arbol = inserta( indice , arbol );</text:p>
      <text:p text:style-name="Standard"><text:tab/> <text:s text:c="7"/>}</text:p>
      <text:p text:style-name="Standard"><text:tab/> <text:s text:c="7"/>struct Nodo * nodoDelElemento33 = busca( 33 , arbol );</text:p>
      <text:p text:style-name="Standard"><text:tab/> <text:s text:c="7"/>printf("El entero: %d “ , nodoDelElemento33-&gt;elemento );</text:p>
      <text:p text:style-name="Standard"><text:tab/> <text:s text:c="7"/>printf(“se encuentra en: %p \n" , &amp;(nodoDelElemento33-&gt;elemento));</text:p>
      <text:p text:style-name="Standard"><text:tab/> <text:s text:c="7"/>recorre( arbol );</text:p>
      <text:p text:style-name="Standard"><text:tab/> <text:s text:c="7"/>for( indice = 99 ; indice &gt; 0 ; indice -= 2 )</text:p>
      <text:p text:style-name="Standard"><text:tab/> <text:s text:c="7"/>{</text:p>
      <text:p text:style-name="Standard"><text:tab/> <text:s text:c="15"/>struct Nodo * tmp = busca( indice , arbol );</text:p>
      <text:p text:style-name="Standard"><text:tab/> <text:s text:c="15"/>printf("elemento = %d <text:s/>“ , tmp-&gt;elemento );</text:p>
      <text:p text:style-name="Standard"><text:tab/><text:tab/> <text:s text:c="3"/>printf(“en dirección = %p \n" , &amp;(tmp-&gt;elemento) );</text:p>
      <text:p text:style-name="Standard"><text:tab/> <text:s text:c="7"/>}</text:p>
      <text:p text:style-name="Standard"><text:tab/> <text:s text:c="7"/>struct Nodo * minimo = menor( arbol );</text:p>
      <text:p text:style-name="Standard"><text:tab/> <text:s text:c="7"/>struct Nodo * maximo = mayor( arbol );</text:p>
      <text:p text:style-name="Standard"><text:tab/> <text:s text:c="7"/>printf("El elemento mínimo del arbol binario es: %d “ , minimo-&gt;elemento );</text:p>
      <text:p text:style-name="Standard"><text:tab/> <text:s text:c="7"/>printf(“y está en: %p \n" <text:s/>, &amp;(minimo-&gt;elemento) );</text:p>
      <text:p text:style-name="Standard"><text:tab/> <text:s text:c="7"/>printf("El elemento máximo del arbol binario es: %d “ , maximo-&gt;elemento );</text:p>
      <text:p text:style-name="Standard"><text:tab/> <text:s text:c="7"/>printf(“y está en: %p \n" , &amp;(maximo-&gt;elemento) );</text:p>
      <text:p text:style-name="Standard"><text:tab/> <text:s text:c="7"/>borra( 33 , arbol );</text:p>
      <text:p text:style-name="Standard"><text:tab/> <text:s text:c="7"/>//recorre( arbol );</text:p>
      <text:p text:style-name="Standard"><text:tab/> <text:s text:c="7"/>borra( 1 , arbol );</text:p>
      <text:p text:style-name="Standard"><text:tab/> <text:s text:c="7"/>borra( 99 , arbol );</text:p>
      <text:p text:style-name="Standard"><text:tab/> <text:s text:c="7"/>borra( 11 , arbol );</text:p>
      <text:p text:style-name="Standard"><text:tab/> <text:s text:c="7"/>borra( 55 , arbol );</text:p>
      <text:p text:style-name="Standard"><text:tab/> <text:s text:c="7"/>borra( 77 , arbol );</text:p>
      <text:p text:style-name="Standard"><text:tab/> <text:s text:c="7"/>recorre( arbol );</text:p>
      <text:p text:style-name="Standard"><text:tab/> <text:s text:c="7"/>minimo = menor( arbol );</text:p>
      <text:p text:style-name="Standard"><text:tab/> <text:s text:c="7"/>maximo = mayor( arbol );</text:p>
      <text:p text:style-name="Standard"><text:tab/> <text:s text:c="7"/>printf("El elemento mínimo del arbol binario es: %d “ , minimo-&gt;elemento );</text:p>
      <text:p text:style-name="Standard"><text:tab/> <text:s text:c="7"/>printf(“y está en: %p \n" <text:s/>, &amp;(minimo-&gt;elemento) );</text:p>
      <text:p text:style-name="Standard"><text:tab/> <text:s text:c="7"/>printf("El elemento máximo del arbol binario es: %d “ , maximo-&gt;elemento );</text:p>
      <text:p text:style-name="Standard"><text:tab/> <text:s text:c="7"/>printf(“y está en: %p \n" <text:s/>, &amp;(maximo-&gt;elemento) );</text:p>
      <text:p text:style-name="Standard"><text:tab/> <text:s text:c="7"/>return 0; <text:s text:c="6"/>// salida exitosa del programa</text:p>
      <text:p text:style-name="Standard"><text:tab/>}</text:p>
      <text:p text:style-name="Standard"><text:tab/>// Fin del archivo: arbol-binario-dos.c</text:p>
      <text:p text:style-name="Standard"/>
      <text:p text:style-name="Standard">Se compila con:<text:tab/><text:tab/><text:span text:style-name="T1">gcc arbol-binario-dos.c -o arbol-binario-dos.out</text:span></text:p>
      <text:p text:style-name="Standard">Se ejecuta con:<text:tab/><text:tab/><text:span text:style-name="T1">./arbol-binario-dos.out</text:span></text:p>
      <text:p text:style-name="P4">Nota: Como la salida en pantalla es muy extensa, se ha omitido.</text:p>
      <text:p text:style-name="P4"/>
      <text:p text:style-name="P4"/>
      <text:p text:style-name="P5">Analista Universitario en Sistemas – CUATRIMESTRE Nº 3<text:tab/>MARZO-JUNIO 2006<text:tab/></text:p>
      <text:p text:style-name="P17">NOTAS DE CLASE DEL PROFESOR GUIDO MACCHI – TALLER 2<text:tab/><text:tab/><text:tab/><text:tab/>60/</text:p>
      <text:p text:style-name="P17"/>
      <text:p text:style-name="P5">Veamos <text:span text:style-name="T1">algunas cosas que podemos hacer con los arreglos</text:span>.</text:p>
      <text:p text:style-name="P5">Por lo general, de un arreglo necesitamos saber:</text:p>
      <text:list text:style-name="L19">
        <text:list-item>
          <text:p text:style-name="P75">insertar elementos en el arreglo</text:p>
        </text:list-item>
      </text:list>
      <text:list text:style-name="L20">
        <text:list-item>
          <text:p text:style-name="P76">averiguar cuántos elementos contiene</text:p>
        </text:list-item>
        <text:list-item>
          <text:p text:style-name="P76">cuál es el mayor elemento</text:p>
        </text:list-item>
        <text:list-item>
          <text:p text:style-name="P76">cuál es el menor elemento</text:p>
        </text:list-item>
        <text:list-item>
          <text:p text:style-name="P76">si el arreglo contiene algún elemento en particular</text:p>
        </text:list-item>
        <text:list-item>
          <text:p text:style-name="P76">eliminar un elemento del arreglo. En este caso estamos hablando de reemplazar el valor que quiere</text:p>
          <text:p text:style-name="P76">borrar por un CERO.</text:p>
        </text:list-item>
      </text:list>
      <text:p text:style-name="P5"/>
      <text:p text:style-name="P5">Estas funciones estánimplementadas en el siguiente archivo de código fuente en Lenguaje C:</text:p>
      <text:p text:style-name="P5">// Archivo: arreglos-y-funciones.c</text:p>
      <text:p text:style-name="P5"/>
      <text:p text:style-name="P5">#include &lt;stdio.h&gt;</text:p>
      <text:p text:style-name="P5"/>
      <text:p text:style-name="P5">#define SIZE 5<text:tab/>// Es una definición de una constante simbólica</text:p>
      <text:p text:style-name="P5"><text:tab/> <text:s text:c="23"/>// En adelante, cualquier aparición de SIZE será</text:p>
      <text:p text:style-name="P5"><text:s text:c="12"/><text:tab/> <text:s text:c="11"/>// reemplazada por el texto de reemplazo</text:p>
      <text:p text:style-name="P5"><text:tab/> <text:s text:c="23"/>// Tamaño del arreglo</text:p>
      <text:p text:style-name="P5">#define TRUE <text:s/>0</text:p>
      <text:p text:style-name="P5">#define FALSE 1</text:p>
      <text:p text:style-name="P5"/>
      <text:p text:style-name="P5">// prototipo de la función maximo</text:p>
      <text:p text:style-name="P5">int * maximo ( int * );</text:p>
      <text:p text:style-name="P5"/>
      <text:p text:style-name="P5">// prototipo de la función minimo</text:p>
      <text:p text:style-name="P5">int * minimo ( int * );</text:p>
      <text:p text:style-name="P5"/>
      <text:p text:style-name="P5">// prototipo de la función inserta</text:p>
      <text:p text:style-name="P5">void inserta( int * );</text:p>
      <text:p text:style-name="P5"/>
      <text:p text:style-name="P5">// prototipo de la función existe</text:p>
      <text:p text:style-name="P5">int existe( int , int * );</text:p>
      <text:p text:style-name="P5"/>
      <text:p text:style-name="P5">// prototipo de la función muestra</text:p>
      <text:p text:style-name="P5">void muestra( int * );</text:p>
      <text:p text:style-name="P5"/>
      <text:p text:style-name="P5">// prototipo de la función busca</text:p>
      <text:p text:style-name="P5">int * busca( int , int * );</text:p>
      <text:p text:style-name="P5"/>
      <text:p text:style-name="P5">// prototipo de la función elimina</text:p>
      <text:p text:style-name="P5">void elimina( int , int * );</text:p>
      <text:p text:style-name="P5"/>
      <text:p text:style-name="P5">// prototipo de la función cuantos</text:p>
      <text:p text:style-name="P5">int cuantos( int * );</text:p>
      <text:p text:style-name="P5"/>
      <text:p text:style-name="P5"/>
      <text:p text:style-name="P5"/>
      <text:p text:style-name="P5"/>
      <text:p text:style-name="P5"/>
      <text:p text:style-name="P5">Analista Universitario en Sistemas – CUATRIMESTRE Nº 3<text:tab/>MARZO-JUNIO 2006<text:tab/></text:p>
      <text:p text:style-name="P17">NOTAS DE CLASE DEL PROFESOR GUIDO MACCHI – TALLER 2<text:tab/><text:tab/><text:tab/><text:tab/>61/</text:p>
      <text:p text:style-name="P17"/>
      <text:p text:style-name="P17">// Continúa archivo: arreglos-y-funciones.c</text:p>
      <text:p text:style-name="P17"/>
      <text:p text:style-name="P17">/* Función: maximo</text:p>
      <text:p text:style-name="P17"><text:s/>* Destinada a retornar el máximo elemento del arreglo</text:p>
      <text:p text:style-name="P17"><text:s/>* Retorna: <text:s text:c="4"/>un puntero a entero</text:p>
      <text:p text:style-name="P17"><text:s/>* Argumentos: <text:s/>un puntero a entero a partir del cuál</text:p>
      <text:p text:style-name="P17"><text:s/>* <text:s text:c="13"/>comenzará a buscar el máximo.</text:p>
      <text:p text:style-name="P17"><text:s/>*/</text:p>
      <text:p text:style-name="P17">int * maximo( int * conjunto )</text:p>
      <text:p text:style-name="P17">{</text:p>
      <text:p text:style-name="P17"><text:s text:c="8"/>if( conjunto != NULL )</text:p>
      <text:p text:style-name="P17"><text:s text:c="8"/>{</text:p>
      <text:p text:style-name="P17"><text:s text:c="16"/>int indice , * max = &amp;( conjunto[0] ) ; <text:s text:c="8"/></text:p>
      <text:p text:style-name="P17"><text:s text:c="16"/>for( indice = 0 ; indice &lt; SIZE ; indice++ )</text:p>
      <text:p text:style-name="P17"><text:s text:c="16"/>{</text:p>
      <text:p text:style-name="P17"><text:s text:c="24"/>if( conjunto[ indice ] &gt; (*max) )</text:p>
      <text:p text:style-name="P17"><text:s text:c="24"/>{</text:p>
      <text:p text:style-name="P17"><text:s text:c="32"/>max = &amp;( conjunto[ indice ] );</text:p>
      <text:p text:style-name="P17"><text:s text:c="32"/>//indiceMax = indice;</text:p>
      <text:p text:style-name="P17"><text:s text:c="24"/>}</text:p>
      <text:p text:style-name="P17"><text:s text:c="16"/>}</text:p>
      <text:p text:style-name="P17"><text:s text:c="16"/>return max;</text:p>
      <text:p text:style-name="P17"><text:s text:c="8"/>}</text:p>
      <text:p text:style-name="P17"><text:s text:c="8"/>return NULL;</text:p>
      <text:p text:style-name="P17">}</text:p>
      <text:p text:style-name="P17"/>
      <text:p text:style-name="P17">/* Función: minimo</text:p>
      <text:p text:style-name="P17"><text:s/>* Destinada a retornar el mínimo elemento del arreglo</text:p>
      <text:p text:style-name="P17"><text:s/>* Retorna: <text:s text:c="4"/>un puntero a entero</text:p>
      <text:p text:style-name="P17"><text:s/>* Argumentos: <text:s/>un puntero a entero a partir del cuál</text:p>
      <text:p text:style-name="P17"><text:s/>* <text:s text:c="14"/>comenzará a buscar el mínimo.</text:p>
      <text:p text:style-name="P17"><text:s/>*/</text:p>
      <text:p text:style-name="P17">int * minimo( int * conjunto )</text:p>
      <text:p text:style-name="P17">{</text:p>
      <text:p text:style-name="P17"><text:s text:c="16"/>if( conjunto != NULL )</text:p>
      <text:p text:style-name="P17"><text:s text:c="16"/>{</text:p>
      <text:p text:style-name="P17"><text:s text:c="24"/>int indice , * min = &amp;( conjunto[0] ) ;</text:p>
      <text:p text:style-name="P17"><text:s text:c="24"/>for( indice = 0 ; indice &lt; SIZE ; indice++ )</text:p>
      <text:p text:style-name="P17"><text:s text:c="24"/>{</text:p>
      <text:p text:style-name="P17"><text:s text:c="32"/>if( conjunto[ indice ] &lt; (*min) )</text:p>
      <text:p text:style-name="P17"><text:s text:c="32"/>{</text:p>
      <text:p text:style-name="P17"><text:s text:c="40"/>min = &amp;( conjunto[ indice ] ); <text:s text:c="39"/></text:p>
      <text:p text:style-name="P17"><text:s text:c="32"/>}</text:p>
      <text:p text:style-name="P17"><text:s text:c="24"/>}</text:p>
      <text:p text:style-name="P17"><text:s text:c="24"/>return min;</text:p>
      <text:p text:style-name="P17"><text:s text:c="16"/>}</text:p>
      <text:p text:style-name="P17"><text:s text:c="16"/>return NULL;</text:p>
      <text:p text:style-name="P17">}</text:p>
      <text:p text:style-name="P17"/>
      <text:p text:style-name="P17"/>
      <text:p text:style-name="P5">Analista Universitario en Sistemas – CUATRIMESTRE Nº 3<text:tab/>MARZO-JUNIO 2006<text:tab/></text:p>
      <text:p text:style-name="P17">NOTAS DE CLASE DEL PROFESOR GUIDO MACCHI – TALLER 2<text:tab/><text:tab/><text:tab/><text:tab/>62/</text:p>
      <text:p text:style-name="P17"/>
      <text:p text:style-name="P17">// Continúa archivo: arreglos-y-funciones.c</text:p>
      <text:p text:style-name="P5"/>
      <text:p text:style-name="P5">/* Función: existe</text:p>
      <text:p text:style-name="P5"><text:s/>* Destinada a revisar si el entero que se le pasa como</text:p>
      <text:p text:style-name="P5"><text:s/>* argumento ya existe en el arreglo.</text:p>
      <text:p text:style-name="P5"><text:s/>* Argumentos: <text:s/>un entero el que se quiere verificar si</text:p>
      <text:p text:style-name="P5"><text:s/>* <text:s text:c="13"/>existe.</text:p>
      <text:p text:style-name="P5"><text:s/>* <text:s text:c="13"/>un puntero a entero a partir del cuál</text:p>
      <text:p text:style-name="P5"><text:s/>* <text:s text:c="13"/>comenzará la búsqueda.</text:p>
      <text:p text:style-name="P5"><text:s/>* Retorna: <text:s text:c="4"/>TRUE, es decir, 0 si ya existe el número</text:p>
      <text:p text:style-name="P5"><text:s/>* <text:s text:c="13"/>FALSE, es decir, 1 si no está en el arreglo</text:p>
      <text:p text:style-name="P5"><text:s/>*/</text:p>
      <text:p text:style-name="P5">int existe( int num , int * conjunto )</text:p>
      <text:p text:style-name="P5">{</text:p>
      <text:p text:style-name="P5"><text:s text:c="8"/>int resultado = FALSE;</text:p>
      <text:p text:style-name="P5"><text:s text:c="8"/>if( conjunto != NULL )</text:p>
      <text:p text:style-name="P5"><text:s text:c="8"/>{</text:p>
      <text:p text:style-name="P5"><text:s text:c="16"/>int indice;</text:p>
      <text:p text:style-name="P5"><text:s text:c="16"/>for( indice = 0 ; indice &lt; SIZE ; indice++ )</text:p>
      <text:p text:style-name="P5"><text:s text:c="16"/>{</text:p>
      <text:p text:style-name="P5"><text:s text:c="24"/>if( num == conjunto[ indice ] )</text:p>
      <text:p text:style-name="P5"><text:s text:c="24"/>{</text:p>
      <text:p text:style-name="P5"><text:s text:c="32"/>resultado = TRUE;</text:p>
      <text:p text:style-name="P5"><text:s text:c="24"/>}</text:p>
      <text:p text:style-name="P5"><text:s text:c="16"/>}</text:p>
      <text:p text:style-name="P5"><text:s text:c="16"/>return resultado;</text:p>
      <text:p text:style-name="P5"><text:s text:c="8"/>}</text:p>
      <text:p text:style-name="P5"><text:s text:c="8"/>return resultado;</text:p>
      <text:p text:style-name="P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nalista Universitario en Sistemas – CUATRIMESTRE Nº 3<text:tab/>MARZO-JUNIO 2006<text:tab/></text:p>
      <text:p text:style-name="P17">NOTAS DE CLASE DEL PROFESOR GUIDO MACCHI – TALLER 2<text:tab/><text:tab/><text:tab/><text:tab/>63/</text:p>
      <text:p text:style-name="P17"/>
      <text:p text:style-name="P17">// Continúa archivo: arreglos-y-funciones.c</text:p>
      <text:p text:style-name="P5"/>
      <text:p text:style-name="P5">/* Función: inserta</text:p>
      <text:p text:style-name="P5"><text:s/>* Destinada a insertar elementos en el arreglo de manera</text:p>
      <text:p text:style-name="P5"><text:s/>* interactiva con el usuario, de manera que no permita</text:p>
      <text:p text:style-name="P5"><text:s/>* repetir elementos.</text:p>
      <text:p text:style-name="P5"><text:s/>* Retorna: void (nada).</text:p>
      <text:p text:style-name="P5"><text:s/>* Argumentos: un puntero entero que apunta al arreglo de</text:p>
      <text:p text:style-name="P5"><text:s/>* <text:s text:c="13"/>enteros.</text:p>
      <text:p text:style-name="P5"><text:s/>*/</text:p>
      <text:p text:style-name="P5">void inserta( int * conjunto )</text:p>
      <text:p text:style-name="P5">{</text:p>
      <text:p text:style-name="P5"><text:s text:c="8"/>if( conjunto != NULL )</text:p>
      <text:p text:style-name="P5"><text:s text:c="8"/>{</text:p>
      <text:p text:style-name="P5"><text:s text:c="16"/>int indice, tmp;</text:p>
      <text:p text:style-name="P5"><text:s text:c="16"/>for( indice = 0 ; indice &lt; SIZE ; indice++ )</text:p>
      <text:p text:style-name="P5"><text:s text:c="16"/>{</text:p>
      <text:p text:style-name="P5"><text:s text:c="20"/>volviendoAintroducir:</text:p>
      <text:p text:style-name="P5"><text:s text:c="24"/>printf("Introduzca un entero para el elemento %d º : " , indice + 1 );</text:p>
      <text:p text:style-name="P5"><text:s text:c="24"/>scanf( "%d" , &amp;tmp );</text:p>
      <text:p text:style-name="P5"><text:s text:c="24"/>printf("Verificando si el entero ya existe en el arreglo, espere por favor !!!\n");</text:p>
      <text:p text:style-name="P5"><text:s text:c="24"/>if( existe( tmp , conjunto ) == FALSE )</text:p>
      <text:p text:style-name="P5"><text:s text:c="24"/>{</text:p>
      <text:p text:style-name="P5"><text:s text:c="32"/>conjunto[ indice ] = tmp;</text:p>
      <text:p text:style-name="P5"><text:s text:c="24"/>}</text:p>
      <text:p text:style-name="P5"><text:s text:c="24"/>else if( existe( tmp , conjunto ) == TRUE )</text:p>
      <text:p text:style-name="P5"><text:s text:c="24"/>{</text:p>
      <text:p text:style-name="P5"><text:s text:c="32"/>printf("El número que usted quiere ingresar ya existe en el arreglo!!!\n");</text:p>
      <text:p text:style-name="P5"><text:s text:c="32"/>printf("POR FAVOR INTRODUZCA OTRO NÚMERO DISTINTO!!!\n");</text:p>
      <text:p text:style-name="P5"><text:s text:c="32"/>goto volviendoAintroducir;</text:p>
      <text:p text:style-name="P5"><text:s text:c="24"/>}</text:p>
      <text:p text:style-name="P5"><text:s text:c="16"/>}</text:p>
      <text:p text:style-name="P5"><text:s text:c="8"/>}</text:p>
      <text:p text:style-name="P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nalista Universitario en Sistemas – CUATRIMESTRE Nº 3<text:tab/>MARZO-JUNIO 2006<text:tab/></text:p>
      <text:p text:style-name="P17">NOTAS DE CLASE DEL PROFESOR GUIDO MACCHI – TALLER 2<text:tab/><text:tab/><text:tab/><text:tab/>64/</text:p>
      <text:p text:style-name="P17"/>
      <text:p text:style-name="P17">// Continúa archivo: arreglos-y-funciones.c</text:p>
      <text:p text:style-name="P5"/>
      <text:p text:style-name="P5"/>
      <text:p text:style-name="P5"/>
      <text:p text:style-name="P5">/* Función: muestra</text:p>
      <text:p text:style-name="P5"><text:s/>* Destinada a mostrar en pantalla el contenido del arreglo.</text:p>
      <text:p text:style-name="P5"><text:s/>* Retorna: void (nada)</text:p>
      <text:p text:style-name="P5"><text:s/>* Argumentos: <text:s/>un puntero a entero a partir del cuál comienza</text:p>
      <text:p text:style-name="P5"><text:s/>* <text:s text:c="13"/>mostrar el arreglo.</text:p>
      <text:p text:style-name="P5"><text:s/>*/</text:p>
      <text:p text:style-name="P5">void muestra( int * conjunto )</text:p>
      <text:p text:style-name="P5">{</text:p>
      <text:p text:style-name="P5"><text:s text:c="8"/>if( conjunto != NULL )</text:p>
      <text:p text:style-name="P5"><text:s text:c="8"/>{</text:p>
      <text:p text:style-name="P5"><text:s text:c="16"/>int indice;</text:p>
      <text:p text:style-name="P5"><text:s text:c="16"/>printf("\n");</text:p>
      <text:p text:style-name="P5"><text:s text:c="16"/>for( indice = 0 ; indice &lt; SIZE ; indice++ )</text:p>
      <text:p text:style-name="P5"><text:s text:c="16"/>{</text:p>
      <text:p text:style-name="P5"><text:s text:c="24"/>printf("conjunto[ %d ] = %d ", indice , conjunto[indice] );</text:p>
      <text:p text:style-name="P5"><text:s text:c="24"/>printf(" <text:s/>ubicado en: %p \n" , &amp;( conjunto[indice] ) );</text:p>
      <text:p text:style-name="P5"><text:s text:c="16"/>}</text:p>
      <text:p text:style-name="P5"><text:s text:c="16"/>printf("\n");</text:p>
      <text:p text:style-name="P5"><text:s text:c="8"/>}</text:p>
      <text:p text:style-name="P5">}</text:p>
      <text:p text:style-name="P5"/>
      <text:p text:style-name="P5">/* Función: busca</text:p>
      <text:p text:style-name="P5"><text:s/>* Destinada a retornar el puntero a entero donde se ubica</text:p>
      <text:p text:style-name="P5"><text:s/>* el elemento que se está buscando.</text:p>
      <text:p text:style-name="P5"><text:s/>* Retorna: un puntero a entero que es el que contiene el</text:p>
      <text:p text:style-name="P5"><text:s/>* <text:s text:c="13"/>número que se está buscando</text:p>
      <text:p text:style-name="P5"><text:s/>* <text:s text:c="9"/>NULL si el elemento no está en el arreglo</text:p>
      <text:p text:style-name="P5"><text:s/>* Argumentos: <text:s/>un entero <text:s text:c="6"/>que se está buscando</text:p>
      <text:p text:style-name="P5"><text:s/>* <text:s text:c="13"/>un puntero a entero a partir del cuál</text:p>
      <text:p text:style-name="P5"><text:s/>* <text:s text:c="21"/>comienza la búsqueda</text:p>
      <text:p text:style-name="P5"><text:s/>*/</text:p>
      <text:p text:style-name="P5">int * busca( int numero , int * conjunto )</text:p>
      <text:p text:style-name="P5">{</text:p>
      <text:p text:style-name="P5"><text:s text:c="8"/>if( conjunto != NULL )</text:p>
      <text:p text:style-name="P5"><text:s text:c="8"/>{</text:p>
      <text:p text:style-name="P5"><text:s text:c="16"/>int indice;</text:p>
      <text:p text:style-name="P5"><text:s text:c="16"/>for( indice = 0 ; indice &lt; SIZE ; indice++ )</text:p>
      <text:p text:style-name="P5"><text:s text:c="16"/>{</text:p>
      <text:p text:style-name="P5"><text:s text:c="24"/>if( numero == conjunto[ indice ] )</text:p>
      <text:p text:style-name="P5"><text:s text:c="24"/>{</text:p>
      <text:p text:style-name="P5"><text:s text:c="32"/>return ( &amp;( conjunto[ indice ] ) );</text:p>
      <text:p text:style-name="P5"><text:s text:c="24"/>}</text:p>
      <text:p text:style-name="P5"><text:s text:c="16"/>}</text:p>
      <text:p text:style-name="P5"><text:s text:c="8"/>}</text:p>
      <text:p text:style-name="P5"><text:s text:c="8"/>return NULL;</text:p>
      <text:p text:style-name="P5">}</text:p>
      <text:p text:style-name="P5">Analista Universitario en Sistemas – CUATRIMESTRE Nº 3<text:tab/>MARZO-JUNIO 2006<text:tab/></text:p>
      <text:p text:style-name="P17">NOTAS DE CLASE DEL PROFESOR GUIDO MACCHI – TALLER 2<text:tab/><text:tab/><text:tab/><text:tab/>65/</text:p>
      <text:p text:style-name="P17"/>
      <text:p text:style-name="P17">// Continúa archivo: arreglos-y-funciones.c</text:p>
      <text:p text:style-name="P5"/>
      <text:p text:style-name="P5">/* Función: elimina</text:p>
      <text:p text:style-name="P5"><text:s/>* Destinada a “borrar” el entero pasado como argumento, si es que</text:p>
      <text:p text:style-name="P5"><text:s/>* está dentro del arreglo su valor es reemplazado por CERO.</text:p>
      <text:p text:style-name="P5"><text:s/>* Retorna: void (nada)</text:p>
      <text:p text:style-name="P5"><text:s/>* Argumentos: <text:s/>un entero <text:s text:c="6"/>el que se quiere eliminar.</text:p>
      <text:p text:style-name="P5"><text:s/>* <text:s text:c="13"/>un puntero a entero <text:s text:c="4"/>A partir del cuál</text:p>
      <text:p text:style-name="P5"><text:s/>* <text:s text:c="37"/>comienza a buscar.</text:p>
      <text:p text:style-name="P5"><text:s/>*/</text:p>
      <text:p text:style-name="P5">void elimina( int numero , int * conjunto )</text:p>
      <text:p text:style-name="P5">{</text:p>
      <text:p text:style-name="P5"><text:s text:c="8"/>if( conjunto != NULL )</text:p>
      <text:p text:style-name="P5"><text:s text:c="8"/>{</text:p>
      <text:p text:style-name="P5"><text:s text:c="16"/>if( existe( numero , conjunto ) == TRUE )</text:p>
      <text:p text:style-name="P5"><text:s text:c="16"/>{</text:p>
      <text:p text:style-name="P5"><text:s text:c="24"/>int indice;</text:p>
      <text:p text:style-name="P5"><text:s text:c="24"/>for( indice = 0 ; indice &lt; SIZE ; indice++ )</text:p>
      <text:p text:style-name="P5"><text:s text:c="24"/>{</text:p>
      <text:p text:style-name="P5"><text:s text:c="32"/>if( numero == conjunto[ indice ] )</text:p>
      <text:p text:style-name="P5"><text:s text:c="32"/>{</text:p>
      <text:p text:style-name="P5"><text:s text:c="40"/>conjunto[ indice ] = 0;</text:p>
      <text:p text:style-name="P5"><text:s text:c="32"/>}</text:p>
      <text:p text:style-name="P5"><text:s text:c="24"/>}</text:p>
      <text:p text:style-name="P5"><text:s text:c="16"/>}</text:p>
      <text:p text:style-name="P5"><text:s text:c="16"/>else</text:p>
      <text:p text:style-name="P5"><text:s text:c="16"/>{</text:p>
      <text:p text:style-name="P5"><text:s text:c="24"/>printf("El elemento que quiere PONER EN CERO no se encuentra en el arreglo!!!\n");</text:p>
      <text:p text:style-name="P5"><text:s text:c="16"/>}</text:p>
      <text:p text:style-name="P5"><text:s text:c="8"/>}</text:p>
      <text:p text:style-name="P5">}</text:p>
      <text:p text:style-name="P5">/* Función: cuantos</text:p>
      <text:p text:style-name="P5"><text:s/>* Destinada a retornar la cantidad de elementos que posee el arreglo.</text:p>
      <text:p text:style-name="P5"><text:s/>* Retorna: un entero</text:p>
      <text:p text:style-name="P5"><text:s/>* Argumentos: un puntero a int a partir del cuál empieza a buscar.</text:p>
      <text:p text:style-name="P5"><text:s/>*/</text:p>
      <text:p text:style-name="P5">int cuantos( int * conjunto )</text:p>
      <text:p text:style-name="P5">{</text:p>
      <text:p text:style-name="P5"><text:s text:c="8"/>int cantidad = 0;</text:p>
      <text:p text:style-name="P5"><text:s text:c="8"/>if( conjunto != NULL )</text:p>
      <text:p text:style-name="P5"><text:s text:c="8"/>{</text:p>
      <text:p text:style-name="P5"><text:s text:c="16"/>int indice;</text:p>
      <text:p text:style-name="P5"><text:s text:c="16"/>for( indice = 0 ; indice &lt; SIZE ; indice++ )</text:p>
      <text:p text:style-name="P5"><text:s text:c="16"/>{</text:p>
      <text:p text:style-name="P5"><text:s text:c="24"/>cantidad++;</text:p>
      <text:p text:style-name="P5"><text:s text:c="16"/>}</text:p>
      <text:p text:style-name="P5"><text:s text:c="16"/>return cantidad;</text:p>
      <text:p text:style-name="P5"><text:s text:c="8"/>}</text:p>
      <text:p text:style-name="P5"><text:s text:c="8"/>return cantidad;</text:p>
      <text:p text:style-name="P5">}</text:p>
      <text:p text:style-name="P5">Analista Universitario en Sistemas – CUATRIMESTRE Nº 3<text:tab/>MARZO-JUNIO 2006<text:tab/></text:p>
      <text:p text:style-name="P17">NOTAS DE CLASE DEL PROFESOR GUIDO MACCHI – TALLER 2<text:tab/><text:tab/><text:tab/><text:tab/>66/</text:p>
      <text:p text:style-name="P17"/>
      <text:p text:style-name="P17">// Continúa archivo: arreglos-y-funciones.c</text:p>
      <text:p text:style-name="P17"/>
      <text:p text:style-name="P17">// comienza el código ejecutable principal</text:p>
      <text:p text:style-name="P17"/>
      <text:p text:style-name="P17">int main()</text:p>
      <text:p text:style-name="P17">{</text:p>
      <text:p text:style-name="P17"><text:s text:c="8"/>int arreglo[ SIZE ];</text:p>
      <text:p text:style-name="P17"><text:s text:c="8"/>inserta( arreglo );<text:tab/>// Esta es una llamada a una función que va a operar en forma interactiva</text:p>
      <text:p text:style-name="P17"><text:s text:c="8"/>int * mayor = maximo( arreglo );</text:p>
      <text:p text:style-name="P17"><text:s text:c="8"/>int * menor = minimo( arreglo );</text:p>
      <text:p text:style-name="P17"><text:s text:c="8"/>printf("El elemento mayor es: %d \n" , *mayor );</text:p>
      <text:p text:style-name="P17"><text:s text:c="8"/>printf("El elemento menor es: %d \n" , *menor );</text:p>
      <text:p text:style-name="P17"><text:s text:c="8"/>int * buscadoA = busca( 3 , arreglo );</text:p>
      <text:p text:style-name="P17"><text:s text:c="8"/>printf("Buscando elemento 3 en el arreglo: \n" );</text:p>
      <text:p text:style-name="P17"><text:s text:c="8"/>if( buscadoA != NULL )</text:p>
      <text:p text:style-name="P17"><text:s text:c="8"/>{</text:p>
      <text:p text:style-name="P17"><text:s text:c="16"/>printf("El elemento %d <text:s/>ha sido encontrado en: %p \n", *buscadoA , buscadoA );</text:p>
      <text:p text:style-name="P17"><text:s text:c="8"/>}</text:p>
      <text:p text:style-name="P17"><text:s text:c="8"/>else</text:p>
      <text:p text:style-name="P17"><text:s text:c="8"/>{</text:p>
      <text:p text:style-name="P17"><text:s text:c="16"/>printf("El elemento 3 no ha sido encontrado en el arreglo!!!\n");</text:p>
      <text:p text:style-name="P17"><text:s text:c="8"/>}</text:p>
      <text:p text:style-name="P17"><text:s text:c="8"/>muestra( arreglo );</text:p>
      <text:p text:style-name="P17"><text:s text:c="8"/>elimina( 2 , arreglo );</text:p>
      <text:p text:style-name="P17"><text:s text:c="8"/>muestra( arreglo );</text:p>
      <text:p text:style-name="P17"><text:s text:c="8"/>elimina( 1 , arreglo);</text:p>
      <text:p text:style-name="P17"><text:s text:c="8"/>int * mayorDos = maximo( arreglo );</text:p>
      <text:p text:style-name="P17"><text:s text:c="8"/>int * menorDos = minimo( arreglo );</text:p>
      <text:p text:style-name="P17"><text:s text:c="8"/>printf("El elemento mayor es: %d \n" , *mayorDos <text:s/>);</text:p>
      <text:p text:style-name="P17"><text:s text:c="8"/>printf("El elemento menor es: %d \n" , *menorDos <text:s/>);</text:p>
      <text:p text:style-name="P17"><text:s text:c="8"/>muestra( arreglo );</text:p>
      <text:p text:style-name="P17"><text:s text:c="8"/>int cantidad = cuantos( arreglo );</text:p>
      <text:p text:style-name="P17"><text:s text:c="8"/>printf("La cantidad de elementos del arreglo es: %d \n" , cantidad );</text:p>
      <text:p text:style-name="P17"><text:s text:c="8"/>return 0; <text:s text:c="6"/>// salida exitosa del programa</text:p>
      <text:p text:style-name="P17">}</text:p>
      <text:p text:style-name="P17">// Fin del archivo: arreglos-y-funciones.c</text:p>
      <text:p text:style-name="P17"/>
      <text:p text:style-name="Standard"><text:span text:style-name="T25">Se compila con:<text:tab/><text:tab/></text:span><text:span text:style-name="T26">gcc arreglos-y-funciones.c -o arreglos-y-funciones.out</text:span></text:p>
      <text:p text:style-name="Standard">Se ejecuta con:<text:tab/><text:tab/><text:span text:style-name="T1">./</text:span><text:span text:style-name="T26">arreglos-y-funciones.out</text:span></text:p>
      <text:p text:style-name="Standard"><text:tab/>Nota: la salida en pantalla no se muestra porque depende de cómo se ha realizado la inserción <text:tab/>de elementos en el arreglo.</text:p>
      <text:p text:style-name="Standard"/>
      <text:p text:style-name="Standard">Para entender mejor algunas líneas de este código primero es necesario introducir nuevos conceptos.</text:p>
      <text:p text:style-name="Standard"/>
      <text:p text:style-name="Standard"><text:span text:style-name="T2">Deffinición de constantes simbólicas</text:span>:</text:p>
      <text:p text:style-name="Standard">Es una <text:span text:style-name="T1">mala práctica poner “números mágicos”</text:span> en un programa, ya que proporcionan muy poca información a quién tenga que leer el programa, y son difíciles de modificar en una forma sistemática. Una manera de tratar a esos números mágicos es darles nombres significativos. Una línea <text:span text:style-name="T1">#define </text:span><text:span text:style-name="T3">define un </text:span><text:span text:style-name="T1">nombre simbólico o constante simbólica </text:span><text:span text:style-name="T3">como una cadena de caracteres especial:</text:span></text:p>
      <text:p text:style-name="P5"><text:tab/><text:span text:style-name="T1">#define<text:tab/>nombre<text:tab/>texto de reemplazo;</text:span></text:p>
      <text:p text:style-name="P5">Analista Universitario en Sistemas – CUATRIMESTRE Nº 3<text:tab/>MARZO-JUNIO 2006<text:tab/></text:p>
      <text:p text:style-name="P17">NOTAS DE CLASE DEL PROFESOR GUIDO MACCHI – TALLER 2<text:tab/><text:tab/><text:tab/><text:tab/>67/</text:p>
      <text:p text:style-name="P5"/>
      <text:p text:style-name="Standard"><text:span text:style-name="T3">A partir de esto, cualquier ocurrencia de </text:span><text:span text:style-name="T1">nombre</text:span> (que no esté entre comillas ni como parte de otro nombre) se sustituirá por el <text:span text:style-name="T1">texto de reemplazo </text:span><text:span text:style-name="T3">correspondiente. El </text:span><text:span text:style-name="T1">nombre </text:span><text:span text:style-name="T3">tiene la misma forma que un nombre de variable: una secuencia de letras y dígitos que comienza con una letra. El </text:span><text:span text:style-name="T1">texto de reemplazo </text:span><text:span text:style-name="T3">puede ser cualquier secuencia de caracteres; no está limitado a números.</text:span></text:p>
      <text:p text:style-name="P5">Los nombres de las constantes simbólicas, por convención, se escriben con letras mayúsculas, de modo que se puedan distinguir fácilmente de los nombres de las variables escritos en minúsculas.</text:p>
      <text:p text:style-name="P4"/>
      <text:p text:style-name="Standard"><text:span text:style-name="T3">Ejemplo de líneas </text:span><text:span text:style-name="T1">#define</text:span><text:span text:style-name="T3"> que se utilizaron en el archivo </text:span><text:span text:style-name="T26">arreglos-y-funciones.c</text:span> son los siguientes:</text:p>
      <text:p text:style-name="Standard"/>
      <text:list text:style-name="L21">
        <text:list-item>
          <text:p text:style-name="P77">#define<text:tab/>SIZE<text:tab/><text:tab/>5</text:p>
        </text:list-item>
        <text:list-item>
          <text:p text:style-name="P77">#define<text:tab/>TRUE<text:tab/>0</text:p>
        </text:list-item>
        <text:list-item>
          <text:p text:style-name="P77">#define<text:tab/>FALSE<text:tab/>1</text:p>
        </text:list-item>
      </text:list>
      <text:p text:style-name="Standard"/>
      <text:p text:style-name="Standard">Tanto las sentencias <text:span text:style-name="T1">#define </text:span><text:span text:style-name="T3">así como </text:span><text:span text:style-name="T1">#include, </text:span><text:span text:style-name="T3">entre otras que veremos más adelante, son órdenes interpretadas por el:</text:span></text:p>
      <text:p text:style-name="Standard"><text:span text:style-name="T3"><text:tab/><text:tab/><text:tab/> </text:span><text:span text:style-name="T2">PREPROCESADOR DE C</text:span></text:p>
      <text:p text:style-name="P15">C proporciona ciertas facilidades del lenguaje por medio de un <text:span text:style-name="T1">preprocesador</text:span>, que <text:span text:style-name="T1">conceptualmente es un primer paso separado en la compilación. </text:span>Los dos elementos que se usan con más frecuencia son:</text:p>
      <text:list text:style-name="L22">
        <text:list-item>
          <text:p text:style-name="P78"><text:span text:style-name="T1">#include</text:span> <text:tab/>para incluir el contenido de un archivo durante la compilación</text:p>
        </text:list-item>
        <text:list-item>
          <text:p text:style-name="P78"><text:span text:style-name="T1">#define</text:span><text:tab/>para reemplazar un símbolo por una secuencia arbitraria de caracteres</text:p>
        </text:list-item>
      </text:list>
      <text:p text:style-name="P15"/>
      <text:p text:style-name="P46">Inclusión de archivos<text:span text:style-name="T10">:</text:span></text:p>
      <text:p text:style-name="Standard"><text:span text:style-name="T37">La inclusión de archivos facilita el manejo de grupos de </text:span><text:span text:style-name="T38">#define</text:span><text:span text:style-name="T37"> y declaraciones, entre otras cosas. Un ejemplo claro de esto es la típica línea: </text:span><text:span text:style-name="T38">#include &lt;stdio.h&gt; , </text:span><text:span text:style-name="T37">éste es un archivo que </text:span><text:span text:style-name="T38">reúne una serie de declaraciones y definiciones</text:span><text:span text:style-name="T37">, es por esto que se lo denomina </text:span><text:span text:style-name="T38">“header”</text:span><text:span text:style-name="T37"> o </text:span><text:span text:style-name="T38">“archivo de encabezados”</text:span><text:span text:style-name="T37">. Cualquier línea de código fuente que tenga la siguiente forma, se reemplaza por el contenido del archivo nombre:</text:span></text:p>
      <text:p text:style-name="Standard"/>
      <text:list text:style-name="L23">
        <text:list-item>
          <text:p text:style-name="P79"><text:span text:style-name="T38">#include “nombre”</text:span><text:span text:style-name="T37"><text:tab/>Si el </text:span><text:span text:style-name="T38">nombre</text:span><text:span text:style-name="T37"> del archivo se encierra </text:span><text:span text:style-name="T38">entre comillas</text:span><text:span text:style-name="T37">, la </text:span><text:span text:style-name="T38">búsqueda</text:span><text:span text:style-name="T37"> del <text:tab/><text:tab/><text:tab/><text:tab/>archivo </text:span><text:span text:style-name="T38">comienza</text:span><text:span text:style-name="T37"> normalmente </text:span><text:span text:style-name="T38">donde se encontró el archivo de código</text:span> <text:tab/><text:tab/><text:tab/><text:tab/><text:span text:style-name="T1">fuente del programa</text:span>, si no se encuentra allí <text:span text:style-name="T1">continúa</text:span> la búsqueda en <text:tab/><text:tab/><text:tab/><text:tab/>una <text:span text:style-name="T1">ruta predefinida por la implantación del S.O</text:span></text:p>
          <text:p text:style-name="P80"/>
        </text:list-item>
        <text:list-item>
          <text:p text:style-name="P80"><text:span text:style-name="T10">#include &lt;nombre&gt;<text:tab/></text:span><text:span text:style-name="T37">Si el </text:span><text:span text:style-name="T10">nombre</text:span><text:span text:style-name="T37"> del archivo se </text:span><text:span text:style-name="T10">delimita por &lt; y &gt;</text:span><text:span text:style-name="T37">, la </text:span><text:span text:style-name="T10">búsqueda</text:span><text:span text:style-name="T37"> sigue </text:span><text:span text:style-name="T10">una <text:tab/><text:tab/><text:tab/><text:tab/>ruta predefinida por la implantación del S.O</text:span></text:p>
          <text:p text:style-name="P81"/>
        </text:list-item>
      </text:list>
      <text:p text:style-name="Standard">El uso de <text:span text:style-name="T1">#include</text:span> es la mejor manera de enlazar las declaraciones para un programa grande. Garantiza que todos los archivos fuente se suplirán con las mismas definiciones y declaraciones de variables, y así elimina un tipo de error particularmente desagradable. Por supuesto, cuando se cambia un archivo que es referenciado en otros archivos mediante #include, se deben recompilar todos los archivos que dependen de éste.</text:p>
      <text:p text:style-name="Standard"/>
      <text:p text:style-name="P46"/>
      <text:p text:style-name="P46"/>
      <text:p text:style-name="P46"/>
      <text:p text:style-name="P46"/>
      <text:p text:style-name="P46"/>
      <text:p text:style-name="P5">Analista Universitario en Sistemas – CUATRIMESTRE Nº 3<text:tab/>MARZO-JUNIO 2006<text:tab/></text:p>
      <text:p text:style-name="P17">NOTAS DE CLASE DEL PROFESOR GUIDO MACCHI – TALLER 2<text:tab/><text:tab/><text:tab/><text:tab/>68/</text:p>
      <text:p text:style-name="P46"/>
      <text:p text:style-name="P4"><text:span text:style-name="T4">Algunas macros predefinidas por el compilador</text:span>:</text:p>
      <text:p text:style-name="Standard"><text:span text:style-name="T38"><text:tab/></text:span><text:span text:style-name="T2">Identificadores de compilador</text:span><text:span text:style-name="T1">:</text:span></text:p>
      <text:list text:style-name="L24">
        <text:list-item>
          <text:list>
            <text:list-item>
              <text:list>
                <text:list-item>
                  <text:p text:style-name="P82">__TURBOC__ ó __BORLAND__<text:tab/><text:tab/>si está usando TURBO C/C++</text:p>
                </text:list-item>
                <text:list-item>
                  <text:p text:style-name="P82">__GNUC__<text:tab/><text:tab/><text:tab/><text:tab/><text:tab/>si está usando el Gnu C Compiler</text:p>
                </text:list-item>
                <text:list-item>
                  <text:p text:style-name="P82">__FILE__<text:tab/><text:tab/><text:tab/><text:tab/><text:tab/>es el nombre del archivo</text:p>
                </text:list-item>
                <text:list-item>
                  <text:p text:style-name="P82">__DATE__<text:tab/><text:tab/><text:tab/><text:tab/><text:tab/>es la fecha en que se realizó la compilación</text:p>
                </text:list-item>
                <text:list-item>
                  <text:p text:style-name="P82">__HOUR__<text:tab/>ó __TIME__<text:tab/><text:tab/><text:tab/>es la hora en que se realizó la compilación</text:p>
                </text:list-item>
                <text:list-item>
                  <text:p text:style-name="P82">__LINE__<text:tab/><text:tab/><text:tab/><text:tab/><text:tab/>es la línea del archivo de código fuente</text:p>
                </text:list-item>
                <text:list-item>
                  <text:p text:style-name="P82">__FUNCTION__<text:tab/><text:tab/><text:tab/><text:tab/>Sólo en GCC, es el nombre de la función</text:p>
                </text:list-item>
              </text:list>
            </text:list-item>
          </text:list>
        </text:list-item>
      </text:list>
      <text:p text:style-name="Standard"/>
      <text:p text:style-name="Standard">Veamos un ejemplo que emplea estas macros:</text:p>
      <text:p text:style-name="Standard"><text:tab/>// Archivo: macros-predefinidas.c</text:p>
      <text:p text:style-name="Standard"><text:tab/>#include &lt;stdio.h&gt;</text:p>
      <text:p text:style-name="Standard"><text:tab/></text:p>
      <text:p text:style-name="Standard"><text:tab/>int main()</text:p>
      <text:p text:style-name="Standard"><text:tab/>{</text:p>
      <text:p text:style-name="Standard"><text:tab/> <text:s text:c="7"/>printf("\n_____________________________________________________\n");</text:p>
      <text:p text:style-name="Standard"><text:tab/> <text:s text:c="7"/>printf("Programa: %s \n", __FILE__ );</text:p>
      <text:p text:style-name="Standard"><text:tab/> <text:s text:c="7"/>printf("compilado el: %s a las %s \n", __DATE__ , __TIME__ );</text:p>
      <text:p text:style-name="Standard"><text:tab/> <text:s text:c="7"/>printf("Esto está en la línea Nº: %d \n", __LINE__ );</text:p>
      <text:p text:style-name="Standard"><text:tab/> <text:s text:c="7"/>printf("y esto está en la línea Nº: %d \n", __LINE__ );</text:p>
      <text:p text:style-name="Standard"><text:tab/> <text:s text:c="7"/>printf("La función es: %s \n", __FUNCTION__ );</text:p>
      <text:p text:style-name="Standard"><text:tab/> <text:s text:c="7"/>printf("_____________________________________________________\n");</text:p>
      <text:p text:style-name="Standard"><text:tab/> <text:s text:c="7"/>return 0; <text:s text:c="6"/>// salida exitosa del programa</text:p>
      <text:p text:style-name="Standard"><text:tab/>}</text:p>
      <text:p text:style-name="Standard"><text:tab/>// Fin del archivo: macros-predefinidas.c</text:p>
      <text:p text:style-name="Standard"/>
      <text:p text:style-name="Standard">Se compila con:<text:tab/><text:tab/><text:span text:style-name="T1">gcc -Wall macros-predefinidas.c -o macros-predefinidas.out</text:span></text:p>
      <text:p text:style-name="Standard"/>
      <text:p text:style-name="Standard">Se ejecuta con:<text:tab/><text:tab/><text:span text:style-name="T1">./macros-predefinidas.out</text:span></text:p>
      <text:p text:style-name="Standard"/>
      <text:p text:style-name="P46"/>
      <text:p text:style-name="P4"><text:span text:style-name="T4">Substitución de macros</text:span>:</text:p>
      <text:p text:style-name="Standard">Una definicón de la forma:</text:p>
      <text:p text:style-name="Standard"><text:tab/><text:tab/><text:span text:style-name="T1">#define<text:tab/>nombre<text:tab/>texto de reemplazo</text:span></text:p>
      <text:p text:style-name="Standard"><text:span text:style-name="T3">pide la sustitución de una </text:span><text:span text:style-name="T1">macro</text:span> del tipo más sencillo, por lo que las siguientes ocurrencias de <text:span text:style-name="T1">nombre</text:span> serán sustituidas por el <text:span text:style-name="T1">texto de reemplazo. </text:span><text:span text:style-name="T3">Normalmente el texto de reemplazo es el resto de la línea, pero una </text:span><text:span text:style-name="T1">definición extensa puede continuarse en varias líneas, colocando una \ al final de cada línea que va a continuar</text:span>. El <text:span text:style-name="T1">alcance</text:span> <text:span text:style-name="T1">de un</text:span> <text:span text:style-name="T1">nombre</text:span> <text:span text:style-name="T1">definido con</text:span> <text:span text:style-name="T1">#define</text:span> <text:span text:style-name="T1">va desde su punto de definición hasta el fin del archivo fuente que se compila.</text:span> </text:p>
      <text:p text:style-name="Standard">Cualquier <text:span text:style-name="T1">nombre</text:span> puede definirse con cualquier <text:span text:style-name="T1">texto de reemplazo, </text:span><text:span text:style-name="T3">aunque las sustituciones se realizan sólo para elementos, y no sucede dentro de cadenas delimitadas por comillas.</text:span></text:p>
      <text:p text:style-name="Standard"><text:span text:style-name="T3">Las </text:span><text:span text:style-name="T1">líneas #define</text:span><text:span text:style-name="T3"> nó solo sirven para definir constantes simbólicas, pues también se </text:span><text:span text:style-name="T1">pueden definir <text:s/>macros</text:span>. Por ejemplo:</text:p>
      <text:p text:style-name="P4"/>
      <text:p text:style-name="Standard"><text:span text:style-name="T1"><text:tab/>#define</text:span><text:tab/><text:span text:style-name="T1">porsiempre</text:span><text:tab/><text:span text:style-name="T1">for( ; ; )</text:span></text:p>
      <text:p text:style-name="Standard"><text:tab/>Define una nueva palabra “porsiempre” que se sustituirá por un ciclo infinito.</text:p>
      <text:p text:style-name="Standard"/>
      <text:p text:style-name="Standard"/>
      <text:p text:style-name="P5">Analista Universitario en Sistemas – CUATRIMESTRE Nº 3<text:tab/>MARZO-JUNIO 2006<text:tab/></text:p>
      <text:p text:style-name="P17">NOTAS DE CLASE DEL PROFESOR GUIDO MACCHI – TALLER 2<text:tab/><text:tab/><text:tab/><text:tab/>69/</text:p>
      <text:p text:style-name="P5"/>
      <text:p text:style-name="Standard">También <text:span text:style-name="T1">es posible definir macros con argumentos, </text:span><text:span text:style-name="T3">para que el texto de reemplazo pueda ser diferente en distintas llamadas a la macro. Por ejemplo:</text:span></text:p>
      <text:p text:style-name="P4"/>
      <text:p text:style-name="P4"><text:tab/>#define<text:tab/>max( A , B )<text:tab/><text:tab/>( (A) &gt; (B) ? (A) : (B) )</text:p>
      <text:p text:style-name="Standard"><text:span text:style-name="T3"><text:tab/>Aparenta ser una llamada a función pero en realidad el uso de </text:span><text:span text:style-name="T1">max( A , B ) </text:span><text:span text:style-name="T3">se expande a <text:tab/>código</text:span>. Cada ocurrencia de un parámetro formal <text:span text:style-name="T1">A</text:span> o <text:span text:style-name="T1">B </text:span><text:span text:style-name="T3">será reemplazada por el argumento real <text:tab/>correspondiente que tiene en ese momento, al hacer la llamada. Mientras los argumentos se <text:tab/>traten consistentemente</text:span>, esta macro servirá para cualquier tipo de datos; no hay necesidad de <text:tab/>diferentes tipos de <text:span text:style-name="T1">max( A , B )</text:span> para diferentes tipos de datos, como lo habría con las <text:tab/><text:tab/>funciones. Esta forma de definir la macro tiene algunos riesgos, pues las expresiones se evalúan <text:tab/>dos veces y es malo si involucra efectos colaterales como operadores incrementales o de <text:tab/>entrada y salida. Es el caso, por ejemplo de una invocación a la macro de la siguiente manera:</text:p>
      <text:p text:style-name="Standard"><text:tab/><text:tab/><text:tab/><text:span text:style-name="T1">max( i++ , j++ )<text:tab/></text:span><text:span text:style-name="T3">ya que incrementaría el valor más grande dos veces.</text:span></text:p>
      <text:p text:style-name="Standard"/>
      <text:p text:style-name="Standard"><text:span text:style-name="T1">En una declaración de una macro</text:span> los <text:span text:style-name="T1">parámetros formales</text:span> no se reemplazan si están dentro de cadenas entre comillas. Sin embargo, <text:span text:style-name="T1">si un nombre de parámetro está precedido por</text:span> un <text:span text:style-name="T1">#</text:span> en el <text:span text:style-name="T1">texto de reemplazo</text:span>, esta combinación, <text:span text:style-name="T1">#nombre-de-parámetro,</text:span> se <text:span text:style-name="T1">expandirá en</text:span> una <text:span text:style-name="T1">cadena entre comillas</text:span>, <text:span text:style-name="T1">con</text:span> el <text:span text:style-name="T1">parámetro</text:span> <text:span text:style-name="T1">reemplazado por el argumento real</text:span> con el que se está invocando en ese <text:s/>momento.</text:p>
      <text:p text:style-name="Standard"><text:tab/>Veamos un ejemplo, la <text:span text:style-name="T1">declaración de la macro</text:span>:</text:p>
      <text:p text:style-name="Standard"><text:tab/><text:tab/><text:span text:style-name="T1">#define<text:tab/>dprintf( expr )<text:tab/>printf(#expr “ = %g\n” , expr )</text:span></text:p>
      <text:p text:style-name="Standard"><text:tab/><text:span text:style-name="T1">cuando se invoca la macro</text:span>, como en:</text:p>
      <text:p text:style-name="Standard"><text:tab/><text:tab/><text:span text:style-name="T1">dprintf( x/y );</text:span></text:p>
      <text:p text:style-name="Standard"><text:tab/><text:span text:style-name="T1">la macro se expande</text:span> en:</text:p>
      <text:p text:style-name="Standard"><text:tab/><text:tab/><text:span text:style-name="T1">printf( “x/y” “ = %g\n” , x/y );</text:span></text:p>
      <text:p text:style-name="P4"><text:tab/>y las cadenas se concatenan<text:span text:style-name="T3"> quedando así:</text:span></text:p>
      <text:p text:style-name="P5"><text:tab/><text:tab/><text:span text:style-name="T1">printf( “x/y = %g\n” , x/y );</text:span></text:p>
      <text:p text:style-name="P4"/>
      <text:p text:style-name="P5">Si el argumento real incluye caracteres como:</text:p>
      <text:list text:style-name="L25">
        <text:list-item>
          <text:p text:style-name="P83"><text:span text:style-name="T1">“</text:span><text:span text:style-name="T3"> entonces al expandir se lo reemplaza por </text:span><text:span text:style-name="T1">\”</text:span></text:p>
        </text:list-item>
        <text:list-item>
          <text:p text:style-name="P83"><text:span text:style-name="T1">\</text:span><text:span text:style-name="T58"> </text:span><text:span text:style-name="T3"><text:s/>entonces al expandir se lo reemplaza por </text:span><text:span text:style-name="T1">\n</text:span></text:p>
        </text:list-item>
      </text:list>
      <text:p text:style-name="P5">de esta manera se obtiene una constante de cadena legítima.</text:p>
      <text:p text:style-name="P5"/>
      <text:p text:style-name="P5">Más aún, el <text:span text:style-name="T1">preprocesador de C</text:span> posee el <text:span text:style-name="T1">operador ##</text:span> que proporciona una <text:span text:style-name="T1">forma de concatenar argumentos reales durante la expansión de una macro</text:span>. Si un <text:span text:style-name="T1">parámetro</text:span> que <text:span text:style-name="T1">está</text:span> <text:span text:style-name="T1">en</text:span> el <text:span text:style-name="T1">texto de reemplazo</text:span> es <text:span text:style-name="T1">adyacente a un ##</text:span>, éste es reemplazado por el argumento real, se eliminan el <text:span text:style-name="T1">##</text:span> y los espacios en blanco que lo rodean, y el resultado se rastrea de nuevo. Por ejemplo:</text:p>
      <text:p text:style-name="P5"/>
      <text:p text:style-name="P5"><text:tab/>la macro paste:<text:tab/><text:tab/><text:span text:style-name="T1">#define<text:tab/>paste( front , back )<text:tab/><text:tab/>front ## back</text:span></text:p>
      <text:p text:style-name="P4"/>
      <text:p text:style-name="P4"><text:tab/><text:span text:style-name="T3">cuando se invoca con:<text:tab/></text:span>paste( nombre , 1 )</text:p>
      <text:p text:style-name="P4"/>
      <text:p text:style-name="P4"><text:tab/><text:span text:style-name="T3">se expandirá como:<text:tab/><text:tab/></text:span>nombre1</text:p>
      <text:p text:style-name="Standard"><text:span text:style-name="T3">Así como se puede realizar una definición, también se puede </text:span><text:span text:style-name="T1">revocar una definición</text:span><text:span text:style-name="T3"> mediante una línea </text:span><text:span text:style-name="T1">#undef , de este modo, se consigue</text:span><text:span text:style-name="T3"> </text:span><text:span text:style-name="T1">que la definición deje de tener efecto. </text:span><text:span text:style-name="T3">Es particularmente útil para asegurar que una llamada a una rutina es realmente una invocación a una función, y nó una llamada a una macro</text:span>. <text:span text:style-name="T1">#undef</text:span> es otra sentencia reconocida por el preprocesador de C. </text:p>
      <text:p text:style-name="P5"/>
      <text:p text:style-name="P5">Analista Universitario en Sistemas – CUATRIMESTRE Nº 3<text:tab/>MARZO-JUNIO 2006<text:tab/></text:p>
      <text:p text:style-name="P17">NOTAS DE CLASE DEL PROFESOR GUIDO MACCHI – TALLER 2<text:tab/><text:tab/><text:tab/><text:tab/>70/</text:p>
      <text:p text:style-name="P5"/>
      <text:p text:style-name="P5">El preprocesador de C también permite realizar:</text:p>
      <text:p text:style-name="P5"><text:tab/><text:tab/><text:tab/><text:tab/><text:span text:style-name="T2">Inclusión condicional de archivos</text:span><text:span text:style-name="T1">:</text:span></text:p>
      <text:p text:style-name="Standard"><text:span text:style-name="T3">Es posible </text:span><text:span text:style-name="T1">controlar el preprocesamiento</text:span><text:span text:style-name="T3"> mismo </text:span><text:span text:style-name="T1">con proposiciones condicionales</text:span><text:span text:style-name="T3"> que se evalúan durante esta etapa. Esto proporciona </text:span><text:span text:style-name="T1">una forma de incluir código selectivamente</text:span><text:span text:style-name="T3">, dependiendo del </text:span><text:span text:style-name="T1">valor de las condiciones evaluadas durante la compilación</text:span><text:span text:style-name="T3">.</text:span></text:p>
      <text:p text:style-name="Standard"><text:span text:style-name="T3">Una línea </text:span><text:span text:style-name="T1">#if <text:tab/></text:span><text:span text:style-name="T3">evalúa</text:span><text:span text:style-name="T1"> </text:span>una <text:tab/><text:span text:style-name="T1">expresión constante entera</text:span> </text:p>
      <text:p text:style-name="Standard"><text:tab/><text:tab/><text:tab/><text:tab/>(que <text:span text:style-name="T1">no puede incluir</text:span> <text:span text:style-name="T1">sizeof, casts, o constantes enum)</text:span></text:p>
      <text:p text:style-name="P4"><text:tab/>Si la expresión resulta:</text:p>
      <text:list text:style-name="L26">
        <text:list-item>
          <text:list>
            <text:list-item>
              <text:list>
                <text:list-item>
                  <text:p text:style-name="P84"><text:span text:style-name="T2">diferente de CERO</text:span><text:span text:style-name="T1">:</text:span> <text:span text:style-name="T1">se incluyen las siguientes líneas hasta que aparezca</text:span> un <text:span text:style-name="T1">#endif , #elif</text:span><text:span text:style-name="T3"> (que es similar a un else if) ,</text:span><text:span text:style-name="T1"> o un #else </text:span></text:p>
                  <text:p text:style-name="P85"/>
                </text:list-item>
                <text:list-item>
                  <text:p text:style-name="P84"><text:span text:style-name="T2">CERO</text:span><text:span text:style-name="T1">: entonces se omiten las siguientes líneas hasta que aparezca un #endif , #elif</text:span><text:span text:style-name="T3">, </text:span><text:span text:style-name="T1"><text:s/>o un #else</text:span></text:p>
                </text:list-item>
              </text:list>
            </text:list-item>
          </text:list>
        </text:list-item>
      </text:list>
      <text:p text:style-name="Standard"/>
      <text:p text:style-name="Standard"><text:span text:style-name="T3">Dentro del contenido de una línea </text:span><text:span text:style-name="T1">#if </text:span><text:span text:style-name="T3">suele utilizarse la expresión </text:span><text:span text:style-name="T1">defined( nombre )</text:span><text:span text:style-name="T3"> que al ser evaluada devuelve:</text:span></text:p>
      <text:list text:style-name="L27">
        <text:list-item>
          <text:list>
            <text:list-item>
              <text:list>
                <text:list-item>
                  <text:p text:style-name="P86"><text:span text:style-name="T2">1 (UNO)</text:span>: <text:tab/><text:tab/><text:span text:style-name="T1">si el</text:span> <text:span text:style-name="T1">nombre ya ha sido definido</text:span></text:p>
                </text:list-item>
                <text:list-item>
                  <text:p text:style-name="P87"><text:span text:style-name="T2">0 (CERO)</text:span><text:span text:style-name="T3">:<text:tab/></text:span><text:span text:style-name="T1">si el</text:span><text:span text:style-name="T3"> </text:span><text:span text:style-name="T1">nombre no ha sido definido</text:span></text:p>
                </text:list-item>
              </text:list>
            </text:list-item>
          </text:list>
        </text:list-item>
      </text:list>
      <text:p text:style-name="Standard">Por ejemplo:</text:p>
      <text:p text:style-name="Standard"><text:tab/><text:span text:style-name="T1">#if</text:span> <text:s/><text:span text:style-name="T1">!defined</text:span>( HDR )</text:p>
      <text:p text:style-name="Standard"><text:tab/><text:span text:style-name="T1">#define</text:span> <text:s/>HDR</text:p>
      <text:p text:style-name="Standard"><text:tab/>// aquí va el contenido del archivo: hdr.h</text:p>
      <text:p text:style-name="Standard"><text:tab/><text:span text:style-name="T1">#endif</text:span></text:p>
      <text:p text:style-name="Standard"><text:tab/>Esto asegura que el contenido del archivo “hdr.h” se incluya sólo una vez.</text:p>
      <text:p text:style-name="Standard"/>
      <text:p text:style-name="Standard">Se recomienda usar esta forma incluir archivos en forma consistente, pues si hace de esta manera cada “header” puede en sí mismo incluir cualquier otro del que dependa, evitando que el programador tenga que tratar con esta interdependencia.</text:p>
      <text:p text:style-name="P5"/>
      <text:p text:style-name="Standard">Veamos otro ejemplo:</text:p>
      <text:p text:style-name="Standard"><text:tab/><text:span text:style-name="T1">#if</text:span> <text:s/><text:tab/>SYSTEM = = <text:s/>SYSV</text:p>
      <text:p text:style-name="Standard"><text:tab/><text:tab/><text:span text:style-name="T1">#define</text:span> <text:s/>HDR <text:s/>“sysv.h”</text:p>
      <text:p text:style-name="Standard"><text:tab/><text:span text:style-name="T1">#elif</text:span><text:tab/>SYSTEM = = <text:s/>BSD</text:p>
      <text:p text:style-name="Standard"><text:tab/><text:tab/><text:span text:style-name="T1">#define</text:span> <text:s/>HDR <text:s/>“bsd.h”</text:p>
      <text:p text:style-name="Standard"><text:tab/><text:span text:style-name="T1">#elif</text:span><text:tab/>SYSTEM = = <text:s/>MSDOS</text:p>
      <text:p text:style-name="Standard"><text:tab/><text:tab/><text:span text:style-name="T1">#define</text:span> <text:s/>HDR <text:s/>“msdos.h”</text:p>
      <text:p text:style-name="Standard"><text:tab/><text:span text:style-name="T1">#else</text:span></text:p>
      <text:p text:style-name="Standard"><text:tab/><text:tab/><text:span text:style-name="T1">#define</text:span> <text:s/>HDR <text:s/>“default.h”</text:p>
      <text:p text:style-name="Standard"><text:tab/><text:span text:style-name="T1">#endif</text:span></text:p>
      <text:p text:style-name="Standard"><text:tab/><text:span text:style-name="T1">#include</text:span> HDR</text:p>
      <text:p text:style-name="Standard"/>
      <text:p text:style-name="Standard">Hay dos líneas más, <text:span text:style-name="T1">#ifdef</text:span> y <text:span text:style-name="T1">#ifndef</text:span><text:span text:style-name="T3">, son formas especializadas que prueban si un nombre está definido (</text:span><text:span text:style-name="T1">#ifdef</text:span><text:span text:style-name="T3"> verifica si el nombre está definido, </text:span><text:span text:style-name="T1">#ifndef</text:span><text:span text:style-name="T3"> chequea si el nombre no está definido), veamos un ejemplo:</text:span></text:p>
      <text:p text:style-name="P5"><text:tab/><text:span text:style-name="T1">#ifndef</text:span> <text:s/>HDR</text:p>
      <text:p text:style-name="P5"><text:tab/><text:span text:style-name="T1">#define</text:span> <text:s/>HDR</text:p>
      <text:p text:style-name="P5"><text:tab/>/* contenido de HDR va aquí */</text:p>
      <text:p text:style-name="P5"><text:tab/><text:span text:style-name="T1">#endif<text:tab/></text:span><text:tab/>//Es el mismo ejemplo que habíamos visto antes, pero haciendo uso de #ifndef</text:p>
      <text:p text:style-name="P5">Analista Universitario en Sistemas – CUATRIMESTRE Nº 3<text:tab/>MARZO-JUNIO 2006<text:tab/></text:p>
      <text:p text:style-name="P17">NOTAS DE CLASE DEL PROFESOR GUIDO MACCHI – TALLER 2<text:tab/><text:tab/><text:tab/><text:tab/>71/</text:p>
      <text:p text:style-name="P5"/>
      <text:p text:style-name="P46">Typedef:</text:p>
      <text:p text:style-name="P15">C provee una facilidad llamada typedef para <text:span text:style-name="T1">crear “nuevos tipos de datos”, en realidad nuevas formas de identificar a tipos de datos conocidos</text:span>.</text:p>
      <text:p text:style-name="P15">Por ejemplo la declaración:</text:p>
      <text:p text:style-name="P15"><text:tab/><text:span text:style-name="T1">typedef<text:tab/>int<text:tab/>i;</text:span><text:tab/>// <text:span text:style-name="T1">Hace a “i” un sinónimo de “int”</text:span></text:p>
      <text:p text:style-name="P15"/>
      <text:p text:style-name="P15">¿Qué significa sinónimo?</text:p>
      <text:p text:style-name="P15"/>
      <text:p text:style-name="P15">Pues de ahora en adelante podremos escribir:<text:tab/>i j, k;<text:tab/>// j es un entero. k es un entero.</text:p>
      <text:p text:style-name="P15"/>
      <text:p text:style-name="P15">Otros ejemplos:</text:p>
      <text:list text:style-name="L28">
        <text:list-item>
          <text:p text:style-name="P88"><text:span text:style-name="T38">typedef <text:s text:c="2"/>double * <text:s text:c="2"/>pd</text:span><text:span text:style-name="T37"><text:tab/><text:tab/>// pd es un </text:span><text:span text:style-name="T38">“puntero a double”</text:span><text:span text:style-name="T37"> y podemos escribir: <text:s/><text:tab/></text:span></text:p>
          <text:p text:style-name="P88"><text:span text:style-name="T38">pd p1, p2, p3;</text:span><text:tab/><text:tab/><text:tab/>// p1 , p2 y p3 son variables del tipo “puntero a double”</text:p>
          <text:p text:style-name="P89"><text:s/></text:p>
        </text:list-item>
        <text:list-item>
          <text:p text:style-name="P88"><text:span text:style-name="T38">typedef <text:s/>struct Nodo{</text:span><text:tab/><text:tab/>/* <text:span text:style-name="T1">NodoBinario</text:span> es <text:span text:style-name="T1">sinónimo</text:span> de </text:p>
        </text:list-item>
      </text:list>
      <text:p text:style-name="Standard"><text:span text:style-name="T37"><text:tab/></text:span><text:span text:style-name="T38">int elemento;</text:span><text:span text:style-name="T37"><text:tab/><text:tab/><text:tab/></text:span> * “<text:span text:style-name="T1">struct Nodo{ int elemento; struct Nodo * izq, *der; }</text:span>”</text:p>
      <text:p text:style-name="Standard"><text:span text:style-name="T37"><text:tab/></text:span><text:span text:style-name="T38">struct Nodo * izq, *der;</text:span><text:span text:style-name="T37"><text:tab/></text:span> * De ahora en adelante puede utilizar <text:span text:style-name="T1">NodoBinario</text:span>, en</text:p>
      <text:p text:style-name="Standard"><text:span text:style-name="T37"><text:s text:c="5"/></text:span><text:span text:style-name="T38">} <text:s/>NodoBinario;</text:span><text:tab/><text:tab/><text:tab/> * lugar de “<text:span text:style-name="T1">struct Nodo</text:span>” para las <text:span text:style-name="T1">declaraciones de nodos</text:span></text:p>
      <text:p text:style-name="Standard"><text:tab/><text:tab/><text:tab/><text:tab/><text:tab/> * de un <text:span text:style-name="T1">arbol binario</text:span>.</text:p>
      <text:p text:style-name="Standard"><text:tab/><text:tab/><text:tab/><text:tab/><text:tab/> */<text:tab/></text:p>
      <text:list text:style-name="L29">
        <text:list-item>
          <text:p text:style-name="P90"><text:span text:style-name="T1">typedef </text:span><text:s text:c="2"/><text:span text:style-name="T1">struct Nodo *</text:span> <text:s text:c="2"/><text:span text:style-name="T1">PNodoBinario</text:span><text:tab/>/* <text:span text:style-name="T1">PNodoBinario </text:span><text:span text:style-name="T3">es </text:span><text:span text:style-name="T1">sinónimo</text:span><text:span text:style-name="T3"> de “</text:span><text:span text:style-name="T1">struct Nodo *”</text:span></text:p>
        </text:list-item>
      </text:list>
      <text:p text:style-name="P4"><text:tab/><text:tab/><text:tab/><text:tab/><text:tab/><text:tab/><text:tab/> <text:span text:style-name="T3">* PNodoBinario es equivalente a “puntero a struct <text:tab/><text:tab/><text:tab/><text:tab/><text:tab/><text:tab/><text:tab/> * nodo”.</text:span></text:p>
      <text:p text:style-name="P5"><text:tab/><text:tab/><text:tab/><text:tab/><text:tab/><text:tab/><text:tab/> */</text:p>
      <text:p text:style-name="Standard"><text:span text:style-name="T3">Se debe destacar que </text:span><text:span text:style-name="T1">una declaración typedef no crea un nuevo tipo de dato en ningún sentido</text:span><text:span text:style-name="T3">; </text:span><text:span text:style-name="T1">simplemente agrega un nuevo nombre para algún tipo de dato existente</text:span>. En efecto typedef funciona en forma similar al #define, excepto que al ser interpretado por el compilador de C, puede realizar sustituciones textuales que están más allá de las capacidades del preprocesador.</text:p>
      <text:p text:style-name="P5"/>
      <text:p text:style-name="P5">Hay dos razones principales para emplear typedef. La primera es parametrizar un programa contra los problemas de transportabilidad, pues al usar typedef para aquellos tipos de datos que pueden ser dependientes de la máquina, cuando se traslada el código hacia otra máquina diferente, solo hay que modificar los typedef. La segunda razón es proporcionar mejor documentación para un programa, al emplear nombres significativos del dominio del problema que el programa está resolvien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nalista Universitario en Sistemas – CUATRIMESTRE Nº 3<text:tab/>MARZO-JUNIO 2006<text:tab/></text:p>
      <text:p text:style-name="P17">NOTAS DE CLASE DEL PROFESOR GUIDO MACCHI – TALLER 2<text:tab/><text:tab/><text:tab/><text:tab/>72/</text:p>
      <text:p text:style-name="P5"/>
      <text:p text:style-name="P5">Ahora veamos un ejemplo de una declaración complicada:</text:p>
      <text:p text:style-name="P5"><text:tab/><text:span text:style-name="T1">double (* pf ) ( double );</text:span><text:tab/>// <text:span text:style-name="T1">pf</text:span> es un <text:span text:style-name="T1">“puntero a una función”</text:span> que toma un double y <text:tab/><text:tab/><text:tab/><text:tab/><text:tab/>// devuelve un double</text:p>
      <text:p text:style-name="P5">Por ejemplo en el siguiente código:</text:p>
      <text:p text:style-name="P5"><text:tab/>// Archivo: puntero-a-funciones.c</text:p>
      <text:p text:style-name="P5"><text:tab/>#include &lt;stdio.h&gt;</text:p>
      <text:p text:style-name="P5"><text:tab/>#include &lt;math.h&gt; <text:s text:c="6"/>// Para poder usar funciones matemáticas, trigonométricas</text:p>
      <text:p text:style-name="P5"><text:tab/>#include &lt;stdlib.h&gt;</text:p>
      <text:p text:style-name="P5"><text:tab/>int main()</text:p>
      <text:p text:style-name="P5"><text:tab/>{</text:p>
      <text:p text:style-name="P5"><text:tab/> <text:s text:c="7"/>double valor = 0.0 , valor2 = 3.1416 <text:s/>, valor3 = valor2/2 , valor4 = valor2/4;</text:p>
      <text:p text:style-name="P5"><text:tab/> <text:s text:c="7"/><text:span text:style-name="T1">double (* punteroAfuncion ) ( double );</text:span></text:p>
      <text:p text:style-name="P5"><text:tab/> <text:s text:c="7"/>// Se declara un puntero a una función que toma un double como argumento</text:p>
      <text:p text:style-name="P5"><text:tab/> <text:s text:c="7"/>// y retorna un double</text:p>
      <text:p text:style-name="P5"><text:tab/></text:p>
      <text:p text:style-name="P5"><text:tab/> <text:s text:c="7"/>printf("\n");</text:p>
      <text:p text:style-name="P5"><text:tab/> <text:s text:c="7"/>punteroAfuncion = sin; <text:s/>// Ahora apunta a la función sin</text:p>
      <text:p text:style-name="P5"><text:tab/> <text:s text:c="7"/>printf(" sen( %f ) = %f \n" , valor , punteroAfuncion( valor ));</text:p>
      <text:p text:style-name="P5"><text:tab/> <text:s text:c="7"/>printf(" sen( %f ) = %f \n" , valor2 , punteroAfuncion( valor2 ));</text:p>
      <text:p text:style-name="P5"><text:tab/> <text:s text:c="7"/>printf(" sen( %f ) = %f \n" , valor3 , punteroAfuncion( valor3 ));</text:p>
      <text:p text:style-name="P5"><text:tab/> <text:s text:c="7"/>printf(" sen( %f ) = %f \n" , valor4 , punteroAfuncion( valor4 ));</text:p>
      <text:p text:style-name="P5"><text:tab/> <text:s text:c="7"/>printf("\n");</text:p>
      <text:p text:style-name="P5"><text:tab/> <text:s text:c="7"/>punteroAfuncion = exp; <text:s/>// Ahora apunta a la función exp</text:p>
      <text:p text:style-name="P5"><text:tab/> <text:s text:c="7"/>printf(" exp( %f ) = %f \n" , valor , punteroAfuncion( valor ));</text:p>
      <text:p text:style-name="P5"><text:tab/> <text:s text:c="7"/>printf(" exp( %f ) = %f \n" , valor2 , punteroAfuncion( valor2 ));</text:p>
      <text:p text:style-name="P5"><text:tab/> <text:s text:c="7"/>printf(" exp( %f ) = %f \n" , valor3 , punteroAfuncion( valor3 ));</text:p>
      <text:p text:style-name="P5"><text:tab/> <text:s text:c="7"/>printf(" exp( %f ) = %f \n" , valor4 , punteroAfuncion( valor4 ));</text:p>
      <text:p text:style-name="P5"><text:tab/> <text:s text:c="7"/>printf("\n");</text:p>
      <text:p text:style-name="P5"><text:tab/> <text:s text:c="7"/>punteroAfuncion = cos; <text:s/>// Ahora apunta a la función cos</text:p>
      <text:p text:style-name="P5"><text:tab/> <text:s text:c="7"/>printf(" cos( %f ) = %f \n" , valor , punteroAfuncion( valor ));</text:p>
      <text:p text:style-name="P5"><text:tab/> <text:s text:c="7"/>printf(" cos( %f ) = %f \n" , valor2 , punteroAfuncion( valor2 ));</text:p>
      <text:p text:style-name="P5"><text:tab/> <text:s text:c="7"/>printf(" cos( %f ) = %f \n" , valor3 , punteroAfuncion( valor3 ));</text:p>
      <text:p text:style-name="P5"><text:tab/> <text:s text:c="7"/>printf(" cos( %f ) = %f \n" , valor4 , punteroAfuncion( valor4 ));</text:p>
      <text:p text:style-name="P5"><text:tab/> <text:s text:c="7"/>printf("\n");</text:p>
      <text:p text:style-name="P5"><text:tab/></text:p>
      <text:p text:style-name="P5"><text:tab/> <text:s text:c="7"/>return 0; // salida exitosa del programa</text:p>
      <text:p text:style-name="P5"><text:tab/>}</text:p>
      <text:p text:style-name="P5"><text:tab/>//Fin del Archivo: puntero-a-funciones.c</text:p>
      <text:p text:style-name="P5"/>
      <text:p text:style-name="Standard"><text:span text:style-name="T3">Para poder compilar este archivo se debe usar el gcc junto con el argumento para línea de comandos </text:span><text:span text:style-name="T1">-lm</text:span> de la siguiente manera:<text:tab/></text:p>
      <text:p text:style-name="P4"><text:tab/><text:tab/><text:tab/><text:tab/>gcc <text:s/>-Wall <text:s/>puntero-a-funciones.c <text:s/>-o puntero-a-funciones.out <text:s/>-lm</text:p>
      <text:p text:style-name="P5"/>
      <text:p text:style-name="P5"/>
      <text:p text:style-name="P5"/>
      <text:p text:style-name="P5"/>
      <text:p text:style-name="P5"/>
      <text:p text:style-name="P5"/>
      <text:p text:style-name="P5"/>
      <text:p text:style-name="P5"/>
      <text:p text:style-name="P5">Analista Universitario en Sistemas – CUATRIMESTRE Nº 3<text:tab/>MARZO-JUNIO 2006<text:tab/></text:p>
      <text:p text:style-name="P17">NOTAS DE CLASE DEL PROFESOR GUIDO MACCHI – TALLER 2<text:tab/><text:tab/><text:tab/><text:tab/>73/</text:p>
      <text:p text:style-name="P5"/>
      <text:p text:style-name="P5">Se ejecuta con:<text:tab/><text:tab/><text:span text:style-name="T1">./puntero-a-funciones.out</text:span></text:p>
      <text:p text:style-name="Standard">y su salida en pantalla es:</text:p>
      <text:p text:style-name="Standard"><text:tab/></text:p>
      <text:p text:style-name="Standard"><text:tab/> sen( 0.000000 ) = 0.000000</text:p>
      <text:p text:style-name="Standard"><text:tab/> sen( 3.141600 ) = -0.000007</text:p>
      <text:p text:style-name="Standard"><text:tab/> sen( 1.570800 ) = 1.000000</text:p>
      <text:p text:style-name="Standard"><text:tab/> sen( 0.785400 ) = 0.707108</text:p>
      <text:p text:style-name="Standard"><text:tab/></text:p>
      <text:p text:style-name="Standard"><text:tab/> exp( 0.000000 ) = 1.000000</text:p>
      <text:p text:style-name="Standard"><text:tab/> exp( 3.141600 ) = 23.140863</text:p>
      <text:p text:style-name="Standard"><text:tab/> exp( 1.570800 ) = 4.810495</text:p>
      <text:p text:style-name="Standard"><text:tab/> exp( 0.785400 ) = 2.193284</text:p>
      <text:p text:style-name="Standard"><text:tab/></text:p>
      <text:p text:style-name="Standard"><text:tab/> cos( 0.000000 ) = 1.000000</text:p>
      <text:p text:style-name="Standard"><text:tab/> cos( 3.141600 ) = -1.000000</text:p>
      <text:p text:style-name="Standard"><text:tab/> cos( 1.570800 ) = -0.000004</text:p>
      <text:p text:style-name="Standard"><text:tab/> cos( 0.785400 ) = 0.707105</text:p>
      <text:p text:style-name="Standard"><text:tab/></text:p>
      <text:p text:style-name="Standard">Es muy útil saber que como estamos usando un <text:span text:style-name="T1">Sistema Operativo</text:span> licenciado conforme a la <text:span text:style-name="T1">GPL</text:span> (<text:span text:style-name="T1">General Public License o licencia pública general</text:span>) tenemos al alcance de la mano mucha <text:span text:style-name="T1">información</text:span>, solo es necesario tener los <text:span text:style-name="T1">paquetes de la documentación debidamente instalados</text:span>, para poder hacer uso por ejemplo de la <text:span text:style-name="T1">utilidad para la consola: “man”</text:span></text:p>
      <text:p text:style-name="Standard">Veamos que nos puede brindar, al consultar la página del manual referida a una función muy conocida “qsort” , sobretodo nos interesa la siguiente porción:</text:p>
      <text:p text:style-name="Standard"><text:tab/></text:p>
      <text:p text:style-name="Standard"><text:tab/><text:span text:style-name="T1">SINOPSIS</text:span></text:p>
      <text:p text:style-name="P4"><text:s text:c="5"/>#include &lt;stdlib.h&gt;</text:p>
      <text:p text:style-name="P4"/>
      <text:p text:style-name="P4"><text:s text:c="5"/>void qsort( void *base , size_t nmiemb , size_t tam , int (*compar)(const void *, const void *) );</text:p>
      <text:p text:style-name="Standard"/>
      <text:p text:style-name="Standard">En la sección titulada “SINOPSIS” podemos observar en qué archivo está definida esta función y también el prototipo de la función qsort. Vamos a desglosar el prototipo de qsort para entenderlo mejor:</text:p>
      <text:list text:style-name="L30">
        <text:list-item>
          <text:p text:style-name="P91">void<text:tab/><text:tab/>La función qsort no devuelve ningún valor de retorno</text:p>
          <text:p text:style-name="P91"/>
        </text:list-item>
        <text:list-item>
          <text:p text:style-name="P91">void *base<text:tab/><text:tab/>Es un <text:span text:style-name="T1">“puntero a void”</text:span>, se trata de la <text:span text:style-name="T1">declaración más genérica de un <text:tab/><text:tab/><text:tab/><text:tab/>puntero</text:span>, de esta manera <text:span text:style-name="T1">un “puntero a void”</text:span> puede ser <text:span text:style-name="T1">valorizado</text:span> con <text:span text:style-name="T1">valores</text:span> <text:tab/><text:tab/><text:tab/><text:span text:style-name="T1">correspondientes a “punteros a cualquier tipo de dato”</text:span>, o sea, una manera de <text:tab/><text:tab/><text:tab/>dar una <text:span text:style-name="T1">definición estandar de un puntero que luego se puede reutilizar con <text:tab/><text:tab/><text:tab/>el valor adecuado. </text:span>En este caso servirá para pasar como parámetro el <text:span text:style-name="T1">puntero <text:tab/><text:tab/><text:tab/>al</text:span> <text:span text:style-name="T1">primer elemento del arreglo</text:span> <text:span text:style-name="T1">que se quiere ordenar</text:span> <text:span text:style-name="T1">en forma ascendente</text:span> <text:tab/><text:tab/><text:tab/>mediante este<text:span text:style-name="T1"> método de ordenación rápida.</text:span></text:p>
          <text:p text:style-name="P92"><text:s/></text:p>
        </text:list-item>
        <text:list-item>
          <text:p text:style-name="P91"><text:span text:style-name="T3">size_t nmiemb<text:tab/>Aquí </text:span><text:span text:style-name="T1">size_t</text:span><text:span text:style-name="T3"> es en realidad </text:span><text:span text:style-name="T1">un sinónimo</text:span><text:span text:style-name="T3"> creado con:<text:tab/><text:tab/><text:tab/><text:tab/><text:tab/><text:tab/><text:tab/></text:span><text:span text:style-name="T1">typedef<text:tab/>unsigned int<text:tab/><text:tab/>size_t <text:tab/><text:tab/><text:tab/><text:tab/><text:tab/><text:tab/><text:tab/></text:span><text:span text:style-name="T3">es decir que estamos hablando de la declaración: </text:span><text:span text:style-name="T1">unsigned int nmiemb<text:tab/><text:tab/><text:tab/><text:tab/></text:span><text:span text:style-name="T3">En este caso </text:span><text:span text:style-name="T1">nmiemb </text:span><text:span text:style-name="T3">se refiere al </text:span><text:span text:style-name="T1">número de miembros que posee el arreglo</text:span></text:p>
          <text:p text:style-name="P91"><text:s/><text:tab/><text:tab/><text:tab/><text:tab/><text:tab/><text:tab/><text:tab/><text:tab/><text:tab/><text:tab/><text:tab/><text:tab/><text:tab/><text:tab/></text:p>
        </text:list-item>
      </text:list>
      <text:p text:style-name="P5">Analista Universitario en Sistemas – CUATRIMESTRE Nº 3<text:tab/>MARZO-JUNIO 2006<text:tab/></text:p>
      <text:p text:style-name="P17">NOTAS DE CLASE DEL PROFESOR GUIDO MACCHI – TALLER 2<text:tab/><text:tab/><text:tab/><text:tab/>74/</text:p>
      <text:p text:style-name="P5"/>
      <text:list text:style-name="L30">
        <text:list-item>
          <text:p text:style-name="P91">size_t tam<text:tab/>En este caso, con <text:span text:style-name="T1">tam</text:span> significa el <text:span text:style-name="T1">tamaño que ocupa en memoria un elemento del <text:tab/><text:tab/>arreglo</text:span></text:p>
        </text:list-item>
        <text:list-item>
          <text:p text:style-name="P91">int (*compar)(const void *, const void *)<text:tab/>Se trata de un <text:span text:style-name="T1">“puntero a una función” </text:span><text:span text:style-name="T3">de <text:tab/><text:tab/><text:tab/><text:tab/><text:tab/><text:tab/><text:tab/></text:span><text:span text:style-name="T1">comparación</text:span><text:span text:style-name="T3"> que </text:span><text:span text:style-name="T1">toma</text:span><text:span text:style-name="T3"> como </text:span><text:span text:style-name="T1">argumentos</text:span><text:span text:style-name="T3"> a </text:span><text:span text:style-name="T1">dos</text:span><text:span text:style-name="T3"> <text:tab/><text:tab/><text:tab/><text:tab/><text:tab/><text:tab/><text:tab/></text:span><text:span text:style-name="T1">“punteros a constantes void”</text:span><text:span text:style-name="T3">, que apuntan a los <text:tab/><text:tab/><text:tab/><text:tab/><text:tab/><text:tab/><text:tab/>objetos a comparar y </text:span><text:span text:style-name="T1">retorna un entero que será</text:span> <text:tab/><text:tab/><text:tab/><text:tab/><text:tab/><text:tab/><text:tab/><text:span text:style-name="T1">menor que</text:span>, <text:span text:style-name="T1">igual</text:span> a, <text:span text:style-name="T1">o</text:span> <text:span text:style-name="T1">mayor que</text:span> <text:span text:style-name="T1">cero</text:span> <text:span text:style-name="T1">si</text:span> <text:span text:style-name="T1">el <text:tab/><text:tab/><text:tab/><text:tab/><text:tab/><text:tab/><text:tab/>primer argumento</text:span> <text:span text:style-name="T1">se considera respectivamente</text:span> <text:tab/><text:tab/><text:tab/><text:tab/><text:tab/><text:tab/><text:tab/><text:span text:style-name="T1">menor</text:span>, <text:span text:style-name="T1">igual</text:span> <text:span text:style-name="T1">o</text:span> <text:span text:style-name="T1">mayor que</text:span> el <text:span text:style-name="T1">segundo</text:span>. <text:span text:style-name="T1">Si los dos</text:span> <text:tab/><text:tab/><text:tab/><text:tab/><text:tab/><text:tab/><text:tab/>miembros <text:s/><text:span text:style-name="T1">se <text:s/>comparan <text:s/>como <text:s/>iguales</text:span>, <text:s/>su <text:tab/><text:tab/><text:tab/><text:tab/><text:tab/><text:tab/><text:tab/><text:span text:style-name="T1">orden en el vector clasificado queda indefinido</text:span>.</text:p>
        </text:list-item>
      </text:list>
      <text:p text:style-name="Standard"/>
      <text:p text:style-name="Standard">Con esta información podemos comenzar a utilizar la función qsort como se muestra a continuación:</text:p>
      <text:p text:style-name="Standard"><text:tab/>// Archivo: qsort.c</text:p>
      <text:p text:style-name="Standard"><text:tab/>#include &lt;stdio.h&gt;</text:p>
      <text:p text:style-name="Standard"><text:tab/>#include &lt;stdlib.h&gt;</text:p>
      <text:p text:style-name="Standard"><text:tab/></text:p>
      <text:p text:style-name="Standard"><text:tab/>#define TAMANIOdeARREGLO 10</text:p>
      <text:p text:style-name="Standard"><text:tab/>#define TAMANIOdeELEMENTO <text:s text:c="6"/>sizeof( a[0] )</text:p>
      <text:p text:style-name="Standard"><text:tab/></text:p>
      <text:p text:style-name="Standard"><text:tab/>int a[]={10,1,9,2,8,3,7,4,6,5};</text:p>
      <text:p text:style-name="Standard"><text:tab/></text:p>
      <text:p text:style-name="Standard"><text:tab/>int compara( const void * parametro1 , const void * parametro2 )</text:p>
      <text:p text:style-name="Standard"><text:tab/>{</text:p>
      <text:p text:style-name="Standard"><text:tab/> <text:s text:c="7"/>return ( *( (int *) parametro1 ) - *( (int *) parametro2 ) );</text:p>
      <text:p text:style-name="Standard"><text:tab/>}</text:p>
      <text:p text:style-name="Standard"><text:tab/></text:p>
      <text:p text:style-name="Standard"><text:tab/>int main()</text:p>
      <text:p text:style-name="Standard"><text:tab/>{</text:p>
      <text:p text:style-name="Standard"><text:tab/> <text:s text:c="7"/>int indice;</text:p>
      <text:p text:style-name="Standard"><text:tab/></text:p>
      <text:p text:style-name="Standard"><text:tab/> <text:s text:c="7"/>printf("\n");</text:p>
      <text:p text:style-name="Standard"><text:tab/> <text:s text:c="7"/>for( indice = 0 ; indice &lt; TAMANIOdeARREGLO ; indice++ )</text:p>
      <text:p text:style-name="Standard"><text:tab/> <text:s text:c="7"/>{</text:p>
      <text:p text:style-name="Standard"><text:tab/> <text:s text:c="15"/>printf("a[ %d ] = %d en %p \n" , indice , a[indice] , &amp;(a[indice]) );</text:p>
      <text:p text:style-name="Standard"><text:tab/> <text:s text:c="7"/>}</text:p>
      <text:p text:style-name="Standard"><text:tab/> <text:s text:c="7"/><text:tab/>qsort( a , TAMANIOdeARREGLO , TAMANIOdeELEMENTO , compara ); </text:p>
      <text:p text:style-name="Standard"><text:tab/><text:tab/>// leer: man qsort</text:p>
      <text:p text:style-name="Standard"><text:tab/> <text:s text:c="7"/>printf("\n");</text:p>
      <text:p text:style-name="Standard"><text:tab/> <text:s text:c="7"/>for( indice = 0 ; indice &lt; TAMANIOdeARREGLO ; indice++ )</text:p>
      <text:p text:style-name="Standard"><text:tab/> <text:s text:c="7"/>{</text:p>
      <text:p text:style-name="Standard"><text:tab/> <text:s text:c="15"/>printf("a[ %d ] = %d en %p \n" , indice , a[indice] , &amp;(a[indice]) );</text:p>
      <text:p text:style-name="Standard"><text:tab/> <text:s text:c="7"/>}</text:p>
      <text:p text:style-name="Standard"><text:tab/> <text:s text:c="7"/>printf("\n");</text:p>
      <text:p text:style-name="Standard"><text:tab/> <text:s text:c="7"/>return 0; <text:s text:c="6"/>// salida exitosa del programa</text:p>
      <text:p text:style-name="Standard"><text:tab/>}</text:p>
      <text:p text:style-name="Standard"><text:tab/>// Fin del archivo: qsort.c</text:p>
      <text:p text:style-name="Standard"/>
      <text:p text:style-name="Standard">Se compila con:<text:tab/><text:tab/><text:span text:style-name="T1">gcc -Wall ./qsort.c -o qsort.out</text:span></text:p>
      <text:p text:style-name="P5">Analista Universitario en Sistemas – CUATRIMESTRE Nº 3<text:tab/>MARZO-JUNIO 2006<text:tab/></text:p>
      <text:p text:style-name="P17">NOTAS DE CLASE DEL PROFESOR GUIDO MACCHI – TALLER 2<text:tab/><text:tab/><text:tab/><text:tab/>75/</text:p>
      <text:p text:style-name="P5"/>
      <text:p text:style-name="P4"><text:span text:style-name="T3">Se ejecuta con:<text:tab/><text:tab/></text:span>./qsort.out</text:p>
      <text:p text:style-name="P5"/>
      <text:p text:style-name="P5">Y su salida en pantalla es:</text:p>
      <text:p text:style-name="P5"/>
      <text:p text:style-name="P5"><text:tab/>a[ 0 ] = 10 en 0x8049620</text:p>
      <text:p text:style-name="P5"><text:tab/>a[ 1 ] = 1 en 0x8049624</text:p>
      <text:p text:style-name="P5"><text:tab/>a[ 2 ] = 9 en 0x8049628</text:p>
      <text:p text:style-name="P5"><text:tab/>a[ 3 ] = 2 en 0x804962c</text:p>
      <text:p text:style-name="P5"><text:tab/>a[ 4 ] = 8 en 0x8049630</text:p>
      <text:p text:style-name="P5"><text:tab/>a[ 5 ] = 3 en 0x8049634</text:p>
      <text:p text:style-name="P5"><text:tab/>a[ 6 ] = 7 en 0x8049638</text:p>
      <text:p text:style-name="P5"><text:tab/>a[ 7 ] = 4 en 0x804963c</text:p>
      <text:p text:style-name="P5"><text:tab/>a[ 8 ] = 6 en 0x8049640</text:p>
      <text:p text:style-name="P5"><text:tab/>a[ 9 ] = 5 en 0x8049644</text:p>
      <text:p text:style-name="P5"><text:tab/></text:p>
      <text:p text:style-name="P5"><text:tab/>a[ 0 ] = 1 en 0x8049620</text:p>
      <text:p text:style-name="P5"><text:tab/>a[ 1 ] = 2 en 0x8049624</text:p>
      <text:p text:style-name="P5"><text:tab/>a[ 2 ] = 3 en 0x8049628</text:p>
      <text:p text:style-name="P5"><text:tab/>a[ 3 ] = 4 en 0x804962c</text:p>
      <text:p text:style-name="P5"><text:tab/>a[ 4 ] = 5 en 0x8049630</text:p>
      <text:p text:style-name="P5"><text:tab/>a[ 5 ] = 6 en 0x8049634</text:p>
      <text:p text:style-name="P5"><text:tab/>a[ 6 ] = 7 en 0x8049638</text:p>
      <text:p text:style-name="P5"><text:tab/>a[ 7 ] = 8 en 0x804963c</text:p>
      <text:p text:style-name="P5"><text:tab/>a[ 8 ] = 9 en 0x8049640</text:p>
      <text:p text:style-name="P5"><text:tab/>a[ 9 ] = 10 en 0x8049644</text:p>
      <text:p text:style-name="P5"/>
      <text:p text:style-name="P5">Con una leve modificación en el código fuente anterior, se puede lograr que la función de comparación ordene el arreglo en forma descendente:</text:p>
      <text:p text:style-name="P5"><text:tab/>int compara( const void * parametro1 , const void * parametro2 )</text:p>
      <text:p text:style-name="P5"><text:tab/>{</text:p>
      <text:p text:style-name="P5"><text:tab/> <text:s text:c="7"/>return ( *( (int *) parametro<text:span text:style-name="T40">2</text:span> ) - *( (int *) parametro<text:span text:style-name="T40">1</text:span> ) );</text:p>
      <text:p text:style-name="P5"><text:tab/>}</text:p>
      <text:p text:style-name="Standard"><text:span text:style-name="T3">Ahora que sabemos cómo emplear </text:span><text:span text:style-name="T1">typedef </text:span>podemos escribir <text:span text:style-name="T1">otra versión del código fuente para implementar árboles binarios</text:span>:</text:p>
      <text:p text:style-name="Standard"><text:tab/>// Archivo: arbol-binario-tres.c</text:p>
      <text:p text:style-name="Standard"><text:tab/>#include &lt;stdio.h&gt;</text:p>
      <text:p text:style-name="Standard"><text:tab/>#include &lt;stdlib.h&gt; <text:s text:c="4"/>// Para la función malloc. Funciones que</text:p>
      <text:p text:style-name="Standard"><text:tab/><text:tab/> <text:s text:c="23"/>// permiten asignar y liberar memoria dinámica</text:p>
      <text:p text:style-name="Standard"><text:tab/></text:p>
      <text:p text:style-name="Standard"><text:tab/>/* Declaración de un sinónimo de "puntero a estructura Nodo"</text:p>
      <text:p text:style-name="Standard"><text:tab/> * para el arbol binario</text:p>
      <text:p text:style-name="Standard"><text:tab/> * Variables miembro de la estructura Nodo:</text:p>
      <text:p text:style-name="Standard"><text:tab/> * <text:s text:c="5"/>entero <text:s text:c="25"/>elemento del nodo</text:p>
      <text:p text:style-name="Standard"><text:tab/> * <text:s text:c="5"/>puntero a "struct Nodo" <text:s text:c="8"/>sub-arbol izquierdo</text:p>
      <text:p text:style-name="Standard"><text:tab/> * <text:s text:c="5"/>puntero a "struct Nodo" <text:s text:c="8"/>sub-arbol derecho</text:p>
      <text:p text:style-name="Standard"><text:tab/> */</text:p>
      <text:p text:style-name="Standard"><text:tab/>typedef struct Nodo{ int elemento; struct Nodo * izq, * der;} * PNodo ;</text:p>
      <text:p text:style-name="Standard"><text:tab/></text:p>
      <text:p text:style-name="Standard"><text:tab/>// prototipo de la función inserta</text:p>
      <text:p text:style-name="Standard"><text:tab/>PNodo inserta( int , PNodo );</text:p>
      <text:p text:style-name="P5">Analista Universitario en Sistemas – CUATRIMESTRE Nº 3<text:tab/>MARZO-JUNIO 2006<text:tab/></text:p>
      <text:p text:style-name="P17">NOTAS DE CLASE DEL PROFESOR GUIDO MACCHI – TALLER 2<text:tab/><text:tab/><text:tab/><text:tab/>76/</text:p>
      <text:p text:style-name="P5"/>
      <text:p text:style-name="P5"><text:tab/>// Continúa el archivo: arbol-binario-tres.c</text:p>
      <text:p text:style-name="Standard"><text:tab/>// prototipo de la función recorre</text:p>
      <text:p text:style-name="Standard"><text:tab/>void recorre( PNodo );</text:p>
      <text:p text:style-name="Standard"><text:tab/></text:p>
      <text:p text:style-name="Standard"><text:tab/>// prototipo de la función busca</text:p>
      <text:p text:style-name="Standard"><text:tab/>PNodo busca( int , PNodo );</text:p>
      <text:p text:style-name="Standard"><text:tab/></text:p>
      <text:p text:style-name="Standard"><text:tab/>// prototipo de la función borra</text:p>
      <text:p text:style-name="Standard"><text:tab/>PNodo borra( int , PNodo );</text:p>
      <text:p text:style-name="Standard"><text:tab/></text:p>
      <text:p text:style-name="Standard"><text:tab/>// prototipo de la función menor:</text:p>
      <text:p text:style-name="Standard"><text:tab/>PNodo menor( PNodo );</text:p>
      <text:p text:style-name="Standard"><text:tab/></text:p>
      <text:p text:style-name="Standard"><text:tab/>// prototipo de la función mayor</text:p>
      <text:p text:style-name="Standard"><text:tab/>PNodo mayor( struct Nodo * );</text:p>
      <text:p text:style-name="Standard"><text:tab/></text:p>
      <text:p text:style-name="Standard"><text:tab/>/* Función: recorre</text:p>
      <text:p text:style-name="Standard"><text:tab/> * Destinada a mostrar en pantalla los elementos del arbol binario</text:p>
      <text:p text:style-name="Standard"><text:tab/> * en forma ordenada.</text:p>
      <text:p text:style-name="Standard"><text:tab/> * Retorna: void (nada)</text:p>
      <text:p text:style-name="Standard"><text:tab/> * Argumentos: puntero a "struct Nodo" a partir del cuál comenzará</text:p>
      <text:p text:style-name="Standard"><text:tab/> * <text:s text:c="36"/>a mostrar sus elementos</text:p>
      <text:p text:style-name="Standard"><text:tab/> */</text:p>
      <text:p text:style-name="Standard"><text:tab/>void recorre( PNodo nodoElegido )</text:p>
      <text:p text:style-name="Standard"><text:tab/>{</text:p>
      <text:p text:style-name="Standard"><text:tab/> <text:s text:c="7"/>if( nodoElegido != NULL )</text:p>
      <text:p text:style-name="Standard"><text:tab/> <text:s text:c="7"/>{</text:p>
      <text:p text:style-name="Standard"><text:tab/> <text:s text:c="15"/>recorre( nodoElegido-&gt;izq );</text:p>
      <text:p text:style-name="Standard"><text:tab/> <text:s text:c="15"/>printf( "\n %d \n" , nodoElegido -&gt; elemento );</text:p>
      <text:p text:style-name="Standard"><text:tab/> <text:s text:c="15"/>recorre( nodoElegido-&gt;der );</text:p>
      <text:p text:style-name="Standard"><text:tab/> <text:s text:c="7"/>}</text:p>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77/</text:p>
      <text:p text:style-name="P5"/>
      <text:p text:style-name="P5"><text:tab/>// Continúa el archivo: arbol-binario-tres.c</text:p>
      <text:p text:style-name="Standard"/>
      <text:p text:style-name="Standard"><text:tab/>/* Función: inserta</text:p>
      <text:p text:style-name="Standard"><text:tab/> * Destinada a insertar un elemento al arbol a partir de un nodo</text:p>
      <text:p text:style-name="Standard"><text:tab/> * indicado mendiante un "puntero a "struct Nodo""</text:p>
      <text:p text:style-name="Standard"><text:tab/> * Retorna: un puntero a "struct Nodo"</text:p>
      <text:p text:style-name="Standard"><text:tab/> * Argumentos: un entero, <text:s text:c="6"/>elemento que quiere insertar</text:p>
      <text:p text:style-name="Standard"><text:tab/> * <text:s text:c="12"/>un puntero a "struct Nodo" a partir del cuál</text:p>
      <text:p text:style-name="Standard"><text:tab/> * <text:s text:c="12"/>buscará el lugar adecuada para que al insertar</text:p>
      <text:p text:style-name="Standard"><text:tab/> * <text:s text:c="12"/>el elemento, se mantenga el orden y no haya</text:p>
      <text:p text:style-name="Standard"><text:tab/> * <text:s text:c="12"/>repetición de elementos.</text:p>
      <text:p text:style-name="Standard"><text:tab/> */</text:p>
      <text:p text:style-name="Standard"><text:tab/>PNodo inserta( int elemento , PNodo nodoElegido )</text:p>
      <text:p text:style-name="Standard"><text:tab/>{</text:p>
      <text:p text:style-name="Standard"><text:tab/> <text:s text:c="7"/>if( nodoElegido == NULL ){</text:p>
      <text:p text:style-name="Standard"><text:tab/></text:p>
      <text:p text:style-name="Standard"><text:tab/> <text:s text:c="15"/>nodoElegido = malloc( sizeof( struct Nodo ) );</text:p>
      <text:p text:style-name="Standard"><text:tab/></text:p>
      <text:p text:style-name="Standard"><text:tab/> <text:s text:c="19"/>/* malloc asigna sizeof( struct Nodo ) bytes y</text:p>
      <text:p text:style-name="Standard"><text:tab/> <text:s text:c="20"/>* devuelve un puntero a la memoria asignada.</text:p>
      <text:p text:style-name="Standard"><text:tab/> <text:s text:c="20"/>* La memoria no es borrada.</text:p>
      <text:p text:style-name="Standard"><text:tab/> <text:s text:c="20"/>*/</text:p>
      <text:p text:style-name="Standard"><text:tab/> <text:s text:c="15"/>nodoElegido -&gt; elemento = elemento;</text:p>
      <text:p text:style-name="Standard"><text:tab/> <text:s text:c="15"/>nodoElegido -&gt; izq = nodoElegido -&gt; der = NULL;</text:p>
      <text:p text:style-name="Standard"><text:tab/> <text:s text:c="7"/>}</text:p>
      <text:p text:style-name="Standard"><text:tab/> <text:s text:c="7"/>else if( elemento &lt; nodoElegido -&gt; elemento ){</text:p>
      <text:p text:style-name="Standard"><text:tab/> <text:s text:c="15"/>nodoElegido -&gt; izq = inserta( elemento , nodoElegido -&gt; izq );</text:p>
      <text:p text:style-name="Standard"><text:tab/> <text:s text:c="15"/>// inserta el elemento en el sub-arbol izquierdo</text:p>
      <text:p text:style-name="Standard"><text:tab/> <text:s text:c="7"/>}</text:p>
      <text:p text:style-name="Standard"><text:tab/> <text:s text:c="7"/>else if( elemento &gt; nodoElegido -&gt; elemento ){</text:p>
      <text:p text:style-name="Standard"><text:tab/> <text:s text:c="15"/>nodoElegido -&gt; der = inserta( elemento , nodoElegido -&gt; der );</text:p>
      <text:p text:style-name="Standard"><text:tab/> <text:s text:c="15"/>// inserta el elemento en el sub-arbol derecho</text:p>
      <text:p text:style-name="Standard"><text:tab/> <text:s text:c="7"/>}</text:p>
      <text:p text:style-name="Standard"><text:tab/> <text:s text:c="7"/>return nodoElegido;</text:p>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78/</text:p>
      <text:p text:style-name="P5"/>
      <text:p text:style-name="P5"><text:tab/>// Continúa el archivo: arbol-binario-tres.c</text:p>
      <text:p text:style-name="Standard"/>
      <text:p text:style-name="Standard"><text:tab/>/* Función: busca</text:p>
      <text:p text:style-name="Standard"><text:tab/> * Destinada a buscar un elemento en el arbol binario.</text:p>
      <text:p text:style-name="Standard"><text:tab/> * Retorna: un "puntero a "struct Nodo"" que es el que</text:p>
      <text:p text:style-name="Standard"><text:tab/> * <text:s text:c="13"/>apunta al elemento que ha sido encontrado.</text:p>
      <text:p text:style-name="Standard"><text:tab/> * <text:s text:c="9"/>NULL si el elemento no ha sido encontrado.</text:p>
      <text:p text:style-name="Standard"><text:tab/> * Argumentos: un entero <text:s text:c="7"/>elemento buscado.</text:p>
      <text:p text:style-name="Standard"><text:tab/> * <text:s text:c="12"/>un "puntero a "struct Nodo"" a partir del</text:p>
      <text:p text:style-name="Standard"><text:tab/> * <text:s text:c="12"/>cuál comenzará a buscar.</text:p>
      <text:p text:style-name="Standard"><text:tab/> */</text:p>
      <text:p text:style-name="Standard"><text:tab/>PNodo busca( int elementoBuscado , PNodo nodoElegido )</text:p>
      <text:p text:style-name="Standard"><text:tab/>{</text:p>
      <text:p text:style-name="Standard"><text:tab/> <text:s text:c="7"/>if( nodoElegido != NULL )</text:p>
      <text:p text:style-name="Standard"><text:tab/> <text:s text:c="7"/>{</text:p>
      <text:p text:style-name="Standard"><text:tab/> <text:s text:c="15"/>if( elementoBuscado == nodoElegido -&gt; elemento )</text:p>
      <text:p text:style-name="Standard"><text:tab/> <text:s text:c="15"/>{</text:p>
      <text:p text:style-name="Standard"><text:tab/> <text:s text:c="23"/>return nodoElegido;</text:p>
      <text:p text:style-name="Standard"><text:tab/> <text:s text:c="15"/>}</text:p>
      <text:p text:style-name="Standard"><text:tab/> <text:s text:c="15"/>else if( elementoBuscado &lt; nodoElegido -&gt; elemento )</text:p>
      <text:p text:style-name="Standard"><text:tab/> <text:s text:c="15"/>{</text:p>
      <text:p text:style-name="Standard"><text:tab/> <text:s text:c="23"/>return busca( elementoBuscado , nodoElegido -&gt; izq );</text:p>
      <text:p text:style-name="Standard"><text:tab/> <text:s text:c="15"/>}</text:p>
      <text:p text:style-name="Standard"><text:tab/> <text:s text:c="15"/>else if( elementoBuscado &gt; nodoElegido -&gt; elemento )</text:p>
      <text:p text:style-name="Standard"><text:tab/> <text:s text:c="15"/>{</text:p>
      <text:p text:style-name="Standard"><text:tab/> <text:s text:c="23"/>return busca( elementoBuscado , nodoElegido -&gt; der );</text:p>
      <text:p text:style-name="Standard"><text:tab/> <text:s text:c="15"/>}</text:p>
      <text:p text:style-name="Standard"><text:tab/> <text:s text:c="7"/>}</text:p>
      <text:p text:style-name="Standard"><text:tab/> <text:s text:c="7"/>return NULL;</text:p>
      <text:p text:style-name="Standard"><text:tab/>}</text:p>
      <text:p text:style-name="Standard"/>
      <text:p text:style-name="Standard"/>
      <text:p text:style-name="Standard"/>
      <text:p text:style-name="Standard"/>
      <text:p text:style-name="Standard"><text:tab/>/* Función: borra</text:p>
      <text:p text:style-name="Standard"><text:tab/> * Destinada a eliminar el elemento pasado como argumento. Primero lo busca a partir del <text:tab/> * "punteo a "struct Nodo"" y <text:s/>si lo encuentra, borra el Nodo en el que está, respetando</text:p>
      <text:p text:style-name="Standard"><text:tab/> * el orden de los elementos del arbol binario luego de que se realiza la extracción.</text:p>
      <text:p text:style-name="Standard"><text:tab/> * Retorna: <text:s text:c="4"/>un puntero a "struct Nodo"</text:p>
      <text:p text:style-name="Standard"><text:tab/> * Argumentos: <text:s/><text:tab/>un entero</text:p>
      <text:p text:style-name="Standard"><text:tab/> * <text:s text:c="13"/><text:tab/><text:tab/>un puntero a "struct Nodo"</text:p>
      <text:p text:style-name="Standard"><text:tab/> */</text:p>
      <text:p text:style-name="Standard"/>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79/</text:p>
      <text:p text:style-name="P5"/>
      <text:p text:style-name="P5"><text:tab/>// Continúa el archivo: arbol-binario-tres.c</text:p>
      <text:p text:style-name="Standard"><text:tab/>PNodo borra( int elementoAborrar , PNodo nodoElegido )</text:p>
      <text:p text:style-name="Standard"><text:tab/>{</text:p>
      <text:p text:style-name="Standard"><text:tab/> <text:s text:c="7"/>if( nodoElegido != NULL )</text:p>
      <text:p text:style-name="Standard"><text:tab/> <text:s text:c="7"/>{</text:p>
      <text:p text:style-name="Standard"><text:tab/> <text:s text:c="15"/>if( elementoAborrar == (nodoElegido -&gt; elemento) )</text:p>
      <text:p text:style-name="Standard"><text:tab/> <text:s text:c="15"/>{</text:p>
      <text:p text:style-name="Standard"><text:tab/> <text:s text:c="23"/>if( (nodoElegido -&gt; izq) == NULL &amp;&amp; (nodoElegido -&gt; der) == NULL )</text:p>
      <text:p text:style-name="Standard"><text:tab/> <text:s text:c="23"/>{</text:p>
      <text:p text:style-name="Standard"><text:tab/> <text:s text:c="31"/>return NULL;</text:p>
      <text:p text:style-name="Standard"><text:tab/> <text:s text:c="23"/>}</text:p>
      <text:p text:style-name="Standard"><text:tab/> <text:s text:c="23"/>else if( (nodoElegido -&gt; izq) != NULL &amp;&amp; (nodoElegido -&gt; der) == NULL )</text:p>
      <text:p text:style-name="Standard"><text:tab/> <text:s text:c="23"/>{</text:p>
      <text:p text:style-name="Standard"><text:tab/> <text:s text:c="31"/>PNodo mayorDELizq = mayor( nodoElegido -&gt; izq );</text:p>
      <text:p text:style-name="Standard"><text:tab/> <text:s text:c="31"/>int numeroMayorDELizq = (mayorDELizq -&gt; elemento);</text:p>
      <text:p text:style-name="Standard"><text:tab/> <text:s text:c="31"/>(nodoElegido -&gt; elemento) = numeroMayorDELizq;</text:p>
      <text:p text:style-name="Standard"><text:tab/> <text:s text:c="31"/>(nodoElegido -&gt; izq) = borra( numeroMayorDELizq , mayorDELizq );</text:p>
      <text:p text:style-name="Standard"><text:s text:c="12"/><text:tab/> <text:s text:c="19"/>return nodoElegido;</text:p>
      <text:p text:style-name="Standard"><text:tab/> <text:s text:c="23"/>}</text:p>
      <text:p text:style-name="Standard"><text:tab/> <text:s text:c="23"/>else if( (nodoElegido -&gt; izq) == NULL &amp;&amp; (nodoElegido -&gt; der) != NULL )</text:p>
      <text:p text:style-name="Standard"><text:tab/> <text:s text:c="23"/>{</text:p>
      <text:p text:style-name="Standard"><text:tab/> <text:s text:c="31"/>PNodo menorDELder = menor( nodoElegido -&gt; der );</text:p>
      <text:p text:style-name="Standard"><text:tab/> <text:s text:c="31"/>int numeroMenorDELder = (menorDELder -&gt; elemento);</text:p>
      <text:p text:style-name="Standard"><text:tab/> <text:s text:c="31"/>(nodoElegido -&gt; elemento) = numeroMenorDELder;</text:p>
      <text:p text:style-name="Standard"><text:tab/> <text:s text:c="31"/>(nodoElegido -&gt; der) = borra( numeroMenorDELder , menorDELder );</text:p>
      <text:p text:style-name="Standard"><text:tab/> <text:s text:c="31"/>return nodoElegido;</text:p>
      <text:p text:style-name="Standard"><text:tab/> <text:s text:c="23"/>}</text:p>
      <text:p text:style-name="Standard"><text:tab/> <text:s text:c="23"/>else if( (nodoElegido -&gt; izq) != NULL &amp;&amp; (nodoElegido -&gt; der) != NULL )</text:p>
      <text:p text:style-name="Standard"><text:tab/> <text:s text:c="23"/>{</text:p>
      <text:p text:style-name="Standard"><text:tab/> <text:s text:c="31"/>PNodo menorDELder = menor( nodoElegido -&gt; der );</text:p>
      <text:p text:style-name="Standard"><text:tab/> <text:s text:c="31"/>int numeroMenorDELder = (menorDELder -&gt; elemento);</text:p>
      <text:p text:style-name="Standard"><text:tab/> <text:s text:c="31"/>(nodoElegido -&gt; elemento) = numeroMenorDELder;</text:p>
      <text:p text:style-name="Standard"><text:tab/> <text:s text:c="31"/>(nodoElegido -&gt; der) = borra( numeroMenorDELder , menorDELder );</text:p>
      <text:p text:style-name="Standard"><text:tab/> <text:s text:c="31"/>return nodoElegido;</text:p>
      <text:p text:style-name="Standard"><text:tab/> <text:s text:c="23"/>}</text:p>
      <text:p text:style-name="Standard"><text:tab/> <text:s text:c="15"/>}</text:p>
      <text:p text:style-name="Standard"><text:tab/><text:tab/> <text:s text:c="3"/>else if( elementoAborrar &lt; (nodoElegido -&gt; elemento) )</text:p>
      <text:p text:style-name="Standard"><text:tab/> <text:s text:c="15"/>{</text:p>
      <text:p text:style-name="Standard"><text:tab/> <text:s text:c="23"/>(nodoElegido -&gt; izq) = borra( elementoAborrar , nodoElegido -&gt; izq );</text:p>
      <text:p text:style-name="Standard"><text:tab/> <text:s text:c="23"/>return nodoElegido;</text:p>
      <text:p text:style-name="Standard"><text:s text:c="12"/><text:tab/> <text:s text:c="3"/>}</text:p>
      <text:p text:style-name="Standard"><text:tab/> <text:s text:c="15"/>else if( elementoAborrar &gt; (nodoElegido -&gt; elemento) )</text:p>
      <text:p text:style-name="Standard"><text:tab/> <text:s text:c="15"/>{</text:p>
      <text:p text:style-name="Standard"><text:tab/> <text:s text:c="23"/>(nodoElegido -&gt; der) = borra( elementoAborrar , nodoElegido -&gt; der );</text:p>
      <text:p text:style-name="Standard"><text:tab/> <text:s text:c="23"/>return nodoElegido;</text:p>
      <text:p text:style-name="Standard"><text:tab/> <text:s text:c="15"/>}</text:p>
      <text:p text:style-name="Standard"><text:tab/> <text:s text:c="7"/>}</text:p>
      <text:p text:style-name="Standard"><text:tab/> <text:s text:c="7"/>return NULL;</text:p>
      <text:p text:style-name="Standard"><text:tab/>}</text:p>
      <text:p text:style-name="Standard"><text:tab/></text:p>
      <text:p text:style-name="P5">Analista Universitario en Sistemas – CUATRIMESTRE Nº 3<text:tab/>MARZO-JUNIO 2006<text:tab/></text:p>
      <text:p text:style-name="P17">NOTAS DE CLASE DEL PROFESOR GUIDO MACCHI – TALLER 2<text:tab/><text:tab/><text:tab/><text:tab/>80/</text:p>
      <text:p text:style-name="P5"/>
      <text:p text:style-name="P5"><text:tab/>// Continúa el archivo: arbol-binario-tres.c</text:p>
      <text:p text:style-name="Standard"><text:tab/>/* Función: menor</text:p>
      <text:p text:style-name="Standard"><text:tab/> * Destinada a retornar el menor elemento que hay en el arbol</text:p>
      <text:p text:style-name="Standard"><text:tab/> * binario.</text:p>
      <text:p text:style-name="Standard"><text:tab/> * Retorna: <text:s text:c="4"/>puntero a "struct Nodo"</text:p>
      <text:p text:style-name="Standard"><text:tab/> * Argumentos: <text:s/>puntero a "struct Nodo"</text:p>
      <text:p text:style-name="Standard"><text:tab/> */</text:p>
      <text:p text:style-name="Standard"><text:tab/>PNodo menor( PNodo nodoElegido )</text:p>
      <text:p text:style-name="Standard"><text:tab/>{</text:p>
      <text:p text:style-name="Standard"><text:tab/> <text:s text:c="7"/>if( nodoElegido != NULL )</text:p>
      <text:p text:style-name="Standard"><text:tab/> <text:s text:c="7"/>{</text:p>
      <text:p text:style-name="Standard"><text:tab/> <text:s text:c="15"/>if( (nodoElegido -&gt; izq) == NULL )</text:p>
      <text:p text:style-name="Standard"><text:tab/> <text:s text:c="15"/>{</text:p>
      <text:p text:style-name="Standard"><text:tab/> <text:s text:c="23"/>return nodoElegido;</text:p>
      <text:p text:style-name="Standard"><text:tab/> <text:s text:c="15"/>}</text:p>
      <text:p text:style-name="Standard"><text:tab/> <text:s text:c="15"/>else if( nodoElegido -&gt; izq != NULL )</text:p>
      <text:p text:style-name="Standard"><text:tab/> <text:s text:c="15"/>{</text:p>
      <text:p text:style-name="Standard"><text:tab/> <text:s text:c="23"/>return menor( nodoElegido -&gt; izq );</text:p>
      <text:p text:style-name="Standard"><text:tab/> <text:s text:c="15"/>}</text:p>
      <text:p text:style-name="Standard"><text:tab/> <text:s text:c="7"/>}</text:p>
      <text:p text:style-name="Standard"><text:tab/> <text:s text:c="7"/>return NULL;</text:p>
      <text:p text:style-name="Standard"><text:tab/>}</text:p>
      <text:p text:style-name="Standard"><text:tab/></text:p>
      <text:p text:style-name="Standard"><text:tab/>/* Función: mayor</text:p>
      <text:p text:style-name="Standard"><text:tab/> * Destinada a retornar el mayor elemento que hay en el arbol</text:p>
      <text:p text:style-name="Standard"><text:tab/> * binario.</text:p>
      <text:p text:style-name="Standard"><text:tab/> * Retorna: <text:s text:c="4"/>un "puntero a "struct Nodo""</text:p>
      <text:p text:style-name="Standard"><text:tab/> * Argumentos: <text:s/>un "puntero a "struct Nodo""</text:p>
      <text:p text:style-name="Standard"><text:tab/> */</text:p>
      <text:p text:style-name="Standard"><text:tab/>PNodo mayor( PNodo nodoElegido )</text:p>
      <text:p text:style-name="Standard"><text:tab/>{</text:p>
      <text:p text:style-name="Standard"><text:tab/> <text:s text:c="7"/>if( nodoElegido != NULL )</text:p>
      <text:p text:style-name="Standard"><text:tab/> <text:s text:c="7"/>{</text:p>
      <text:p text:style-name="Standard"><text:tab/> <text:s text:c="15"/>if( (nodoElegido -&gt; der) == NULL )</text:p>
      <text:p text:style-name="Standard"><text:tab/> <text:s text:c="15"/>{</text:p>
      <text:p text:style-name="Standard"><text:tab/> <text:s text:c="23"/>return nodoElegido;</text:p>
      <text:p text:style-name="Standard"><text:tab/> <text:s text:c="15"/>}</text:p>
      <text:p text:style-name="Standard"><text:tab/> <text:s text:c="15"/>else if( (nodoElegido -&gt; der) != NULL )</text:p>
      <text:p text:style-name="Standard"><text:tab/> <text:s text:c="15"/>{</text:p>
      <text:p text:style-name="Standard"><text:tab/> <text:s text:c="23"/>return mayor( nodoElegido -&gt; der );</text:p>
      <text:p text:style-name="Standard"><text:tab/> <text:s text:c="15"/>}</text:p>
      <text:p text:style-name="Standard"><text:tab/> <text:s text:c="7"/>}</text:p>
      <text:p text:style-name="Standard"><text:tab/> <text:s text:c="7"/>return NULL;</text:p>
      <text:p text:style-name="Standard"><text:tab/>}</text:p>
      <text:p text:style-name="Standard"><text:tab/></text:p>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81/</text:p>
      <text:p text:style-name="P5"/>
      <text:p text:style-name="P5"><text:tab/>// Continúa el archivo: arbol-binario-tres.c</text:p>
      <text:p text:style-name="Standard"><text:tab/>// Comienza el código ejecutable, función principal main</text:p>
      <text:p text:style-name="Standard"><text:tab/>int main()</text:p>
      <text:p text:style-name="Standard"><text:tab/>{</text:p>
      <text:p text:style-name="Standard"><text:tab/> <text:s text:c="7"/>PNodo arbol = NULL;</text:p>
      <text:p text:style-name="Standard"><text:tab/> <text:s text:c="7"/>int indice;</text:p>
      <text:p text:style-name="Standard"><text:tab/> <text:s text:c="7"/>for( indice = 99 ; indice &gt; 0 ; indice -= 2 )</text:p>
      <text:p text:style-name="Standard"><text:tab/> <text:s text:c="7"/>{</text:p>
      <text:p text:style-name="Standard"><text:tab/> <text:s text:c="15"/>arbol = inserta( indice , arbol );</text:p>
      <text:p text:style-name="Standard"><text:tab/> <text:s text:c="7"/>}</text:p>
      <text:p text:style-name="Standard"><text:tab/> <text:s text:c="7"/>PNodo nodoDelElemento33 = busca( 33 , arbol );</text:p>
      <text:p text:style-name="Standard"><text:tab/> <text:s text:c="7"/>printf("El entero: %d “ , nodoDelElemento33-&gt;elemento );</text:p>
      <text:p text:style-name="Standard"><text:tab/> <text:s text:c="7"/>printf(“se encuentra en: %p \n" , &amp;(nodoDelElemento33-&gt;elemento) );</text:p>
      <text:p text:style-name="Standard"><text:tab/> <text:s text:c="7"/>recorre( arbol );</text:p>
      <text:p text:style-name="Standard"><text:tab/> <text:s text:c="7"/>for( indice = 99 ; indice &gt; 0 ; indice -= 2 )</text:p>
      <text:p text:style-name="Standard"><text:tab/> <text:s text:c="7"/>{</text:p>
      <text:p text:style-name="Standard"><text:tab/> <text:s text:c="15"/>PNodo tmp = busca( indice , arbol );</text:p>
      <text:p text:style-name="Standard"><text:tab/> <text:s text:c="15"/>printf("elemento = %d “ , tmp-&gt;elemento );</text:p>
      <text:p text:style-name="Standard"><text:tab/> <text:tab/> <text:s text:c="3"/>printf(“en dirección = %p \n" , &amp;(tmp-<text:tab/>&gt;elemento) );</text:p>
      <text:p text:style-name="Standard"><text:tab/> <text:s text:c="7"/>}</text:p>
      <text:p text:style-name="Standard"><text:tab/> <text:s text:c="7"/>PNodo minimo = menor( arbol );</text:p>
      <text:p text:style-name="Standard"><text:tab/> <text:s text:c="7"/>PNodo maximo = mayor( arbol );</text:p>
      <text:p text:style-name="Standard"><text:tab/> <text:s text:c="7"/>printf("El elemento mínimo del arbol binario es: %d “ , minimo-&gt;elemento );</text:p>
      <text:p text:style-name="Standard"><text:tab/> <text:s text:c="7"/>printf(“y está en: %p \n" , &amp;(minimo-&gt;elemento) );</text:p>
      <text:p text:style-name="Standard"><text:tab/> <text:s text:c="7"/>printf("El elemento máximo del arbol binario es: %d “ , maximo-&gt;elemento );</text:p>
      <text:p text:style-name="Standard"><text:tab/> <text:s text:c="7"/>printf(“y está en: %p \n" , &amp;(maximo-&gt;elemento) );</text:p>
      <text:p text:style-name="Standard"><text:tab/> <text:s text:c="7"/>borra( 33 , arbol );</text:p>
      <text:p text:style-name="Standard"><text:tab/> <text:s text:c="7"/>//recorre( arbol );</text:p>
      <text:p text:style-name="Standard"><text:tab/> <text:s text:c="7"/>borra( 1 , arbol );</text:p>
      <text:p text:style-name="Standard"><text:tab/> <text:s text:c="7"/>borra( 99 , arbol );</text:p>
      <text:p text:style-name="Standard"><text:tab/> <text:s text:c="7"/>borra( 11 , arbol );</text:p>
      <text:p text:style-name="Standard"><text:tab/> <text:s text:c="7"/>borra( 55 , arbol );</text:p>
      <text:p text:style-name="Standard"><text:tab/> <text:s text:c="7"/>borra( 77 , arbol );</text:p>
      <text:p text:style-name="Standard"><text:tab/> <text:s text:c="7"/>recorre( arbol );</text:p>
      <text:p text:style-name="Standard"><text:tab/> <text:s text:c="7"/>minimo = menor( arbol );</text:p>
      <text:p text:style-name="Standard"><text:tab/> <text:s text:c="7"/>maximo = mayor( arbol );</text:p>
      <text:p text:style-name="Standard"><text:tab/> <text:s text:c="7"/>printf("El elemento mínimo del arbol binario es: %d “ , minimo-&gt;elemento );</text:p>
      <text:p text:style-name="Standard"><text:tab/> <text:s text:c="7"/>printf(“y está en: %p \n" <text:s/>, &amp;(minimo-&gt;elemento) );</text:p>
      <text:p text:style-name="Standard"><text:tab/> <text:s text:c="7"/>printf("El elemento máximo del arbol binario es: %d “ , maximo-&gt;elemento );</text:p>
      <text:p text:style-name="Standard"><text:tab/> <text:s text:c="7"/>printf(“y está en: %p \n" <text:s/>, &amp;(maximo-&gt;elemento) );</text:p>
      <text:p text:style-name="Standard"><text:tab/> <text:s text:c="7"/>return 0; <text:s text:c="6"/>// salida exitosa del programa</text:p>
      <text:p text:style-name="Standard"><text:tab/>}</text:p>
      <text:p text:style-name="Standard">// Fin del archivo: arbol-binario-tres.c</text:p>
      <text:p text:style-name="Standard"/>
      <text:p text:style-name="Standard">Se compila con:<text:tab/><text:tab/><text:span text:style-name="T1">gcc -Wall arbol-binario-tres.c -o arbol-binario-tres.out</text:span></text:p>
      <text:p text:style-name="P5"/>
      <text:p text:style-name="P5">Y se ejecuta con:<text:tab/><text:tab/><text:span text:style-name="T1">./arbol-binario-tres.out</text:span></text:p>
      <text:p text:style-name="P4"/>
      <text:p text:style-name="P5"/>
      <text:p text:style-name="P5"/>
      <text:p text:style-name="P5">Analista Universitario en Sistemas – CUATRIMESTRE Nº 3<text:tab/>MARZO-JUNIO 2006<text:tab/></text:p>
      <text:p text:style-name="P17">NOTAS DE CLASE DEL PROFESOR GUIDO MACCHI – TALLER 2<text:tab/><text:tab/><text:tab/><text:tab/>82/</text:p>
      <text:p text:style-name="P5"/>
      <text:p text:style-name="P5"><text:span text:style-name="T2">Cadenas de caracteres en C</text:span>: <text:span text:style-name="T1">Arreglos de caracteres</text:span></text:p>
      <text:p text:style-name="P4">El Lenguaje de Programación C no posee el tipo de dato “string”.</text:p>
      <text:p text:style-name="P5">Se puede lograr algo similar a un string mediante un arreglo de caracteres.</text:p>
      <text:p text:style-name="P5">Se puede usar esta notación:</text:p>
      <text:p text:style-name="P5"/>
      <text:p text:style-name="P5"><text:tab/><text:span text:style-name="T1">char a[] = {'h','o','l','a','\0'};</text:span><text:tab/>// Para declarar la cadena de caracteres “hola” como un <text:tab/><text:tab/><text:tab/><text:tab/><text:tab/><text:tab/>// arreglo de caracteres</text:p>
      <text:p text:style-name="P5"><text:tab/><text:tab/><text:tab/><text:tab/><text:tab/><text:tab/>// <text:span text:style-name="T1">Debe finalizar con el caracter nulo: '\0'</text:span></text:p>
      <text:p text:style-name="P4"/>
      <text:p text:style-name="P4"><text:tab/>printf( “ %s \n “, a );<text:span text:style-name="T3"><text:tab/>//</text:span>%s<text:span text:style-name="T3"> Para </text:span>mostrar en pantalla<text:span text:style-name="T3"> la cadena de caracteres <text:tab/><text:tab/><text:tab/><text:tab/><text:tab/><text:tab/>// referenciada por el </text:span>nombre del arreglo<text:span text:style-name="T3">, que no es otra cosa que <text:tab/><text:tab/><text:tab/><text:tab/><text:tab/>// un </text:span>“puntero constante al primer elemento del arreglo de <text:tab/><text:tab/><text:tab/><text:tab/><text:tab/><text:span text:style-name="T3">// </text:span>caracteres”</text:p>
      <text:p text:style-name="P5">Una notación equivalente es:</text:p>
      <text:p text:style-name="Standard"><text:span text:style-name="T3"><text:tab/></text:span><text:span text:style-name="T1">char a[] = “hola”;<text:tab/></text:span><text:span text:style-name="T3">// El </text:span><text:span text:style-name="T1">compilador</text:span><text:span text:style-name="T3"> </text:span><text:span text:style-name="T1">de</text:span><text:span text:style-name="T3"> </text:span><text:span text:style-name="T1">C</text:span><text:span text:style-name="T3"> </text:span><text:span text:style-name="T1">lo</text:span><text:span text:style-name="T3"> </text:span><text:span text:style-name="T1">interpreta</text:span><text:span text:style-name="T3"> </text:span><text:span text:style-name="T1">de</text:span><text:span text:style-name="T3"> </text:span><text:span text:style-name="T1">la</text:span><text:span text:style-name="T3"> </text:span><text:span text:style-name="T1">misma</text:span><text:span text:style-name="T3"> </text:span><text:span text:style-name="T1">manera</text:span><text:span text:style-name="T3">, es una <text:tab/><text:tab/><text:tab/><text:tab/>// alineación de la notación anterior, la </text:span><text:span text:style-name="T1">cantidad</text:span><text:span text:style-name="T3"> de </text:span><text:span text:style-name="T1">caracteres</text:span><text:span text:style-name="T3"> miembros <text:tab/><text:tab/><text:tab/><text:tab/>// de este arreglo sigue siendo </text:span><text:span text:style-name="T1">5</text:span><text:span text:style-name="T3"> y el </text:span><text:span text:style-name="T1">último</text:span><text:span text:style-name="T3"> </text:span><text:span text:style-name="T1">elemento</text:span><text:span text:style-name="T3"> continúa siendo el <text:tab/><text:tab/><text:tab/><text:tab/>// caracter nulo: </text:span><text:span text:style-name="T1">'\0'</text:span></text:p>
      <text:p text:style-name="P5">Obviamente, también es correcto escribir:</text:p>
      <text:p text:style-name="Standard"><text:span text:style-name="T3"><text:tab/></text:span><text:span text:style-name="T1">char * a = “hola”;</text:span><text:span text:style-name="T3"><text:tab/>// Declara a la </text:span><text:span text:style-name="T1">cadena de caracteres</text:span><text:span text:style-name="T3">, cuyo </text:span><text:span text:style-name="T1">nombre “a”</text:span><text:span text:style-name="T3"> es un “</text:span><text:span text:style-name="T1">puntero <text:tab/><text:tab/><text:tab/><text:tab/></text:span><text:span text:style-name="T3">// <text:s/></text:span><text:span text:style-name="T1">a un caracter</text:span><text:span text:style-name="T3">” que </text:span><text:span text:style-name="T1">apunta al primer caracter de la cadena: 'h'</text:span><text:span text:style-name="T3">. La <text:tab/><text:tab/><text:tab/><text:tab/>// </text:span><text:span text:style-name="T1">finalización de la cadena</text:span><text:span text:style-name="T3"> se sigue indicando con el carácter nulo: </text:span><text:span text:style-name="T1">'\0'</text:span></text:p>
      <text:p text:style-name="Standard">Podemos ver un ejemplo con el siguiente código fuente:</text:p>
      <text:p text:style-name="Standard"><text:tab/>// Archivo: string.c</text:p>
      <text:p text:style-name="Standard"><text:tab/>#include &lt;stdio.h&gt;</text:p>
      <text:p text:style-name="Standard"><text:tab/>int main()</text:p>
      <text:p text:style-name="Standard"><text:tab/>{</text:p>
      <text:p text:style-name="Standard"><text:tab/> <text:s text:c="7"/>//char a[] = {'h','o','l','a','\0'};</text:p>
      <text:p text:style-name="Standard"><text:tab/> <text:s text:c="7"/>//char a[] = "hola";</text:p>
      <text:p text:style-name="Standard"><text:tab/> <text:s text:c="7"/>char * a = "hola";</text:p>
      <text:p text:style-name="Standard"><text:tab/> <text:s text:c="7"/>printf(" %s \n" , a );</text:p>
      <text:p text:style-name="Standard"><text:tab/> <text:s text:c="7"/>return 0; <text:s text:c="6"/>// salida exitosa del programa</text:p>
      <text:p text:style-name="Standard"><text:tab/>}</text:p>
      <text:p text:style-name="Standard"><text:tab/>// Fin del archivo string.c</text:p>
      <text:p text:style-name="Standard">que se compila con:<text:tab/><text:tab/><text:span text:style-name="T1">gcc -Wall string.c -o string.out</text:span></text:p>
      <text:p text:style-name="Standard">y se ejecuta con:<text:tab/><text:tab/><text:span text:style-name="T1">./string.out</text:span></text:p>
      <text:p text:style-name="P4"/>
      <text:p text:style-name="P5"><text:span text:style-name="T2">Arreglos multidimensionales</text:span>:</text:p>
      <text:p text:style-name="Standard"><text:span text:style-name="T3">Con los arreglos multidimensionales se </text:span><text:span text:style-name="T1">rompe</text:span><text:span text:style-name="T3"> la </text:span><text:span text:style-name="T1">simetría </text:span><text:span text:style-name="T3">que habíamos visto</text:span><text:span text:style-name="T1"> entre arreglos y punteros</text:span><text:span text:style-name="T3">.</text:span></text:p>
      <text:p text:style-name="Standard">Una expresión de la forma</text:p>
      <text:p text:style-name="Standard"><text:tab/><text:span text:style-name="T1">int a[3][4]</text:span><text:tab/><text:tab/>// Declara <text:span text:style-name="T1">una variable a</text:span> como un <text:span text:style-name="T1">arreglo de 3 miembros</text:span>, donde <text:span text:style-name="T1">cada</text:span> <text:tab/><text:tab/><text:tab/><text:tab/>// <text:span text:style-name="T1">miembro es</text:span> a su vez <text:span text:style-name="T1">un arreglo de 4 enteros</text:span> </text:p>
      <text:p text:style-name="Standard"/>
      <text:p text:style-name="Standard">Los 3x4 = 12 elementos de este arreglo de 2 dimensiones son identificados mediante:</text:p>
      <text:p text:style-name="Standard"/>
      <text:p text:style-name="P4">a[0][0], a[0][1], a[0][2], a[0][3], a[1][0], a[1][1], a[1][2], a[1][3], a[2][0], a[2][1], a[2][2], a[2][3]</text:p>
      <text:p text:style-name="Standard"/>
      <text:p text:style-name="P5">Analista Universitario en Sistemas – CUATRIMESTRE Nº 3<text:tab/>MARZO-JUNIO 2006<text:tab/></text:p>
      <text:p text:style-name="P17">NOTAS DE CLASE DEL PROFESOR GUIDO MACCHI – TALLER 2<text:tab/><text:tab/><text:tab/><text:tab/>83/</text:p>
      <text:p text:style-name="Standard"/>
      <text:p text:style-name="Standard">Si imaginamos al arreglo de dos dimensiones como <text:span text:style-name="T1">una matriz A de orden 3x4</text:span>, es decir, <text:span text:style-name="T1">3 filas por 4 columnas</text:span>, entonces el <text:span text:style-name="T1">almacenamiento en memoria de los elementos se reailza “por filas”</text:span>. Es mejor visualizarlo con un esquema:</text:p>
      <text:p text:style-name="Standard"/>
      <table:table table:name="Tabla9" table:style-name="Tabla9">
        <table:table-column table:style-name="Tabla9.A" table:number-columns-repeated="47"/>
        <table:table-column table:style-name="Tabla9.v"/>
        <table:table-header-rows>
          <table:table-row>
            <table:table-cell table:style-name="Tabla9.A1" office:value-type="string">
              <text:p text:style-name="Table_20_Contents">1</text:p>
              <text:p text:style-name="Table_20_Contents">BYTE</text:p>
            </table:table-cell>
            <table:table-cell table:style-name="Tabla9.B1" office:value-type="string">
              <text:p text:style-name="Table_20_Contents">1</text:p>
              <text:p text:style-name="Table_20_Contents">BYTE</text:p>
            </table:table-cell>
            <table:table-cell table:style-name="Tabla9.B1" office:value-type="string">
              <text:p text:style-name="Table_20_Contents">1</text:p>
              <text:p text:style-name="Table_20_Contents">BYTE</text:p>
            </table:table-cell>
            <table:table-cell table:style-name="Tabla9.D1" office:value-type="string">
              <text:p text:style-name="Table_20_Contents">1</text:p>
              <text:p text:style-name="Table_20_Contents">BYTE</text:p>
            </table:table-cell>
            <table:table-cell table:style-name="Tabla9.A1" office:value-type="string">
              <text:p text:style-name="Table_20_Contents">1</text:p>
              <text:p text:style-name="Table_20_Contents">BYTE</text:p>
            </table:table-cell>
            <table:table-cell table:style-name="Tabla9.B1" office:value-type="string">
              <text:p text:style-name="Table_20_Contents">1</text:p>
              <text:p text:style-name="Table_20_Contents">BYTE</text:p>
            </table:table-cell>
            <table:table-cell table:style-name="Tabla9.B1" office:value-type="string">
              <text:p text:style-name="Table_20_Contents">1</text:p>
              <text:p text:style-name="Table_20_Contents">BYTE</text:p>
            </table:table-cell>
            <table:table-cell table:style-name="Tabla9.D1" office:value-type="string">
              <text:p text:style-name="Table_20_Contents">1</text:p>
              <text:p text:style-name="Table_20_Contents">BYTE</text:p>
            </table:table-cell>
            <table:table-cell table:style-name="Tabla9.A1" office:value-type="string">
              <text:p text:style-name="Table_20_Contents">1</text:p>
              <text:p text:style-name="Table_20_Contents">BYTE</text:p>
            </table:table-cell>
            <table:table-cell table:style-name="Tabla9.B1" office:value-type="string">
              <text:p text:style-name="Table_20_Contents">1</text:p>
              <text:p text:style-name="Table_20_Contents">BYTE</text:p>
            </table:table-cell>
            <table:table-cell table:style-name="Tabla9.B1" office:value-type="string">
              <text:p text:style-name="Table_20_Contents">1</text:p>
              <text:p text:style-name="Table_20_Contents">BYTE</text:p>
            </table:table-cell>
            <table:table-cell table:style-name="Tabla9.D1" office:value-type="string">
              <text:p text:style-name="Table_20_Contents">1</text:p>
              <text:p text:style-name="Table_20_Contents">BYTE</text:p>
            </table:table-cell>
            <table:table-cell table:style-name="Tabla9.A1" office:value-type="string">
              <text:p text:style-name="Table_20_Contents">1</text:p>
              <text:p text:style-name="Table_20_Contents">BYTE</text:p>
            </table:table-cell>
            <table:table-cell table:style-name="Tabla9.B1" office:value-type="string">
              <text:p text:style-name="Table_20_Contents">1</text:p>
              <text:p text:style-name="Table_20_Contents">BYTE</text:p>
            </table:table-cell>
            <table:table-cell table:style-name="Tabla9.B1" office:value-type="string">
              <text:p text:style-name="Table_20_Contents">1</text:p>
              <text:p text:style-name="Table_20_Contents">BYTE</text:p>
            </table:table-cell>
            <table:table-cell table:style-name="Tabla9.D1" office:value-type="string">
              <text:p text:style-name="Table_20_Contents">1</text:p>
              <text:p text:style-name="Table_20_Contents">BYTE</text:p>
            </table:table-cell>
            <table:table-cell table:style-name="Tabla9.Q1" office:value-type="string">
              <text:p text:style-name="Table_20_Contents">1</text:p>
              <text:p text:style-name="Table_20_Contents">BYTE</text:p>
            </table:table-cell>
            <table:table-cell table:style-name="Tabla9.R1" office:value-type="string">
              <text:p text:style-name="Table_20_Contents">1</text:p>
              <text:p text:style-name="Table_20_Contents">BYTE</text:p>
            </table:table-cell>
            <table:table-cell table:style-name="Tabla9.R1" office:value-type="string">
              <text:p text:style-name="Table_20_Contents">1</text:p>
              <text:p text:style-name="Table_20_Contents">BYTE</text:p>
            </table:table-cell>
            <table:table-cell table:style-name="Tabla9.T1" office:value-type="string">
              <text:p text:style-name="Table_20_Contents">1</text:p>
              <text:p text:style-name="Table_20_Contents">BYTE</text:p>
            </table:table-cell>
            <table:table-cell table:style-name="Tabla9.Q1" office:value-type="string">
              <text:p text:style-name="Table_20_Contents">1</text:p>
              <text:p text:style-name="Table_20_Contents">BYTE</text:p>
            </table:table-cell>
            <table:table-cell table:style-name="Tabla9.R1" office:value-type="string">
              <text:p text:style-name="Table_20_Contents">1</text:p>
              <text:p text:style-name="Table_20_Contents">BYTE</text:p>
            </table:table-cell>
            <table:table-cell table:style-name="Tabla9.R1" office:value-type="string">
              <text:p text:style-name="Table_20_Contents">1</text:p>
              <text:p text:style-name="Table_20_Contents">BYTE</text:p>
            </table:table-cell>
            <table:table-cell table:style-name="Tabla9.T1" office:value-type="string">
              <text:p text:style-name="Table_20_Contents">1</text:p>
              <text:p text:style-name="Table_20_Contents">BYTE</text:p>
            </table:table-cell>
            <table:table-cell table:style-name="Tabla9.Q1" office:value-type="string">
              <text:p text:style-name="Table_20_Contents">1</text:p>
              <text:p text:style-name="Table_20_Contents">BYTE</text:p>
            </table:table-cell>
            <table:table-cell table:style-name="Tabla9.R1" office:value-type="string">
              <text:p text:style-name="Table_20_Contents">1</text:p>
              <text:p text:style-name="Table_20_Contents">BYTE</text:p>
            </table:table-cell>
            <table:table-cell table:style-name="Tabla9.R1" office:value-type="string">
              <text:p text:style-name="Table_20_Contents">1</text:p>
              <text:p text:style-name="Table_20_Contents">BYTE</text:p>
            </table:table-cell>
            <table:table-cell table:style-name="Tabla9.T1" office:value-type="string">
              <text:p text:style-name="Table_20_Contents">1</text:p>
              <text:p text:style-name="Table_20_Contents">BYTE</text:p>
            </table:table-cell>
            <table:table-cell table:style-name="Tabla9.Q1" office:value-type="string">
              <text:p text:style-name="Table_20_Contents">1</text:p>
              <text:p text:style-name="Table_20_Contents">BYTE</text:p>
            </table:table-cell>
            <table:table-cell table:style-name="Tabla9.R1" office:value-type="string">
              <text:p text:style-name="Table_20_Contents">1</text:p>
              <text:p text:style-name="Table_20_Contents">BYTE</text:p>
            </table:table-cell>
            <table:table-cell table:style-name="Tabla9.R1" office:value-type="string">
              <text:p text:style-name="Table_20_Contents">1</text:p>
              <text:p text:style-name="Table_20_Contents">BYTE</text:p>
            </table:table-cell>
            <table:table-cell table:style-name="Tabla9.T1" office:value-type="string">
              <text:p text:style-name="Table_20_Contents">1</text:p>
              <text:p text:style-name="Table_20_Contents">BYTE</text:p>
            </table:table-cell>
            <table:table-cell table:style-name="Tabla9.g1" office:value-type="string">
              <text:p text:style-name="Table_20_Contents">1</text:p>
              <text:p text:style-name="Table_20_Contents">BYTE</text:p>
            </table:table-cell>
            <table:table-cell table:style-name="Tabla9.h1" office:value-type="string">
              <text:p text:style-name="Table_20_Contents">1</text:p>
              <text:p text:style-name="Table_20_Contents">BYTE</text:p>
            </table:table-cell>
            <table:table-cell table:style-name="Tabla9.h1" office:value-type="string">
              <text:p text:style-name="Table_20_Contents">1</text:p>
              <text:p text:style-name="Table_20_Contents">BYTE</text:p>
            </table:table-cell>
            <table:table-cell table:style-name="Tabla9.j1" office:value-type="string">
              <text:p text:style-name="Table_20_Contents">1</text:p>
              <text:p text:style-name="Table_20_Contents">BYTE</text:p>
            </table:table-cell>
            <table:table-cell table:style-name="Tabla9.g1" office:value-type="string">
              <text:p text:style-name="Table_20_Contents">1</text:p>
              <text:p text:style-name="Table_20_Contents">BYTE</text:p>
            </table:table-cell>
            <table:table-cell table:style-name="Tabla9.h1" office:value-type="string">
              <text:p text:style-name="Table_20_Contents">1</text:p>
              <text:p text:style-name="Table_20_Contents">BYTE</text:p>
            </table:table-cell>
            <table:table-cell table:style-name="Tabla9.h1" office:value-type="string">
              <text:p text:style-name="Table_20_Contents">1</text:p>
              <text:p text:style-name="Table_20_Contents">BYTE</text:p>
            </table:table-cell>
            <table:table-cell table:style-name="Tabla9.j1" office:value-type="string">
              <text:p text:style-name="Table_20_Contents">1</text:p>
              <text:p text:style-name="Table_20_Contents">BYTE</text:p>
            </table:table-cell>
            <table:table-cell table:style-name="Tabla9.g1" office:value-type="string">
              <text:p text:style-name="Table_20_Contents">1</text:p>
              <text:p text:style-name="Table_20_Contents">BYTE</text:p>
            </table:table-cell>
            <table:table-cell table:style-name="Tabla9.h1" office:value-type="string">
              <text:p text:style-name="Table_20_Contents">1</text:p>
              <text:p text:style-name="Table_20_Contents">BYTE</text:p>
            </table:table-cell>
            <table:table-cell table:style-name="Tabla9.h1" office:value-type="string">
              <text:p text:style-name="Table_20_Contents">1</text:p>
              <text:p text:style-name="Table_20_Contents">BYTE</text:p>
            </table:table-cell>
            <table:table-cell table:style-name="Tabla9.j1" office:value-type="string">
              <text:p text:style-name="Table_20_Contents">1</text:p>
              <text:p text:style-name="Table_20_Contents">BYTE</text:p>
            </table:table-cell>
            <table:table-cell table:style-name="Tabla9.g1" office:value-type="string">
              <text:p text:style-name="Table_20_Contents">1</text:p>
              <text:p text:style-name="Table_20_Contents">BYTE</text:p>
            </table:table-cell>
            <table:table-cell table:style-name="Tabla9.h1" office:value-type="string">
              <text:p text:style-name="Table_20_Contents">1</text:p>
              <text:p text:style-name="Table_20_Contents">BYTE</text:p>
            </table:table-cell>
            <table:table-cell table:style-name="Tabla9.h1" office:value-type="string">
              <text:p text:style-name="Table_20_Contents">1</text:p>
              <text:p text:style-name="Table_20_Contents">BYTE</text:p>
            </table:table-cell>
            <table:table-cell table:style-name="Tabla9.j1" office:value-type="string">
              <text:p text:style-name="Table_20_Contents">1</text:p>
              <text:p text:style-name="Table_20_Contents">BYTE</text:p>
            </table:table-cell>
          </table:table-row>
        </table:table-header-rows>
      </table:table>
      <text:p text:style-name="Standard"><draw:g text:anchor-type="paragraph" draw:z-index="23" draw:style-name="gr1"><draw:g draw:style-name="gr2"><draw:line draw:style-name="gr3" draw:text-style-name="P33" svg:x1="17.313cm" svg:y1="0.774cm" svg:x2="17.313cm" svg:y2="1.25cm"><text:p/></draw:line><draw:g draw:style-name="gr2"><draw:line draw:style-name="gr3" draw:text-style-name="P33" svg:x1="11.677cm" svg:y1="1.25cm" svg:x2="17.313cm" svg:y2="1.25cm"><text:p/></draw:line><draw:line draw:style-name="gr3" draw:text-style-name="P33" svg:x1="11.677cm" svg:y1="0.774cm" svg:x2="11.677cm" svg:y2="1.25cm"><text:p/></draw:line></draw:g></draw:g><draw:line draw:style-name="gr3" draw:text-style-name="P33" svg:x1="14.376cm" svg:y1="1.25cm" svg:x2="14.376cm" svg:y2="1.647cm"><text:p/></draw:line></draw:g><draw:g text:anchor-type="paragraph" draw:z-index="24" draw:style-name="gr1"><draw:g draw:style-name="gr2"><draw:line draw:style-name="gr3" draw:text-style-name="P33" svg:x1="11.466cm" svg:y1="0.827cm" svg:x2="11.466cm" svg:y2="1.303cm"><text:p/></draw:line><draw:g draw:style-name="gr2"><draw:line draw:style-name="gr3" draw:text-style-name="P33" svg:x1="5.83cm" svg:y1="1.303cm" svg:x2="11.466cm" svg:y2="1.303cm"><text:p/></draw:line><draw:line draw:style-name="gr3" draw:text-style-name="P33" svg:x1="5.83cm" svg:y1="0.827cm" svg:x2="5.83cm" svg:y2="1.303cm"><text:p/></draw:line></draw:g></draw:g><draw:line draw:style-name="gr3" draw:text-style-name="P33" svg:x1="8.529cm" svg:y1="1.303cm" svg:x2="8.529cm" svg:y2="1.7cm"><text:p/></draw:line></draw:g><draw:g text:anchor-type="paragraph" draw:z-index="25" draw:style-name="gr1"><draw:g draw:style-name="gr2"><draw:line draw:style-name="gr3" draw:text-style-name="P33" svg:x1="5.698cm" svg:y1="0.854cm" svg:x2="5.698cm" svg:y2="1.33cm"><text:p/></draw:line><draw:g draw:style-name="gr2"><draw:line draw:style-name="gr3" draw:text-style-name="P33" svg:x1="0.062cm" svg:y1="1.33cm" svg:x2="5.698cm" svg:y2="1.33cm"><text:p/></draw:line><draw:line draw:style-name="gr3" draw:text-style-name="P33" svg:x1="0.062cm" svg:y1="0.854cm" svg:x2="0.062cm" svg:y2="1.33cm"><text:p/></draw:line></draw:g></draw:g><draw:line draw:style-name="gr3" draw:text-style-name="P33" svg:x1="2.761cm" svg:y1="1.33cm" svg:x2="2.761cm" svg:y2="1.727cm"><text:p/></draw:line></draw:g><draw:frame text:anchor-type="paragraph" draw:z-index="26" draw:style-name="gr19" draw:text-style-name="P33" svg:width="5.028cm" svg:height="0.519cm" svg:x="0.353cm" svg:y="1.727cm"><draw:text-box><text:p text:style-name="P33">1º FILA</text:p></draw:text-box></draw:frame><draw:frame text:anchor-type="paragraph" draw:z-index="27" draw:style-name="gr19" draw:text-style-name="P33" svg:width="5.028cm" svg:height="0.519cm" svg:x="6.121cm" svg:y="1.806cm"><draw:text-box><text:p text:style-name="P33">2º FILA</text:p></draw:text-box></draw:frame><draw:frame text:anchor-type="paragraph" draw:z-index="28" draw:style-name="gr19" draw:text-style-name="P33" svg:width="5.028cm" svg:height="0.519cm" svg:x="11.915cm" svg:y="1.7cm"><draw:text-box><text:p text:style-name="P33">3º FILA</text:p></draw:text-box></draw:frame> a[0][0] <text:s text:c="2"/>a[0][1] <text:s text:c="2"/>a[0][2] <text:s/>a[0][3] <text:s text:c="2"/>a[1][0] <text:s text:c="2"/>a[1][1] <text:s/>a[1][2] <text:s text:c="2"/>a[1][3] <text:s text:c="2"/>a[2][0] <text:s/>a[2][1] <text:s text:c="2"/>a[2][2] <text:s text:c="2"/>a[2][3]</text:p>
      <text:p text:style-name="Standard"/>
      <text:p text:style-name="Standard"/>
      <text:p text:style-name="Standard"/>
      <text:p text:style-name="Standard"/>
      <text:p text:style-name="Standard">En cambio una expresión de la forma:</text:p>
      <text:p text:style-name="Standard"><text:tab/><text:span text:style-name="T1">int * b[3];<text:tab/></text:span><text:span text:style-name="T3">// Declara a la variable “</text:span><text:span text:style-name="T1">b</text:span><text:span text:style-name="T3">” cuyo tipo</text:span> es “<text:span text:style-name="T1">arreglo de 3 punteros a enteros</text:span>”</text:p>
      <text:p text:style-name="Standard"/>
      <text:p text:style-name="Standard">Cuyo respectivo esquema puede ser, dependiendo de como se valorizen los punteros:</text:p>
      <text:p text:style-name="Standard">De esta manera:</text:p>
      <text:p text:style-name="Standard"/>
      <text:p text:style-name="Standard"/>
      <text:p text:style-name="P5"><draw:caption text:anchor-type="paragraph" draw:z-index="29" draw:style-name="gr20" draw:text-style-name="P93" svg:width="2.065cm" svg:height="1.11cm" svg:x="0.009cm" svg:y="-0.949cm" draw:caption-point-x="0.291cm" draw:caption-point-y="1.45cm"><text:p><text:span text:style-name="T59">&amp;(b+ 0) =</text:span></text:p><text:p><text:span text:style-name="T59">0x8049620 </text:span></text:p></draw:caption><draw:caption text:anchor-type="paragraph" draw:z-index="31" draw:style-name="gr21" draw:text-style-name="P93" svg:width="2.065cm" svg:height="1.11cm" svg:x="4.427cm" svg:y="-0.923cm" draw:caption-point-x="0.265cm" draw:caption-point-y="1.427cm"><text:p><text:span text:style-name="T59">&amp;(b + 2 ) = 0x8049628 </text:span></text:p></draw:caption><draw:caption text:anchor-type="paragraph" draw:z-index="30" draw:style-name="gr20" draw:text-style-name="P93" svg:width="2.065cm" svg:height="1.11cm" svg:x="2.205cm" svg:y="-0.923cm" draw:caption-point-x="0.264cm" draw:caption-point-y="1.45cm"><text:p><text:span text:style-name="T59">&amp;(b + 1) = 0x8049624 </text:span></text:p></draw:caption><draw:caption text:anchor-type="paragraph" draw:z-index="32" draw:style-name="gr21" draw:text-style-name="P93" svg:width="2.065cm" svg:height="1.11cm" svg:x="6.65cm" svg:y="-0.949cm" draw:caption-point-x="0.159cm" draw:caption-point-y="1.476cm"><text:p><text:span text:style-name="T59"><text:s/></text:span><text:span text:style-name="T59">b + 0 = 0x804962c </text:span></text:p></draw:caption><draw:caption text:anchor-type="paragraph" draw:z-index="33" draw:style-name="gr21" draw:text-style-name="P93" svg:width="2.065cm" svg:height="1.11cm" svg:x="8.899cm" svg:y="-0.949cm" draw:caption-point-x="0.079cm" draw:caption-point-y="1.476cm"><text:p><text:span text:style-name="T59"><text:s/></text:span><text:span text:style-name="T59">b + 1 = 0x8049630 </text:span></text:p></draw:caption><draw:caption text:anchor-type="paragraph" draw:z-index="34" draw:style-name="gr22" draw:text-style-name="P93" svg:width="2.065cm" svg:height="1.11cm" svg:x="11.095cm" svg:y="-0.975cm" draw:caption-point-x="0.053cm" draw:caption-point-y="1.476cm"><text:p><text:span text:style-name="T59"><text:s/></text:span><text:span text:style-name="T59">b + 2 = 0x8049634</text:span></text:p></draw:caption><draw:caption text:anchor-type="paragraph" draw:z-index="35" draw:style-name="gr23" draw:text-style-name="P93" svg:width="2.065cm" svg:height="0.556cm" svg:x="13.291cm" svg:y="-0.386cm" draw:caption-point-x="0.079cm" draw:caption-point-y="0.94cm"><text:p><text:span text:style-name="T59">0x8049638</text:span></text:p></draw:caption><draw:caption text:anchor-type="paragraph" draw:z-index="36" draw:style-name="gr23" draw:text-style-name="P93" svg:width="1.932cm" svg:height="0.556cm" svg:x="15.566cm" svg:y="-0.399cm" draw:caption-point-x="-0.053cm" draw:caption-point-y="0.953cm"><text:p><text:span text:style-name="T59">0x804963c</text:span></text:p></draw:caption></text:p>
      <table:table table:name="Tabla12" table:style-name="Tabla12">
        <table:table-column table:style-name="Tabla12.A" table:number-columns-repeated="31"/>
        <table:table-column table:style-name="Tabla12.f"/>
        <table:table-header-rows>
          <table:table-row>
            <table:table-cell table:style-name="Tabla12.A1" office:value-type="string">
              <text:p text:style-name="Table_20_Contents">1</text:p>
              <text:p text:style-name="Table_20_Contents">BYTE</text:p>
            </table:table-cell>
            <table:table-cell table:style-name="Tabla12.B1" office:value-type="string">
              <text:p text:style-name="Table_20_Contents">1</text:p>
              <text:p text:style-name="Table_20_Contents">BYTE</text:p>
            </table:table-cell>
            <table:table-cell table:style-name="Tabla12.B1" office:value-type="string">
              <text:p text:style-name="Table_20_Contents">1</text:p>
              <text:p text:style-name="Table_20_Contents">BYTE</text:p>
            </table:table-cell>
            <table:table-cell table:style-name="Tabla12.D1" office:value-type="string">
              <text:p text:style-name="Table_20_Contents">1</text:p>
              <text:p text:style-name="Table_20_Contents">BYTE</text:p>
            </table:table-cell>
            <table:table-cell table:style-name="Tabla12.E1" office:value-type="string">
              <text:p text:style-name="Table_20_Contents">1</text:p>
              <text:p text:style-name="Table_20_Contents">BYTE</text:p>
            </table:table-cell>
            <table:table-cell table:style-name="Tabla12.F1" office:value-type="string">
              <text:p text:style-name="Table_20_Contents">1</text:p>
              <text:p text:style-name="Table_20_Contents">BYTE</text:p>
            </table:table-cell>
            <table:table-cell table:style-name="Tabla12.F1" office:value-type="string">
              <text:p text:style-name="Table_20_Contents">1</text:p>
              <text:p text:style-name="Table_20_Contents">BYTE</text:p>
            </table:table-cell>
            <table:table-cell table:style-name="Tabla12.H1" office:value-type="string">
              <text:p text:style-name="Table_20_Contents">1</text:p>
              <text:p text:style-name="Table_20_Contents">BYTE</text:p>
            </table:table-cell>
            <table:table-cell table:style-name="Tabla12.I1" office:value-type="string">
              <text:p text:style-name="Table_20_Contents">1</text:p>
              <text:p text:style-name="Table_20_Contents">BYTE</text:p>
            </table:table-cell>
            <table:table-cell table:style-name="Tabla12.J1" office:value-type="string">
              <text:p text:style-name="Table_20_Contents">1</text:p>
              <text:p text:style-name="Table_20_Contents">BYTE</text:p>
            </table:table-cell>
            <table:table-cell table:style-name="Tabla12.J1" office:value-type="string">
              <text:p text:style-name="Table_20_Contents">1</text:p>
              <text:p text:style-name="Table_20_Contents">BYTE</text:p>
            </table:table-cell>
            <table:table-cell table:style-name="Tabla12.L1" office:value-type="string">
              <text:p text:style-name="Table_20_Contents">1</text:p>
              <text:p text:style-name="Table_20_Contents">BYTE</text:p>
            </table:table-cell>
            <table:table-cell table:style-name="Tabla12.A1" office:value-type="string">
              <text:p text:style-name="Table_20_Contents">1</text:p>
              <text:p text:style-name="Table_20_Contents">BYTE</text:p>
            </table:table-cell>
            <table:table-cell table:style-name="Tabla12.B1" office:value-type="string">
              <text:p text:style-name="Table_20_Contents">1</text:p>
              <text:p text:style-name="Table_20_Contents">BYTE</text:p>
            </table:table-cell>
            <table:table-cell table:style-name="Tabla12.B1" office:value-type="string">
              <text:p text:style-name="Table_20_Contents">1</text:p>
              <text:p text:style-name="Table_20_Contents">BYTE</text:p>
            </table:table-cell>
            <table:table-cell table:style-name="Tabla12.D1" office:value-type="string">
              <text:p text:style-name="Table_20_Contents">1</text:p>
              <text:p text:style-name="Table_20_Contents">BYTE</text:p>
            </table:table-cell>
            <table:table-cell table:style-name="Tabla12.E1" office:value-type="string">
              <text:p text:style-name="Table_20_Contents">1</text:p>
              <text:p text:style-name="Table_20_Contents">BYTE</text:p>
            </table:table-cell>
            <table:table-cell table:style-name="Tabla12.F1" office:value-type="string">
              <text:p text:style-name="Table_20_Contents">1</text:p>
              <text:p text:style-name="Table_20_Contents">BYTE</text:p>
            </table:table-cell>
            <table:table-cell table:style-name="Tabla12.F1" office:value-type="string">
              <text:p text:style-name="Table_20_Contents">1</text:p>
              <text:p text:style-name="Table_20_Contents">BYTE</text:p>
            </table:table-cell>
            <table:table-cell table:style-name="Tabla12.H1" office:value-type="string">
              <text:p text:style-name="Table_20_Contents">1</text:p>
              <text:p text:style-name="Table_20_Contents">BYTE</text:p>
            </table:table-cell>
            <table:table-cell table:style-name="Tabla12.I1" office:value-type="string">
              <text:p text:style-name="Table_20_Contents">1</text:p>
              <text:p text:style-name="Table_20_Contents">BYTE</text:p>
            </table:table-cell>
            <table:table-cell table:style-name="Tabla12.J1" office:value-type="string">
              <text:p text:style-name="Table_20_Contents">1</text:p>
              <text:p text:style-name="Table_20_Contents">BYTE</text:p>
            </table:table-cell>
            <table:table-cell table:style-name="Tabla12.J1" office:value-type="string">
              <text:p text:style-name="Table_20_Contents">1</text:p>
              <text:p text:style-name="Table_20_Contents">BYTE</text:p>
            </table:table-cell>
            <table:table-cell table:style-name="Tabla12.L1" office:value-type="string">
              <text:p text:style-name="Table_20_Contents">1</text:p>
              <text:p text:style-name="Table_20_Contents">BYTE</text:p>
            </table:table-cell>
            <table:table-cell table:style-name="Tabla12.Y1" office:value-type="string">
              <text:p text:style-name="Table_20_Contents">1</text:p>
              <text:p text:style-name="Table_20_Contents">BYTE</text:p>
            </table:table-cell>
            <table:table-cell table:style-name="Tabla12.Z1" office:value-type="string">
              <text:p text:style-name="Table_20_Contents">1</text:p>
              <text:p text:style-name="Table_20_Contents">BYTE</text:p>
            </table:table-cell>
            <table:table-cell table:style-name="Tabla12.Z1" office:value-type="string">
              <text:p text:style-name="Table_20_Contents">1</text:p>
              <text:p text:style-name="Table_20_Contents">BYTE</text:p>
            </table:table-cell>
            <table:table-cell table:style-name="Tabla12.b1" office:value-type="string">
              <text:p text:style-name="Table_20_Contents">1</text:p>
              <text:p text:style-name="Table_20_Contents">BYTE</text:p>
            </table:table-cell>
            <table:table-cell table:style-name="Tabla12.Y1" office:value-type="string">
              <text:p text:style-name="Table_20_Contents">1</text:p>
              <text:p text:style-name="Table_20_Contents">BYTE</text:p>
            </table:table-cell>
            <table:table-cell table:style-name="Tabla12.Z1" office:value-type="string">
              <text:p text:style-name="Table_20_Contents">1</text:p>
              <text:p text:style-name="Table_20_Contents">BYTE</text:p>
            </table:table-cell>
            <table:table-cell table:style-name="Tabla12.Z1" office:value-type="string">
              <text:p text:style-name="Table_20_Contents">1</text:p>
              <text:p text:style-name="Table_20_Contents">BYTE</text:p>
            </table:table-cell>
            <table:table-cell table:style-name="Tabla12.b1" office:value-type="string">
              <text:p text:style-name="Table_20_Contents">1</text:p>
              <text:p text:style-name="Table_20_Contents">BYTE</text:p>
            </table:table-cell>
          </table:table-row>
        </table:table-header-rows>
      </table:table>
      <text:p text:style-name="Standard"><draw:path text:anchor-type="paragraph" draw:z-index="37" draw:style-name="gr24" draw:text-style-name="P33" svg:width="6.404cm" svg:height="1.059cm" svg:x="0.43cm" svg:y="0.192cm" svg:viewBox="0 0 6405 1060" svg:d="m0 0c0 291 1462 799 1746 900 424 150 1829 158 2196 158 291 0 1459-155 1667-238 265-106 635-476 794-794"><text:p/></draw:path><draw:path text:anchor-type="paragraph" draw:z-index="39" draw:style-name="gr25" draw:text-style-name="P33" svg:width="6.404cm" svg:height="1.059cm" svg:x="2.522cm" svg:y="0.192cm" svg:viewBox="0 0 6405 1060" svg:d="m0 0c0 291 1462 799 1746 900 424 150 1829 158 2196 158 291 0 1459-155 1667-238 265-106 635-476 794-794"><text:p/></draw:path><draw:path text:anchor-type="paragraph" draw:z-index="38" draw:style-name="gr26" draw:text-style-name="P33" svg:width="6.404cm" svg:height="1.059cm" svg:x="4.665cm" svg:y="0.192cm" svg:viewBox="0 0 6405 1060" svg:d="m0 0c0 291 1462 799 1746 900 424 150 1829 158 2196 158 291 0 1459-155 1667-238 265-106 635-476 794-794"><text:p/></draw:path> </text:p>
      <text:p text:style-name="Standard"/>
      <text:p text:style-name="Standard"/>
      <text:p text:style-name="Standard">En este gráfico, observando las <text:span text:style-name="T1">flechas</text:span> que <text:span text:style-name="T1">representan hacia dónde apuntan los punteros</text:span>, podemos interpretar:</text:p>
      <text:list text:style-name="L31">
        <text:list-item>
          <text:p text:style-name="P94"><text:span text:style-name="T1">b = b + 0 = </text:span><text:span text:style-name="T60">0x804962c</text:span><text:span text:style-name="T61"> </text:span><text:s/><text:span text:style-name="T1">cuya dirección de memoria es</text:span> <text:span text:style-name="T1">&amp;(b + 0) = </text:span><text:span text:style-name="T60">0x8049620</text:span></text:p>
        </text:list-item>
        <text:list-item>
          <text:p text:style-name="P95">b = b + 1 = 0x8049630<text:span text:style-name="T3"> </text:span><text:s/>cuya dirección de memoria es &amp;(b + 1) = 0x8049624</text:p>
        </text:list-item>
        <text:list-item>
          <text:p text:style-name="P95">b = b + 0 = 0x8049634<text:span text:style-name="T3"> </text:span><text:s/>cuya dirección de memoria es &amp;(b + 2) = 0x8049628</text:p>
        </text:list-item>
        <text:list-item>
          <text:p text:style-name="P95">*(b + 0) es un valor entero </text:p>
        </text:list-item>
        <text:list-item>
          <text:p text:style-name="P95">*(b + 1) es un valor entero</text:p>
        </text:list-item>
        <text:list-item>
          <text:p text:style-name="P95">*(b + 2) es un valor entero</text:p>
        </text:list-item>
      </text:list>
      <text:p text:style-name="P96"/>
      <text:p text:style-name="P96">Es decir que estamos ante un “arreglo de 3 punteros a enteros” cuando usamos la declaración: int *b[3]; pero esto no estrictamente así, ya que una declaración como esta se puede también interpretar como se muestra en el siguiente esquema.</text:p>
      <text:p text:style-name="P97"/>
      <text:p text:style-name="P97"/>
      <text:p text:style-name="P97"/>
      <text:p text:style-name="P97"/>
      <text:p text:style-name="P97"/>
      <text:p text:style-name="P97"/>
      <text:p text:style-name="P97"/>
      <text:p text:style-name="P5">Analista Universitario en Sistemas – CUATRIMESTRE Nº 3<text:tab/>MARZO-JUNIO 2006<text:tab/></text:p>
      <text:p text:style-name="P17">NOTAS DE CLASE DEL PROFESOR GUIDO MACCHI – TALLER 2<text:tab/><text:tab/><text:tab/><text:tab/>84/</text:p>
      <text:p text:style-name="P97"/>
      <text:p text:style-name="P98"><text:span text:style-name="T2">Otro posible esquema para la declaración int * b[3]; </text:span><text:span text:style-name="T1">:</text:span></text:p>
      <text:p text:style-name="P97"/>
      <text:p text:style-name="Standard"/>
      <text:p text:style-name="Standard"/>
      <text:p text:style-name="P5"><draw:caption text:anchor-type="paragraph" draw:z-index="41" draw:style-name="gr20" draw:text-style-name="P93" svg:width="2.065cm" svg:height="1.11cm" svg:x="0.009cm" svg:y="-0.949cm" draw:caption-point-x="0.291cm" draw:caption-point-y="1.45cm"><text:p><text:span text:style-name="T59">&amp;(b+ 0) =</text:span></text:p><text:p><text:span text:style-name="T59">0x8049620 </text:span></text:p></draw:caption><draw:caption text:anchor-type="paragraph" draw:z-index="42" draw:style-name="gr20" draw:text-style-name="P93" svg:width="2.065cm" svg:height="1.11cm" svg:x="2.205cm" svg:y="-0.923cm" draw:caption-point-x="0.264cm" draw:caption-point-y="1.45cm"><text:p><text:span text:style-name="T59">&amp;(b + 1) = 0x8049624 </text:span></text:p></draw:caption><draw:caption text:anchor-type="paragraph" draw:z-index="43" draw:style-name="gr21" draw:text-style-name="P93" svg:width="2.065cm" svg:height="1.11cm" svg:x="4.427cm" svg:y="-0.923cm" draw:caption-point-x="0.265cm" draw:caption-point-y="1.427cm"><text:p><text:span text:style-name="T59">&amp;(b + 2 ) = 0x8049628 </text:span></text:p></draw:caption><draw:caption text:anchor-type="paragraph" draw:z-index="44" draw:style-name="gr21" draw:text-style-name="P93" svg:width="2.065cm" svg:height="1.11cm" svg:x="6.65cm" svg:y="-0.949cm" draw:caption-point-x="0.159cm" draw:caption-point-y="1.476cm"><text:p><text:span text:style-name="T59"><text:s/></text:span><text:span text:style-name="T59">b + 0 = 0x804962c </text:span></text:p></draw:caption><draw:caption text:anchor-type="paragraph" draw:z-index="45" draw:style-name="gr21" draw:text-style-name="P93" svg:width="2.065cm" svg:height="1.11cm" svg:x="8.899cm" svg:y="-0.949cm" draw:caption-point-x="0.079cm" draw:caption-point-y="1.476cm"><text:p><text:span text:style-name="T59"><text:s text:c="2"/></text:span><text:span text:style-name="T59">0x8049630 </text:span></text:p></draw:caption><draw:caption text:anchor-type="paragraph" draw:z-index="46" draw:style-name="gr22" draw:text-style-name="P93" svg:width="2.065cm" svg:height="1.11cm" svg:x="11.095cm" svg:y="-0.975cm" draw:caption-point-x="0.053cm" draw:caption-point-y="1.476cm"><text:p><text:span text:style-name="T59">b + 1 =</text:span></text:p><text:p><text:span text:style-name="T59"><text:s/></text:span><text:span text:style-name="T59">0x8049634</text:span></text:p></draw:caption><draw:caption text:anchor-type="paragraph" draw:z-index="47" draw:style-name="gr27" draw:text-style-name="P93" svg:width="2.065cm" svg:height="1.11cm" svg:x="13.291cm" svg:y="-0.944cm" draw:caption-point-x="0.079cm" draw:caption-point-y="1.498cm"><text:p><text:span text:style-name="T59"/></text:p><text:p><text:span text:style-name="T59">0x8049638</text:span></text:p></draw:caption><draw:caption text:anchor-type="paragraph" draw:z-index="48" draw:style-name="gr28" draw:text-style-name="P93" svg:width="1.932cm" svg:height="1.11cm" svg:x="15.566cm" svg:y="-0.97cm" draw:caption-point-x="-0.053cm" draw:caption-point-y="1.524cm"><text:p><text:span text:style-name="T59"/></text:p><text:p><text:span text:style-name="T59">0x804963c</text:span></text:p></draw:caption></text:p>
      <table:table table:name="Tabla10" table:style-name="Tabla10">
        <table:table-column table:style-name="Tabla10.A" table:number-columns-repeated="31"/>
        <table:table-column table:style-name="Tabla10.f"/>
        <table:table-header-rows>
          <table:table-row>
            <table:table-cell table:style-name="Tabla10.A1" office:value-type="string">
              <text:p text:style-name="Table_20_Contents">1</text:p>
              <text:p text:style-name="Table_20_Contents">BYTE</text:p>
            </table:table-cell>
            <table:table-cell table:style-name="Tabla10.B1" office:value-type="string">
              <text:p text:style-name="Table_20_Contents">1</text:p>
              <text:p text:style-name="Table_20_Contents">BYTE</text:p>
            </table:table-cell>
            <table:table-cell table:style-name="Tabla10.B1" office:value-type="string">
              <text:p text:style-name="Table_20_Contents">1</text:p>
              <text:p text:style-name="Table_20_Contents">BYTE</text:p>
            </table:table-cell>
            <table:table-cell table:style-name="Tabla10.D1" office:value-type="string">
              <text:p text:style-name="Table_20_Contents">1</text:p>
              <text:p text:style-name="Table_20_Contents">BYTE</text:p>
            </table:table-cell>
            <table:table-cell table:style-name="Tabla10.E1" office:value-type="string">
              <text:p text:style-name="Table_20_Contents">1</text:p>
              <text:p text:style-name="Table_20_Contents">BYTE</text:p>
            </table:table-cell>
            <table:table-cell table:style-name="Tabla10.F1" office:value-type="string">
              <text:p text:style-name="Table_20_Contents">1</text:p>
              <text:p text:style-name="Table_20_Contents">BYTE</text:p>
            </table:table-cell>
            <table:table-cell table:style-name="Tabla10.F1" office:value-type="string">
              <text:p text:style-name="Table_20_Contents">1</text:p>
              <text:p text:style-name="Table_20_Contents">BYTE</text:p>
            </table:table-cell>
            <table:table-cell table:style-name="Tabla10.H1" office:value-type="string">
              <text:p text:style-name="Table_20_Contents">1</text:p>
              <text:p text:style-name="Table_20_Contents">BYTE</text:p>
            </table:table-cell>
            <table:table-cell table:style-name="Tabla10.I1" office:value-type="string">
              <text:p text:style-name="Table_20_Contents">1</text:p>
              <text:p text:style-name="Table_20_Contents">BYTE</text:p>
            </table:table-cell>
            <table:table-cell table:style-name="Tabla10.J1" office:value-type="string">
              <text:p text:style-name="Table_20_Contents">1</text:p>
              <text:p text:style-name="Table_20_Contents">BYTE</text:p>
            </table:table-cell>
            <table:table-cell table:style-name="Tabla10.J1" office:value-type="string">
              <text:p text:style-name="Table_20_Contents">1</text:p>
              <text:p text:style-name="Table_20_Contents">BYTE</text:p>
            </table:table-cell>
            <table:table-cell table:style-name="Tabla10.L1" office:value-type="string">
              <text:p text:style-name="Table_20_Contents">1</text:p>
              <text:p text:style-name="Table_20_Contents">BYTE</text:p>
            </table:table-cell>
            <table:table-cell table:style-name="Tabla10.A1" office:value-type="string">
              <text:p text:style-name="Table_20_Contents">1</text:p>
              <text:p text:style-name="Table_20_Contents">BYTE</text:p>
            </table:table-cell>
            <table:table-cell table:style-name="Tabla10.B1" office:value-type="string">
              <text:p text:style-name="Table_20_Contents">1</text:p>
              <text:p text:style-name="Table_20_Contents">BYTE</text:p>
            </table:table-cell>
            <table:table-cell table:style-name="Tabla10.B1" office:value-type="string">
              <text:p text:style-name="Table_20_Contents">1</text:p>
              <text:p text:style-name="Table_20_Contents">BYTE</text:p>
            </table:table-cell>
            <table:table-cell table:style-name="Tabla10.D1" office:value-type="string">
              <text:p text:style-name="Table_20_Contents">1</text:p>
              <text:p text:style-name="Table_20_Contents">BYTE</text:p>
            </table:table-cell>
            <table:table-cell table:style-name="Tabla10.A1" office:value-type="string">
              <text:p text:style-name="Table_20_Contents">1</text:p>
              <text:p text:style-name="Table_20_Contents">BYTE</text:p>
            </table:table-cell>
            <table:table-cell table:style-name="Tabla10.B1" office:value-type="string">
              <text:p text:style-name="Table_20_Contents">1</text:p>
              <text:p text:style-name="Table_20_Contents">BYTE</text:p>
            </table:table-cell>
            <table:table-cell table:style-name="Tabla10.B1" office:value-type="string">
              <text:p text:style-name="Table_20_Contents">1</text:p>
              <text:p text:style-name="Table_20_Contents">BYTE</text:p>
            </table:table-cell>
            <table:table-cell table:style-name="Tabla10.D1" office:value-type="string">
              <text:p text:style-name="Table_20_Contents">1</text:p>
              <text:p text:style-name="Table_20_Contents">BYTE</text:p>
            </table:table-cell>
            <table:table-cell table:style-name="Tabla10.E1" office:value-type="string">
              <text:p text:style-name="Table_20_Contents">1</text:p>
              <text:p text:style-name="Table_20_Contents">BYTE</text:p>
            </table:table-cell>
            <table:table-cell table:style-name="Tabla10.F1" office:value-type="string">
              <text:p text:style-name="Table_20_Contents">1</text:p>
              <text:p text:style-name="Table_20_Contents">BYTE</text:p>
            </table:table-cell>
            <table:table-cell table:style-name="Tabla10.F1" office:value-type="string">
              <text:p text:style-name="Table_20_Contents">1</text:p>
              <text:p text:style-name="Table_20_Contents">BYTE</text:p>
            </table:table-cell>
            <table:table-cell table:style-name="Tabla10.H1" office:value-type="string">
              <text:p text:style-name="Table_20_Contents">1</text:p>
              <text:p text:style-name="Table_20_Contents">BYTE</text:p>
            </table:table-cell>
            <table:table-cell table:style-name="Tabla10.E1" office:value-type="string">
              <text:p text:style-name="Table_20_Contents">1</text:p>
              <text:p text:style-name="Table_20_Contents">BYTE</text:p>
            </table:table-cell>
            <table:table-cell table:style-name="Tabla10.F1" office:value-type="string">
              <text:p text:style-name="Table_20_Contents">1</text:p>
              <text:p text:style-name="Table_20_Contents">BYTE</text:p>
            </table:table-cell>
            <table:table-cell table:style-name="Tabla10.F1" office:value-type="string">
              <text:p text:style-name="Table_20_Contents">1</text:p>
              <text:p text:style-name="Table_20_Contents">BYTE</text:p>
            </table:table-cell>
            <table:table-cell table:style-name="Tabla10.H1" office:value-type="string">
              <text:p text:style-name="Table_20_Contents">1</text:p>
              <text:p text:style-name="Table_20_Contents">BYTE</text:p>
            </table:table-cell>
            <table:table-cell table:style-name="Tabla10.E1" office:value-type="string">
              <text:p text:style-name="Table_20_Contents">1</text:p>
              <text:p text:style-name="Table_20_Contents">BYTE</text:p>
            </table:table-cell>
            <table:table-cell table:style-name="Tabla10.F1" office:value-type="string">
              <text:p text:style-name="Table_20_Contents">1</text:p>
              <text:p text:style-name="Table_20_Contents">BYTE</text:p>
            </table:table-cell>
            <table:table-cell table:style-name="Tabla10.F1" office:value-type="string">
              <text:p text:style-name="Table_20_Contents">1</text:p>
              <text:p text:style-name="Table_20_Contents">BYTE</text:p>
            </table:table-cell>
            <table:table-cell table:style-name="Tabla10.H1" office:value-type="string">
              <text:p text:style-name="Table_20_Contents">1</text:p>
              <text:p text:style-name="Table_20_Contents">BYTE</text:p>
            </table:table-cell>
          </table:table-row>
        </table:table-header-rows>
      </table:table>
      <text:p text:style-name="P97"><draw:path text:anchor-type="paragraph" draw:z-index="50" draw:style-name="gr25" draw:text-style-name="P33" svg:width="8.73cm" svg:height="1.059cm" svg:x="2.443cm" svg:y="0.12cm" svg:viewBox="0 0 8731 1060" svg:d="m0 0c0 291 1995 799 2381 900 579 150 2494 158 2994 158 396 0 1989-155 2273-238 362-106 866-476 1081-794"><text:p/></draw:path><draw:line text:anchor-type="paragraph" draw:z-index="59" draw:style-name="gr26" draw:text-style-name="P33" svg:x1="4.771cm" svg:y1="0.139cm" svg:x2="4.771cm" svg:y2="4.187cm"><text:p/></draw:line><draw:path text:anchor-type="paragraph" draw:z-index="49" draw:style-name="gr24" draw:text-style-name="P33" svg:width="6.404cm" svg:height="1.059cm" svg:x="0.349cm" svg:y="0.12cm" svg:viewBox="0 0 6405 1060" svg:d="m0 0c0 291 1462 799 1746 900 424 150 1829 158 2196 158 291 0 1459-155 1667-238 265-106 635-476 794-794"><text:p/></draw:path> </text:p>
      <text:p text:style-name="P97"/>
      <text:p text:style-name="Standard"/>
      <text:p text:style-name="Standard"/>
      <text:p text:style-name="Standard"/>
      <text:p text:style-name="Standard"/>
      <text:p text:style-name="Standard"/>
      <text:p text:style-name="P5"><draw:caption text:anchor-type="paragraph" draw:z-index="51" draw:style-name="gr20" draw:text-style-name="P93" svg:width="2.065cm" svg:height="1.11cm" svg:x="0.009cm" svg:y="-0.949cm" draw:caption-point-x="0.291cm" draw:caption-point-y="1.45cm"><text:p><text:span text:style-name="T59"/></text:p><text:p><text:span text:style-name="T59">0x8049640 </text:span></text:p></draw:caption><draw:caption text:anchor-type="paragraph" draw:z-index="52" draw:style-name="gr20" draw:text-style-name="P93" svg:width="2.065cm" svg:height="1.11cm" svg:x="2.205cm" svg:y="-0.923cm" draw:caption-point-x="0.264cm" draw:caption-point-y="1.45cm"><text:p><text:span text:style-name="T59"/></text:p><text:p><text:span text:style-name="T59"><text:s/></text:span><text:span text:style-name="T59">0x8049644 </text:span></text:p></draw:caption><draw:caption text:anchor-type="paragraph" draw:z-index="53" draw:style-name="gr21" draw:text-style-name="P93" svg:width="2.065cm" svg:height="1.11cm" svg:x="4.427cm" svg:y="-0.923cm" draw:caption-point-x="0.265cm" draw:caption-point-y="1.427cm"><text:p><text:span text:style-name="T59"><text:s text:c="5"/></text:span><text:span text:style-name="T59">b + 2 = </text:span></text:p><text:p><text:span text:style-name="T59"><text:s/></text:span><text:span text:style-name="T59">0x8049648 </text:span></text:p></draw:caption><draw:caption text:anchor-type="paragraph" draw:z-index="54" draw:style-name="gr21" draw:text-style-name="P93" svg:width="2.065cm" svg:height="1.11cm" svg:x="6.65cm" svg:y="-0.949cm" draw:caption-point-x="0.159cm" draw:caption-point-y="1.476cm"><text:p><text:span text:style-name="T59"/></text:p><text:p><text:span text:style-name="T59"><text:s/></text:span><text:span text:style-name="T59">0x804964c </text:span></text:p></draw:caption><draw:caption text:anchor-type="paragraph" draw:z-index="55" draw:style-name="gr21" draw:text-style-name="P93" svg:width="2.065cm" svg:height="1.11cm" svg:x="8.899cm" svg:y="-0.949cm" draw:caption-point-x="0.079cm" draw:caption-point-y="1.476cm"><text:p><text:span text:style-name="T59"><text:s text:c="2"/></text:span><text:span text:style-name="T59">0x8049650 </text:span></text:p></draw:caption><draw:caption text:anchor-type="paragraph" draw:z-index="56" draw:style-name="gr22" draw:text-style-name="P93" svg:width="2.065cm" svg:height="1.11cm" svg:x="11.095cm" svg:y="-0.975cm" draw:caption-point-x="0.053cm" draw:caption-point-y="1.476cm"><text:p><text:span text:style-name="T59"/></text:p><text:p><text:span text:style-name="T59"><text:s/></text:span><text:span text:style-name="T59">0x8049654</text:span></text:p></draw:caption><draw:caption text:anchor-type="paragraph" draw:z-index="57" draw:style-name="gr27" draw:text-style-name="P93" svg:width="2.065cm" svg:height="1.11cm" svg:x="13.291cm" svg:y="-0.944cm" draw:caption-point-x="0.079cm" draw:caption-point-y="1.498cm"><text:p><text:span text:style-name="T59"/></text:p><text:p><text:span text:style-name="T59">0x8049658</text:span></text:p></draw:caption><draw:caption text:anchor-type="paragraph" draw:z-index="58" draw:style-name="gr28" draw:text-style-name="P93" svg:width="1.932cm" svg:height="1.11cm" svg:x="15.566cm" svg:y="-0.97cm" draw:caption-point-x="-0.053cm" draw:caption-point-y="1.524cm"><text:p><text:span text:style-name="T59"/></text:p><text:p><text:span text:style-name="T59">0x804965c</text:span></text:p></draw:caption></text:p>
      <table:table table:name="Tabla11" table:style-name="Tabla11">
        <table:table-column table:style-name="Tabla11.A" table:number-columns-repeated="31"/>
        <table:table-column table:style-name="Tabla11.f"/>
        <table:table-header-rows>
          <table:table-row>
            <table:table-cell table:style-name="Tabla11.A1" office:value-type="string">
              <text:p text:style-name="Table_20_Contents">1</text:p>
              <text:p text:style-name="Table_20_Contents">BYTE</text:p>
            </table:table-cell>
            <table:table-cell table:style-name="Tabla11.B1" office:value-type="string">
              <text:p text:style-name="Table_20_Contents">1</text:p>
              <text:p text:style-name="Table_20_Contents">BYTE</text:p>
            </table:table-cell>
            <table:table-cell table:style-name="Tabla11.B1" office:value-type="string">
              <text:p text:style-name="Table_20_Contents">1</text:p>
              <text:p text:style-name="Table_20_Contents">BYTE</text:p>
            </table:table-cell>
            <table:table-cell table:style-name="Tabla11.D1" office:value-type="string">
              <text:p text:style-name="Table_20_Contents">1</text:p>
              <text:p text:style-name="Table_20_Contents">BYTE</text:p>
            </table:table-cell>
            <table:table-cell table:style-name="Tabla11.A1" office:value-type="string">
              <text:p text:style-name="Table_20_Contents">1</text:p>
              <text:p text:style-name="Table_20_Contents">BYTE</text:p>
            </table:table-cell>
            <table:table-cell table:style-name="Tabla11.B1" office:value-type="string">
              <text:p text:style-name="Table_20_Contents">1</text:p>
              <text:p text:style-name="Table_20_Contents">BYTE</text:p>
            </table:table-cell>
            <table:table-cell table:style-name="Tabla11.B1" office:value-type="string">
              <text:p text:style-name="Table_20_Contents">1</text:p>
              <text:p text:style-name="Table_20_Contents">BYTE</text:p>
            </table:table-cell>
            <table:table-cell table:style-name="Tabla11.D1" office:value-type="string">
              <text:p text:style-name="Table_20_Contents">1</text:p>
              <text:p text:style-name="Table_20_Contents">BYTE</text:p>
            </table:table-cell>
            <table:table-cell table:style-name="Tabla11.I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L1" office:value-type="string">
              <text:p text:style-name="Table_20_Contents">1</text:p>
              <text:p text:style-name="Table_20_Contents">BYTE</text:p>
            </table:table-cell>
            <table:table-cell table:style-name="Tabla11.I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L1" office:value-type="string">
              <text:p text:style-name="Table_20_Contents">1</text:p>
              <text:p text:style-name="Table_20_Contents">BYTE</text:p>
            </table:table-cell>
            <table:table-cell table:style-name="Tabla11.I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L1" office:value-type="string">
              <text:p text:style-name="Table_20_Contents">1</text:p>
              <text:p text:style-name="Table_20_Contents">BYTE</text:p>
            </table:table-cell>
            <table:table-cell table:style-name="Tabla11.I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L1" office:value-type="string">
              <text:p text:style-name="Table_20_Contents">1</text:p>
              <text:p text:style-name="Table_20_Contents">BYTE</text:p>
            </table:table-cell>
            <table:table-cell table:style-name="Tabla11.I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L1" office:value-type="string">
              <text:p text:style-name="Table_20_Contents">1</text:p>
              <text:p text:style-name="Table_20_Contents">BYTE</text:p>
            </table:table-cell>
            <table:table-cell table:style-name="Tabla11.I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J1" office:value-type="string">
              <text:p text:style-name="Table_20_Contents">1</text:p>
              <text:p text:style-name="Table_20_Contents">BYTE</text:p>
            </table:table-cell>
            <table:table-cell table:style-name="Tabla11.L1" office:value-type="string">
              <text:p text:style-name="Table_20_Contents">1</text:p>
              <text:p text:style-name="Table_20_Contents">BYTE</text:p>
            </table:table-cell>
          </table:table-row>
        </table:table-header-rows>
      </table:table>
      <text:p text:style-name="P97"/>
      <text:p text:style-name="Standard">En este otro gráfico, observando las <text:span text:style-name="T1">flechas</text:span> que <text:span text:style-name="T1">representan hacia dónde apuntan los punteros</text:span>, podemos interpretar:</text:p>
      <text:list text:style-name="L31">
        <text:list-item>
          <text:p text:style-name="P94"><text:span text:style-name="T1">b = b + 0 = </text:span><text:span text:style-name="T60">0x804962c</text:span><text:span text:style-name="T61"> </text:span><text:s/><text:span text:style-name="T1">cuya dirección de memoria es</text:span> <text:span text:style-name="T1">&amp;(b + 0) = </text:span><text:span text:style-name="T60">0x8049620</text:span></text:p>
        </text:list-item>
        <text:list-item>
          <text:p text:style-name="P95">b = b + 1 = 0x8049634<text:span text:style-name="T3"> </text:span><text:s/>cuya dirección de memoria es &amp;(b + 1) = 0x8049624</text:p>
        </text:list-item>
        <text:list-item>
          <text:p text:style-name="P95">b = b + 2 = 0x8049648<text:span text:style-name="T3"> </text:span><text:s/>cuya dirección de memoria es &amp;(b + 2) = 0x8049628</text:p>
        </text:list-item>
        <text:list-item>
          <text:p text:style-name="P95">*(b + 0) es un arreglo de 2 enteros </text:p>
        </text:list-item>
        <text:list-item>
          <text:p text:style-name="P95">*(b + 1) es un arreglo de 5 enteros </text:p>
        </text:list-item>
        <text:list-item>
          <text:p text:style-name="P95">*(b + 2) es un arreglo de 6 enteros </text:p>
        </text:list-item>
      </text:list>
      <text:p text:style-name="P96"/>
      <text:p text:style-name="P96">Es decir que estamos ante un “arreglo de 3 punteros a arreglos de enteros de distinto tamaño”</text:p>
      <text:p text:style-name="Standard"/>
      <text:p text:style-name="Standard">Por lo tanto <text:span text:style-name="T1">resulta evidente</text:span> que <text:span text:style-name="T1">no es lo mismo un “arreglo de arreglos” que un “arreglo de punteros”</text:span>, pues como se ve en los esquemas anteriores, <text:span text:style-name="T1">un “arreglo de arreglos” va a reservar espacio para la totalidad de sus elementos, mientras que “un arreglo de punteros” no actúa de esta manera debido a la diferente interpretación que se puede hacer con respecto a los elementos que están siendo apuntado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85/</text:p>
      <text:p text:style-name="P17"/>
      <text:p text:style-name="P17">Veamos un <text:span text:style-name="T1">ejemplo</text:span> que muestra la <text:span text:style-name="T1">declaración y uso de “arreglo de arreglos”</text:span>:</text:p>
      <text:p text:style-name="P17"><text:tab/>// Archivo: arreglo-de-arreglos.c</text:p>
      <text:p text:style-name="P17"><text:tab/>#include &lt;stdio.h&gt;</text:p>
      <text:p text:style-name="P17"><text:tab/></text:p>
      <text:p text:style-name="P17"><text:tab/>#define FILAS 4</text:p>
      <text:p text:style-name="P17"><text:tab/>#define COLUMNAS 4</text:p>
      <text:p text:style-name="P17"><text:tab/></text:p>
      <text:p text:style-name="P17"><text:tab/>int main()</text:p>
      <text:p text:style-name="P17"><text:tab/>{</text:p>
      <text:p text:style-name="P17"><text:tab/> <text:s text:c="7"/>int indice, fila, columna, a[]={1,2,3,4};</text:p>
      <text:p text:style-name="P17"><text:tab/> <text:s text:c="7"/>int b[FILAS][COLUMNAS]={{1,2,3,4},{5,6,7,8},{9,10,11,12},{13,14,15,16}};</text:p>
      <text:p text:style-name="P17"><text:tab/> <text:s text:c="7"/>printf("\n");</text:p>
      <text:p text:style-name="P17"><text:tab/> <text:s text:c="7"/>for( indice = 0 ; indice &lt; FILAS ; indice++ )</text:p>
      <text:p text:style-name="P17"><text:tab/> <text:s text:c="7"/>{</text:p>
      <text:p text:style-name="P17"><text:tab/> <text:s text:c="15"/>printf("\n a[%d] = %d <text:s/>", indice , a[indice] );</text:p>
      <text:p text:style-name="P17"><text:tab/> <text:s text:c="7"/>}</text:p>
      <text:p text:style-name="P17"><text:tab/> <text:s text:c="7"/>printf("\n");</text:p>
      <text:p text:style-name="P17"><text:tab/> <text:s text:c="7"/>for( fila = 0 ; fila &lt; FILAS ; fila++ )</text:p>
      <text:p text:style-name="P17"><text:tab/> <text:s text:c="7"/>{</text:p>
      <text:p text:style-name="P17"><text:tab/> <text:s text:c="15"/>printf("\n");</text:p>
      <text:p text:style-name="P17"><text:tab/> <text:s text:c="15"/>for( columna = 0; columna &lt; COLUMNAS ; columna++ )</text:p>
      <text:p text:style-name="P17"><text:tab/> <text:s text:c="15"/>{</text:p>
      <text:p text:style-name="P17"><text:tab/> <text:s text:c="23"/>printf(" b[%d][%d] = %d ", fila, columna, b[fila][columna] );</text:p>
      <text:p text:style-name="P17"><text:tab/> <text:s text:c="15"/>}</text:p>
      <text:p text:style-name="P17"><text:tab/> <text:s text:c="15"/>printf("\n");</text:p>
      <text:p text:style-name="P17"><text:tab/> <text:s text:c="7"/>}</text:p>
      <text:p text:style-name="P17"><text:tab/> <text:s text:c="7"/>return 0; <text:s text:c="6"/>// salida exitosa del programa</text:p>
      <text:p text:style-name="P17"><text:tab/>}</text:p>
      <text:p text:style-name="P17"><text:tab/>// Fin del archivo: arreglo-de-arreglos.c</text:p>
      <text:p text:style-name="P17">Se compila con:<text:tab/><text:tab/><text:span text:style-name="T1">gcc -Wall arreglo-de-arreglos.c -o arreglo-de-arreglos.out</text:span></text:p>
      <text:p text:style-name="Standard">Se ejecuta con:<text:tab/><text:tab/><text:span text:style-name="T1">./</text:span><text:span text:style-name="T26">arreglo-de-arreglos.out</text:span></text:p>
      <text:p text:style-name="P17">Cuya salida en pantalla es:</text:p>
      <text:p text:style-name="P17"><text:tab/></text:p>
      <text:p text:style-name="P17"><text:tab/></text:p>
      <text:p text:style-name="P17"><text:tab/> a[0] = 1</text:p>
      <text:p text:style-name="P17"><text:tab/> a[1] = 2</text:p>
      <text:p text:style-name="P17"><text:tab/> a[2] = 3</text:p>
      <text:p text:style-name="P17"><text:tab/> a[3] = 4</text:p>
      <text:p text:style-name="P17"><text:tab/></text:p>
      <text:p text:style-name="P17"><text:tab/> b[0][0] = 1 <text:s/>b[0][1] = 2 <text:s/>b[0][2] = 3 <text:s/>b[0][3] = 4</text:p>
      <text:p text:style-name="P17"><text:tab/></text:p>
      <text:p text:style-name="P17"><text:tab/> b[1][0] = 5 <text:s/>b[1][1] = 6 <text:s/>b[1][2] = 7 <text:s/>b[1][3] = 8</text:p>
      <text:p text:style-name="P17"><text:tab/></text:p>
      <text:p text:style-name="P17"><text:tab/> b[2][0] = 9 <text:s/>b[2][1] = 10 <text:s/>b[2][2] = 11 <text:s/>b[2][3] = 12</text:p>
      <text:p text:style-name="P17"><text:tab/></text:p>
      <text:p text:style-name="P17"><text:tab/> b[3][0] = 13 <text:s/>b[3][1] = 14 <text:s/>b[3][2] = 15 <text:s/>b[3][3] = 16</text:p>
      <text:p text:style-name="P16"/>
      <text:p text:style-name="P17"/>
      <text:p text:style-name="P17"/>
      <text:p text:style-name="P17"/>
      <text:p text:style-name="P5">Analista Universitario en Sistemas – CUATRIMESTRE Nº 3<text:tab/>MARZO-JUNIO 2006<text:tab/></text:p>
      <text:p text:style-name="P17">NOTAS DE CLASE DEL PROFESOR GUIDO MACCHI – TALLER 2<text:tab/><text:tab/><text:tab/><text:tab/>86/</text:p>
      <text:p text:style-name="P17"/>
      <text:p text:style-name="Standard"><text:span text:style-name="T25">Ahora veamos un sencillo programa que muestra el </text:span><text:span text:style-name="T26">uso de “arreglo de punteros a enteros”</text:span><text:span text:style-name="T25">:</text:span></text:p>
      <text:p text:style-name="P17"><text:tab/>// Archivo: arreglo-de-punteros.c</text:p>
      <text:p text:style-name="P17"><text:tab/>#include &lt;stdio.h&gt;</text:p>
      <text:p text:style-name="P17"><text:tab/>#include &lt;stdlib.h&gt;</text:p>
      <text:p text:style-name="P17"><text:tab/></text:p>
      <text:p text:style-name="P17"><text:tab/>#define SIZE 5</text:p>
      <text:p text:style-name="P17"><text:tab/>int main()</text:p>
      <text:p text:style-name="P17"><text:tab/>{</text:p>
      <text:p text:style-name="P17"><text:tab/> <text:s text:c="7"/>int indice, * a[SIZE];</text:p>
      <text:p text:style-name="P17"><text:tab/> <text:s text:c="7"/>int primera = 1, segunda = 2, tercera = 3, cuarta = 4, quinta = 5;</text:p>
      <text:p text:style-name="P17"><text:tab/> <text:s text:c="7"/>a[0] = &amp;primera;</text:p>
      <text:p text:style-name="P17"><text:tab/> <text:s text:c="7"/>a[1] = &amp;segunda;</text:p>
      <text:p text:style-name="P17"><text:tab/> <text:s text:c="7"/>a[2] = &amp;tercera;</text:p>
      <text:p text:style-name="P17"><text:tab/> <text:s text:c="7"/>a[3] = &amp;cuarta;</text:p>
      <text:p text:style-name="P17"><text:tab/> <text:s text:c="7"/>a[4] = &amp;quinta;</text:p>
      <text:p text:style-name="P17"><text:tab/> <text:s text:c="7"/>printf("\n");</text:p>
      <text:p text:style-name="P17"><text:tab/> <text:s text:c="7"/>for( indice = 0 ; indice &lt; SIZE ; indice++ )</text:p>
      <text:p text:style-name="P17"><text:tab/> <text:s text:c="7"/>{</text:p>
      <text:p text:style-name="P17"><text:tab/> <text:s text:c="15"/>printf("\n a[ %d ] = %d en %p ", indice , *(a[indice]), a[indice] );</text:p>
      <text:p text:style-name="P17"><text:tab/> <text:s text:c="7"/>}</text:p>
      <text:p text:style-name="P17"><text:tab/> <text:s text:c="7"/>printf("\n");</text:p>
      <text:p text:style-name="P17"><text:tab/> <text:s text:c="7"/>return 0; <text:s text:c="6"/>// salida exitosa del programa</text:p>
      <text:p text:style-name="P17"><text:tab/>}</text:p>
      <text:p text:style-name="P17"><text:tab/>//Fin del archivo: arreglo-de-punteros.c</text:p>
      <text:p text:style-name="Standard"><text:span text:style-name="T25">Se compila con:<text:tab/><text:tab/></text:span><text:span text:style-name="T26">gcc -Wall arreglo-de-punteros.c -o arreglo-de-punteros.out</text:span></text:p>
      <text:p text:style-name="Standard">Se ejecuta con:<text:tab/><text:tab/><text:span text:style-name="T1">./</text:span><text:span text:style-name="T26">arreglo-de-punteros.out</text:span></text:p>
      <text:p text:style-name="P17">Y su salida en pantalla es:</text:p>
      <text:p text:style-name="P17"><text:tab/></text:p>
      <text:p text:style-name="P17"><text:tab/></text:p>
      <text:p text:style-name="P17"><text:tab/> a[ 0 ] = 1 en 0xbffff74c</text:p>
      <text:p text:style-name="P17"><text:tab/> a[ 1 ] = 2 en 0xbffff748</text:p>
      <text:p text:style-name="P17"><text:tab/> a[ 2 ] = 3 en 0xbffff744</text:p>
      <text:p text:style-name="P17"><text:tab/> a[ 3 ] = 4 en 0xbffff740</text:p>
      <text:p text:style-name="P17"><text:tab/> a[ 4 ] = 5 en 0xbffff73c</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Analista Universitario en Sistemas – CUATRIMESTRE Nº 3<text:tab/>MARZO-JUNIO 2006<text:tab/></text:p>
      <text:p text:style-name="P17">NOTAS DE CLASE DEL PROFESOR GUIDO MACCHI – TALLER 2<text:tab/><text:tab/><text:tab/><text:tab/>87/</text:p>
      <text:p text:style-name="P17"/>
      <text:p text:style-name="Standard"><text:span text:style-name="T2">Etapas del proceso de compilación</text:span>:</text:p>
      <text:p text:style-name="Standard"><draw:g text:anchor-type="paragraph" draw:z-index="40" draw:style-name="gr1"><draw:frame draw:style-name="gr29" draw:text-style-name="P33" svg:width="2.276cm" svg:height="2.107cm" svg:x="0.229cm" svg:y="0.146cm"><draw:text-box><text:p text:style-name="P33"><text:s/>Archivo de código <text:s/>fuente en C <text:s/><text:span text:style-name="T48">“.c”</text:span></text:p></draw:text-box></draw:frame><draw:line draw:style-name="gr30" draw:text-style-name="P33" svg:x1="2.637cm" svg:y1="1.311cm" svg:x2="3.51cm" svg:y2="1.311cm"><text:p/></draw:line><draw:frame draw:style-name="gr31" draw:text-style-name="P33" svg:width="2.62cm" svg:height="2.038cm" svg:x="3.589cm" svg:y="0.173cm"><draw:text-box><text:p text:style-name="P33">Preprocesador de C: <text:span text:style-name="T48">cpp</text:span></text:p><text:p text:style-name="P33"><text:span text:style-name="T48">“</text:span><text:span text:style-name="T48">.i”</text:span></text:p></draw:text-box></draw:frame><draw:frame draw:style-name="gr32" draw:text-style-name="P33" svg:width="2.276cm" svg:height="2.181cm" svg:x="7.505cm" svg:y="0.146cm"><draw:text-box><text:p text:style-name="P33"><text:s text:c="2"/>Compilador</text:p><text:p text:style-name="P33">de C: <text:span text:style-name="T48">cc1</text:span></text:p><text:p text:style-name="P33"><text:span text:style-name="T48">“</text:span><text:span text:style-name="T48">.s”</text:span></text:p><text:p text:style-name="P33"><text:span text:style-name="T48"/></text:p></draw:text-box></draw:frame><draw:line draw:style-name="gr30" draw:text-style-name="P33" svg:x1="16.289cm" svg:y1="2.395cm" svg:x2="16.289cm" svg:y2="3.295cm"><text:p/></draw:line><draw:frame draw:style-name="gr31" draw:text-style-name="P33" svg:width="3.229cm" svg:height="2.038cm" svg:x="10.998cm" svg:y="0.173cm"><draw:text-box><text:p text:style-name="P33">Ensamblador: <text:span text:style-name="T48">gas</text:span></text:p><text:p text:style-name="P33"><text:span text:style-name="T48">“</text:span><text:span text:style-name="T48">.o”</text:span></text:p></draw:text-box></draw:frame><draw:line draw:style-name="gr30" draw:text-style-name="P33" svg:x1="6.447cm" svg:y1="1.311cm" svg:x2="7.32cm" svg:y2="1.311cm"><text:p/></draw:line><draw:frame draw:style-name="gr33" draw:text-style-name="P99" svg:width="2.276cm" svg:height="2.144cm" svg:x="15.046cm" svg:y="0.12cm"><draw:text-box><text:p text:style-name="P33"><text:span text:style-name="T62">Enlazador “linker”: </text:span></text:p><text:p text:style-name="P33"><text:span text:style-name="T48">ld </text:span><text:span text:style-name="T62">o</text:span><text:span text:style-name="T48"> collect</text:span></text:p><text:p text:style-name="P33"><text:span text:style-name="T48">“</text:span><text:span text:style-name="T48">.a” <text:s/>“.so”</text:span></text:p></draw:text-box></draw:frame><draw:line draw:style-name="gr30" draw:text-style-name="P33" svg:x1="9.966cm" svg:y1="1.311cm" svg:x2="10.839cm" svg:y2="1.311cm"><text:p/></draw:line><draw:line draw:style-name="gr30" draw:text-style-name="P33" svg:x1="14.331cm" svg:y1="1.231cm" svg:x2="15.045cm" svg:y2="1.231cm"><text:p/></draw:line><draw:frame draw:style-name="gr34" draw:text-style-name="P33" svg:width="3.255cm" svg:height="1.8cm" svg:x="14.093cm" svg:y="3.401cm"><draw:text-box><text:p text:style-name="P33"><text:s/><text:span text:style-name="T62">Archivo ejecutable por el Microprocesador</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na manera de <text:span text:style-name="T1">ver en pantalla</text:span> <text:span text:style-name="T1">cómo se va realizando el proceso de compilación</text:span> es utilizar el <text:span text:style-name="T1">argumento -v</text:span> para la línea de comandos, <text:span text:style-name="T1">cuando se está compilando con el gcc, </text:span><text:span text:style-name="T3">cuyo efecto es </text:span><text:span text:style-name="T1">activar el modo verborrágico</text:span><text:span text:style-name="T3"> del </text:span><text:span text:style-name="T1">Compilador C de GNU</text:span><text:span text:style-name="T3">.</text:span></text:p>
      <text:p text:style-name="P5"/>
      <text:p text:style-name="P5">Un ejemplo interesante es el siguiente:</text:p>
      <text:p text:style-name="P5"/>
      <text:p text:style-name="P5"><text:tab/>// Archivo: qq.c</text:p>
      <text:p text:style-name="P5"><text:tab/>#include &lt;stdio.h&gt;</text:p>
      <text:p text:style-name="P5"><text:tab/></text:p>
      <text:p text:style-name="P5"><text:tab/>#define NULL ( (void *) 0 )</text:p>
      <text:p text:style-name="P5"><text:tab/></text:p>
      <text:p text:style-name="P5"><text:tab/>int main()</text:p>
      <text:p text:style-name="P5"><text:tab/>{</text:p>
      <text:p text:style-name="P5"><text:tab/> <text:s text:c="7"/>char * p;</text:p>
      <text:p text:style-name="P5"><text:tab/> <text:s text:c="7"/>p = malloc( 10 );</text:p>
      <text:p text:style-name="P5"><text:tab/> <text:s text:c="7"/>if( <text:s/>p == NULL )</text:p>
      <text:p text:style-name="P5"><text:tab/> <text:s text:c="15"/>return -1;</text:p>
      <text:p text:style-name="P5"><text:tab/> <text:s text:c="7"/>return 0;</text:p>
      <text:p text:style-name="P5"><text:tab/>}</text:p>
      <text:p text:style-name="P5"><text:tab/>// Fin del archivo: qq.c</text:p>
      <text:p text:style-name="P5"/>
      <text:p text:style-name="P5">Cuando se compila de la siguiente manera:<text:tab/><text:tab/><text:span text:style-name="T1">gcc qq.c -Wall -E -v -o qq.i qq.c </text:span></text:p>
      <text:p text:style-name="P5"><text:tab/>La opción <text:span text:style-name="T1">-E</text:span> <text:span text:style-name="T1">detiene el proceso después de la estapa de preprocesamineto</text:span>, y <text:span text:style-name="T1">no realiza ninguna de las etapas posteriores, ni compilación, ni ensamblado, ni enlazado,</text:span> y los archivos de salida contienen:</text:p>
      <text:list text:style-name="L32">
        <text:list-item>
          <text:list>
            <text:list-item>
              <text:list>
                <text:list-item>
                  <text:list>
                    <text:list-item>
                      <text:p text:style-name="P100"><text:span text:style-name="T1">qq.i</text:span><text:span text:style-name="T3"> : El </text:span><text:span text:style-name="T1">código fuente en Lenguaje C que no necesita ser preprocesado</text:span></text:p>
                    </text:list-item>
                    <text:list-item>
                      <text:p text:style-name="P101"><text:span text:style-name="T1">qq.c</text:span>: El mismo código fuente en Lenguaje C, el cuál sí necesita ser preprocesado</text:p>
                    </text:list-item>
                  </text:list>
                </text:list-item>
              </text:list>
            </text:list-item>
          </text:list>
        </text:list-item>
      </text:list>
      <text:p text:style-name="P5"/>
      <text:p text:style-name="Standard"><text:span text:style-name="T3">Cuando se compila de esta otra manera:<text:tab/><text:tab/></text:span><text:span text:style-name="T1">gcc qq.c -Wall -S -v -o qq.s</text:span></text:p>
      <text:p text:style-name="P102"><text:tab/>La opción <text:span text:style-name="T48">-S detiene el proceso después de la etapa de compilación, </text:span><text:span text:style-name="T63">y</text:span><text:span text:style-name="T48"> no realiza ninguna <text:tab/>de las etapas siguientes</text:span><text:span text:style-name="T63">, </text:span><text:span text:style-name="T48">ni ensamblado</text:span><text:span text:style-name="T63">, </text:span><text:span text:style-name="T48">ni enlazado</text:span><text:span text:style-name="T63">, y el archivo de salida:</text:span></text:p>
      <text:list text:style-name="L33">
        <text:list-item>
          <text:list>
            <text:list-item>
              <text:list>
                <text:list-item>
                  <text:list>
                    <text:list-item>
                      <text:p text:style-name="P103"><text:span text:style-name="T1">qq.s : </text:span>contiene el mismo código fuente pero en Lenguaje ensamblador</text:p>
                    </text:list-item>
                  </text:list>
                </text:list-item>
              </text:list>
            </text:list-item>
          </text:list>
        </text:list-item>
      </text:list>
      <text:p text:style-name="P5"/>
      <text:p text:style-name="P5"/>
      <text:p text:style-name="P5"/>
      <text:p text:style-name="P5"/>
      <text:p text:style-name="P5"/>
      <text:p text:style-name="P5">Analista Universitario en Sistemas – CUATRIMESTRE Nº 3<text:tab/>MARZO-JUNIO 2006<text:tab/></text:p>
      <text:p text:style-name="P17">NOTAS DE CLASE DEL PROFESOR GUIDO MACCHI – TALLER 2<text:tab/><text:tab/><text:tab/><text:tab/>88/</text:p>
      <text:p text:style-name="P17"/>
      <text:p text:style-name="P5"><text:span text:style-name="T2">Entrada y Salida en Sistemas operativo derivados de UNIX</text:span>:</text:p>
      <text:p text:style-name="Standard"><text:span text:style-name="T37">A estos Sistemas Operativos se los suele llamar </text:span><text:span text:style-name="T38">“like *nix”</text:span><text:span text:style-name="T37">,</text:span> es decir, <text:span text:style-name="T1">como UNIX</text:span>.</text:p>
      <text:p text:style-name="Standard"><text:span text:style-name="T1">UNIX considera a muchas cosas como archivos.</text:span> </text:p>
      <text:p text:style-name="Standard">La <text:span text:style-name="T1">Entrada y Salida está dividida en dos niveles: 1 y 2</text:span>:</text:p>
      <text:list text:style-name="L34">
        <text:list-item>
          <text:p text:style-name="P104"><text:span text:style-name="T1">printf</text:span> y <text:span text:style-name="T1">scanf </text:span>corresponden al <text:span text:style-name="T1">nivel 2</text:span></text:p>
        </text:list-item>
        <text:list-item>
          <text:p text:style-name="P104"><text:span text:style-name="T1">open , read, write, y close, entre otros</text:span> corresponden al <text:span text:style-name="T1">nivel 1</text:span></text:p>
        </text:list-item>
      </text:list>
      <text:p text:style-name="P46"/>
      <text:p text:style-name="Standard"><text:span text:style-name="T2">Veamos las del nivel 1</text:span>:</text:p>
      <text:p text:style-name="Standard"><text:tab/><text:tab/><text:tab/><text:tab/><text:span text:style-name="T1">¿Qué es abrir un archivo?</text:span></text:p>
      <text:p text:style-name="Standard"><text:span text:style-name="T1">Es disponer de su metadata</text:span>, la cuál está <text:span text:style-name="T1">compuesta de información extra que permite controlar los datos</text:span>. Esto se hace con:</text:p>
      <text:p text:style-name="Standard"/>
      <text:p text:style-name="Standard"><text:tab/><text:span text:style-name="T1">int</text:span> <text:s/><text:span text:style-name="T1">open( <text:s/>const char * nombre <text:s/>, <text:s text:c="2"/>int modo <text:s text:c="2"/>[, int permisos ] <text:s text:c="2"/>)</text:span></text:p>
      <text:p text:style-name="P5"/>
      <text:p text:style-name="Standard"><text:span text:style-name="T3">Vamos a desglosar la información que hay en este </text:span><text:span text:style-name="T1">prototipo de la función open</text:span><text:span text:style-name="T3"> haciendo uso de la información brindada por </text:span><text:span text:style-name="T1">man 2 open</text:span>:</text:p>
      <text:p text:style-name="P4"><text:span text:style-name="T10"><text:tab/><text:tab/></text:span><text:span text:style-name="T4">Nota</text:span>: El Nº 2 hace referencia a la sección dentro de la cuál se va a buscar el <text:tab/><text:tab/>manual de open. Por lo general se presentan las siguientes secciones:</text:p>
      <text:list text:style-name="L35">
        <text:list-item>
          <text:list>
            <text:list-item>
              <text:list>
                <text:list-item>
                  <text:list>
                    <text:list-item>
                      <text:list>
                        <text:list-item>
                          <text:list>
                            <text:list-item>
                              <text:list>
                                <text:list-item>
                                  <text:list>
                                    <text:list-item>
                                      <text:p text:style-name="P105">Sección 1<text:tab/>Comandos de usuario</text:p>
                                    </text:list-item>
                                    <text:list-item>
                                      <text:p text:style-name="P105">Sección 2<text:tab/>Llamadas del sistema</text:p>
                                    </text:list-item>
                                    <text:list-item>
                                      <text:p text:style-name="P105">Sección 3<text:tab/>Subrutinas</text:p>
                                    </text:list-item>
                                    <text:list-item>
                                      <text:p text:style-name="P105">Sección 4<text:tab/>Dispositivos</text:p>
                                    </text:list-item>
                                    <text:list-item>
                                      <text:p text:style-name="P105">Sección 5<text:tab/>Formatos de archivos</text:p>
                                    </text:list-item>
                                    <text:list-item>
                                      <text:p text:style-name="P105">Sección 6<text:tab/>Juegos</text:p>
                                    </text:list-item>
                                    <text:list-item>
                                      <text:p text:style-name="P105">Sección 7<text:tab/>Varios</text:p>
                                    </text:list-item>
                                    <text:list-item>
                                      <text:p text:style-name="P105">Sección 8<text:tab/>Administración del sistema</text:p>
                                    </text:list-item>
                                    <text:list-item>
                                      <text:p text:style-name="P105">Sección 9<text:tab/>Núcleo</text:p>
                                    </text:list-item>
                                  </text:list>
                                </text:list-item>
                              </text:list>
                            </text:list-item>
                          </text:list>
                        </text:list-item>
                      </text:list>
                    </text:list-item>
                  </text:list>
                </text:list-item>
              </text:list>
            </text:list-item>
          </text:list>
        </text:list-item>
      </text:list>
      <text:p text:style-name="P4">SINOPSIS</text:p>
      <text:p text:style-name="P4"><text:s text:c="7"/>#include &lt;sys/types.h&gt;</text:p>
      <text:p text:style-name="P4"><text:s text:c="7"/>#include &lt;sys/stat.h&gt;</text:p>
      <text:p text:style-name="P4"><text:s text:c="7"/>#include &lt;fcntl.h&gt;</text:p>
      <text:p text:style-name="P4"/>
      <text:p text:style-name="P4"><text:s text:c="7"/>int open(const char *camino, int flags);</text:p>
      <text:p text:style-name="P4"><text:s text:c="7"/>int open(const char *camino, int flags, mode_t modo);</text:p>
      <text:p text:style-name="P4"><text:s text:c="7"/>int creat(const char *camino, mode_t modo);</text:p>
      <text:p text:style-name="P4"/>
      <text:list text:style-name="L36">
        <text:list-item>
          <text:p text:style-name="P106"><text:span text:style-name="T1">int</text:span> <text:tab/><text:tab/><text:span text:style-name="T1">open</text:span> y <text:span text:style-name="T1">creat</text:span> <text:span text:style-name="T1">devuelven</text:span> el <text:span text:style-name="T1">nuevo descriptor de fichero (file handler)</text:span>, o <text:span text:style-name="T1">-1</text:span> <text:span text:style-name="T1">si ha <text:tab/><text:tab/>ocurrido un error</text:span> (en cuyo caso, se da un valor apropiado a <text:span text:style-name="T1">errno</text:span>). Observe que <text:span text:style-name="T1">open</text:span> <text:tab/><text:tab/>puede abrir ficheros especiales de dispositivo, pero <text:span text:style-name="T1">creat</text:span> no puede crearlos; emplee <text:tab/><text:tab/><text:span text:style-name="T1">mknod(2)</text:span> en su lugar. En sistemas de ficheros NFS con asociación de UIDs habilitada, <text:tab/><text:tab/>open puede devolver un descriptor de fichero pero p. ej. llamadas a <text:span text:style-name="T1">read(2)</text:span> pueden <text:tab/><text:tab/>denegarse con el error <text:span text:style-name="T1">EACCES</text:span>. <text:s/>Esto es así porque el cliente hace el <text:span text:style-name="T1">open <text:tab/><text:tab/><text:tab/></text:span>comprobando los permisos, pero la asociación de UID la hace el servidor sobre las <text:tab/><text:tab/>peticiones de lectura <text:s/>y <text:s/>escritura.</text:p>
          <text:p text:style-name="P106"><text:s/></text:p>
        </text:list-item>
        <text:list-item>
          <text:p text:style-name="P107">const char *camino<text:tab/><text:span text:style-name="T3">Es la </text:span>ruta absoluta, path, o camino donde se creará el fichero<text:span text:style-name="T3">, que <text:tab/><text:tab/><text:tab/><text:tab/>quedará abierto, no compartido con ningún otro proceso</text:span><text:tab/></text:p>
        </text:list-item>
      </text:list>
      <text:p text:style-name="P5">Analista Universitario en Sistemas – CUATRIMESTRE Nº 3<text:tab/>MARZO-JUNIO 2006<text:tab/></text:p>
      <text:p text:style-name="P17">NOTAS DE CLASE DEL PROFESOR GUIDO MACCHI – TALLER 2<text:tab/><text:tab/><text:tab/><text:tab/>89/</text:p>
      <text:p text:style-name="P17"/>
      <text:list text:style-name="L37">
        <text:list-item>
          <text:p text:style-name="P108"><text:span text:style-name="T26">int flags<text:tab/>flags</text:span><text:span text:style-name="T25"> es uno de entre los siguientes modos de apertura del fichero:</text:span></text:p>
          <text:list>
            <text:list-item>
              <text:list>
                <text:list-item>
                  <text:list>
                    <text:list-item>
                      <text:list>
                        <text:list-item>
                          <text:list>
                            <text:list-item>
                              <text:list>
                                <text:list-item>
                                  <text:list>
                                    <text:list-item>
                                      <text:p text:style-name="P109">O_RDONLY<text:tab/>solamente para lectura</text:p>
                                    </text:list-item>
                                    <text:list-item>
                                      <text:p text:style-name="P109">O_WRONLY<text:tab/>solamente para escritura</text:p>
                                    </text:list-item>
                                    <text:list-item>
                                      <text:p text:style-name="P110"><text:span text:style-name="T1">O_RDWR</text:span> <text:tab/><text:span text:style-name="T1">para lectura y escritura</text:span></text:p>
                                    </text:list-item>
                                  </text:list>
                                </text:list-item>
                              </text:list>
                            </text:list-item>
                          </text:list>
                        </text:list-item>
                      </text:list>
                    </text:list-item>
                  </text:list>
                </text:list-item>
              </text:list>
            </text:list-item>
          </text:list>
          <text:p text:style-name="P109"><text:s/></text:p>
        </text:list-item>
        <text:list-item>
          <text:p text:style-name="P108"><text:span text:style-name="T26">mode_t modo<text:tab/></text:span><text:span text:style-name="T25">Aquí se ha hecho uso del sinónimo:<text:tab/> <text:s/></text:span><text:span text:style-name="T26">typedef <text:s text:c="4"/>unsigned int <text:s text:c="3"/>mode_t;</text:span><text:tab/><text:tab/><text:tab/>El argumento <text:span text:style-name="T1">modo especifica los permisos a emplear si se crea un nuevo <text:tab/><text:tab/><text:tab/>fichero</text:span>. Es modificado por la máscara <text:span text:style-name="T1">umask</text:span> del proceso de la forma habitual: <text:tab/><text:tab/><text:tab/>los permisos del fichero creado son (modo &amp; ~umask).<text:tab/><text:tab/><text:tab/><text:tab/><text:tab/><text:tab/>Los <text:span text:style-name="T1">distintos modos de permisos</text:span> están <text:span text:style-name="T1">definidos como constantes simbólicas</text:span> <text:tab/><text:tab/><text:tab/>en el <text:span text:style-name="T1">archivo fcntl.h</text:span><text:span text:style-name="T3">, estas son:</text:span></text:p>
          <text:list>
            <text:list-item>
              <text:list>
                <text:list-item>
                  <text:list>
                    <text:list-item>
                      <text:list>
                        <text:list-item>
                          <text:list>
                            <text:list-item>
                              <text:list>
                                <text:list-item>
                                  <text:list>
                                    <text:list-item>
                                      <text:list>
                                        <text:list-item>
                                          <text:list>
                                            <text:list-item>
                                              <text:p text:style-name="P111"><text:s/><text:span text:style-name="T1">S_IRWXU</text:span><text:tab/><text:span text:style-name="T1">00700</text:span> el usuario (el propietario del fichero) tiene permisos <text:tab/><text:tab/>de lectura, escritura y ejecución</text:p>
                                            </text:list-item>
                                            <text:list-item>
                                              <text:p text:style-name="P108"><text:span text:style-name="T1">S_IRUSR (S_IREAD)</text:span><text:span text:style-name="T3"><text:tab/></text:span><text:span text:style-name="T1">00400</text:span><text:span text:style-name="T3"> el usuario tiene permiso de lectura</text:span></text:p>
                                            </text:list-item>
                                            <text:list-item>
                                              <text:p text:style-name="P111"><text:span text:style-name="T1">S_IWUSR (S_IWRITE)</text:span><text:tab/><text:span text:style-name="T1">00200</text:span> el usuario tiene permiso de escritura</text:p>
                                            </text:list-item>
                                            <text:list-item>
                                              <text:p text:style-name="P108"><text:span text:style-name="T1">S_IXUSR (S_IEXEC)</text:span><text:span text:style-name="T3"><text:tab/></text:span><text:span text:style-name="T1">00100</text:span><text:span text:style-name="T3"> el usuario tiene permiso de ejecución</text:span></text:p>
                                            </text:list-item>
                                            <text:list-item>
                                              <text:p text:style-name="P111"><text:span text:style-name="T1">S_IRWXG</text:span> <text:tab/><text:span text:style-name="T1">00070</text:span> el grupo tiene permiso de lectura, escritura y <text:tab/><text:tab/>ejecución</text:p>
                                            </text:list-item>
                                            <text:list-item>
                                              <text:p text:style-name="P108"><text:span text:style-name="T1">S_IRGRP</text:span><text:span text:style-name="T3"><text:tab/><text:tab/><text:tab/></text:span><text:span text:style-name="T1">00040</text:span><text:span text:style-name="T3"> el grupo tiene permiso de lectura</text:span></text:p>
                                            </text:list-item>
                                            <text:list-item>
                                              <text:p text:style-name="P111"><text:span text:style-name="T1">S_IWGRP</text:span><text:tab/><text:tab/><text:tab/><text:span text:style-name="T1">00020</text:span> el grupo tiene permiso de escritura</text:p>
                                            </text:list-item>
                                            <text:list-item>
                                              <text:p text:style-name="P111"><text:span text:style-name="T1">S_IXGRP</text:span><text:tab/><text:tab/><text:tab/><text:span text:style-name="T1">00010</text:span> el grupo tiene permiso de ejecución</text:p>
                                            </text:list-item>
                                            <text:list-item>
                                              <text:p text:style-name="P111"><text:s/><text:span text:style-name="T1">S_IRWXO</text:span><text:tab/><text:span text:style-name="T1">00007</text:span> los otros tienen permiso de lectura, escritura y <text:tab/><text:tab/>ejecución</text:p>
                                            </text:list-item>
                                            <text:list-item>
                                              <text:p text:style-name="P111"><text:span text:style-name="T1">S_IROTH</text:span><text:tab/><text:span text:style-name="T1">00004</text:span> los otros tienen permiso de lectura</text:p>
                                            </text:list-item>
                                            <text:list-item>
                                              <text:p text:style-name="P111"><text:span text:style-name="T1">S_IWOTH</text:span><text:tab/><text:span text:style-name="T1">00002</text:span> los otros tienen permiso de escritura</text:p>
                                            </text:list-item>
                                            <text:list-item>
                                              <text:p text:style-name="P111"><text:span text:style-name="T1">S_IXOTH</text:span><text:tab/><text:span text:style-name="T1">00001</text:span> los otros tienen permiso de ejecución</text:p>
                                            </text:list-item>
                                          </text:list>
                                        </text:list-item>
                                      </text:list>
                                    </text:list-item>
                                  </text:list>
                                  <text:p text:style-name="P111">El argumento modo siempre debe especificarse cuando <text:span text:style-name="T1">O_CREAT</text:span> está en flags, y si no está, no es tenido en cuenta. <text:span text:style-name="T1">creat</text:span> equivale a <text:span text:style-name="T1">open</text:span> con <text:span text:style-name="T1">flags</text:span> <text:span text:style-name="T1">igual a</text:span> <text:span text:style-name="T1">O_CREAT | O_WRONLY | O_TRUNC</text:span>.</text:p>
                                </text:list-item>
                              </text:list>
                            </text:list-item>
                          </text:list>
                        </text:list-item>
                      </text:list>
                    </text:list-item>
                  </text:list>
                </text:list-item>
              </text:list>
            </text:list-item>
          </text:list>
        </text:list-item>
      </text:list>
      <text:p text:style-name="P5"/>
      <text:p text:style-name="Standard"><text:span text:style-name="T3">En </text:span><text:span text:style-name="T1">UNIX</text:span><text:span text:style-name="T3"> los </text:span><text:span text:style-name="T1">archivos poseen un sistema de permisos</text:span><text:span text:style-name="T3"> que sigue el siguiente esquema</text:span>;</text:p>
      <text:p text:style-name="Standard"/>
      <text:p text:style-name="Standard"><text:span text:style-name="T3"><text:tab/></text:span><text:span text:style-name="T2">r w x</text:span><text:span text:style-name="T3"><text:tab/><text:tab/></text:span><text:span text:style-name="T2">r w x</text:span><text:span text:style-name="T3"> <text:s/><text:tab/><text:tab/></text:span><text:span text:style-name="T2">r w x</text:span><text:span text:style-name="T38"><text:tab/><text:tab/><text:tab/>r: read, lectura o acceso</text:span></text:p>
      <text:p text:style-name="P14"><text:tab/>DUEÑO<text:tab/>GRUPO<text:tab/>OTROS<text:tab/><text:tab/>w: write: escritura o modificación<text:tab/></text:p>
      <text:p text:style-name="P14"><text:tab/><text:tab/><text:tab/><text:tab/><text:tab/><text:tab/><text:tab/><text:tab/>x: ejecución</text:p>
      <text:p text:style-name="P15"/>
      <text:p text:style-name="P15">Otra función del nivel 1 es <text:span text:style-name="T1">read, la cuál lee de un descriptor de fichero:</text:span></text:p>
      <text:p text:style-name="P14"/>
      <text:p text:style-name="P14">SINOPSIS</text:p>
      <text:p text:style-name="P14"><text:s text:c="7"/>#include &lt;unistd.h&gt;</text:p>
      <text:p text:style-name="P14"/>
      <text:p text:style-name="P14"><text:s text:c="7"/>ssize_t read(int fd, void *buf, size_t nbytes);</text:p>
      <text:p text:style-name="P14"/>
      <text:p text:style-name="P15"/>
      <text:p text:style-name="P15"/>
      <text:p text:style-name="P15"/>
      <text:p text:style-name="P15"/>
      <text:p text:style-name="P15"/>
      <text:p text:style-name="P5">Analista Universitario en Sistemas – CUATRIMESTRE Nº 3<text:tab/>MARZO-JUNIO 2006<text:tab/></text:p>
      <text:p text:style-name="P17">NOTAS DE CLASE DEL PROFESOR GUIDO MACCHI – TALLER 2<text:tab/><text:tab/><text:tab/><text:tab/>90/</text:p>
      <text:p text:style-name="P17"/>
      <text:p text:style-name="Standard"><text:span text:style-name="T51">Analicemos el </text:span><text:span text:style-name="T2">prototipo de la función</text:span><text:span text:style-name="T51"> </text:span><text:span text:style-name="T2">read</text:span>:</text:p>
      <text:p text:style-name="Standard"/>
      <text:list text:style-name="L38">
        <text:list-item>
          <text:p text:style-name="P112"><text:span text:style-name="T38">ssize_t<text:tab/></text:span><text:span text:style-name="T37">Se ha hecho uso del </text:span><text:span text:style-name="T38">sinónimo</text:span><text:span text:style-name="T37">:<text:tab/></text:span><text:span text:style-name="T38">typedef</text:span><text:span text:style-name="T37"><text:tab/></text:span><text:span text:style-name="T38">unsigned int</text:span><text:span text:style-name="T37"><text:tab/><text:tab/> </text:span><text:span text:style-name="T38">ssize_t; <text:tab/><text:tab/></text:span><text:span text:style-name="T1">En caso de éxito</text:span>, se <text:span text:style-name="T1">devuelve el número de bytes leídos</text:span> (<text:span text:style-name="T1">cero indica fin de fichero</text:span>), <text:tab/><text:tab/>y el <text:span text:style-name="T1">indicador de posición del fichero avanzaescritura-lectura-ficheros.c este número de bytes</text:span>. No es un error si <text:tab/><text:tab/>este número es menor que el número de bytes pedidos; esto <text:s/>puede suceder por ejemplo <text:tab/><text:tab/>porque ahora mismo haya disponible un número menor de bytes (quizás porque estamos <text:tab/><text:tab/>cerca del fin-de-fichero, o porque estamos leyendo de una interconexión, o de una <text:tab/><text:tab/>terminal), o porque read() ha sido interrumpido por una señal. <text:span text:style-name="T1">En caso de error, se <text:tab/><text:tab/>devuelve -1, y se pone un valor apropiado en errno</text:span>. En este caso <text:span text:style-name="T1">se deja <text:tab/><text:tab/><text:tab/>indeterminado si el indicador de posición del fichero (si lo hay) cambia o no</text:span>.</text:p>
          <text:p text:style-name="P112"/>
        </text:list-item>
        <text:list-item>
          <text:p text:style-name="P112"><text:span text:style-name="T38">int fd<text:tab/></text:span><text:span text:style-name="T37">Es el </text:span><text:span text:style-name="T1">descriptor de fichero</text:span></text:p>
          <text:p text:style-name="P113"><text:s/></text:p>
        </text:list-item>
        <text:list-item>
          <text:p text:style-name="P112"><text:span text:style-name="T38">void *buf</text:span><text:tab/><text:tab/>Es un <text:span text:style-name="T1">“puntero a void” (puntero genérico) que apunta al comienzo de una <text:tab/><text:tab/><text:tab/>zona de memoria</text:span> que se utiliza como bufer.</text:p>
          <text:p text:style-name="P112"/>
        </text:list-item>
        <text:list-item>
          <text:p text:style-name="P112"><text:span text:style-name="T38">size_t nbytes<text:tab/>“nbytes” </text:span><text:span text:style-name="T37">es el</text:span><text:span text:style-name="T38"> número de bytes del archivo, cuyo descriptor de fichero es <text:tab/><text:tab/><text:tab/>“fd”, </text:span><text:s/>que se intenta leer y almacenar temporalmente en el bufer de lectura que <text:tab/><text:tab/><text:tab/>se en encuentra en <text:span text:style-name="T1">buf. Si</text:span><text:span text:style-name="T3"> </text:span><text:span text:style-name="T1">nbytes</text:span><text:span text:style-name="T3"> </text:span><text:span text:style-name="T1">es cero</text:span><text:span text:style-name="T3">, </text:span><text:span text:style-name="T1">read() devuelve cero</text:span><text:span text:style-name="T3"> y no tiene otro <text:tab/><text:tab/><text:tab/>efecto. </text:span><text:span text:style-name="T1">Si nbytes es mayor que SSIZE_MAX</text:span><text:span text:style-name="T3">, </text:span><text:span text:style-name="T1">el <text:s/>resultado es indefinido</text:span><text:span text:style-name="T3">.</text:span></text:p>
          <text:p text:style-name="P114"><text:s/></text:p>
        </text:list-item>
      </text:list>
      <text:p text:style-name="P5"/>
      <text:p text:style-name="P5">Seguimos ahora con la <text:span text:style-name="T1">función, de nivel 1, write (ver man 2 write):</text:span></text:p>
      <text:p text:style-name="P4"/>
      <text:p text:style-name="P4">NOMBRE</text:p>
      <text:p text:style-name="P4"><text:s text:c="7"/>write - escribe a un descriptor de fichero</text:p>
      <text:p text:style-name="P4"/>
      <text:p text:style-name="P4">SINOPSIS</text:p>
      <text:p text:style-name="P4"><text:s text:c="7"/>#include &lt;unistd.h&gt;</text:p>
      <text:p text:style-name="P4"/>
      <text:p text:style-name="P4"><text:s text:c="7"/>ssize_t write( <text:s text:c="2"/>int fd <text:s text:c="2"/>, <text:s text:c="2"/>const void *buf <text:s text:c="2"/>, <text:s text:c="3"/>size_t num <text:s text:c="2"/>);</text:p>
      <text:p text:style-name="P4"/>
      <text:p text:style-name="P4">DESCRIPCIÓN</text:p>
      <text:p text:style-name="Standard"><text:span text:style-name="T1"><text:s text:c="7"/>write escribe hasta num bytes en el fichero referenciado por el descriptor de fichero fd desde el búfer que</text:span> <text:span text:style-name="T1">comienza en buf. <text:s/>POSIX requiere que un read() que pueda demostrarse que ocurra <text:s/>después que un write() haya regresado, devuelva los nuevos datos. Observe que no todos los sistemas de ficheros son conformes con POSIX.</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91/</text:p>
      <text:p text:style-name="P17"/>
      <text:p text:style-name="Standard"><text:span text:style-name="T4">El </text:span><text:span text:style-name="T2">prototipo de la función write nos indica</text:span>:</text:p>
      <text:p text:style-name="Standard"/>
      <text:list text:style-name="L39">
        <text:list-item>
          <text:p text:style-name="P115"><text:span text:style-name="T1">ssize_t</text:span><text:tab/><text:span text:style-name="T1">En caso de éxito</text:span>, se <text:span text:style-name="T1">devuelve el número de bytes escritos</text:span> (<text:span text:style-name="T1">cero indica pues que no <text:tab/><text:tab/>se ha escrito nada</text:span>). <text:span text:style-name="T1">En caso de error, se devuelve -1 y se pone un valor apropiado <text:tab/><text:tab/>en errno</text:span>. Si <text:span text:style-name="T1">num</text:span> es cero y el descriptor de fichero se refiere a un fichero regular, se <text:tab/><text:tab/>devolverá 0 sin que se cause ningún otro efecto. Para un fichero especial, los resultados <text:tab/><text:tab/>no son transportables.</text:p>
          <text:p text:style-name="P115"><text:s/></text:p>
        </text:list-item>
        <text:list-item>
          <text:p text:style-name="P115"><text:span text:style-name="T1">int fd<text:tab/></text:span><text:span text:style-name="T3">El fichero referenciado por el </text:span><text:span text:style-name="T1">descriptor de fichero fd</text:span></text:p>
          <text:p text:style-name="P115"><text:s/></text:p>
        </text:list-item>
        <text:list-item>
          <text:p text:style-name="P115"><text:span text:style-name="T1">const void *buf<text:tab/><text:tab/></text:span><text:span text:style-name="T3">Un </text:span><text:span text:style-name="T1">“puntero a void”</text:span> que <text:span text:style-name="T1">apunta al comienzo del bufer de escritura</text:span></text:p>
          <text:p text:style-name="P116"><text:s/></text:p>
        </text:list-item>
        <text:list-item>
          <text:p text:style-name="P116">size_t num<text:tab/>Es el número de bytes que se quiere escribir en el fichero</text:p>
        </text:list-item>
      </text:list>
      <text:p text:style-name="P4"/>
      <text:p text:style-name="P4"/>
      <text:p text:style-name="P5"><text:span text:style-name="T4">Continuando con las funciones del </text:span><text:span text:style-name="T2">nivel 1</text:span><text:span text:style-name="T4">, seguimos con </text:span><text:span text:style-name="T2">close (ver: man 2 close)</text:span>:</text:p>
      <text:p text:style-name="P4"/>
      <text:p text:style-name="P4">NOMBRE</text:p>
      <text:p text:style-name="P4"><text:s text:c="7"/>close - cierra un descriptor de fichero</text:p>
      <text:p text:style-name="P4"/>
      <text:p text:style-name="P4">SINOPSIS</text:p>
      <text:p text:style-name="P4"><text:s text:c="7"/>#include &lt;unistd.h&gt;</text:p>
      <text:p text:style-name="P4"/>
      <text:p text:style-name="P4"><text:s text:c="7"/>int close(int fd);</text:p>
      <text:p text:style-name="P4"/>
      <text:p text:style-name="P4">DESCRIPCIÓNescritura-lectura-ficheros.c</text:p>
      <text:p text:style-name="P4"><text:s text:c="7"/>close cierra un descriptor de fichero de forma que ya no se refiera a fichero alguno y pueda ser reutilizado. Cualesquiera bloqueos mantenidos sobre el fichero con el que estaba asociado, y propiedad del proceso, son eliminados (sin importar qué descriptor de fichero fue utilizado para obtener el bloqueo).</text:p>
      <text:p text:style-name="P4"><text:s text:c="7"/>Si fd es la última copia de cierto descriptor de fichero, los recursos asociados con dicho descriptor son liberados; si el descriptor fuera la última referencia a un fichero que haya sido <text:s/>eliminada mediante unlink(2) entonces el fichero es borrado.</text:p>
      <text:p text:style-name="Standard"/>
      <text:p text:style-name="Standard"><text:span text:style-name="T4">EL prototipo de la función </text:span><text:span text:style-name="T2">close</text:span><text:span text:style-name="T4"> nos indica</text:span>:</text:p>
      <text:p text:style-name="Standard"/>
      <text:list text:style-name="L40">
        <text:list-item>
          <text:p text:style-name="P117">int<text:tab/><text:tab/>close devuelve 0 en caso de éxito y -1 si ocurre algún error.</text:p>
          <text:p text:style-name="P117"><text:s/></text:p>
        </text:list-item>
        <text:list-item>
          <text:p text:style-name="P117">int fd<text:tab/><text:span text:style-name="T3">El descriptor del fichero que se quiere cerrar.</text:span></text:p>
        </text:list-item>
      </text:list>
      <text:p text:style-name="P5"/>
      <text:p text:style-name="P5"/>
      <text:p text:style-name="P5"/>
      <text:p text:style-name="P5"/>
      <text:p text:style-name="P5"/>
      <text:p text:style-name="P5"/>
      <text:p text:style-name="P5"/>
      <text:p text:style-name="P5"/>
      <text:p text:style-name="P5"/>
      <text:p text:style-name="P5">Analista Universitario en Sistemas – CUATRIMESTRE Nº 3<text:tab/>MARZO-JUNIO 2006<text:tab/></text:p>
      <text:p text:style-name="P17">NOTAS DE CLASE DEL PROFESOR GUIDO MACCHI – TALLER 2<text:tab/><text:tab/><text:tab/><text:tab/>92/</text:p>
      <text:p text:style-name="P5"/>
      <text:p text:style-name="Standard"><text:span text:style-name="T51">Otra de las funciones del </text:span><text:span text:style-name="T2">nivel 1</text:span><text:span text:style-name="T51"> es </text:span><text:span text:style-name="T2">lseek</text:span><text:span text:style-name="T4"> </text:span><text:span text:style-name="T2">(ver: man 2 lseek)</text:span><text:span text:style-name="T1">:</text:span></text:p>
      <text:p text:style-name="P4">NOMBRE</text:p>
      <text:p text:style-name="P4"><text:s text:c="7"/>lseek - reposiciona el puntero de lectura/escritura de un fichero</text:p>
      <text:p text:style-name="P4"/>
      <text:p text:style-name="P4">SINOPSIS</text:p>
      <text:p text:style-name="P4"><text:s text:c="7"/>#include &lt;sys/types.h&gt;</text:p>
      <text:p text:style-name="P4"><text:s text:c="7"/>#include &lt;unistd.h&gt;</text:p>
      <text:p text:style-name="P4"/>
      <text:p text:style-name="P4"><text:s text:c="7"/>off_t <text:s text:c="2"/>lseek( <text:s text:c="2"/>int fildes <text:s/>, <text:s text:c="3"/>off_t offset <text:s text:c="2"/>, <text:s text:c="3"/>int whence <text:s text:c="2"/>);</text:p>
      <text:p text:style-name="P4"/>
      <text:p text:style-name="P4">DESCRIPCIÓN</text:p>
      <text:p text:style-name="P4"><text:s text:c="7"/>La <text:s/>función lseek reposiciona el puntero del descriptor de fichero fildes con el argumento offset de acuerdo con la directiva whence tomando uno de los siguientes valores definidos como constantes simbólicas:</text:p>
      <text:p text:style-name="P4"/>
      <text:p text:style-name="P4"><text:s text:c="7"/>SEEK_SET<text:tab/>El puntero se coloca a offset bytes.</text:p>
      <text:p text:style-name="P4"/>
      <text:p text:style-name="P4"><text:s text:c="7"/>SEEK_CUR<text:tab/>El número de bytes indicado en offset se suma a la dirección actual y el <text:tab/><text:tab/><text:tab/>puntero se coloca en la dirección resultante.</text:p>
      <text:p text:style-name="P4"/>
      <text:p text:style-name="P4"><text:s text:c="7"/>SEEK_END<text:tab/>El puntero se coloca al final del fichero más offset bytes.</text:p>
      <text:p text:style-name="P4"/>
      <text:p text:style-name="P4"><text:s text:c="7"/>La función lseek permite colocar el puntero de fichero después del final de fichero. Si después se escriben datos en este punto, las lecturas siguientes de datos dentro del hueco que se forma devuelven ceros (hasta <text:s/>que realmente se escriban datos dentro de ese hueco).</text:p>
      <text:p text:style-name="Standard"/>
      <text:p text:style-name="Standard"><text:span text:style-name="T4">El prototipo de la función </text:span><text:span text:style-name="T2">lseek</text:span><text:span text:style-name="T4"> indica</text:span>:</text:p>
      <text:p text:style-name="Standard"/>
      <text:list text:style-name="L41">
        <text:list-item>
          <text:p text:style-name="P118"><text:span text:style-name="T1">off_t<text:tab/>Se ha hecho uso del sinónimo:<text:tab/>typedef<text:tab/>unsigned int<text:tab/><text:tab/>off_t;<text:tab/><text:tab/><text:tab/></text:span><text:span text:style-name="T3">En el caso de una </text:span><text:span text:style-name="T1">ejecución correcta, lseek devuelve la posición del puntero <text:tab/><text:tab/><text:tab/>resultante medida en bytes desde el</text:span> <text:span text:style-name="T1">principio del fichero</text:span><text:span text:style-name="T3">. Si se produce un </text:span><text:span text:style-name="T1">error, se <text:tab/><text:tab/>devuelve el valor (off_t)-1 y en errno se coloca <text:s/>el <text:s/>tipo <text:s/>de error.</text:span></text:p>
          <text:p text:style-name="P119"/>
        </text:list-item>
        <text:list-item>
          <text:p text:style-name="P119">int fildes<text:tab/>El descriptor del fichero</text:p>
          <text:p text:style-name="P119"><text:s text:c="2"/></text:p>
        </text:list-item>
        <text:list-item>
          <text:p text:style-name="P119">off_t offset<text:tab/><text:span text:style-name="T3">Es el </text:span>número de bytes<text:span text:style-name="T3"> en que se </text:span>quiere desplazar el apuntador al descriptor <text:tab/><text:tab/><text:tab/>del fichero</text:p>
          <text:p text:style-name="P119"/>
        </text:list-item>
        <text:list-item>
          <text:p text:style-name="P118"><text:span text:style-name="T1">int whence<text:tab/>Es una directiva que puede tomar los valores definidos por las constantes <text:tab/><text:tab/><text:tab/>simbólicas: <text:s/>“SEEK_SET”, “SEEK_CUR” y “SEEK_END”</text:span>.</text:p>
        </text:list-item>
      </text:list>
      <text:p text:style-name="Standard"/>
      <text:p text:style-name="Standard"/>
      <text:p text:style-name="Standard"/>
      <text:p text:style-name="Standard"/>
      <text:p text:style-name="Standard"/>
      <text:p text:style-name="Standard"/>
      <text:p text:style-name="Standard"/>
      <text:p text:style-name="P5">Analista Universitario en Sistemas – CUATRIMESTRE Nº 3<text:tab/>MARZO-JUNIO 2006<text:tab/></text:p>
      <text:p text:style-name="P17">NOTAS DE CLASE DEL PROFESOR GUIDO MACCHI – TALLER 2<text:tab/><text:tab/><text:tab/><text:tab/>93/</text:p>
      <text:p text:style-name="P5"/>
      <text:p text:style-name="Standard">Ahora veamos un archivo de código fuente en Lenguje C con ejemplos de lo que acabamos de ver:</text:p>
      <text:p text:style-name="Standard"><text:tab/>// Archivo: apertura-escritura-lectura-cierre-ficheros.c</text:p>
      <text:p text:style-name="Standard"/>
      <text:p text:style-name="Standard"><text:tab/>#include &lt;stdio.h&gt;</text:p>
      <text:p text:style-name="Standard"><text:tab/>#include &lt;stdlib.h&gt;</text:p>
      <text:p text:style-name="Standard"><text:tab/>#include &lt;unistd.h&gt;</text:p>
      <text:p text:style-name="Standard"><text:tab/>#include &lt;fcntl.h&gt;</text:p>
      <text:p text:style-name="Standard"><text:tab/></text:p>
      <text:p text:style-name="Standard"><text:tab/>#define VECES 10</text:p>
      <text:p text:style-name="Standard"><text:tab/>// Función: error<text:tab/>Muestra un mensaje de error en pantalla.</text:p>
      <text:p text:style-name="Standard"><text:tab/> void error( char * s )</text:p>
      <text:p text:style-name="Standard"><text:tab/>{</text:p>
      <text:p text:style-name="Standard"><text:tab/> <text:s text:c="7"/>perror( s );</text:p>
      <text:p text:style-name="Standard"><text:tab/> <text:s text:c="7"/>exit (-1); <text:s text:c="5"/>//salida con problemas</text:p>
      <text:p text:style-name="Standard"><text:tab/>}</text:p>
      <text:p text:style-name="Standard"><text:tab/>int main()</text:p>
      <text:p text:style-name="Standard"><text:tab/>{</text:p>
      <text:p text:style-name="Standard"><text:tab/> <text:s text:c="7"/>double d;</text:p>
      <text:p text:style-name="Standard"><text:tab/> <text:s text:c="7"/>int i, fd, tmp;</text:p>
      <text:p text:style-name="Standard"><text:tab/> <text:s text:c="7"/>//long posicion;</text:p>
      <text:p text:style-name="Standard"><text:tab/></text:p>
      <text:p text:style-name="Standard"><text:tab/> <text:s text:c="7"/>if( ( fd = open( "test.txt" , O_WRONLY|O_CREAT|O_TRUNC , 0666 ) ) <text:s/>&lt; 0 )</text:p>
      <text:p text:style-name="Standard"><text:tab/> <text:s text:c="7"/>{</text:p>
      <text:p text:style-name="Standard"><text:tab/> <text:s text:c="15"/>error( "\nSe ha producido un error durante la llamada a open!!!\n");</text:p>
      <text:p text:style-name="Standard"><text:s text:c="12"/><text:tab/> <text:s text:c="3"/>// Los números representados en octal (base 8) comienzan con CERO</text:p>
      <text:p text:style-name="Standard"><text:tab/> <text:s text:c="7"/>}</text:p>
      <text:p text:style-name="Standard"><text:tab/> <text:s text:c="7"/>for( i = 0 ; i &lt; VECES ; i++ )</text:p>
      <text:p text:style-name="Standard"><text:tab/> <text:s text:c="7"/>{</text:p>
      <text:p text:style-name="Standard"><text:tab/> <text:s text:c="15"/>d = i + 0.5;</text:p>
      <text:p text:style-name="Standard"><text:tab/> <text:s text:c="15"/>if( write( fd , &amp;d , sizeof(d) ) != sizeof(d) )</text:p>
      <text:p text:style-name="Standard"><text:tab/> <text:s text:c="15"/>{</text:p>
      <text:p text:style-name="Standard"><text:tab/> <text:s text:c="23"/>error( "\nSe ha producido un error durante la llamada a write!!!\n");</text:p>
      <text:p text:style-name="Standard"><text:tab/> <text:s text:c="15"/>}</text:p>
      <text:p text:style-name="Standard"><text:tab/> <text:s text:c="7"/>}</text:p>
      <text:p text:style-name="Standard"><text:tab/> <text:s text:c="7"/>close(fd); <text:s text:c="5"/>// Al cerrar el fichero se actualiza la metadata</text:p>
      <text:p text:style-name="Standard"><text:tab/> <text:s text:c="7"/>if( (fd = open( "test.txt" , O_RDONLY )) &lt; 0 )</text:p>
      <text:p text:style-name="Standard"><text:tab/> <text:s text:c="7"/>{</text:p>
      <text:p text:style-name="Standard"><text:tab/> <text:s text:c="15"/>error( "\nSe ha producido un error durante la llamada a open!!!\n");</text:p>
      <text:p text:style-name="Standard"><text:tab/> <text:s text:c="7"/>}</text:p>
      <text:p text:style-name="Standard"><text:tab/> <text:s text:c="7"/>for( i = 0 ; i &lt; VECES ; i++ )</text:p>
      <text:p text:style-name="Standard"><text:tab/> <text:s text:c="7"/>{</text:p>
      <text:p text:style-name="Standard"><text:tab/> <text:s text:c="15"/>if( (tmp = read( fd , &amp;d , sizeof(d))) &lt; 0 )</text:p>
      <text:p text:style-name="Standard"><text:tab/> <text:s text:c="15"/>{</text:p>
      <text:p text:style-name="Standard"><text:tab/> <text:s text:c="23"/>error( "\nSe ha producido un error durante la llamada a read!!!\n");</text:p>
      <text:p text:style-name="Standard"><text:tab/> <text:s text:c="15"/>}</text:p>
      <text:p text:style-name="Standard"><text:tab/> <text:s text:c="15"/>printf("\n %f " , d );</text:p>
      <text:p text:style-name="Standard"><text:tab/> <text:s text:c="7"/>}</text:p>
      <text:p text:style-name="Standard"><text:tab/> <text:s text:c="7"/>close(fd); <text:s text:c="4"/><text:tab/> // Al cerrar el fichero se actualiza la metadata</text:p>
      <text:p text:style-name="Standard"><text:tab/> <text:s text:c="7"/>return 0; <text:s text:c="6"/><text:tab/>// salida exitosa del programa</text:p>
      <text:p text:style-name="Standard">} <text:s/><text:tab/><text:tab/><text:tab/><text:tab/>// Fin del archivo: apertura-escritura-lectura-cierre-ficheros.c</text:p>
      <text:p text:style-name="P5">Analista Universitario en Sistemas – CUATRIMESTRE Nº 3<text:tab/>MARZO-JUNIO 2006<text:tab/></text:p>
      <text:p text:style-name="P17">NOTAS DE CLASE DEL PROFESOR GUIDO MACCHI – TALLER 2<text:tab/><text:tab/><text:tab/><text:tab/>94/</text:p>
      <text:p text:style-name="P5"/>
      <text:p text:style-name="P5">Se compila con:</text:p>
      <text:p text:style-name="P5"/>
      <text:p text:style-name="P5"><text:s text:c="3"/>gcc -Wall apertura-escritura-lectura-cierre-ficheros.c -o apertura-escritura-lectura-cierre-ficheros.out</text:p>
      <text:p text:style-name="P5"/>
      <text:p text:style-name="Standard">Se ejecuta con:<text:tab/><text:tab/>./<text:span text:style-name="T3">apertura-escritura-lectura-cierre-ficheros.out</text:span></text:p>
      <text:p text:style-name="P5"/>
      <text:p text:style-name="P5">Su salida en pantalla es:</text:p>
      <text:p text:style-name="P5"><text:tab/></text:p>
      <text:p text:style-name="P5"><text:tab/> 0.500000</text:p>
      <text:p text:style-name="P5"><text:tab/> 1.500000</text:p>
      <text:p text:style-name="P5"><text:tab/> 2.500000</text:p>
      <text:p text:style-name="P5"><text:tab/> 3.500000</text:p>
      <text:p text:style-name="P5"><text:tab/> 4.500000</text:p>
      <text:p text:style-name="P5"><text:tab/> 5.500000</text:p>
      <text:p text:style-name="P5"><text:tab/> 6.500000</text:p>
      <text:p text:style-name="P5"><text:tab/> 7.500000</text:p>
      <text:p text:style-name="P5"><text:tab/> 8.500000</text:p>
      <text:p text:style-name="P5"><text:tab/> 9.500000 </text:p>
      <text:p text:style-name="P5"/>
      <text:p text:style-name="P5">El archivo creado se llama: “<text:span text:style-name="T1">test.tx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ahoma1" svg:font-family="Tahoma, Lucidasans, 'Lucida Sans', 'Arial Unicode MS'"/>
    <style:font-face style:name="Andale Mono" svg:font-family="'Andale Mono'" style:font-pitch="fixed"/>
    <style:font-face style:name="AR PL KaitiM Big5" svg:font-family="'AR PL KaitiM Big5'" style:font-pitch="variable"/>
    <style:font-face style:name="Bitstream Vera Sans" svg:font-family="'Bitstream Vera Sans'"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imension_20_Lines" draw:display-name="Dimension Lines" svg:viewBox="0 0 836 110" svg:d="m0 0h278 278 280v36 36 38h-278-278-280v-36-36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usage="mirrored">
      <style:page-layout-properties fo:page-width="21.001cm" fo:page-height="29.7cm" style:num-format="1" style:print-orientation="portrait" fo:margin-top="1cm" fo:margin-bottom="1cm" fo:margin-left="2.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7-20T11:14:37</meta:creation-date>
    <dc:creator>root</dc:creator>
    <dc:date>2006-08-06T14:17:47</dc:date>
    <dc:language>es-AR</dc:language>
    <meta:editing-cycles>280</meta:editing-cycles>
    <meta:editing-duration>P4DT22H44M9S</meta:editing-duration>
    <meta:user-defined meta:name="Info 1"/>
    <meta:user-defined meta:name="Info 2"/>
    <meta:user-defined meta:name="Info 3"/>
    <meta:user-defined meta:name="Info 4"/>
    <meta:document-statistic meta:table-count="12" meta:image-count="0" meta:object-count="0" meta:page-count="94" meta:paragraph-count="3866" meta:word-count="25868" meta:character-count="180438"/>
  </office:meta>
</office:document-meta>
</file>